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Post path length_0_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03/04/2021 00:47:27:842 +01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table:style-name="Default"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table:style-name="Default"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Post path length"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table:style-name="Default"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.16" calcext:value-type="float">
            <text:p>2.1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fals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hater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normal"</text:p>
          </table:table-cell>
          <table:table-cell table:number-columns-repeated="2"/>
          <table:table-cell table:style-name="Default"/>
          <table:table-cell office:value-type="string" calcext:value-type="string">
            <text:p>"hater"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90000000000001" calcext:value-type="float">
            <text:p>0.00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80100000000001" calcext:value-type="float">
            <text:p>0.0098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70299000000001" calcext:value-type="float">
            <text:p>0.009702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60596010000001" calcext:value-type="float">
            <text:p>0.0096059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1765671656667" calcext:value-type="float">
            <text:p>0.0161765671656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601480149401" calcext:value-type="float">
            <text:p>0.016014801494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8546534790699" calcext:value-type="float">
            <text:p>0.021854653479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61069442792" calcext:value-type="float">
            <text:p>0.0236361069442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33997458748364" calcext:value-type="float">
            <text:p>0.023399745874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31657484160881" calcext:value-type="float">
            <text:p>0.023165748416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49340909319272" calcext:value-type="float">
            <text:p>0.024934090931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80180833559413" calcext:value-type="float">
            <text:p>0.028018083355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77379025223818" calcext:value-type="float">
            <text:p>0.0277379025223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7460523497158" calcext:value-type="float">
            <text:p>0.0274605234971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91859182621864" calcext:value-type="float">
            <text:p>0.0291859182621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8940590795646" calcext:value-type="float">
            <text:p>0.0328940590795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5651184887689" calcext:value-type="float">
            <text:p>0.0385651184887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1794673038813" calcext:value-type="float">
            <text:p>0.0381794673038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27976726308424" calcext:value-type="float">
            <text:p>0.0427976726308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52268387616769" calcext:value-type="float">
            <text:p>0.0452268387616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47745703740601" calcext:value-type="float">
            <text:p>0.044774570374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63268246703195" calcext:value-type="float">
            <text:p>0.046326824670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78635564236163" calcext:value-type="float">
            <text:p>0.0478635564236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83849208593802" calcext:value-type="float">
            <text:p>0.058384920859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65510716507864" calcext:value-type="float">
            <text:p>0.0665510716507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03300053787229" calcext:value-type="float">
            <text:p>0.0703300053787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391241961065" calcext:value-type="float">
            <text:p>0.083912419610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9066287478769" calcext:value-type="float">
            <text:p>0.0889066287478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80175624603981" calcext:value-type="float">
            <text:p>0.0880175624603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07737504721578" calcext:value-type="float">
            <text:p>0.0907737504721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34374415388648" calcext:value-type="float">
            <text:p>0.093437441538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5836400456809" calcext:value-type="float">
            <text:p>0.1058364004568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7085728759934" calcext:value-type="float">
            <text:p>0.107085728759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1014871472334" calcext:value-type="float">
            <text:p>0.1110148714723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6963546287023" calcext:value-type="float">
            <text:p>0.1169635462870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5793910824153" calcext:value-type="float">
            <text:p>0.1257939108241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5785971715911" calcext:value-type="float">
            <text:p>0.1257859717159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7861445332085" calcext:value-type="float">
            <text:p>0.1278614453320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7491921787855" calcext:value-type="float">
            <text:p>0.1274919217878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3275826099388" calcext:value-type="float">
            <text:p>0.1332758260993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1109734505061" calcext:value-type="float">
            <text:p>0.1411097345050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2198637160011" calcext:value-type="float">
            <text:p>0.1421986371600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3276650788411" calcext:value-type="float">
            <text:p>0.1432766507884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9738621122632" calcext:value-type="float">
            <text:p>0.1497386211226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8611605281776" calcext:value-type="float">
            <text:p>0.1586116052817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3982010968088" calcext:value-type="float">
            <text:p>0.163982010968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66188344704561" calcext:value-type="float">
            <text:p>0.1661883447045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6193127924183" calcext:value-type="float">
            <text:p>0.1661931279241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8906196644941" calcext:value-type="float">
            <text:p>0.168906196644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1661579122936" calcext:value-type="float">
            <text:p>0.1716615791229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6611629998373" calcext:value-type="float">
            <text:p>0.1766116299983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2345513698389" calcext:value-type="float">
            <text:p>0.1823455136983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0522058561405" calcext:value-type="float">
            <text:p>0.1905220585614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93283504642458" calcext:value-type="float">
            <text:p>0.193283504642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92184002929367" calcext:value-type="float">
            <text:p>0.1921840029293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5887162900073" calcext:value-type="float">
            <text:p>0.1958871629000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98138817586862" calcext:value-type="float">
            <text:p>0.1981388175868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1395524649088" calcext:value-type="float">
            <text:p>0.201395524649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2714902735931" calcext:value-type="float">
            <text:p>0.2027149027359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0957664259746" calcext:value-type="float">
            <text:p>0.209576642597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11117239807849" calcext:value-type="float">
            <text:p>0.2111172398078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4006067409771" calcext:value-type="float">
            <text:p>0.2140060674097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12392322525147" calcext:value-type="float">
            <text:p>0.212392322525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14268399299895" calcext:value-type="float">
            <text:p>0.2142683992998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14268572449754" calcext:value-type="float">
            <text:p>0.2142685724497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16292553391923" calcext:value-type="float">
            <text:p>0.2162925533919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17206550934927" calcext:value-type="float">
            <text:p>0.217206550934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234217773327" calcext:value-type="float">
            <text:p>0.222342177733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9718755955937" calcext:value-type="float">
            <text:p>0.2297187559559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1539215455201" calcext:value-type="float">
            <text:p>0.2315392154552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1329086458544" calcext:value-type="float">
            <text:p>0.2313290864585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083397741214" calcext:value-type="float">
            <text:p>0.23083397741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9904947982846" calcext:value-type="float">
            <text:p>0.2399049479828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51568398503018" calcext:value-type="float">
            <text:p>0.2515683985030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53263240833777" calcext:value-type="float">
            <text:p>0.2532632408337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51884454579286" calcext:value-type="float">
            <text:p>0.2518844545792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51183791851675" calcext:value-type="float">
            <text:p>0.2511837918516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0671953933158" calcext:value-type="float">
            <text:p>0.2506719539331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1849444920142" calcext:value-type="float">
            <text:p>0.2518494449201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50100181240171" calcext:value-type="float">
            <text:p>0.2501001812401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53154734983325" calcext:value-type="float">
            <text:p>0.2531547349833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1575568585873" calcext:value-type="float">
            <text:p>0.2615755685858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0559812900014" calcext:value-type="float">
            <text:p>0.2705598129000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6549866944927" calcext:value-type="float">
            <text:p>0.276549866944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926823924322" calcext:value-type="float">
            <text:p>0.279268239243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8558890184121" calcext:value-type="float">
            <text:p>0.2785588901841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027330128228" calcext:value-type="float">
            <text:p>0.28027330128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5275446318237" calcext:value-type="float">
            <text:p>0.2852754463182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4422691855055" calcext:value-type="float">
            <text:p>0.2844226918550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3483226841266" calcext:value-type="float">
            <text:p>0.2834832268412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701203093649" calcext:value-type="float">
            <text:p>0.287012030936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94831565799539" calcext:value-type="float">
            <text:p>0.2948315657995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3165301423595" calcext:value-type="float">
            <text:p>0.3031653014235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667210994782" calcext:value-type="float">
            <text:p>0.306672109947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176817419771" calcext:value-type="float">
            <text:p>0.3071768174197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06174014762814" calcext:value-type="float">
            <text:p>0.3061740147628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09778941281853" calcext:value-type="float">
            <text:p>0.3097789412818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3347818535701" calcext:value-type="float">
            <text:p>0.3133478185357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18214340350344" calcext:value-type="float">
            <text:p>0.3182143403503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1907196946841" calcext:value-type="float">
            <text:p>0.3219071969468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3099889683255" calcext:value-type="float">
            <text:p>0.3230998896832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5868890786422" calcext:value-type="float">
            <text:p>0.3258688907864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33610201878558" calcext:value-type="float">
            <text:p>0.3336102018785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43958310386088" calcext:value-type="float">
            <text:p>0.343958310386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9328251091751" calcext:value-type="float">
            <text:p>0.3493282510917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54256021212412" calcext:value-type="float">
            <text:p>0.3542560212124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5213461000288" calcext:value-type="float">
            <text:p>0.3552134610002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55365030093989" calcext:value-type="float">
            <text:p>0.3553650300939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56478046459716" calcext:value-type="float">
            <text:p>0.3564780464597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543947474766" calcext:value-type="float">
            <text:p>0.35439474747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53350800001834" calcext:value-type="float">
            <text:p>0.3533508000018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54978582324396" calcext:value-type="float">
            <text:p>0.3549785823243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56762129834486" calcext:value-type="float">
            <text:p>0.3567621298344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34886261832" calcext:value-type="float">
            <text:p>0.36348862618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3956304023932" calcext:value-type="float">
            <text:p>0.3639563040239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355203510134" calcext:value-type="float">
            <text:p>0.363552035101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64916514750326" calcext:value-type="float">
            <text:p>0.3649165147503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344272679746" calcext:value-type="float">
            <text:p>0.3693442726797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5450829952949" calcext:value-type="float">
            <text:p>0.3754508299529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9650867107965" calcext:value-type="float">
            <text:p>0.3796508671079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4226451460141" calcext:value-type="float">
            <text:p>0.3842264514601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4929641490994" calcext:value-type="float">
            <text:p>0.3849296414909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5872011742751" calcext:value-type="float">
            <text:p>0.3858720117427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8441863053895" calcext:value-type="float">
            <text:p>0.3884418630538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1668555534467" calcext:value-type="float">
            <text:p>0.3916685555344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7211329438582" calcext:value-type="float">
            <text:p>0.3972113294385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001779916544" calcext:value-type="float">
            <text:p>0.40017799165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9441517860305" calcext:value-type="float">
            <text:p>0.3994415178603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04647102681702" calcext:value-type="float">
            <text:p>0.4046471026817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12228538631629" calcext:value-type="float">
            <text:p>0.4122285386316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15833525972585" calcext:value-type="float">
            <text:p>0.4158335259725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1667519071286" calcext:value-type="float">
            <text:p>0.416675190712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7943221414427" calcext:value-type="float">
            <text:p>0.4179432214144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23972122533616" calcext:value-type="float">
            <text:p>0.4239721225336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28770862846741" calcext:value-type="float">
            <text:p>0.4287708628467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30015069111891" calcext:value-type="float">
            <text:p>0.4300150691118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31250632706486" calcext:value-type="float">
            <text:p>0.4312506327064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30976587917883" calcext:value-type="float">
            <text:p>0.4309765879178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36190631562514" calcext:value-type="float">
            <text:p>0.4361906315625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6374179792343" calcext:value-type="float">
            <text:p>0.4363741797923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1320782822006" calcext:value-type="float">
            <text:p>0.4413207828220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384635050399" calcext:value-type="float">
            <text:p>0.443846350503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2797717507425" calcext:value-type="float">
            <text:p>0.4427977175074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6703073665684" calcext:value-type="float">
            <text:p>0.4467030736656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51752171961285" calcext:value-type="float">
            <text:p>0.4517521719612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55052832059854" calcext:value-type="float">
            <text:p>0.4550528320598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57223615214665" calcext:value-type="float">
            <text:p>0.4572236152146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59821190383273" calcext:value-type="float">
            <text:p>0.4598211903832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62828612282257" calcext:value-type="float">
            <text:p>0.4628286122822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6565487161398" calcext:value-type="float">
            <text:p>0.465654871613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67314112371525" calcext:value-type="float">
            <text:p>0.467314112371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67918749025587" calcext:value-type="float">
            <text:p>0.467918749025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70162638458408" calcext:value-type="float">
            <text:p>0.4701626384584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3661012073824" calcext:value-type="float">
            <text:p>0.4736610120738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7506076558945" calcext:value-type="float">
            <text:p>0.475060765589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79939787563185" calcext:value-type="float">
            <text:p>0.479939787563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80594935142098" calcext:value-type="float">
            <text:p>0.4805949351420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81533666641741" calcext:value-type="float">
            <text:p>0.4815336666417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84076820541362" calcext:value-type="float">
            <text:p>0.4840768205413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87714313205513" calcext:value-type="float">
            <text:p>0.4877143132055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88237170073458" calcext:value-type="float">
            <text:p>0.488237170073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87320315614103" calcext:value-type="float">
            <text:p>0.487320315614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89113779124628" calcext:value-type="float">
            <text:p>0.4891137791246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90472641333382" calcext:value-type="float">
            <text:p>0.4904726413333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2410020183206" calcext:value-type="float">
            <text:p>0.492410020183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89811501376723" calcext:value-type="float">
            <text:p>0.4898115013767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2792174241744" calcext:value-type="float">
            <text:p>0.4927921742417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95556560191634" calcext:value-type="float">
            <text:p>0.4955565601916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6035777198413" calcext:value-type="float">
            <text:p>0.496035777198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95389144916625" calcext:value-type="float">
            <text:p>0.4953891449166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95333212651132" calcext:value-type="float">
            <text:p>0.4953332126511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94129880524621" calcext:value-type="float">
            <text:p>0.494129880524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97423875837022" calcext:value-type="float">
            <text:p>0.4974238758370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98331990019828" calcext:value-type="float">
            <text:p>0.4983319900198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96311633082593" calcext:value-type="float">
            <text:p>0.4963116330825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7697723100973" calcext:value-type="float">
            <text:p>0.4976977231009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00808981164081" calcext:value-type="float">
            <text:p>0.5008089811640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00689780241329" calcext:value-type="float">
            <text:p>0.5006897802413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02682882438916" calcext:value-type="float">
            <text:p>0.5026828824389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05040668999142" calcext:value-type="float">
            <text:p>0.5050406689991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10916188235077" calcext:value-type="float">
            <text:p>0.5109161882350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12820013365713" calcext:value-type="float">
            <text:p>0.5128200133657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14191813232056" calcext:value-type="float">
            <text:p>0.5141918132320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15951303550439" calcext:value-type="float">
            <text:p>0.5159513035504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8588400684426" calcext:value-type="float">
            <text:p>0.5185884006844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16421384602111" calcext:value-type="float">
            <text:p>0.5164213846021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16779558815791" calcext:value-type="float">
            <text:p>0.5167795588157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9522210988827" calcext:value-type="float">
            <text:p>0.5195222109888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9526988878939" calcext:value-type="float">
            <text:p>0.5195269888789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18750323641312" calcext:value-type="float">
            <text:p>0.5187503236413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17312820404899" calcext:value-type="float">
            <text:p>0.517312820404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18241387116104" calcext:value-type="float">
            <text:p>0.518241387116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16016719723816" calcext:value-type="float">
            <text:p>0.5160167197238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15856552526578" calcext:value-type="float">
            <text:p>0.5158565525265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19788896092222" calcext:value-type="float">
            <text:p>0.519788896092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21806197004717" calcext:value-type="float">
            <text:p>0.5218061970047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26104264066928" calcext:value-type="float">
            <text:p>0.5261042640669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5433385360685" calcext:value-type="float">
            <text:p>0.5254333853606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26750480078507" calcext:value-type="float">
            <text:p>0.5267504800785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28098359893106" calcext:value-type="float">
            <text:p>0.5280983598931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30817376294175" calcext:value-type="float">
            <text:p>0.5308173762941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32465724270364" calcext:value-type="float">
            <text:p>0.5324657242703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33353188239781" calcext:value-type="float">
            <text:p>0.5333531882397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33204841542569" calcext:value-type="float">
            <text:p>0.5332048415425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30937309256175" calcext:value-type="float">
            <text:p>0.5309373092561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29301405551369" calcext:value-type="float">
            <text:p>0.5293014055513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31151248638712" calcext:value-type="float">
            <text:p>0.5311512486387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2506402818992" calcext:value-type="float">
            <text:p>0.5325064028189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34454066063529" calcext:value-type="float">
            <text:p>0.5344540660635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35515775402894" calcext:value-type="float">
            <text:p>0.535515775402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35812791561908" calcext:value-type="float">
            <text:p>0.5358127915619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34158367349993" calcext:value-type="float">
            <text:p>0.5341583673499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38102497962207" calcext:value-type="float">
            <text:p>0.538102497962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36940222982585" calcext:value-type="float">
            <text:p>0.5369402229825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37802704810731" calcext:value-type="float">
            <text:p>0.537802704810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39758011095957" calcext:value-type="float">
            <text:p>0.539758011095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3846757384214" calcext:value-type="float">
            <text:p>0.53846757384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38173807194628" calcext:value-type="float">
            <text:p>0.5381738071946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39278555609168" calcext:value-type="float">
            <text:p>0.5392785556091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9369641020818" calcext:value-type="float">
            <text:p>0.5393696410208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1647177487322" calcext:value-type="float">
            <text:p>0.5416471774873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43281987763731" calcext:value-type="float">
            <text:p>0.543281987763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42492025028951" calcext:value-type="float">
            <text:p>0.5424920250289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44592877974538" calcext:value-type="float">
            <text:p>0.544592877974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8293290658207" calcext:value-type="float">
            <text:p>0.548293290658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47877024418292" calcext:value-type="float">
            <text:p>0.5478770244182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48273254174108" calcext:value-type="float">
            <text:p>0.5482732541741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52508831491522" calcext:value-type="float">
            <text:p>0.5525088314915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50483743176607" calcext:value-type="float">
            <text:p>0.5504837431766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50249176015111" calcext:value-type="float">
            <text:p>0.5502491760151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4787168425496" calcext:value-type="float">
            <text:p>0.547871684254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48914706542845" calcext:value-type="float">
            <text:p>0.5489147065428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47956809477417" calcext:value-type="float">
            <text:p>0.5479568094774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50705089483908" calcext:value-type="float">
            <text:p>0.5507050894839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51691545082576" calcext:value-type="float">
            <text:p>0.5516915450825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4365105822226" calcext:value-type="float">
            <text:p>0.554365105822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58716191606109" calcext:value-type="float">
            <text:p>0.5587161916061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9517918578937" calcext:value-type="float">
            <text:p>0.5595179185789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60172739393148" calcext:value-type="float">
            <text:p>0.5601727393931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62109473537678" calcext:value-type="float">
            <text:p>0.5621094735376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6163543762583" calcext:value-type="float">
            <text:p>0.561635437625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61447654678144" calcext:value-type="float">
            <text:p>0.5614476546781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58764212614121" calcext:value-type="float">
            <text:p>0.5587642126141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56890856202265" calcext:value-type="float">
            <text:p>0.5568908562022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55532473956032" calcext:value-type="float">
            <text:p>0.5555324739560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55635043953314" calcext:value-type="float">
            <text:p>0.5556350439533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57252606557259" calcext:value-type="float">
            <text:p>0.5572526065572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60932416940284" calcext:value-type="float">
            <text:p>0.5609324169402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6376465121244" calcext:value-type="float">
            <text:p>0.563764651212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62127004700316" calcext:value-type="float">
            <text:p>0.5621270047003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9793405886189" calcext:value-type="float">
            <text:p>0.559793405886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58195471827327" calcext:value-type="float">
            <text:p>0.5581954718273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59125145016031" calcext:value-type="float">
            <text:p>0.5591251450160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60853481194736" calcext:value-type="float">
            <text:p>0.5608534811947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6240403729188" calcext:value-type="float">
            <text:p>0.562404037291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65495593249236" calcext:value-type="float">
            <text:p>0.5654955932492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67862615338722" calcext:value-type="float">
            <text:p>0.5678626153387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69399179058753" calcext:value-type="float">
            <text:p>0.5693991790587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70609949172927" calcext:value-type="float">
            <text:p>0.570609949172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0442311219659" calcext:value-type="float">
            <text:p>0.5704423112196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9799616502524" calcext:value-type="float">
            <text:p>0.5697996165025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70027546263425" calcext:value-type="float">
            <text:p>0.5700275462634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71611221418075" calcext:value-type="float">
            <text:p>0.5716112214180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7199900530779" calcext:value-type="float">
            <text:p>0.571999005307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72301742527439" calcext:value-type="float">
            <text:p>0.5723017425274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74109589299696" calcext:value-type="float">
            <text:p>0.5741095892996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74571025052269" calcext:value-type="float">
            <text:p>0.5745710250522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71417907394338" calcext:value-type="float">
            <text:p>0.5714179073943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0590091956759" calcext:value-type="float">
            <text:p>0.5705900919567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68560661625426" calcext:value-type="float">
            <text:p>0.5685606616254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0509463611323" calcext:value-type="float">
            <text:p>0.570509463611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0.00495025000000001" calcext:value-type="float">
            <text:p>0.00495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72304368975209" calcext:value-type="float">
            <text:p>0.572304368975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0.0049007475" calcext:value-type="float">
            <text:p>0.0049007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76281325285457" calcext:value-type="float">
            <text:p>0.5762813252854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0.00735174002500001" calcext:value-type="float">
            <text:p>0.00735174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7656017869927" calcext:value-type="float">
            <text:p>0.57656017869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6" calcext:value-type="float">
            <text:p>276</text:p>
          </table:table-cell>
          <table:table-cell office:value-type="float" office:value="0.00727822262475001" calcext:value-type="float">
            <text:p>0.00727822262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75493372093" calcext:value-type="float">
            <text:p>0.5754933720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0.00720544039850251" calcext:value-type="float">
            <text:p>0.007205440398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75245684748881" calcext:value-type="float">
            <text:p>0.5752456847488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8" calcext:value-type="float">
            <text:p>278</text:p>
          </table:table-cell>
          <table:table-cell office:value-type="float" office:value="0.00713338599451748" calcext:value-type="float">
            <text:p>0.0071333859945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2651122638235" calcext:value-type="float">
            <text:p>0.5726511226382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9" calcext:value-type="float">
            <text:p>279</text:p>
          </table:table-cell>
          <table:table-cell office:value-type="float" office:value="0.00956205213457231" calcext:value-type="float">
            <text:p>0.0095620521345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2030994390576" calcext:value-type="float">
            <text:p>0.5720309943905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office:value-type="float" office:value="0.0119664316132266" calcext:value-type="float">
            <text:p>0.011966431613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6928687492286" calcext:value-type="float">
            <text:p>0.569286874922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0.0118467672970943" calcext:value-type="float">
            <text:p>0.011846767297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67849325322568" calcext:value-type="float">
            <text:p>0.5678493253225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float" office:value="0.0142282996241234" calcext:value-type="float">
            <text:p>0.014228299624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67524367422878" calcext:value-type="float">
            <text:p>0.5675243674228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float" office:value="0.0140860166278821" calcext:value-type="float">
            <text:p>0.0140860166278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7217170439381" calcext:value-type="float">
            <text:p>0.572171704393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float" office:value="0.0139451564616033" calcext:value-type="float">
            <text:p>0.013945156461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73818408402504" calcext:value-type="float">
            <text:p>0.5738184084025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0.0171390382303206" calcext:value-type="float">
            <text:p>0.017139038230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74246890985145" calcext:value-type="float">
            <text:p>0.574246890985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  <table:table-cell office:value-type="float" office:value="0.0212533621337317" calcext:value-type="float">
            <text:p>0.021253362133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69786473357345" calcext:value-type="float">
            <text:p>0.5697864733573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0.0277074951790611" calcext:value-type="float">
            <text:p>0.0277074951790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67302894338057" calcext:value-type="float">
            <text:p>0.5673028943380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0.0345732773701276" calcext:value-type="float">
            <text:p>0.0345732773701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67439389204201" calcext:value-type="float">
            <text:p>0.5674393892042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0.0399418303107121" calcext:value-type="float">
            <text:p>0.039941830310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68907852455016" calcext:value-type="float">
            <text:p>0.5689078524550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0.0428757453409383" calcext:value-type="float">
            <text:p>0.042875745340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69318773930466" calcext:value-type="float">
            <text:p>0.5693187739304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0.0467327021732432" calcext:value-type="float">
            <text:p>0.046732702173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68952688994899" calcext:value-type="float">
            <text:p>0.568952688994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  <table:table-cell office:value-type="float" office:value="0.0529320418181774" calcext:value-type="float">
            <text:p>0.052932041818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1197944713646" calcext:value-type="float">
            <text:p>0.5711979447136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0.0586527213999957" calcext:value-type="float">
            <text:p>0.058652721399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72594399001449" calcext:value-type="float">
            <text:p>0.5725943990014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float" office:value="0.0658439719637735" calcext:value-type="float">
            <text:p>0.065843971963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70938222453295" calcext:value-type="float">
            <text:p>0.5709382224532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0.0718521989108024" calcext:value-type="float">
            <text:p>0.071852198910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71209232385625" calcext:value-type="float">
            <text:p>0.5712092323856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0.0786336769216944" calcext:value-type="float">
            <text:p>0.078633676921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7323907554564" calcext:value-type="float">
            <text:p>0.573239075545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0.0840973401524774" calcext:value-type="float">
            <text:p>0.084097340152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7702475707934" calcext:value-type="float">
            <text:p>0.57702475707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8" calcext:value-type="float">
            <text:p>298</text:p>
          </table:table-cell>
          <table:table-cell office:value-type="float" office:value="0.0907563667509527" calcext:value-type="float">
            <text:p>0.090756366750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77833456876968" calcext:value-type="float">
            <text:p>0.5778334568769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0.0960988030834432" calcext:value-type="float">
            <text:p>0.096098803083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6882708515095" calcext:value-type="float">
            <text:p>0.5768827085150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.0991378150526087" calcext:value-type="float">
            <text:p>0.099137815052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77895490625346" calcext:value-type="float">
            <text:p>0.5778954906253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0.102432151187797" calcext:value-type="float">
            <text:p>0.102432151187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78025626628183" calcext:value-type="float">
            <text:p>0.5780256266281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0.109185607453697" calcext:value-type="float">
            <text:p>0.109185607453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8142718854372" calcext:value-type="float">
            <text:p>0.581427188543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0.112379465664874" calcext:value-type="float">
            <text:p>0.112379465664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81724027769394" calcext:value-type="float">
            <text:p>0.5817240277693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float" office:value="0.11554138529394" calcext:value-type="float">
            <text:p>0.115541385293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83853216063128" calcext:value-type="float">
            <text:p>0.5838532160631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5" calcext:value-type="float">
            <text:p>305</text:p>
          </table:table-cell>
          <table:table-cell office:value-type="float" office:value="0.119385971441" calcext:value-type="float">
            <text:p>0.119385971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87125795013608" calcext:value-type="float">
            <text:p>0.5871257950136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6" calcext:value-type="float">
            <text:p>306</text:p>
          </table:table-cell>
          <table:table-cell office:value-type="float" office:value="0.121525445059924" calcext:value-type="float">
            <text:p>0.121525445059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89799991608926" calcext:value-type="float">
            <text:p>0.5897999916089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0.123643523942658" calcext:value-type="float">
            <text:p>0.123643523942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91565543094706" calcext:value-type="float">
            <text:p>0.5915655430947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0.126692802988945" calcext:value-type="float">
            <text:p>0.126692802988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92899887663759" calcext:value-type="float">
            <text:p>0.5928998876637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0.131140160673342" calcext:value-type="float">
            <text:p>0.1311401606733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92865625629227" calcext:value-type="float">
            <text:p>0.5928656256292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float" office:value="0.131828759066608" calcext:value-type="float">
            <text:p>0.1318287590666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94033743566483" calcext:value-type="float">
            <text:p>0.5940337435664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0.134796185761656" calcext:value-type="float">
            <text:p>0.134796185761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96039834702247" calcext:value-type="float">
            <text:p>0.5960398347022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float" office:value="0.139003779459595" calcext:value-type="float">
            <text:p>0.139003779459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96584290724156" calcext:value-type="float">
            <text:p>0.5965842907241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0.141899455950714" calcext:value-type="float">
            <text:p>0.141899455950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97040466165539" calcext:value-type="float">
            <text:p>0.5970404661655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0.146194747105492" calcext:value-type="float">
            <text:p>0.1461947471054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98505958939781" calcext:value-type="float">
            <text:p>0.5985059589397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0.151399466301104" calcext:value-type="float">
            <text:p>0.151399466301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0384147213631" calcext:value-type="float">
            <text:p>0.6003841472136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6" calcext:value-type="float">
            <text:p>316</text:p>
          </table:table-cell>
          <table:table-cell office:value-type="float" office:value="0.156135471638093" calcext:value-type="float">
            <text:p>0.156135471638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02192805741495" calcext:value-type="float">
            <text:p>0.6021928057414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  <table:table-cell office:value-type="float" office:value="0.16275593510353" calcext:value-type="float">
            <text:p>0.16275593510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3959339222541" calcext:value-type="float">
            <text:p>0.6039593392225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8" calcext:value-type="float">
            <text:p>318</text:p>
          </table:table-cell>
          <table:table-cell office:value-type="float" office:value="0.166128375752495" calcext:value-type="float">
            <text:p>0.166128375752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03400515061085" calcext:value-type="float">
            <text:p>0.6034005150610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0.16646709199497" calcext:value-type="float">
            <text:p>0.16646709199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2679009910474" calcext:value-type="float">
            <text:p>0.6026790099104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0" calcext:value-type="float">
            <text:p>320</text:p>
          </table:table-cell>
          <table:table-cell office:value-type="float" office:value="0.170357976630576" calcext:value-type="float">
            <text:p>0.170357976630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01275875725348" calcext:value-type="float">
            <text:p>0.6012758757253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0.17665439686427" calcext:value-type="float">
            <text:p>0.17665439686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99779246000353" calcext:value-type="float">
            <text:p>0.5997792460003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float" office:value="0.184887852895627" calcext:value-type="float">
            <text:p>0.184887852895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00386958127505" calcext:value-type="float">
            <text:p>0.6003869581275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0.189288974366671" calcext:value-type="float">
            <text:p>0.1892889743666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1840715664874" calcext:value-type="float">
            <text:p>0.6018407156648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4" calcext:value-type="float">
            <text:p>324</text:p>
          </table:table-cell>
          <table:table-cell office:value-type="float" office:value="0.194538941765862" calcext:value-type="float">
            <text:p>0.194538941765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4488975174892" calcext:value-type="float">
            <text:p>0.6044889751748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0.196593552348203" calcext:value-type="float">
            <text:p>0.196593552348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6521008500066" calcext:value-type="float">
            <text:p>0.6065210085000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0.197960950158054" calcext:value-type="float">
            <text:p>0.197960950158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8172333848136" calcext:value-type="float">
            <text:p>0.6081723338481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0.20264800732314" calcext:value-type="float">
            <text:p>0.20264800732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9725019111805" calcext:value-type="float">
            <text:p>0.6097250191118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8" calcext:value-type="float">
            <text:p>328</text:p>
          </table:table-cell>
          <table:table-cell office:value-type="float" office:value="0.200621527249909" calcext:value-type="float">
            <text:p>0.200621527249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09536859829778" calcext:value-type="float">
            <text:p>0.6095368598297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9" calcext:value-type="float">
            <text:p>329</text:p>
          </table:table-cell>
          <table:table-cell office:value-type="float" office:value="0.20061531197741" calcext:value-type="float">
            <text:p>0.20061531197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10897631582358" calcext:value-type="float">
            <text:p>0.6108976315823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0.204859158857636" calcext:value-type="float">
            <text:p>0.204859158857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2237634858371" calcext:value-type="float">
            <text:p>0.6122376348583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0.207810567269059" calcext:value-type="float">
            <text:p>0.207810567269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12979665289448" calcext:value-type="float">
            <text:p>0.6129796652894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2" calcext:value-type="float">
            <text:p>332</text:p>
          </table:table-cell>
          <table:table-cell office:value-type="float" office:value="0.213232461596369" calcext:value-type="float">
            <text:p>0.2132324615963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14091247946899" calcext:value-type="float">
            <text:p>0.614091247946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0.217350136980405" calcext:value-type="float">
            <text:p>0.217350136980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16185629585077" calcext:value-type="float">
            <text:p>0.6161856295850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float" office:value="0.222954413388379" calcext:value-type="float">
            <text:p>0.222954413388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5671921437374" calcext:value-type="float">
            <text:p>0.6156719214373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0.226974869254495" calcext:value-type="float">
            <text:p>0.226974869254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16708184679141" calcext:value-type="float">
            <text:p>0.6167081846791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0.231371787228617" calcext:value-type="float">
            <text:p>0.231371787228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7041102832349" calcext:value-type="float">
            <text:p>0.6170411028323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0.233343783642045" calcext:value-type="float">
            <text:p>0.233343783642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17622828556162" calcext:value-type="float">
            <text:p>0.617622828556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office:value-type="float" office:value="0.237677012472291" calcext:value-type="float">
            <text:p>0.237677012472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6348561054915" calcext:value-type="float">
            <text:p>0.6163485610549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0.243078020125346" calcext:value-type="float">
            <text:p>0.243078020125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18109603746252" calcext:value-type="float">
            <text:p>0.6181096037462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0.24779009706695" calcext:value-type="float">
            <text:p>0.24779009706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6543892324174" calcext:value-type="float">
            <text:p>0.6165438923241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0.25331219609628" calcext:value-type="float">
            <text:p>0.25331219609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15647270605234" calcext:value-type="float">
            <text:p>0.6156472706052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float" office:value="0.258779074135317" calcext:value-type="float">
            <text:p>0.258779074135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7235895938397" calcext:value-type="float">
            <text:p>0.6172358959383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0.262857950060631" calcext:value-type="float">
            <text:p>0.2628579500606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15959370312346" calcext:value-type="float">
            <text:p>0.6159593703123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4" calcext:value-type="float">
            <text:p>344</text:p>
          </table:table-cell>
          <table:table-cell office:value-type="float" office:value="0.266479370560025" calcext:value-type="float">
            <text:p>0.26647937056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14846505581185" calcext:value-type="float">
            <text:p>0.614846505581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0.268814576854424" calcext:value-type="float">
            <text:p>0.268814576854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15627865086777" calcext:value-type="float">
            <text:p>0.6156278650867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0.27612643108588" calcext:value-type="float">
            <text:p>0.276126431085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5289768254091" calcext:value-type="float">
            <text:p>0.6152897682540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float" office:value="0.277650881060736" calcext:value-type="float">
            <text:p>0.277650881060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15327346762027" calcext:value-type="float">
            <text:p>0.6153273467620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0.279318816694573" calcext:value-type="float">
            <text:p>0.2793188166945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6565377642232" calcext:value-type="float">
            <text:p>0.6165653776422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0.280811342813341" calcext:value-type="float">
            <text:p>0.280811342813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17816390532477" calcext:value-type="float">
            <text:p>0.617816390532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0.282288943670922" calcext:value-type="float">
            <text:p>0.282288943670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1958694457587" calcext:value-type="float">
            <text:p>0.61958694457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1" calcext:value-type="float">
            <text:p>351</text:p>
          </table:table-cell>
          <table:table-cell office:value-type="float" office:value="0.285021609789768" calcext:value-type="float">
            <text:p>0.285021609789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21335000363756" calcext:value-type="float">
            <text:p>0.6213350003637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0.288838060358537" calcext:value-type="float">
            <text:p>0.288838060358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9896425134893" calcext:value-type="float">
            <text:p>0.6198964251348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0.292199679754952" calcext:value-type="float">
            <text:p>0.292199679754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21065881936176" calcext:value-type="float">
            <text:p>0.6210658819361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0.295944349624069" calcext:value-type="float">
            <text:p>0.295944349624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8379032640623" calcext:value-type="float">
            <text:p>0.6183790326406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0.300257633400556" calcext:value-type="float">
            <text:p>0.300257633400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18598751086147" calcext:value-type="float">
            <text:p>0.618598751086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float" office:value="0.305716595528089" calcext:value-type="float">
            <text:p>0.3057165955280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19105676961112" calcext:value-type="float">
            <text:p>0.6191056769611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0.310159429572808" calcext:value-type="float">
            <text:p>0.3101594295728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18070870191501" calcext:value-type="float">
            <text:p>0.6180708701915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0.31305783527708" calcext:value-type="float">
            <text:p>0.31305783527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20709059127382" calcext:value-type="float">
            <text:p>0.6207090591273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0.316927256924309" calcext:value-type="float">
            <text:p>0.316927256924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22777830605073" calcext:value-type="float">
            <text:p>0.6227778306050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0" calcext:value-type="float">
            <text:p>360</text:p>
          </table:table-cell>
          <table:table-cell office:value-type="float" office:value="0.320757984355066" calcext:value-type="float">
            <text:p>0.3207579843550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21062247420974" calcext:value-type="float">
            <text:p>0.6210622474209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0.323914040875151" calcext:value-type="float">
            <text:p>0.323914040875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2106784116298" calcext:value-type="float">
            <text:p>0.621067841162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0.324960614752114" calcext:value-type="float">
            <text:p>0.324960614752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8916568691945" calcext:value-type="float">
            <text:p>0.6189165686919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0.327711008604593" calcext:value-type="float">
            <text:p>0.327711008604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17727403005025" calcext:value-type="float">
            <text:p>0.6177274030050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  <table:table-cell office:value-type="float" office:value="0.331100565185214" calcext:value-type="float">
            <text:p>0.331100565185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15699065145188" calcext:value-type="float">
            <text:p>0.6156990651451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  <table:table-cell office:value-type="float" office:value="0.336122892866695" calcext:value-type="float">
            <text:p>0.336122892866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13380458332119" calcext:value-type="float">
            <text:p>0.6133804583321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0.339011663938028" calcext:value-type="float">
            <text:p>0.339011663938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1782736223025" calcext:value-type="float">
            <text:p>0.6117827362230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0.341177102854203" calcext:value-type="float">
            <text:p>0.341177102854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10837322653898" calcext:value-type="float">
            <text:p>0.6108373226538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0.342209776270106" calcext:value-type="float">
            <text:p>0.342209776270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1203308401718" calcext:value-type="float">
            <text:p>0.6112033084017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0.346787678507405" calcext:value-type="float">
            <text:p>0.346787678507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12001844423392" calcext:value-type="float">
            <text:p>0.6120018444233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0.348875357277886" calcext:value-type="float">
            <text:p>0.348875357277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2465159312492" calcext:value-type="float">
            <text:p>0.6124651593124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0.352386603705107" calcext:value-type="float">
            <text:p>0.352386603705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15453410945173" calcext:value-type="float">
            <text:p>0.6154534109451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0.354862737668056" calcext:value-type="float">
            <text:p>0.354862737668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8425090427954" calcext:value-type="float">
            <text:p>0.6184250904279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0.357314110291376" calcext:value-type="float">
            <text:p>0.357314110291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20258857541693" calcext:value-type="float">
            <text:p>0.6202588575416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0.360407635855129" calcext:value-type="float">
            <text:p>0.360407635855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19822034732042" calcext:value-type="float">
            <text:p>0.6198220347320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0.363167195860214" calcext:value-type="float">
            <text:p>0.363167195860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2032024295615" calcext:value-type="float">
            <text:p>0.620320242956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0.366202190568278" calcext:value-type="float">
            <text:p>0.366202190568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2102760963228" calcext:value-type="float">
            <text:p>0.621027609632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0.367540168662595" calcext:value-type="float">
            <text:p>0.367540168662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20479098241839" calcext:value-type="float">
            <text:p>0.6204790982418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0.368864766975969" calcext:value-type="float">
            <text:p>0.368864766975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21756824741938" calcext:value-type="float">
            <text:p>0.6217568247419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0.372448846578937" calcext:value-type="float">
            <text:p>0.372448846578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23151196793026" calcext:value-type="float">
            <text:p>0.6231511967930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0.376906176294966" calcext:value-type="float">
            <text:p>0.3769061762949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23614600079333" calcext:value-type="float">
            <text:p>0.623614600079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0.380137114532016" calcext:value-type="float">
            <text:p>0.38013711453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24671687161246" calcext:value-type="float">
            <text:p>0.6246716871612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2" calcext:value-type="float">
            <text:p>382</text:p>
          </table:table-cell>
          <table:table-cell office:value-type="float" office:value="0.386335743386696" calcext:value-type="float">
            <text:p>0.386335743386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26141505722705" calcext:value-type="float">
            <text:p>0.6261415057227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0.389139052619496" calcext:value-type="float">
            <text:p>0.389139052619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27566041078701" calcext:value-type="float">
            <text:p>0.6275660410787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0.390247662093301" calcext:value-type="float">
            <text:p>0.390247662093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28548445184043" calcext:value-type="float">
            <text:p>0.6285484451840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0.393345185472368" calcext:value-type="float">
            <text:p>0.393345185472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2788200835125" calcext:value-type="float">
            <text:p>0.627882008351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0.394411733617644" calcext:value-type="float">
            <text:p>0.394411733617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25603188267738" calcext:value-type="float">
            <text:p>0.6256031882677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0.397967616281468" calcext:value-type="float">
            <text:p>0.397967616281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24305834071011" calcext:value-type="float">
            <text:p>0.6243058340710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0.403218709349422" calcext:value-type="float">
            <text:p>0.403218709349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23370468037993" calcext:value-type="float">
            <text:p>0.6233704680379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0.408417291486697" calcext:value-type="float">
            <text:p>0.4084172914866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24183743223385" calcext:value-type="float">
            <text:p>0.6241837432233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0.41433311857183" calcext:value-type="float">
            <text:p>0.41433311857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25461285636112" calcext:value-type="float">
            <text:p>0.6254612856361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0.420959018155343" calcext:value-type="float">
            <text:p>0.420959018155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24540006113084" calcext:value-type="float">
            <text:p>0.6245400061130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0.426082761307123" calcext:value-type="float">
            <text:p>0.426082761307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23249561006908" calcext:value-type="float">
            <text:p>0.6232495610069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0.43000375187587" calcext:value-type="float">
            <text:p>0.430003751875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25429763809538" calcext:value-type="float">
            <text:p>0.625429763809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0.434037047690444" calcext:value-type="float">
            <text:p>0.434037047690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24805718272283" calcext:value-type="float">
            <text:p>0.6248057182722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0.436619754136617" calcext:value-type="float">
            <text:p>0.436619754136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23650253682152" calcext:value-type="float">
            <text:p>0.6236502536821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float" office:value="0.441420223261917" calcext:value-type="float">
            <text:p>0.4414202232619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23364164368472" calcext:value-type="float">
            <text:p>0.6233641643684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0.445467559490837" calcext:value-type="float">
            <text:p>0.445467559490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21030522724787" calcext:value-type="float">
            <text:p>0.6210305227247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0.451679550562595" calcext:value-type="float">
            <text:p>0.451679550562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18803268344997" calcext:value-type="float">
            <text:p>0.6188032683449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0.454855062749277" calcext:value-type="float">
            <text:p>0.454855062749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19021485661547" calcext:value-type="float">
            <text:p>0.6190214856615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0.460306512121784" calcext:value-type="float">
            <text:p>0.460306512121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8472296445957" calcext:value-type="float">
            <text:p>0.618472296445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0.466417732714852" calcext:value-type="float">
            <text:p>0.466417732714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17979881173805" calcext:value-type="float">
            <text:p>0.6179798811738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0.470215093849242" calcext:value-type="float">
            <text:p>0.470215093849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7579898875828" calcext:value-type="float">
            <text:p>0.6175798988758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0.474179609577416" calcext:value-type="float">
            <text:p>0.474179609577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16887970854812" calcext:value-type="float">
            <text:p>0.6168879708548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0.47800924205307" calcext:value-type="float">
            <text:p>0.478009242053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17565244992418" calcext:value-type="float">
            <text:p>0.6175652449924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0.481410967814358" calcext:value-type="float">
            <text:p>0.481410967814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19601513072295" calcext:value-type="float">
            <text:p>0.6196015130722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0.48275070429006" calcext:value-type="float">
            <text:p>0.482750704290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2149373323569" calcext:value-type="float">
            <text:p>0.621493733235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0.48542319724716" calcext:value-type="float">
            <text:p>0.485423197247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21866097490634" calcext:value-type="float">
            <text:p>0.6218660974906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8" calcext:value-type="float">
            <text:p>408</text:p>
          </table:table-cell>
          <table:table-cell office:value-type="float" office:value="0.485013409719133" calcext:value-type="float">
            <text:p>0.4850134097191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20302608929521" calcext:value-type="float">
            <text:p>0.6203026089295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0.484708730167396" calcext:value-type="float">
            <text:p>0.484708730167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20738927102521" calcext:value-type="float">
            <text:p>0.6207389271025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0.485316188320267" calcext:value-type="float">
            <text:p>0.4853161883202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20722014021972" calcext:value-type="float">
            <text:p>0.6207220140219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0.48601858199262" calcext:value-type="float">
            <text:p>0.48601858199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19360154706494" calcext:value-type="float">
            <text:p>0.6193601547064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0.48671395172825" calcext:value-type="float">
            <text:p>0.486713951728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863530315943" calcext:value-type="float">
            <text:p>0.61863530315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0.487231427595582" calcext:value-type="float">
            <text:p>0.4872314275955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17865616794502" calcext:value-type="float">
            <text:p>0.6178656167945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4" calcext:value-type="float">
            <text:p>414</text:p>
          </table:table-cell>
          <table:table-cell office:value-type="float" office:value="0.489859113319627" calcext:value-type="float">
            <text:p>0.489859113319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1927029395989" calcext:value-type="float">
            <text:p>0.619270293959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0.49496052218643" calcext:value-type="float">
            <text:p>0.49496052218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18835166777867" calcext:value-type="float">
            <text:p>0.6188351667778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6" calcext:value-type="float">
            <text:p>416</text:p>
          </table:table-cell>
          <table:table-cell office:value-type="float" office:value="0.497283644237293" calcext:value-type="float">
            <text:p>0.497283644237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18840844960835" calcext:value-type="float">
            <text:p>0.6188408449608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0.497695423179536" calcext:value-type="float">
            <text:p>0.497695423179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18763547622337" calcext:value-type="float">
            <text:p>0.6187635476223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float" office:value="0.498872315101587" calcext:value-type="float">
            <text:p>0.4988723151015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20487304551177" calcext:value-type="float">
            <text:p>0.6204873045511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0.498429046496025" calcext:value-type="float">
            <text:p>0.498429046496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21181656311867" calcext:value-type="float">
            <text:p>0.6211816563118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float" office:value="0.498444756031065" calcext:value-type="float">
            <text:p>0.498444756031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20771366466306" calcext:value-type="float">
            <text:p>0.620771366466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0.500126975137421" calcext:value-type="float">
            <text:p>0.500126975137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19393584774432" calcext:value-type="float">
            <text:p>0.6193935847744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0.50445903871938" calcext:value-type="float">
            <text:p>0.50445903871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2027994089749" calcext:value-type="float">
            <text:p>0.620279940897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0.505568294486033" calcext:value-type="float">
            <text:p>0.505568294486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21903228445037" calcext:value-type="float">
            <text:p>0.6219032284450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0.505058066086627" calcext:value-type="float">
            <text:p>0.505058066086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21160386636777" calcext:value-type="float">
            <text:p>0.6211603866367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0.50688248542576" calcext:value-type="float">
            <text:p>0.50688248542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22766964588591" calcext:value-type="float">
            <text:p>0.6227669645885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0.511813660571503" calcext:value-type="float">
            <text:p>0.511813660571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23921845278276" calcext:value-type="float">
            <text:p>0.6239218452782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0.514195523965788" calcext:value-type="float">
            <text:p>0.5141955239657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24513612740986" calcext:value-type="float">
            <text:p>0.6245136127409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0.516196425868987" calcext:value-type="float">
            <text:p>0.516196425868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24422322767422" calcext:value-type="float">
            <text:p>0.6244223227674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  <table:table-cell office:value-type="float" office:value="0.516419076994913" calcext:value-type="float">
            <text:p>0.5164190769949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22379780212017" calcext:value-type="float">
            <text:p>0.6223797802120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0.517088219558297" calcext:value-type="float">
            <text:p>0.517088219558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23132726595943" calcext:value-type="float">
            <text:p>0.623132726595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0.514917337362714" calcext:value-type="float">
            <text:p>0.5149173373627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22870391578046" calcext:value-type="float">
            <text:p>0.6228703915780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0.511990386211309" calcext:value-type="float">
            <text:p>0.511990386211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2140359242417" calcext:value-type="float">
            <text:p>0.621403592424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0.510870482349196" calcext:value-type="float">
            <text:p>0.510870482349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20754773891233" calcext:value-type="float">
            <text:p>0.620754773891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0.511216322980249" calcext:value-type="float">
            <text:p>0.511216322980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21562151525455" calcext:value-type="float">
            <text:p>0.6215621515254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0.512770826417114" calcext:value-type="float">
            <text:p>0.512770826417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20570410607215" calcext:value-type="float">
            <text:p>0.620570410607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0.512188572698397" calcext:value-type="float">
            <text:p>0.512188572698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22964706501143" calcext:value-type="float">
            <text:p>0.622964706501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0.512066686971413" calcext:value-type="float">
            <text:p>0.5120666869714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24974053146824" calcext:value-type="float">
            <text:p>0.6249740531468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0.51337459153027" calcext:value-type="float">
            <text:p>0.51337459153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27483436702947" calcext:value-type="float">
            <text:p>0.6274834367029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0.511240845614968" calcext:value-type="float">
            <text:p>0.511240845614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28740247905538" calcext:value-type="float">
            <text:p>0.628740247905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0.513051514081895" calcext:value-type="float">
            <text:p>0.5130515140818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29704753823429" calcext:value-type="float">
            <text:p>0.629704753823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0.514349570369647" calcext:value-type="float">
            <text:p>0.514349570369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3320222683314" calcext:value-type="float">
            <text:p>0.633202226833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0.519206074665951" calcext:value-type="float">
            <text:p>0.519206074665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35536871231475" calcext:value-type="float">
            <text:p>0.6355368712314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0.518629398534676" calcext:value-type="float">
            <text:p>0.518629398534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35133883471541" calcext:value-type="float">
            <text:p>0.6351338834715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0.517443104549329" calcext:value-type="float">
            <text:p>0.517443104549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34796530650812" calcext:value-type="float">
            <text:p>0.6347965306508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0.518102006837169" calcext:value-type="float">
            <text:p>0.5181020068371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35545339537852" calcext:value-type="float">
            <text:p>0.6355453395378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0.520063843911654" calcext:value-type="float">
            <text:p>0.520063843911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34087845326147" calcext:value-type="float">
            <text:p>0.634087845326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0.518499569108902" calcext:value-type="float">
            <text:p>0.5184995691089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35093905648396" calcext:value-type="float">
            <text:p>0.6350939056483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0.52045743056067" calcext:value-type="float">
            <text:p>0.52045743056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35225725212601" calcext:value-type="float">
            <text:p>0.635225725212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0.522586189588396" calcext:value-type="float">
            <text:p>0.522586189588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36795545882553" calcext:value-type="float">
            <text:p>0.6367955458825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0.524693661025846" calcext:value-type="float">
            <text:p>0.524693661025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39368766894316" calcext:value-type="float">
            <text:p>0.6393687668943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0.526946724415587" calcext:value-type="float">
            <text:p>0.5269467244155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42065988316282" calcext:value-type="float">
            <text:p>0.6420659883162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2" calcext:value-type="float">
            <text:p>452</text:p>
          </table:table-cell>
          <table:table-cell office:value-type="float" office:value="0.527010590504765" calcext:value-type="float">
            <text:p>0.527010590504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4196790907828" calcext:value-type="float">
            <text:p>0.641967909078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float" office:value="0.526355869215102" calcext:value-type="float">
            <text:p>0.526355869215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41687470493826" calcext:value-type="float">
            <text:p>0.6416874704938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0.531568500999141" calcext:value-type="float">
            <text:p>0.5315685009991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42627738646031" calcext:value-type="float">
            <text:p>0.6426277386460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0.534586149322483" calcext:value-type="float">
            <text:p>0.534586149322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42868127926237" calcext:value-type="float">
            <text:p>0.6428681279262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0.540440287829258" calcext:value-type="float">
            <text:p>0.540440287829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42626497006687" calcext:value-type="float">
            <text:p>0.6426264970066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0.547952551617632" calcext:value-type="float">
            <text:p>0.547952551617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2397415135212" calcext:value-type="float">
            <text:p>0.6423974151352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0.554473026101456" calcext:value-type="float">
            <text:p>0.554473026101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1990390136402" calcext:value-type="float">
            <text:p>0.6419903901364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0.562737819649965" calcext:value-type="float">
            <text:p>0.562737819649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42903819568372" calcext:value-type="float">
            <text:p>0.6429038195683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0.564332663675688" calcext:value-type="float">
            <text:p>0.564332663675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44145235918142" calcext:value-type="float">
            <text:p>0.6441452359181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0.568689337038931" calcext:value-type="float">
            <text:p>0.568689337038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43295888822119" calcext:value-type="float">
            <text:p>0.6432958888221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2" calcext:value-type="float">
            <text:p>462</text:p>
          </table:table-cell>
          <table:table-cell office:value-type="float" office:value="0.576752443668542" calcext:value-type="float">
            <text:p>0.576752443668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4346015215612" calcext:value-type="float">
            <text:p>0.643460152156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0.579932287652909" calcext:value-type="float">
            <text:p>0.579932287652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45735228053913" calcext:value-type="float">
            <text:p>0.6457352280539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0.580799631443046" calcext:value-type="float">
            <text:p>0.580799631443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45052523660698" calcext:value-type="float">
            <text:p>0.6450525236606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0.584991635128616" calcext:value-type="float">
            <text:p>0.5849916351286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43363903185996" calcext:value-type="float">
            <text:p>0.6433639031859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0.585570290205901" calcext:value-type="float">
            <text:p>0.585570290205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44983955429304" calcext:value-type="float">
            <text:p>0.6449839554293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0.589188271514368" calcext:value-type="float">
            <text:p>0.589188271514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46715934056829" calcext:value-type="float">
            <text:p>0.6467159340568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0.595677341180177" calcext:value-type="float">
            <text:p>0.595677341180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47291028237387" calcext:value-type="float">
            <text:p>0.6472910282373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0.602577710625518" calcext:value-type="float">
            <text:p>0.602577710625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4818117955014" calcext:value-type="float">
            <text:p>0.6448181179550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0.604551933519263" calcext:value-type="float">
            <text:p>0.6045519335192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43446859852387" calcext:value-type="float">
            <text:p>0.6434468598523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0.6061534730076" calcext:value-type="float">
            <text:p>0.6061534730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42582011507027" calcext:value-type="float">
            <text:p>0.6425820115070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2" calcext:value-type="float">
            <text:p>472</text:p>
          </table:table-cell>
          <table:table-cell office:value-type="float" office:value="0.605425271610857" calcext:value-type="float">
            <text:p>0.6054252716108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4392089727431" calcext:value-type="float">
            <text:p>0.643920897274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0.608259907783638" calcext:value-type="float">
            <text:p>0.6082599077836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45408517569859" calcext:value-type="float">
            <text:p>0.6454085175698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0.613540945069438" calcext:value-type="float">
            <text:p>0.613540945069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45186316452132" calcext:value-type="float">
            <text:p>0.6451863164521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0.617405535618743" calcext:value-type="float">
            <text:p>0.617405535618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44551446751663" calcext:value-type="float">
            <text:p>0.6445514467516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0.616856480262556" calcext:value-type="float">
            <text:p>0.616856480262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45132959311173" calcext:value-type="float">
            <text:p>0.6451329593111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0.62018791545993" calcext:value-type="float">
            <text:p>0.62018791545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44768586239801" calcext:value-type="float">
            <text:p>0.6447685862398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8" calcext:value-type="float">
            <text:p>478</text:p>
          </table:table-cell>
          <table:table-cell office:value-type="float" office:value="0.625236036305331" calcext:value-type="float">
            <text:p>0.625236036305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45502108431094" calcext:value-type="float">
            <text:p>0.6455021084310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0.629483675942278" calcext:value-type="float">
            <text:p>0.629483675942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46092541892238" calcext:value-type="float">
            <text:p>0.6460925418922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float" office:value="0.633588839182855" calcext:value-type="float">
            <text:p>0.633588839182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45435812277511" calcext:value-type="float">
            <text:p>0.6454358122775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0.640434768972845" calcext:value-type="float">
            <text:p>0.640434768972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45719042807218" calcext:value-type="float">
            <text:p>0.6457190428072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2" calcext:value-type="float">
            <text:p>482</text:p>
          </table:table-cell>
          <table:table-cell office:value-type="float" office:value="0.64814806834194" calcext:value-type="float">
            <text:p>0.64814806834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44261852379146" calcext:value-type="float">
            <text:p>0.6442618523791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0.647820433812367" calcext:value-type="float">
            <text:p>0.647820433812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4571397069746" calcext:value-type="float">
            <text:p>0.645713970697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4" calcext:value-type="float">
            <text:p>484</text:p>
          </table:table-cell>
          <table:table-cell office:value-type="float" office:value="0.646675562807576" calcext:value-type="float">
            <text:p>0.646675562807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45792778702904" calcext:value-type="float">
            <text:p>0.6457927787029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0.649032336591265" calcext:value-type="float">
            <text:p>0.649032336591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45584850915875" calcext:value-type="float">
            <text:p>0.6455848509158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0.651986457669797" calcext:value-type="float">
            <text:p>0.6519864576697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4688181139548" calcext:value-type="float">
            <text:p>0.646881811395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office:value-type="float" office:value="0.653361329935204" calcext:value-type="float">
            <text:p>0.653361329935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49357437725969" calcext:value-type="float">
            <text:p>0.6493574377259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0.658827716635852" calcext:value-type="float">
            <text:p>0.658827716635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49771079843555" calcext:value-type="float">
            <text:p>0.6497710798435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0.663543787295581" calcext:value-type="float">
            <text:p>0.663543787295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0614409507547" calcext:value-type="float">
            <text:p>0.6506144095075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0.670066244159467" calcext:value-type="float">
            <text:p>0.670066244159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1914717025375" calcext:value-type="float">
            <text:p>0.6519147170253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0.675183763536054" calcext:value-type="float">
            <text:p>0.675183763536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52598367057919" calcext:value-type="float">
            <text:p>0.6525983670579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2" calcext:value-type="float">
            <text:p>492</text:p>
          </table:table-cell>
          <table:table-cell office:value-type="float" office:value="0.677379294321746" calcext:value-type="float">
            <text:p>0.677379294321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1945399260355" calcext:value-type="float">
            <text:p>0.6519453992603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3" calcext:value-type="float">
            <text:p>493</text:p>
          </table:table-cell>
          <table:table-cell office:value-type="float" office:value="0.682205501378529" calcext:value-type="float">
            <text:p>0.682205501378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314834156641" calcext:value-type="float">
            <text:p>0.6503148341566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0.686216779698077" calcext:value-type="float">
            <text:p>0.6862167796980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49650195131845" calcext:value-type="float">
            <text:p>0.6496501951318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5" calcext:value-type="float">
            <text:p>495</text:p>
          </table:table-cell>
          <table:table-cell office:value-type="float" office:value="0.691206463752948" calcext:value-type="float">
            <text:p>0.691206463752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50536243516097" calcext:value-type="float">
            <text:p>0.6505362435160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office:value-type="float" office:value="0.696294399115418" calcext:value-type="float">
            <text:p>0.696294399115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0992906397391" calcext:value-type="float">
            <text:p>0.6509929063973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0.700760026552836" calcext:value-type="float">
            <text:p>0.700760026552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51736498460178" calcext:value-type="float">
            <text:p>0.6517364984601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0.705352426287307" calcext:value-type="float">
            <text:p>0.7053524262873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54861990618433" calcext:value-type="float">
            <text:p>0.6548619906184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office:value-type="float" office:value="0.710298902024434" calcext:value-type="float">
            <text:p>0.710298902024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54460911695856" calcext:value-type="float">
            <text:p>0.6544609116958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0.71319591300419" calcext:value-type="float">
            <text:p>0.71319591300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53336149907141" calcext:value-type="float">
            <text:p>0.6533361499071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0.716897287207481" calcext:value-type="float">
            <text:p>0.716897287207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53972599728825" calcext:value-type="float">
            <text:p>0.6539725997288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2" calcext:value-type="float">
            <text:p>502</text:p>
          </table:table-cell>
          <table:table-cell office:value-type="float" office:value="0.721032662161493" calcext:value-type="float">
            <text:p>0.721032662161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52527213354178" calcext:value-type="float">
            <text:p>0.6525272133541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0.726222335539878" calcext:value-type="float">
            <text:p>0.7262223355398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4978765550635" calcext:value-type="float">
            <text:p>0.649787655506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float" office:value="0.72996011218448" calcext:value-type="float">
            <text:p>0.72996011218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48724561559982" calcext:value-type="float">
            <text:p>0.6487245615599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0.732104955507079" calcext:value-type="float">
            <text:p>0.7321049555070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48611584950231" calcext:value-type="float">
            <text:p>0.6486115849502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0.738245444413547" calcext:value-type="float">
            <text:p>0.738245444413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50054463183568" calcext:value-type="float">
            <text:p>0.6500544631835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0.740336674179938" calcext:value-type="float">
            <text:p>0.740336674179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51618434680765" calcext:value-type="float">
            <text:p>0.6516184346807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0.741880675859191" calcext:value-type="float">
            <text:p>0.741880675859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52557082423" calcext:value-type="float">
            <text:p>0.653752557082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0.742697163218246" calcext:value-type="float">
            <text:p>0.7426971632182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54683385941979" calcext:value-type="float">
            <text:p>0.6546833859419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0" calcext:value-type="float">
            <text:p>510</text:p>
          </table:table-cell>
          <table:table-cell office:value-type="float" office:value="0.744317810633683" calcext:value-type="float">
            <text:p>0.744317810633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53497997865692" calcext:value-type="float">
            <text:p>0.6534979978656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0.744652410305124" calcext:value-type="float">
            <text:p>0.744652410305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53416918596255" calcext:value-type="float">
            <text:p>0.6534169185962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0.74498366397985" calcext:value-type="float">
            <text:p>0.74498366397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52190011980125" calcext:value-type="float">
            <text:p>0.6521900119801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0.748010017816242" calcext:value-type="float">
            <text:p>0.748010017816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1351171969613" calcext:value-type="float">
            <text:p>0.6513511719696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0.751399482855471" calcext:value-type="float">
            <text:p>0.7513994828554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1206375333716" calcext:value-type="float">
            <text:p>0.6512063753337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0.754361678503107" calcext:value-type="float">
            <text:p>0.754361678503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50867151086552" calcext:value-type="float">
            <text:p>0.6508671510865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0.758122409544163" calcext:value-type="float">
            <text:p>0.758122409544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1636960588344" calcext:value-type="float">
            <text:p>0.6516369605883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0.761652296559832" calcext:value-type="float">
            <text:p>0.761652296559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51787257649128" calcext:value-type="float">
            <text:p>0.6517872576491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0.762160773594234" calcext:value-type="float">
            <text:p>0.762160773594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51666900600587" calcext:value-type="float">
            <text:p>0.651666900600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0.764012850068818" calcext:value-type="float">
            <text:p>0.764012850068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1468912913262" calcext:value-type="float">
            <text:p>0.6514689129132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0.763431545097541" calcext:value-type="float">
            <text:p>0.7634315450975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51478614028032" calcext:value-type="float">
            <text:p>0.6514786140280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0.764844848694185" calcext:value-type="float">
            <text:p>0.764844848694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2852026645515" calcext:value-type="float">
            <text:p>0.652852026645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2" calcext:value-type="float">
            <text:p>522</text:p>
          </table:table-cell>
          <table:table-cell office:value-type="float" office:value="0.772553543064386" calcext:value-type="float">
            <text:p>0.772553543064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5178403269485" calcext:value-type="float">
            <text:p>0.651784032694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0.779373462179197" calcext:value-type="float">
            <text:p>0.779373462179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51430575929545" calcext:value-type="float">
            <text:p>0.6514305759295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0.779815021675052" calcext:value-type="float">
            <text:p>0.779815021675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50310209564189" calcext:value-type="float">
            <text:p>0.650310209564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0.783616871458301" calcext:value-type="float">
            <text:p>0.783616871458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496241009326" calcext:value-type="float">
            <text:p>0.64962410093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0.789380702743718" calcext:value-type="float">
            <text:p>0.789380702743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49516748812162" calcext:value-type="float">
            <text:p>0.649516748812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0.791486895716281" calcext:value-type="float">
            <text:p>0.791486895716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2440185975204" calcext:value-type="float">
            <text:p>0.6524401859752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0.788956642143734" calcext:value-type="float">
            <text:p>0.7889566421437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56159686554476" calcext:value-type="float">
            <text:p>0.6561596865544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0.785612530267751" calcext:value-type="float">
            <text:p>0.785612530267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6457064047906" calcext:value-type="float">
            <text:p>0.6564570640479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0.784072194438757" calcext:value-type="float">
            <text:p>0.7840721944387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57771281286214" calcext:value-type="float">
            <text:p>0.657771281286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0.786707662970561" calcext:value-type="float">
            <text:p>0.786707662970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60848740887145" calcext:value-type="float">
            <text:p>0.660848740887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2" calcext:value-type="float">
            <text:p>532</text:p>
          </table:table-cell>
          <table:table-cell office:value-type="float" office:value="0.78766411575262" calcext:value-type="float">
            <text:p>0.78766411575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3803095008329" calcext:value-type="float">
            <text:p>0.6638030950083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0.78645414126176" calcext:value-type="float">
            <text:p>0.78645414126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62223887587657" calcext:value-type="float">
            <text:p>0.6622238875876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0.78682489396679" calcext:value-type="float">
            <text:p>0.78682489396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62369941394707" calcext:value-type="float">
            <text:p>0.6623699413947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0.78752807359855" calcext:value-type="float">
            <text:p>0.787528073598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63429857799969" calcext:value-type="float">
            <text:p>0.6634298577999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float" office:value="0.791016429226201" calcext:value-type="float">
            <text:p>0.7910164292262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64089676869029" calcext:value-type="float">
            <text:p>0.6640896768690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0.792689598267272" calcext:value-type="float">
            <text:p>0.792689598267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64567424168135" calcext:value-type="float">
            <text:p>0.6645674241681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0.795715083236981" calcext:value-type="float">
            <text:p>0.795715083236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5991056857146" calcext:value-type="float">
            <text:p>0.6659910568571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0.799257932404611" calcext:value-type="float">
            <text:p>0.799257932404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67028115985545" calcext:value-type="float">
            <text:p>0.6670281159855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0.798265353080565" calcext:value-type="float">
            <text:p>0.798265353080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463319714453" calcext:value-type="float">
            <text:p>0.664633197144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0.801116032883093" calcext:value-type="float">
            <text:p>0.801116032883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62526742473698" calcext:value-type="float">
            <text:p>0.6625267424736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float" office:value="0.804923054372443" calcext:value-type="float">
            <text:p>0.804923054372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62714661862148" calcext:value-type="float">
            <text:p>0.6627146618621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0.808778585733481" calcext:value-type="float">
            <text:p>0.808778585733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62772297852222" calcext:value-type="float">
            <text:p>0.662772297852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0.811599890785237" calcext:value-type="float">
            <text:p>0.811599890785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62811241540367" calcext:value-type="float">
            <text:p>0.6628112415403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0.816341034734527" calcext:value-type="float">
            <text:p>0.816341034734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1773191236764" calcext:value-type="float">
            <text:p>0.6617731912367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6" calcext:value-type="float">
            <text:p>546</text:p>
          </table:table-cell>
          <table:table-cell office:value-type="float" office:value="0.817723078932637" calcext:value-type="float">
            <text:p>0.817723078932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63898914821779" calcext:value-type="float">
            <text:p>0.6638989148217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float" office:value="0.819930463527926" calcext:value-type="float">
            <text:p>0.81993046352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65305902685055" calcext:value-type="float">
            <text:p>0.6653059026850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8" calcext:value-type="float">
            <text:p>548</text:p>
          </table:table-cell>
          <table:table-cell office:value-type="float" office:value="0.823331158892646" calcext:value-type="float">
            <text:p>0.8233311588926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66474072708484" calcext:value-type="float">
            <text:p>0.6664740727084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0.829026418732291" calcext:value-type="float">
            <text:p>0.8290264187322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180466002018" calcext:value-type="float">
            <text:p>0.6671804660020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0.831788786123916" calcext:value-type="float">
            <text:p>0.831788786123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8341994675331" calcext:value-type="float">
            <text:p>0.6683419946753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0.833470898262677" calcext:value-type="float">
            <text:p>0.8334708982626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66378574728577" calcext:value-type="float">
            <text:p>0.6663785747285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2" calcext:value-type="float">
            <text:p>552</text:p>
          </table:table-cell>
          <table:table-cell office:value-type="float" office:value="0.83633618928005" calcext:value-type="float">
            <text:p>0.836336189280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67519667030072" calcext:value-type="float">
            <text:p>0.6675196670300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0.83874205815648" calcext:value-type="float">
            <text:p>0.838742058156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68087713603015" calcext:value-type="float">
            <text:p>0.6680877136030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0.845193347252335" calcext:value-type="float">
            <text:p>0.8451933472523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344336466984" calcext:value-type="float">
            <text:p>0.6683443364669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0.854598556636954" calcext:value-type="float">
            <text:p>0.854598556636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66660893102315" calcext:value-type="float">
            <text:p>0.6666608931023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0.862975647993662" calcext:value-type="float">
            <text:p>0.862975647993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66696986873994" calcext:value-type="float">
            <text:p>0.6666969868739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0.871268968436802" calcext:value-type="float">
            <text:p>0.871268968436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67677075828784" calcext:value-type="float">
            <text:p>0.6676770758287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float" office:value="0.873010824206979" calcext:value-type="float">
            <text:p>0.873010824206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9578286721872" calcext:value-type="float">
            <text:p>0.6695782867218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0.881672020312736" calcext:value-type="float">
            <text:p>0.881672020312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0073515090608" calcext:value-type="float">
            <text:p>0.6700735150906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  <table:table-cell office:value-type="float" office:value="0.876426728681037" calcext:value-type="float">
            <text:p>0.876426728681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70872779939702" calcext:value-type="float">
            <text:p>0.6708727799397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0.875757699489465" calcext:value-type="float">
            <text:p>0.8757576994894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72390653125527" calcext:value-type="float">
            <text:p>0.6723906531255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0.877869687711961" calcext:value-type="float">
            <text:p>0.877869687711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7463581875922" calcext:value-type="float">
            <text:p>0.674635818759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0.880290990834842" calcext:value-type="float">
            <text:p>0.880290990834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7635571824034" calcext:value-type="float">
            <text:p>0.676355718240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0.883571414259827" calcext:value-type="float">
            <text:p>0.883571414259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77570303134439" calcext:value-type="float">
            <text:p>0.6775703031344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0.886658777040305" calcext:value-type="float">
            <text:p>0.886658777040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77961266769761" calcext:value-type="float">
            <text:p>0.6779612667697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float" office:value="0.886839808317521" calcext:value-type="float">
            <text:p>0.886839808317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80695167615577" calcext:value-type="float">
            <text:p>0.6806951676155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0.889221410234346" calcext:value-type="float">
            <text:p>0.889221410234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81344863338265" calcext:value-type="float">
            <text:p>0.6813448633382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0.894420105222912" calcext:value-type="float">
            <text:p>0.8944201052229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81057730494356" calcext:value-type="float">
            <text:p>0.6810577304943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0.899024291267457" calcext:value-type="float">
            <text:p>0.899024291267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78959796867573" calcext:value-type="float">
            <text:p>0.6789597968675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0.906034048354782" calcext:value-type="float">
            <text:p>0.906034048354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80279954996459" calcext:value-type="float">
            <text:p>0.6802799549964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float" office:value="0.911973707871234" calcext:value-type="float">
            <text:p>0.9119737078712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795083965702" calcext:value-type="float">
            <text:p>0.677950839657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float" office:value="0.917253970792522" calcext:value-type="float">
            <text:p>0.9172539707925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772558254315" calcext:value-type="float">
            <text:p>0.6757725582543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0.917646648475901" calcext:value-type="float">
            <text:p>0.9176466484759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6514832671772" calcext:value-type="float">
            <text:p>0.6765148326717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0.922755896276856" calcext:value-type="float">
            <text:p>0.9227558962768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76725294101152" calcext:value-type="float">
            <text:p>0.6767252941011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0.923111670647421" calcext:value-type="float">
            <text:p>0.923111670647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8090571280622" calcext:value-type="float">
            <text:p>0.6780905712806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6" calcext:value-type="float">
            <text:p>576</text:p>
          </table:table-cell>
          <table:table-cell office:value-type="float" office:value="0.92471388727428" calcext:value-type="float">
            <text:p>0.92471388727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8058151022801" calcext:value-type="float">
            <text:p>0.680581510228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0.927966748401538" calcext:value-type="float">
            <text:p>0.927966748401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81402813769798" calcext:value-type="float">
            <text:p>0.6814028137697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0.928232535462977" calcext:value-type="float">
            <text:p>0.9282325354629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80822551865866" calcext:value-type="float">
            <text:p>0.6808225518658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0.928950210108347" calcext:value-type="float">
            <text:p>0.928950210108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81297563341427" calcext:value-type="float">
            <text:p>0.6812975633414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0" calcext:value-type="float">
            <text:p>580</text:p>
          </table:table-cell>
          <table:table-cell office:value-type="float" office:value="0.932874993721549" calcext:value-type="float">
            <text:p>0.9328749937215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84332303444054" calcext:value-type="float">
            <text:p>0.6843323034440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0.934455334693424" calcext:value-type="float">
            <text:p>0.934455334693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4829405941528" calcext:value-type="float">
            <text:p>0.6848294059415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2" calcext:value-type="float">
            <text:p>582</text:p>
          </table:table-cell>
          <table:table-cell office:value-type="float" office:value="0.937253638489347" calcext:value-type="float">
            <text:p>0.937253638489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85949861882113" calcext:value-type="float">
            <text:p>0.6859498618821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0.938881102104454" calcext:value-type="float">
            <text:p>0.938881102104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87464747499745" calcext:value-type="float">
            <text:p>0.6874647474997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float" office:value="0.941492291083409" calcext:value-type="float">
            <text:p>0.941492291083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87111839155182" calcext:value-type="float">
            <text:p>0.6871118391551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0.945259186354393" calcext:value-type="float">
            <text:p>0.945259186354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87550365433681" calcext:value-type="float">
            <text:p>0.6875503654336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float" office:value="0.941139927824183" calcext:value-type="float">
            <text:p>0.941139927824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89031026162906" calcext:value-type="float">
            <text:p>0.6890310261629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0.939506306323719" calcext:value-type="float">
            <text:p>0.939506306323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90244164177139" calcext:value-type="float">
            <text:p>0.6902441641771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0.943111243260481" calcext:value-type="float">
            <text:p>0.943111243260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90658795706099" calcext:value-type="float">
            <text:p>0.6906587957060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0.948367630827876" calcext:value-type="float">
            <text:p>0.948367630827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92113789669942" calcext:value-type="float">
            <text:p>0.6921137896699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0.953883954519598" calcext:value-type="float">
            <text:p>0.9538839545195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92080406875283" calcext:value-type="float">
            <text:p>0.6920804068752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0.960595114974402" calcext:value-type="float">
            <text:p>0.960595114974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92736922394159" calcext:value-type="float">
            <text:p>0.6927369223941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0.963132020967515" calcext:value-type="float">
            <text:p>0.963132020967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93155524734199" calcext:value-type="float">
            <text:p>0.6931555247341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0.962448069178892" calcext:value-type="float">
            <text:p>0.962448069178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9399624671458" calcext:value-type="float">
            <text:p>0.69399624671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float" office:value="0.963656921820437" calcext:value-type="float">
            <text:p>0.963656921820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94457414190937" calcext:value-type="float">
            <text:p>0.6944574141909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0.964020352602232" calcext:value-type="float">
            <text:p>0.964020352602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92803537723446" calcext:value-type="float">
            <text:p>0.6928035377234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0.963471058167119" calcext:value-type="float">
            <text:p>0.963471058167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93375502346211" calcext:value-type="float">
            <text:p>0.6933755023462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0.963465977215077" calcext:value-type="float">
            <text:p>0.9634659772150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93782172854664" calcext:value-type="float">
            <text:p>0.6937821728546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8" calcext:value-type="float">
            <text:p>598</text:p>
          </table:table-cell>
          <table:table-cell office:value-type="float" office:value="0.964572058183668" calcext:value-type="float">
            <text:p>0.964572058183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93034827316594" calcext:value-type="float">
            <text:p>0.6930348273165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0.966995303119072" calcext:value-type="float">
            <text:p>0.966995303119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1975125809597" calcext:value-type="float">
            <text:p>0.6919751258095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0.968525350087881" calcext:value-type="float">
            <text:p>0.968525350087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9094426344039" calcext:value-type="float">
            <text:p>0.690944263440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0.973385551132457" calcext:value-type="float">
            <text:p>0.973385551132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91034820805986" calcext:value-type="float">
            <text:p>0.6910348208059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0.976877502072746" calcext:value-type="float">
            <text:p>0.976877502072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8924211965675" calcext:value-type="float">
            <text:p>0.689242119656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0.983497615940907" calcext:value-type="float">
            <text:p>0.983497615940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89291446032998" calcext:value-type="float">
            <text:p>0.6892914460329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  <table:table-cell office:value-type="float" office:value="0.989615020733879" calcext:value-type="float">
            <text:p>0.9896150207338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8594850591073" calcext:value-type="float">
            <text:p>0.6885948505910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0.994576013383683" calcext:value-type="float">
            <text:p>0.994576013383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87634828011088" calcext:value-type="float">
            <text:p>0.687634828011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0.999942753249846" calcext:value-type="float">
            <text:p>0.999942753249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86831778160296" calcext:value-type="float">
            <text:p>0.6868317781602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1.00306832571735" calcext:value-type="float">
            <text:p>1.00306832571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86317051538914" calcext:value-type="float">
            <text:p>0.6863170515389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8" calcext:value-type="float">
            <text:p>608</text:p>
          </table:table-cell>
          <table:table-cell office:value-type="float" office:value="1.00497312633114" calcext:value-type="float">
            <text:p>1.00497312633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86189632318862" calcext:value-type="float">
            <text:p>0.6861896323188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1.00621371764848" calcext:value-type="float">
            <text:p>1.006213717648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8599440266234" calcext:value-type="float">
            <text:p>0.685994402662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1.0138438881643" calcext:value-type="float">
            <text:p>1.0138438881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86505592656335" calcext:value-type="float">
            <text:p>0.6865055926563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1.01899956692971" calcext:value-type="float">
            <text:p>1.018999566929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8762834160782" calcext:value-type="float">
            <text:p>0.687628341607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  <table:table-cell office:value-type="float" office:value="1.0252960577469" calcext:value-type="float">
            <text:p>1.0252960577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8687565369736" calcext:value-type="float">
            <text:p>0.686875653697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1.0284913730315" calcext:value-type="float">
            <text:p>1.02849137303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87574464727954" calcext:value-type="float">
            <text:p>0.6875744647279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1.0293175704123" calcext:value-type="float">
            <text:p>1.0293175704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87886220080675" calcext:value-type="float">
            <text:p>0.6878862200806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1.0300588774668" calcext:value-type="float">
            <text:p>1.0300588774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86914093631163" calcext:value-type="float">
            <text:p>0.6869140936311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1.03194578869213" calcext:value-type="float">
            <text:p>1.03194578869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85253286028185" calcext:value-type="float">
            <text:p>0.685253286028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1.03607077524965" calcext:value-type="float">
            <text:p>1.03607077524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84597936266495" calcext:value-type="float">
            <text:p>0.6845979362664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8" calcext:value-type="float">
            <text:p>618</text:p>
          </table:table-cell>
          <table:table-cell office:value-type="float" office:value="1.04237673416382" calcext:value-type="float">
            <text:p>1.04237673416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8320195690383" calcext:value-type="float">
            <text:p>0.683201956903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1.05386786043921" calcext:value-type="float">
            <text:p>1.053867860439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84005405315087" calcext:value-type="float">
            <text:p>0.6840054053150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1.05999584850148" calcext:value-type="float">
            <text:p>1.05999584850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8445178342274" calcext:value-type="float">
            <text:p>0.684451783422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1.06713782550034" calcext:value-type="float">
            <text:p>1.067137825500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86061811043058" calcext:value-type="float">
            <text:p>0.6860618110430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1.06904709240662" calcext:value-type="float">
            <text:p>1.06904709240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6953486510609" calcext:value-type="float">
            <text:p>0.6869534865106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1.07196773259367" calcext:value-type="float">
            <text:p>1.07196773259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85833951645503" calcext:value-type="float">
            <text:p>0.6858339516455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4" calcext:value-type="float">
            <text:p>624</text:p>
          </table:table-cell>
          <table:table-cell office:value-type="float" office:value="1.07466910789931" calcext:value-type="float">
            <text:p>1.074669107899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85052960195346" calcext:value-type="float">
            <text:p>0.6850529601953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1.07875000302721" calcext:value-type="float">
            <text:p>1.078750003027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82478292662359" calcext:value-type="float">
            <text:p>0.6824782926623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6" calcext:value-type="float">
            <text:p>626</text:p>
          </table:table-cell>
          <table:table-cell office:value-type="float" office:value="1.08062916966361" calcext:value-type="float">
            <text:p>1.080629169663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82970582906467" calcext:value-type="float">
            <text:p>0.6829705829064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1.08223667107042" calcext:value-type="float">
            <text:p>1.08223667107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84727264511957" calcext:value-type="float">
            <text:p>0.684727264511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8" calcext:value-type="float">
            <text:p>628</text:p>
          </table:table-cell>
          <table:table-cell office:value-type="float" office:value="1.08780319324861" calcext:value-type="float">
            <text:p>1.08780319324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85814264167307" calcext:value-type="float">
            <text:p>0.6858142641673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1.09473766131612" calcext:value-type="float">
            <text:p>1.09473766131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87533899303412" calcext:value-type="float">
            <text:p>0.6875338993034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1.09689373297882" calcext:value-type="float">
            <text:p>1.096893732978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88087131738949" calcext:value-type="float">
            <text:p>0.6880871317389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1.09834903807327" calcext:value-type="float">
            <text:p>1.09834903807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87360106575406" calcext:value-type="float">
            <text:p>0.6873601065754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1.09978979011678" calcext:value-type="float">
            <text:p>1.09978979011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86716872001798" calcext:value-type="float">
            <text:p>0.6867168720017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1.10379189221562" calcext:value-type="float">
            <text:p>1.10379189221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86480138064389" calcext:value-type="float">
            <text:p>0.6864801380643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4" calcext:value-type="float">
            <text:p>634</text:p>
          </table:table-cell>
          <table:table-cell office:value-type="float" office:value="1.10886508440457" calcext:value-type="float">
            <text:p>1.10886508440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86447019852062" calcext:value-type="float">
            <text:p>0.6864470198520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1.11426292004701" calcext:value-type="float">
            <text:p>1.11426292004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87607759737575" calcext:value-type="float">
            <text:p>0.6876077597375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1.12092516889532" calcext:value-type="float">
            <text:p>1.12092516889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89427334314112" calcext:value-type="float">
            <text:p>0.6894273343141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1.13034091720637" calcext:value-type="float">
            <text:p>1.13034091720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90982258831934" calcext:value-type="float">
            <text:p>0.690982258831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1.13489116657089" calcext:value-type="float">
            <text:p>1.134891166570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90375753779159" calcext:value-type="float">
            <text:p>0.6903757537791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1.14038436016834" calcext:value-type="float">
            <text:p>1.140384360168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91181247342689" calcext:value-type="float">
            <text:p>0.691181247342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1.14580978485934" calcext:value-type="float">
            <text:p>1.145809784859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92346357946185" calcext:value-type="float">
            <text:p>0.692346357946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1.15118095530343" calcext:value-type="float">
            <text:p>1.15118095530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91778826570114" calcext:value-type="float">
            <text:p>0.691778826570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2" calcext:value-type="float">
            <text:p>642</text:p>
          </table:table-cell>
          <table:table-cell office:value-type="float" office:value="1.15666914575039" calcext:value-type="float">
            <text:p>1.156669145750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91754655325689" calcext:value-type="float">
            <text:p>0.691754655325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float" office:value="1.16356399275443" calcext:value-type="float">
            <text:p>1.16356399275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92076692105765" calcext:value-type="float">
            <text:p>0.6920766921057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4" calcext:value-type="float">
            <text:p>644</text:p>
          </table:table-cell>
          <table:table-cell office:value-type="float" office:value="1.16742835282689" calcext:value-type="float">
            <text:p>1.167428352826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91917829946612" calcext:value-type="float">
            <text:p>0.6919178299466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1.17075406929862" calcext:value-type="float">
            <text:p>1.170754069298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91430812451166" calcext:value-type="float">
            <text:p>0.6914308124511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6" calcext:value-type="float">
            <text:p>646</text:p>
          </table:table-cell>
          <table:table-cell office:value-type="float" office:value="1.17430968650037" calcext:value-type="float">
            <text:p>1.17430968650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914710497812" calcext:value-type="float">
            <text:p>0.69147104978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1.17680901387779" calcext:value-type="float">
            <text:p>1.17680901387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9225586979982" calcext:value-type="float">
            <text:p>0.692255869799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8" calcext:value-type="float">
            <text:p>648</text:p>
          </table:table-cell>
          <table:table-cell office:value-type="float" office:value="1.18055816511832" calcext:value-type="float">
            <text:p>1.18055816511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91706937475448" calcext:value-type="float">
            <text:p>0.6917069374754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1.18339544060999" calcext:value-type="float">
            <text:p>1.18339544060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9063145225911" calcext:value-type="float">
            <text:p>0.690631452259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1.18687398620389" calcext:value-type="float">
            <text:p>1.18687398620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8953519360244" calcext:value-type="float">
            <text:p>0.689535193602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1.18857667491328" calcext:value-type="float">
            <text:p>1.18857667491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89598174999749" calcext:value-type="float">
            <text:p>0.6895981749997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1.18991671461576" calcext:value-type="float">
            <text:p>1.18991671461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89144500942059" calcext:value-type="float">
            <text:p>0.6891445009420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1.19216388893302" calcext:value-type="float">
            <text:p>1.19216388893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89499432744233" calcext:value-type="float">
            <text:p>0.689499432744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1.19708435530685" calcext:value-type="float">
            <text:p>1.197084355306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89482266471089" calcext:value-type="float">
            <text:p>0.6894822664710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1.19948851175378" calcext:value-type="float">
            <text:p>1.19948851175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90137443806378" calcext:value-type="float">
            <text:p>0.6901374438063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1.20249362663624" calcext:value-type="float">
            <text:p>1.20249362663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91068581683586" calcext:value-type="float">
            <text:p>0.6910685816835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1.20695517685637" calcext:value-type="float">
            <text:p>1.20695517685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9011534267526" calcext:value-type="float">
            <text:p>0.690115342675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1.21191265211483" calcext:value-type="float">
            <text:p>1.21191265211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89527320561639" calcext:value-type="float">
            <text:p>0.6895273205616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1.21433898013914" calcext:value-type="float">
            <text:p>1.214338980139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90398544817951" calcext:value-type="float">
            <text:p>0.6903985448179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0" calcext:value-type="float">
            <text:p>660</text:p>
          </table:table-cell>
          <table:table-cell office:value-type="float" office:value="1.21564386619981" calcext:value-type="float">
            <text:p>1.21564386619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90401775864617" calcext:value-type="float">
            <text:p>0.6904017758646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1.21648742753782" calcext:value-type="float">
            <text:p>1.21648742753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9829416397429" calcext:value-type="float">
            <text:p>0.689829416397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1.21654477548466" calcext:value-type="float">
            <text:p>1.216544775484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8882585907556" calcext:value-type="float">
            <text:p>0.688825859075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1.21437932772981" calcext:value-type="float">
            <text:p>1.21437932772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89946258493462" calcext:value-type="float">
            <text:p>0.6899462584934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4" calcext:value-type="float">
            <text:p>664</text:p>
          </table:table-cell>
          <table:table-cell office:value-type="float" office:value="1.21390220111918" calcext:value-type="float">
            <text:p>1.21390220111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90387221440442" calcext:value-type="float">
            <text:p>0.6903872214404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1.21291702526184" calcext:value-type="float">
            <text:p>1.21291702526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90150015892705" calcext:value-type="float">
            <text:p>0.6901500158927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1.21376082798219" calcext:value-type="float">
            <text:p>1.21376082798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90895574557307" calcext:value-type="float">
            <text:p>0.6908955745573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7" calcext:value-type="float">
            <text:p>667</text:p>
          </table:table-cell>
          <table:table-cell office:value-type="float" office:value="1.21784544192459" calcext:value-type="float">
            <text:p>1.217845441924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91227998122079" calcext:value-type="float">
            <text:p>0.6912279981220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8" calcext:value-type="float">
            <text:p>668</text:p>
          </table:table-cell>
          <table:table-cell office:value-type="float" office:value="1.22481592367556" calcext:value-type="float">
            <text:p>1.22481592367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92076912170709" calcext:value-type="float">
            <text:p>0.6920769121707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1.22964093517051" calcext:value-type="float">
            <text:p>1.22964093517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92235789066701" calcext:value-type="float">
            <text:p>0.6922357890667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1.2318445258188" calcext:value-type="float">
            <text:p>1.2318445258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92541153948311" calcext:value-type="float">
            <text:p>0.6925411539483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1.23356863375211" calcext:value-type="float">
            <text:p>1.233568633752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94392113716845" calcext:value-type="float">
            <text:p>0.6943921137168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float" office:value="1.23645033871893" calcext:value-type="float">
            <text:p>1.236450338718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95795650206795" calcext:value-type="float">
            <text:p>0.6957956502067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1.2434475374594" calcext:value-type="float">
            <text:p>1.2434475374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95973616034824" calcext:value-type="float">
            <text:p>0.6959736160348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1.25195645831122" calcext:value-type="float">
            <text:p>1.25195645831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9429959416019" calcext:value-type="float">
            <text:p>0.694299594160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1.25868217674698" calcext:value-type="float">
            <text:p>1.258682176746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94121304100941" calcext:value-type="float">
            <text:p>0.694121304100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6" calcext:value-type="float">
            <text:p>676</text:p>
          </table:table-cell>
          <table:table-cell office:value-type="float" office:value="1.26515195875309" calcext:value-type="float">
            <text:p>1.26515195875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95180091059932" calcext:value-type="float">
            <text:p>0.6951800910599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1.27698319778625" calcext:value-type="float">
            <text:p>1.27698319778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96135266893518" calcext:value-type="float">
            <text:p>0.6961352668935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1.28142266813397" calcext:value-type="float">
            <text:p>1.28142266813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94017664224583" calcext:value-type="float">
            <text:p>0.6940176642245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1.28384653669073" calcext:value-type="float">
            <text:p>1.283846536690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92696044283368" calcext:value-type="float">
            <text:p>0.6926960442833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0" calcext:value-type="float">
            <text:p>680</text:p>
          </table:table-cell>
          <table:table-cell office:value-type="float" office:value="1.28611918243493" calcext:value-type="float">
            <text:p>1.28611918243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90541811113262" calcext:value-type="float">
            <text:p>0.6905418111132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1" calcext:value-type="float">
            <text:p>681</text:p>
          </table:table-cell>
          <table:table-cell office:value-type="float" office:value="1.28666708151967" calcext:value-type="float">
            <text:p>1.286667081519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87459922413894" calcext:value-type="float">
            <text:p>0.687459922413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2" calcext:value-type="float">
            <text:p>682</text:p>
          </table:table-cell>
          <table:table-cell office:value-type="float" office:value="1.28980041070448" calcext:value-type="float">
            <text:p>1.28980041070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86384409947746" calcext:value-type="float">
            <text:p>0.6863844099477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3" calcext:value-type="float">
            <text:p>683</text:p>
          </table:table-cell>
          <table:table-cell office:value-type="float" office:value="1.29707784519392" calcext:value-type="float">
            <text:p>1.297077845193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85511945158613" calcext:value-type="float">
            <text:p>0.6855119451586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1.30376808369114" calcext:value-type="float">
            <text:p>1.30376808369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8647733852754" calcext:value-type="float">
            <text:p>0.686477338527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1.31017484729867" calcext:value-type="float">
            <text:p>1.310174847298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89092565142265" calcext:value-type="float">
            <text:p>0.6890925651422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1.314620268637" calcext:value-type="float">
            <text:p>1.314620268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90834118123321" calcext:value-type="float">
            <text:p>0.6908341181233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1.32020133867791" calcext:value-type="float">
            <text:p>1.320201338677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90380322396633" calcext:value-type="float">
            <text:p>0.6903803223966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8" calcext:value-type="float">
            <text:p>688</text:p>
          </table:table-cell>
          <table:table-cell office:value-type="float" office:value="1.32699932529113" calcext:value-type="float">
            <text:p>1.326999325291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90055466541088" calcext:value-type="float">
            <text:p>0.690055466541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1.33275372228212" calcext:value-type="float">
            <text:p>1.33275372228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92753305449974" calcext:value-type="float">
            <text:p>0.6927533054499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1.33248174061485" calcext:value-type="float">
            <text:p>1.33248174061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94550052230865" calcext:value-type="float">
            <text:p>0.694550052230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1.33546127103479" calcext:value-type="float">
            <text:p>1.33546127103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97199693408961" calcext:value-type="float">
            <text:p>0.6971996934089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1.34125559449466" calcext:value-type="float">
            <text:p>1.341255594494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99923348648785" calcext:value-type="float">
            <text:p>0.6999233486487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1.34761576582244" calcext:value-type="float">
            <text:p>1.34761576582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702601534517136" calcext:value-type="float">
            <text:p>0.7026015345171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1.35158146862933" calcext:value-type="float">
            <text:p>1.35158146862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702825519171964" calcext:value-type="float">
            <text:p>0.7028255191719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1.35639898727637" calcext:value-type="float">
            <text:p>1.35639898727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705707173890154" calcext:value-type="float">
            <text:p>0.7057071738901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6" calcext:value-type="float">
            <text:p>696</text:p>
          </table:table-cell>
          <table:table-cell office:value-type="float" office:value="1.36148884355745" calcext:value-type="float">
            <text:p>1.36148884355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705785780543213" calcext:value-type="float">
            <text:p>0.7057857805432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1.36699676213942" calcext:value-type="float">
            <text:p>1.36699676213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704958289229927" calcext:value-type="float">
            <text:p>0.7049582892299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1.37367162210423" calcext:value-type="float">
            <text:p>1.37367162210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704518148397714" calcext:value-type="float">
            <text:p>0.7045181483977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1.38011672406501" calcext:value-type="float">
            <text:p>1.38011672406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4283311741323" calcext:value-type="float">
            <text:p>0.704283311741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.3831726996815" calcext:value-type="float">
            <text:p>1.3831726996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705297158785853" calcext:value-type="float">
            <text:p>0.7052971587858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1.38615915450287" calcext:value-type="float">
            <text:p>1.386159154502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706913542036704" calcext:value-type="float">
            <text:p>0.7069135420367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1.39474654254968" calcext:value-type="float">
            <text:p>1.394746542549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707430613512889" calcext:value-type="float">
            <text:p>0.7074306135128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1.39564756197266" calcext:value-type="float">
            <text:p>1.39564756197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06845196266649" calcext:value-type="float">
            <text:p>0.7068451962666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1.3968339434958" calcext:value-type="float">
            <text:p>1.39683394349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705374830428384" calcext:value-type="float">
            <text:p>0.7053748304283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1.3974997504023" calcext:value-type="float">
            <text:p>1.3974997504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05948200768168" calcext:value-type="float">
            <text:p>0.7059482007681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6" calcext:value-type="float">
            <text:p>706</text:p>
          </table:table-cell>
          <table:table-cell office:value-type="float" office:value="1.40252475289828" calcext:value-type="float">
            <text:p>1.40252475289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705353835039556" calcext:value-type="float">
            <text:p>0.7053538350395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1.40575440733008" calcext:value-type="float">
            <text:p>1.40575440733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705100296689161" calcext:value-type="float">
            <text:p>0.7051002966891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8" calcext:value-type="float">
            <text:p>708</text:p>
          </table:table-cell>
          <table:table-cell office:value-type="float" office:value="1.40760595416587" calcext:value-type="float">
            <text:p>1.407605954165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705295056434133" calcext:value-type="float">
            <text:p>0.7052950564341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1.41142463146632" calcext:value-type="float">
            <text:p>1.41142463146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706752744167664" calcext:value-type="float">
            <text:p>0.7067527441676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0" calcext:value-type="float">
            <text:p>710</text:p>
          </table:table-cell>
          <table:table-cell office:value-type="float" office:value="1.4167548295961" calcext:value-type="float">
            <text:p>1.4167548295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70480042409926" calcext:value-type="float">
            <text:p>0.704800424099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1.42202124356429" calcext:value-type="float">
            <text:p>1.42202124356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04981857087704" calcext:value-type="float">
            <text:p>0.7049818570877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2" calcext:value-type="float">
            <text:p>712</text:p>
          </table:table-cell>
          <table:table-cell office:value-type="float" office:value="1.42604664516373" calcext:value-type="float">
            <text:p>1.42604664516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702494250498394" calcext:value-type="float">
            <text:p>0.7024942504983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1.43119794341798" calcext:value-type="float">
            <text:p>1.431197943417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701653518519726" calcext:value-type="float">
            <text:p>0.7016535185197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1.43552232762016" calcext:value-type="float">
            <text:p>1.4355223276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701544613856617" calcext:value-type="float">
            <text:p>0.7015446138566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1.43912628801743" calcext:value-type="float">
            <text:p>1.43912628801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702941184885433" calcext:value-type="float">
            <text:p>0.7029411848854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6" calcext:value-type="float">
            <text:p>716</text:p>
          </table:table-cell>
          <table:table-cell office:value-type="float" office:value="1.44054897862563" calcext:value-type="float">
            <text:p>1.44054897862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03775020899826" calcext:value-type="float">
            <text:p>0.7037750208998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7" calcext:value-type="float">
            <text:p>717</text:p>
          </table:table-cell>
          <table:table-cell office:value-type="float" office:value="1.43967290060408" calcext:value-type="float">
            <text:p>1.43967290060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01169088872646" calcext:value-type="float">
            <text:p>0.7011690888726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float" office:value="1.43952617159804" calcext:value-type="float">
            <text:p>1.43952617159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99280550693279" calcext:value-type="float">
            <text:p>0.6992805506932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1.43982478743308" calcext:value-type="float">
            <text:p>1.43982478743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7948122544837" calcext:value-type="float">
            <text:p>0.697948122544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1.44202653955874" calcext:value-type="float">
            <text:p>1.442026539558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96676795825826" calcext:value-type="float">
            <text:p>0.6966767958258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1.44439872699335" calcext:value-type="float">
            <text:p>1.444398726993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95921481612062" calcext:value-type="float">
            <text:p>0.6959214816120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1.4467471925536" calcext:value-type="float">
            <text:p>1.44674719255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96353571143767" calcext:value-type="float">
            <text:p>0.6963535711437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1.4507412590896" calcext:value-type="float">
            <text:p>1.4507412590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9689003543233" calcext:value-type="float">
            <text:p>0.69689003543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1.45550657377143" calcext:value-type="float">
            <text:p>1.45550657377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97471135078006" calcext:value-type="float">
            <text:p>0.6974711350780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1.45891069170719" calcext:value-type="float">
            <text:p>1.45891069170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96881400253048" calcext:value-type="float">
            <text:p>0.6968814002530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1.46262666953588" calcext:value-type="float">
            <text:p>1.462626669535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7895042390868" calcext:value-type="float">
            <text:p>0.6978950423908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1.46800040284052" calcext:value-type="float">
            <text:p>1.46800040284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98486185424903" calcext:value-type="float">
            <text:p>0.6984861854249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8" calcext:value-type="float">
            <text:p>728</text:p>
          </table:table-cell>
          <table:table-cell office:value-type="float" office:value="1.47176867467419" calcext:value-type="float">
            <text:p>1.47176867467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99346852025939" calcext:value-type="float">
            <text:p>0.6993468520259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1.47740186512043" calcext:value-type="float">
            <text:p>1.4774018651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99104438358" calcext:value-type="float">
            <text:p>0.6991044383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0" calcext:value-type="float">
            <text:p>730</text:p>
          </table:table-cell>
          <table:table-cell office:value-type="float" office:value="1.48689014155119" calcext:value-type="float">
            <text:p>1.48689014155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99335616196642" calcext:value-type="float">
            <text:p>0.6993356161966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1.49344981156425" calcext:value-type="float">
            <text:p>1.49344981156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701557136067734" calcext:value-type="float">
            <text:p>0.7015571360677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float" office:value="1.49802351016992" calcext:value-type="float">
            <text:p>1.49802351016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704666046034857" calcext:value-type="float">
            <text:p>0.7046660460348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1.50255147178953" calcext:value-type="float">
            <text:p>1.502551471789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704380519177747" calcext:value-type="float">
            <text:p>0.7043805191777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float" office:value="1.51149654530693" calcext:value-type="float">
            <text:p>1.51149654530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704127758762089" calcext:value-type="float">
            <text:p>0.7041277587620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1.51495300842529" calcext:value-type="float">
            <text:p>1.51495300842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702290101083971" calcext:value-type="float">
            <text:p>0.7022901010839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1.52025123953507" calcext:value-type="float">
            <text:p>1.52025123953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702678964779013" calcext:value-type="float">
            <text:p>0.7026789647790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1.52202985921519" calcext:value-type="float">
            <text:p>1.522029859215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703171259100689" calcext:value-type="float">
            <text:p>0.703171259100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8" calcext:value-type="float">
            <text:p>738</text:p>
          </table:table-cell>
          <table:table-cell office:value-type="float" office:value="1.52367230572107" calcext:value-type="float">
            <text:p>1.52367230572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70231732428746" calcext:value-type="float">
            <text:p>0.702317324287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1.52443558266386" calcext:value-type="float">
            <text:p>1.52443558266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702648236647698" calcext:value-type="float">
            <text:p>0.7026482366476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1.52712226131998" calcext:value-type="float">
            <text:p>1.527122261319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702817326236941" calcext:value-type="float">
            <text:p>0.702817326236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1.52832162694208" calcext:value-type="float">
            <text:p>1.528321626942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704481460666879" calcext:value-type="float">
            <text:p>0.7044814606668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1.53058558048398" calcext:value-type="float">
            <text:p>1.530585580483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70527805575184" calcext:value-type="float">
            <text:p>0.705278055751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1.53547203237145" calcext:value-type="float">
            <text:p>1.53547203237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05789377758424" calcext:value-type="float">
            <text:p>0.7057893777584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4" calcext:value-type="float">
            <text:p>744</text:p>
          </table:table-cell>
          <table:table-cell office:value-type="float" office:value="1.5380764957212" calcext:value-type="float">
            <text:p>1.5380764957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706462965462321" calcext:value-type="float">
            <text:p>0.7064629654623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float" office:value="1.53792300349126" calcext:value-type="float">
            <text:p>1.53792300349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704796565896194" calcext:value-type="float">
            <text:p>0.7047965658961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6" calcext:value-type="float">
            <text:p>746</text:p>
          </table:table-cell>
          <table:table-cell office:value-type="float" office:value="1.5388899273025" calcext:value-type="float">
            <text:p>1.5388899273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703795111865139" calcext:value-type="float">
            <text:p>0.7037951118651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1.54083436136281" calcext:value-type="float">
            <text:p>1.54083436136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704608400415909" calcext:value-type="float">
            <text:p>0.7046084004159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1.54348571924172" calcext:value-type="float">
            <text:p>1.543485719241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705085252191566" calcext:value-type="float">
            <text:p>0.7050852521915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1.54791197316041" calcext:value-type="float">
            <text:p>1.54791197316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05499188402045" calcext:value-type="float">
            <text:p>0.7054991884020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0" calcext:value-type="float">
            <text:p>750</text:p>
          </table:table-cell>
          <table:table-cell office:value-type="float" office:value="1.55302108872293" calcext:value-type="float">
            <text:p>1.553021088722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704640274949397" calcext:value-type="float">
            <text:p>0.7046402749493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1.5569908778357" calcext:value-type="float">
            <text:p>1.5569908778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70444976739641" calcext:value-type="float">
            <text:p>0.704449767396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1.56427811191448" calcext:value-type="float">
            <text:p>1.56427811191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704459533288337" calcext:value-type="float">
            <text:p>0.7044595332883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1.56689620036056" calcext:value-type="float">
            <text:p>1.56689620036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704850835391351" calcext:value-type="float">
            <text:p>0.7048508353913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1.57160459684752" calcext:value-type="float">
            <text:p>1.571604596847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705224202037438" calcext:value-type="float">
            <text:p>0.7052242020374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1.57852012982641" calcext:value-type="float">
            <text:p>1.57852012982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07932916192362" calcext:value-type="float">
            <text:p>0.7079329161923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1.58059207138529" calcext:value-type="float">
            <text:p>1.580592071385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706871286145483" calcext:value-type="float">
            <text:p>0.7068712861454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1.58180107604457" calcext:value-type="float">
            <text:p>1.58180107604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07504700943603" calcext:value-type="float">
            <text:p>0.7075047009436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1.58598306528412" calcext:value-type="float">
            <text:p>1.585983065284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708212080712409" calcext:value-type="float">
            <text:p>0.7082120807124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1.59161577194472" calcext:value-type="float">
            <text:p>1.59161577194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06867011698114" calcext:value-type="float">
            <text:p>0.706867011698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0" calcext:value-type="float">
            <text:p>760</text:p>
          </table:table-cell>
          <table:table-cell office:value-type="float" office:value="1.59715122712849" calcext:value-type="float">
            <text:p>1.59715122712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707087230470022" calcext:value-type="float">
            <text:p>0.7070872304700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1.60478627223426" calcext:value-type="float">
            <text:p>1.60478627223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705908474347894" calcext:value-type="float">
            <text:p>0.705908474347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2" calcext:value-type="float">
            <text:p>762</text:p>
          </table:table-cell>
          <table:table-cell office:value-type="float" office:value="1.60906099015708" calcext:value-type="float">
            <text:p>1.60906099015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70370171027952" calcext:value-type="float">
            <text:p>0.703701710279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1.61363704692217" calcext:value-type="float">
            <text:p>1.61363704692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702815486827519" calcext:value-type="float">
            <text:p>0.7028154868275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float" office:value="1.6161545226068" calcext:value-type="float">
            <text:p>1.61615452260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01526462394026" calcext:value-type="float">
            <text:p>0.7015264623940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1.6217237466115" calcext:value-type="float">
            <text:p>1.6217237466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01162360560783" calcext:value-type="float">
            <text:p>0.7011623605607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6" calcext:value-type="float">
            <text:p>766</text:p>
          </table:table-cell>
          <table:table-cell office:value-type="float" office:value="1.62443508057396" calcext:value-type="float">
            <text:p>1.62443508057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701146934673807" calcext:value-type="float">
            <text:p>0.7011469346738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7" calcext:value-type="float">
            <text:p>767</text:p>
          </table:table-cell>
          <table:table-cell office:value-type="float" office:value="1.62538371222436" calcext:value-type="float">
            <text:p>1.62538371222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0170100839823" calcext:value-type="float">
            <text:p>0.701701008398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8" calcext:value-type="float">
            <text:p>768</text:p>
          </table:table-cell>
          <table:table-cell office:value-type="float" office:value="1.62716558938783" calcext:value-type="float">
            <text:p>1.627165589387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01942685572935" calcext:value-type="float">
            <text:p>0.7019426855729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1.6270477796478" calcext:value-type="float">
            <text:p>1.62704777964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700614958321949" calcext:value-type="float">
            <text:p>0.7006149583219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1.62768639276041" calcext:value-type="float">
            <text:p>1.62768639276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701804887170102" calcext:value-type="float">
            <text:p>0.7018048871701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1.62967875960203" calcext:value-type="float">
            <text:p>1.629678759602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701181688083808" calcext:value-type="float">
            <text:p>0.7011816880838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2" calcext:value-type="float">
            <text:p>772</text:p>
          </table:table-cell>
          <table:table-cell office:value-type="float" office:value="1.63443460358496" calcext:value-type="float">
            <text:p>1.63443460358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701151853184952" calcext:value-type="float">
            <text:p>0.7011518531849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1.63780040247665" calcext:value-type="float">
            <text:p>1.637800402476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01980334653103" calcext:value-type="float">
            <text:p>0.701980334653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1.64062874765823" calcext:value-type="float">
            <text:p>1.64062874765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01299113983737" calcext:value-type="float">
            <text:p>0.7012991139837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1.64476300072219" calcext:value-type="float">
            <text:p>1.64476300072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00419456177233" calcext:value-type="float">
            <text:p>0.700419456177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float" office:value="1.6507478031474" calcext:value-type="float">
            <text:p>1.6507478031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99607730234707" calcext:value-type="float">
            <text:p>0.6996077302347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1.65350503099828" calcext:value-type="float">
            <text:p>1.65350503099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98789259109967" calcext:value-type="float">
            <text:p>0.6987892591099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float" office:value="1.65513664735496" calcext:value-type="float">
            <text:p>1.655136647354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98354558008229" calcext:value-type="float">
            <text:p>0.6983545580082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1.66075919392489" calcext:value-type="float">
            <text:p>1.66075919392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97574019946943" calcext:value-type="float">
            <text:p>0.697574019946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0" calcext:value-type="float">
            <text:p>780</text:p>
          </table:table-cell>
          <table:table-cell office:value-type="float" office:value="1.66359604643009" calcext:value-type="float">
            <text:p>1.66359604643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96675202824397" calcext:value-type="float">
            <text:p>0.6966752028243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1.66326777827348" calcext:value-type="float">
            <text:p>1.66326777827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9666815775586" calcext:value-type="float">
            <text:p>0.696668157755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2" calcext:value-type="float">
            <text:p>782</text:p>
          </table:table-cell>
          <table:table-cell office:value-type="float" office:value="1.66510732271297" calcext:value-type="float">
            <text:p>1.66510732271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97191188112458" calcext:value-type="float">
            <text:p>0.697191188112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1.66830473433432" calcext:value-type="float">
            <text:p>1.66830473433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95513393878392" calcext:value-type="float">
            <text:p>0.6955133938783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1.67081523537807" calcext:value-type="float">
            <text:p>1.670815235378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93404074917582" calcext:value-type="float">
            <text:p>0.6934040749175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1.67372972453373" calcext:value-type="float">
            <text:p>1.67372972453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91489797014256" calcext:value-type="float">
            <text:p>0.6914897970142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6" calcext:value-type="float">
            <text:p>786</text:p>
          </table:table-cell>
          <table:table-cell office:value-type="float" office:value="1.67830390269823" calcext:value-type="float">
            <text:p>1.67830390269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90547749722846" calcext:value-type="float">
            <text:p>0.6905477497228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1.68076328791367" calcext:value-type="float">
            <text:p>1.68076328791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9038046965051" calcext:value-type="float">
            <text:p>0.69038046965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1.68472488580376" calcext:value-type="float">
            <text:p>1.68472488580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90287009781591" calcext:value-type="float">
            <text:p>0.6902870097815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1.68949528400455" calcext:value-type="float">
            <text:p>1.689495284004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90190223333966" calcext:value-type="float">
            <text:p>0.6901902233339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0" calcext:value-type="float">
            <text:p>790</text:p>
          </table:table-cell>
          <table:table-cell office:value-type="float" office:value="1.69474318830736" calcext:value-type="float">
            <text:p>1.694743188307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91219355583385" calcext:value-type="float">
            <text:p>0.6912193555833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1.6989799669506" calcext:value-type="float">
            <text:p>1.6989799669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921974573862" calcext:value-type="float">
            <text:p>0.69219745738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2" calcext:value-type="float">
            <text:p>792</text:p>
          </table:table-cell>
          <table:table-cell office:value-type="float" office:value="1.7051901672811" calcext:value-type="float">
            <text:p>1.7051901672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91455740323068" calcext:value-type="float">
            <text:p>0.6914557403230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1.7115228809929" calcext:value-type="float">
            <text:p>1.7115228809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90154565819466" calcext:value-type="float">
            <text:p>0.6901545658194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float" office:value="1.71492489356228" calcext:value-type="float">
            <text:p>1.71492489356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9778116686368" calcext:value-type="float">
            <text:p>0.6897781166863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1.71620421605523" calcext:value-type="float">
            <text:p>1.716204216055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90607608246777" calcext:value-type="float">
            <text:p>0.6906076082467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6" calcext:value-type="float">
            <text:p>796</text:p>
          </table:table-cell>
          <table:table-cell office:value-type="float" office:value="1.71729614214865" calcext:value-type="float">
            <text:p>1.717296142148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90789654769673" calcext:value-type="float">
            <text:p>0.6907896547696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1.71948215508614" calcext:value-type="float">
            <text:p>1.71948215508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91381758221976" calcext:value-type="float">
            <text:p>0.6913817582219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1.72197483353527" calcext:value-type="float">
            <text:p>1.72197483353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92337976740839" calcext:value-type="float">
            <text:p>0.6923379767408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1.72269626167051" calcext:value-type="float">
            <text:p>1.72269626167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9180557441704" calcext:value-type="float">
            <text:p>0.691805574417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1.72620459317145" calcext:value-type="float">
            <text:p>1.72620459317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2328463554759" calcext:value-type="float">
            <text:p>0.6923284635547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1.73039182260206" calcext:value-type="float">
            <text:p>1.73039182260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91712871226904" calcext:value-type="float">
            <text:p>0.6917128712269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2" calcext:value-type="float">
            <text:p>802</text:p>
          </table:table-cell>
          <table:table-cell office:value-type="float" office:value="1.7367242680124" calcext:value-type="float">
            <text:p>1.7367242680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91981889700782" calcext:value-type="float">
            <text:p>0.6919818897007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1.73983321580847" calcext:value-type="float">
            <text:p>1.73983321580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92167333961669" calcext:value-type="float">
            <text:p>0.6921673339616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4" calcext:value-type="float">
            <text:p>804</text:p>
          </table:table-cell>
          <table:table-cell office:value-type="float" office:value="1.74291875461812" calcext:value-type="float">
            <text:p>1.74291875461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92421586547978" calcext:value-type="float">
            <text:p>0.6924215865479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5" calcext:value-type="float">
            <text:p>805</text:p>
          </table:table-cell>
          <table:table-cell office:value-type="float" office:value="1.74608658199731" calcext:value-type="float">
            <text:p>1.74608658199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92109615580458" calcext:value-type="float">
            <text:p>0.692109615580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6" calcext:value-type="float">
            <text:p>806</text:p>
          </table:table-cell>
          <table:table-cell office:value-type="float" office:value="1.74741881962562" calcext:value-type="float">
            <text:p>1.74741881962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90930706924653" calcext:value-type="float">
            <text:p>0.6909307069246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1.74675314206766" calcext:value-type="float">
            <text:p>1.74675314206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91907305895675" calcext:value-type="float">
            <text:p>0.6919073058956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  <table:table-cell office:value-type="float" office:value="1.74459173309596" calcext:value-type="float">
            <text:p>1.74459173309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93460960109446" calcext:value-type="float">
            <text:p>0.6934609601094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9" calcext:value-type="float">
            <text:p>809</text:p>
          </table:table-cell>
          <table:table-cell office:value-type="float" office:value="1.74335271231673" calcext:value-type="float">
            <text:p>1.743352712316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3422902232489" calcext:value-type="float">
            <text:p>0.6934229022324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0" calcext:value-type="float">
            <text:p>810</text:p>
          </table:table-cell>
          <table:table-cell office:value-type="float" office:value="1.74264049666897" calcext:value-type="float">
            <text:p>1.742640496668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94428748116531" calcext:value-type="float">
            <text:p>0.6944287481165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1.74475255324074" calcext:value-type="float">
            <text:p>1.74475255324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95652958803864" calcext:value-type="float">
            <text:p>0.6956529588038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2" calcext:value-type="float">
            <text:p>812</text:p>
          </table:table-cell>
          <table:table-cell office:value-type="float" office:value="1.74592041232372" calcext:value-type="float">
            <text:p>1.745920412323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97321429215826" calcext:value-type="float">
            <text:p>0.6973214292158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3" calcext:value-type="float">
            <text:p>813</text:p>
          </table:table-cell>
          <table:table-cell office:value-type="float" office:value="1.74862249852306" calcext:value-type="float">
            <text:p>1.748622498523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98222779383598" calcext:value-type="float">
            <text:p>0.6982227793835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4" calcext:value-type="float">
            <text:p>814</text:p>
          </table:table-cell>
          <table:table-cell office:value-type="float" office:value="1.75293955222636" calcext:value-type="float">
            <text:p>1.75293955222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98669123018333" calcext:value-type="float">
            <text:p>0.6986691230183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1.75661705325582" calcext:value-type="float">
            <text:p>1.756617053255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98900476900932" calcext:value-type="float">
            <text:p>0.6989004769009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1.75571754938993" calcext:value-type="float">
            <text:p>1.755717549389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99656926677377" calcext:value-type="float">
            <text:p>0.6996569266773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7" calcext:value-type="float">
            <text:p>817</text:p>
          </table:table-cell>
          <table:table-cell office:value-type="float" office:value="1.75798493529954" calcext:value-type="float">
            <text:p>1.75798493529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00058126927332" calcext:value-type="float">
            <text:p>0.7000581269273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1.75948200902346" calcext:value-type="float">
            <text:p>1.75948200902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00372360472873" calcext:value-type="float">
            <text:p>0.7003723604728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1.7617401301097" calcext:value-type="float">
            <text:p>1.76174013010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00186818686327" calcext:value-type="float">
            <text:p>0.7001868186863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0" calcext:value-type="float">
            <text:p>820</text:p>
          </table:table-cell>
          <table:table-cell office:value-type="float" office:value="1.7621929042472" calcext:value-type="float">
            <text:p>1.7621929042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00993715439702" calcext:value-type="float">
            <text:p>0.7009937154397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1" calcext:value-type="float">
            <text:p>821</text:p>
          </table:table-cell>
          <table:table-cell office:value-type="float" office:value="1.76667623836262" calcext:value-type="float">
            <text:p>1.766676238362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01395542991188" calcext:value-type="float">
            <text:p>0.7013955429911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1.76991856688809" calcext:value-type="float">
            <text:p>1.769918566888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701297887120747" calcext:value-type="float">
            <text:p>0.7012978871207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1.77350970379985" calcext:value-type="float">
            <text:p>1.773509703799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700072454037086" calcext:value-type="float">
            <text:p>0.7000724540370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1.77277460676185" calcext:value-type="float">
            <text:p>1.77277460676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700830926821129" calcext:value-type="float">
            <text:p>0.7008309268211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5" calcext:value-type="float">
            <text:p>825</text:p>
          </table:table-cell>
          <table:table-cell office:value-type="float" office:value="1.77225997544833" calcext:value-type="float">
            <text:p>1.772259975448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01559104039405" calcext:value-type="float">
            <text:p>0.7015591040394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float" office:value="1.77125612569385" calcext:value-type="float">
            <text:p>1.77125612569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02448651338931" calcext:value-type="float">
            <text:p>0.7024486513389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1.77300302389637" calcext:value-type="float">
            <text:p>1.77300302389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01341119842843" calcext:value-type="float">
            <text:p>0.7013411198428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8" calcext:value-type="float">
            <text:p>828</text:p>
          </table:table-cell>
          <table:table-cell office:value-type="float" office:value="1.77499130351656" calcext:value-type="float">
            <text:p>1.77499130351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0108047617209" calcext:value-type="float">
            <text:p>0.701080476172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1.77771758095759" calcext:value-type="float">
            <text:p>1.77771758095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00261979102677" calcext:value-type="float">
            <text:p>0.7002619791026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float" office:value="1.78115252636013" calcext:value-type="float">
            <text:p>1.78115252636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99734455097091" calcext:value-type="float">
            <text:p>0.6997344550970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1" calcext:value-type="float">
            <text:p>831</text:p>
          </table:table-cell>
          <table:table-cell office:value-type="float" office:value="1.78093593780539" calcext:value-type="float">
            <text:p>1.780935937805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00889976788158" calcext:value-type="float">
            <text:p>0.7008899767881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float" office:value="1.78217419747495" calcext:value-type="float">
            <text:p>1.782174197474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70147723086643" calcext:value-type="float">
            <text:p>0.701477230866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1.78565115679891" calcext:value-type="float">
            <text:p>1.78565115679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703553367648675" calcext:value-type="float">
            <text:p>0.7035533676486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1.78976832944144" calcext:value-type="float">
            <text:p>1.78976832944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03841254046538" calcext:value-type="float">
            <text:p>0.703841254046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1.79231182261762" calcext:value-type="float">
            <text:p>1.792311822617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03587293802892" calcext:value-type="float">
            <text:p>0.7035872938028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float" office:value="1.79454495439144" calcext:value-type="float">
            <text:p>1.79454495439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03605684430755" calcext:value-type="float">
            <text:p>0.7036056844307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1.79462767386161" calcext:value-type="float">
            <text:p>1.794627673861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03158774873269" calcext:value-type="float">
            <text:p>0.7031587748732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8" calcext:value-type="float">
            <text:p>838</text:p>
          </table:table-cell>
          <table:table-cell office:value-type="float" office:value="1.795431397123" calcext:value-type="float">
            <text:p>1.7954313971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02546401098336" calcext:value-type="float">
            <text:p>0.7025464010983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9" calcext:value-type="float">
            <text:p>839</text:p>
          </table:table-cell>
          <table:table-cell office:value-type="float" office:value="1.79802502835725" calcext:value-type="float">
            <text:p>1.79802502835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02264232106509" calcext:value-type="float">
            <text:p>0.7022642321065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0" calcext:value-type="float">
            <text:p>840</text:p>
          </table:table-cell>
          <table:table-cell office:value-type="float" office:value="1.80379477807367" calcext:value-type="float">
            <text:p>1.80379477807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03787044330899" calcext:value-type="float">
            <text:p>0.703787044330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1.80870764996507" calcext:value-type="float">
            <text:p>1.80870764996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05105817244233" calcext:value-type="float">
            <text:p>0.705105817244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float" office:value="1.81437057346542" calcext:value-type="float">
            <text:p>1.81437057346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05415870182902" calcext:value-type="float">
            <text:p>0.7054158701829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1.82063364739178" calcext:value-type="float">
            <text:p>1.820633647391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05227383122864" calcext:value-type="float">
            <text:p>0.7052273831228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4" calcext:value-type="float">
            <text:p>844</text:p>
          </table:table-cell>
          <table:table-cell office:value-type="float" office:value="1.82010172952251" calcext:value-type="float">
            <text:p>1.820101729522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05157565431986" calcext:value-type="float">
            <text:p>0.7051575654319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1.82057995751031" calcext:value-type="float">
            <text:p>1.820579957510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05143026814703" calcext:value-type="float">
            <text:p>0.7051430268147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float" office:value="1.81833160474371" calcext:value-type="float">
            <text:p>1.818331604743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05412351263538" calcext:value-type="float">
            <text:p>0.705412351263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1.81745598100397" calcext:value-type="float">
            <text:p>1.81745598100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04879966881337" calcext:value-type="float">
            <text:p>0.7048799668813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1.81928142119393" calcext:value-type="float">
            <text:p>1.81928142119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06175994798731" calcext:value-type="float">
            <text:p>0.706175994798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float" office:value="1.82033103122441" calcext:value-type="float">
            <text:p>1.82033103122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07442103703202" calcext:value-type="float">
            <text:p>0.707442103703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.82197387475832" calcext:value-type="float">
            <text:p>1.82197387475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08448863477978" calcext:value-type="float">
            <text:p>0.7084488634779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1.82315712108537" calcext:value-type="float">
            <text:p>1.82315712108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07355754153543" calcext:value-type="float">
            <text:p>0.7073557541535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float" office:value="1.82603666098563" calcext:value-type="float">
            <text:p>1.826036660985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07166811996623" calcext:value-type="float">
            <text:p>0.7071668119966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1.82859596650692" calcext:value-type="float">
            <text:p>1.828595966506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705059682883749" calcext:value-type="float">
            <text:p>0.7050596828837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4" calcext:value-type="float">
            <text:p>854</text:p>
          </table:table-cell>
          <table:table-cell office:value-type="float" office:value="1.83031000684185" calcext:value-type="float">
            <text:p>1.830310006841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0455043943837" calcext:value-type="float">
            <text:p>0.70455043943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1.8326039216988" calcext:value-type="float">
            <text:p>1.83260392169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04135369826595" calcext:value-type="float">
            <text:p>0.7041353698265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6" calcext:value-type="float">
            <text:p>856</text:p>
          </table:table-cell>
          <table:table-cell office:value-type="float" office:value="1.83380169200562" calcext:value-type="float">
            <text:p>1.83380169200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03913804114195" calcext:value-type="float">
            <text:p>0.7039138041141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1.83575779273263" calcext:value-type="float">
            <text:p>1.835757792732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0319877674499" calcext:value-type="float">
            <text:p>0.703198776744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1.8365937631924" calcext:value-type="float">
            <text:p>1.83659376319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01130557093482" calcext:value-type="float">
            <text:p>0.7011305570934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1.83774395459273" calcext:value-type="float">
            <text:p>1.83774395459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00153734281168" calcext:value-type="float">
            <text:p>0.7001537342811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1.83920258062057" calcext:value-type="float">
            <text:p>1.83920258062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98654055674415" calcext:value-type="float">
            <text:p>0.6986540556744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1" calcext:value-type="float">
            <text:p>861</text:p>
          </table:table-cell>
          <table:table-cell office:value-type="float" office:value="1.83954071354453" calcext:value-type="float">
            <text:p>1.83954071354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96098887666691" calcext:value-type="float">
            <text:p>0.6960988876666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float" office:value="1.843117137395" calcext:value-type="float">
            <text:p>1.843117137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9581743546956" calcext:value-type="float">
            <text:p>0.695817435469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float" office:value="1.84483748117256" calcext:value-type="float">
            <text:p>1.84483748117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96006912121576" calcext:value-type="float">
            <text:p>0.6960069121215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4" calcext:value-type="float">
            <text:p>864</text:p>
          </table:table-cell>
          <table:table-cell office:value-type="float" office:value="1.8475557730275" calcext:value-type="float">
            <text:p>1.84755577302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95753670309598" calcext:value-type="float">
            <text:p>0.6957536703095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1.85042349887932" calcext:value-type="float">
            <text:p>1.850423498879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95199295661838" calcext:value-type="float">
            <text:p>0.6951992956618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1.85260891906294" calcext:value-type="float">
            <text:p>1.85260891906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94034536747772" calcext:value-type="float">
            <text:p>0.6940345367477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1.85211561675756" calcext:value-type="float">
            <text:p>1.852115616757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92365509209752" calcext:value-type="float">
            <text:p>0.6923655092097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float" office:value="1.84988478317062" calcext:value-type="float">
            <text:p>1.84988478317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90955162102445" calcext:value-type="float">
            <text:p>0.6909551621024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9" calcext:value-type="float">
            <text:p>869</text:p>
          </table:table-cell>
          <table:table-cell office:value-type="float" office:value="1.85062835958134" calcext:value-type="float">
            <text:p>1.85062835958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91514360481421" calcext:value-type="float">
            <text:p>0.6915143604814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0" calcext:value-type="float">
            <text:p>870</text:p>
          </table:table-cell>
          <table:table-cell office:value-type="float" office:value="1.85257662144008" calcext:value-type="float">
            <text:p>1.85257662144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92341152360478" calcext:value-type="float">
            <text:p>0.6923411523604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1" calcext:value-type="float">
            <text:p>871</text:p>
          </table:table-cell>
          <table:table-cell office:value-type="float" office:value="1.85223267340749" calcext:value-type="float">
            <text:p>1.852232673407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91397470566603" calcext:value-type="float">
            <text:p>0.6913974705666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float" office:value="1.85233103632859" calcext:value-type="float">
            <text:p>1.852331036328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92132618667954" calcext:value-type="float">
            <text:p>0.6921326186679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1.85095058310816" calcext:value-type="float">
            <text:p>1.85095058310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9380189650812" calcext:value-type="float">
            <text:p>0.693801896508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office:value-type="float" office:value="1.85339345822946" calcext:value-type="float">
            <text:p>1.853393458229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9265335122725" calcext:value-type="float">
            <text:p>0.692653351227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1.85501577364717" calcext:value-type="float">
            <text:p>1.85501577364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93623369439115" calcext:value-type="float">
            <text:p>0.6936233694391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float" office:value="1.85755936591069" calcext:value-type="float">
            <text:p>1.85755936591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9240142145901" calcext:value-type="float">
            <text:p>0.692401421459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1.86237086902578" calcext:value-type="float">
            <text:p>1.86237086902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91651040684934" calcext:value-type="float">
            <text:p>0.691651040684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8" calcext:value-type="float">
            <text:p>878</text:p>
          </table:table-cell>
          <table:table-cell office:value-type="float" office:value="1.86655417787938" calcext:value-type="float">
            <text:p>1.866554177879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90270244563799" calcext:value-type="float">
            <text:p>0.6902702445637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1.86736232031112" calcext:value-type="float">
            <text:p>1.86736232031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89681267608357" calcext:value-type="float">
            <text:p>0.6896812676083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float" office:value="1.868188697108" calcext:value-type="float">
            <text:p>1.868188697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88475511842843" calcext:value-type="float">
            <text:p>0.6884755118428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1.86894342985523" calcext:value-type="float">
            <text:p>1.868943429855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8757531270897" calcext:value-type="float">
            <text:p>0.687575312708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1.87121289966627" calcext:value-type="float">
            <text:p>1.87121289966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87181041063362" calcext:value-type="float">
            <text:p>0.6871810410633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1.87281327066961" calcext:value-type="float">
            <text:p>1.872813270669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86781957925456" calcext:value-type="float">
            <text:p>0.686781957925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float" office:value="1.87588841665144" calcext:value-type="float">
            <text:p>1.87588841665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85980314816789" calcext:value-type="float">
            <text:p>0.6859803148167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1.87712953248492" calcext:value-type="float">
            <text:p>1.877129532484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85052070603983" calcext:value-type="float">
            <text:p>0.6850520706039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6" calcext:value-type="float">
            <text:p>886</text:p>
          </table:table-cell>
          <table:table-cell office:value-type="float" office:value="1.87513243070846" calcext:value-type="float">
            <text:p>1.87513243070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85468216564609" calcext:value-type="float">
            <text:p>0.6854682165646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7" calcext:value-type="float">
            <text:p>887</text:p>
          </table:table-cell>
          <table:table-cell office:value-type="float" office:value="1.87422726024753" calcext:value-type="float">
            <text:p>1.87422726024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86138618011004" calcext:value-type="float">
            <text:p>0.6861386180110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float" office:value="1.87675081042986" calcext:value-type="float">
            <text:p>1.87675081042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87736248224336" calcext:value-type="float">
            <text:p>0.6877362482243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1.87880522013378" calcext:value-type="float">
            <text:p>1.878805220133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88280269389892" calcext:value-type="float">
            <text:p>0.6882802693898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float" office:value="1.87969458728729" calcext:value-type="float">
            <text:p>1.87969458728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038051754345" calcext:value-type="float">
            <text:p>0.690380517543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1.87813902072476" calcext:value-type="float">
            <text:p>1.87813902072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91725870617174" calcext:value-type="float">
            <text:p>0.6917258706171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float" office:value="1.87890986932348" calcext:value-type="float">
            <text:p>1.87890986932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93102127269364" calcext:value-type="float">
            <text:p>0.6931021272693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1.88387077063024" calcext:value-type="float">
            <text:p>1.88387077063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93383001907451" calcext:value-type="float">
            <text:p>0.6933830019074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1.88728206292394" calcext:value-type="float">
            <text:p>1.887282062923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93704692393108" calcext:value-type="float">
            <text:p>0.6937046923931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1.88887078075624" calcext:value-type="float">
            <text:p>1.888870780756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94884929419795" calcext:value-type="float">
            <text:p>0.6948849294197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6" calcext:value-type="float">
            <text:p>896</text:p>
          </table:table-cell>
          <table:table-cell office:value-type="float" office:value="1.89055350152011" calcext:value-type="float">
            <text:p>1.8905535015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95260494841316" calcext:value-type="float">
            <text:p>0.6952604948413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1.8887666105727" calcext:value-type="float">
            <text:p>1.88876661057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96919877274606" calcext:value-type="float">
            <text:p>0.6969198772746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1.88973188564345" calcext:value-type="float">
            <text:p>1.889731885643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96947265532577" calcext:value-type="float">
            <text:p>0.6969472655325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1.88810729405974" calcext:value-type="float">
            <text:p>1.88810729405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97072387471845" calcext:value-type="float">
            <text:p>0.6970723874718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0" calcext:value-type="float">
            <text:p>900</text:p>
          </table:table-cell>
          <table:table-cell office:value-type="float" office:value="1.88491587629156" calcext:value-type="float">
            <text:p>1.88491587629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97432744678208" calcext:value-type="float">
            <text:p>0.697432744678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1.88309796752864" calcext:value-type="float">
            <text:p>1.88309796752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97547969470232" calcext:value-type="float">
            <text:p>0.6975479694702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2" calcext:value-type="float">
            <text:p>902</text:p>
          </table:table-cell>
          <table:table-cell office:value-type="float" office:value="1.88452015241032" calcext:value-type="float">
            <text:p>1.88452015241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97568826771867" calcext:value-type="float">
            <text:p>0.6975688267718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1.88779995088621" calcext:value-type="float">
            <text:p>1.887799950886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99394508367162" calcext:value-type="float">
            <text:p>0.699394508367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1.888272600728" calcext:value-type="float">
            <text:p>1.888272600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98211374094301" calcext:value-type="float">
            <text:p>0.6982113740943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1.88998511281596" calcext:value-type="float">
            <text:p>1.88998511281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99568130785252" calcext:value-type="float">
            <text:p>0.6995681307852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6" calcext:value-type="float">
            <text:p>906</text:p>
          </table:table-cell>
          <table:table-cell office:value-type="float" office:value="1.89266420905622" calcext:value-type="float">
            <text:p>1.89266420905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700378901090302" calcext:value-type="float">
            <text:p>0.7003789010903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1.89522405345214" calcext:value-type="float">
            <text:p>1.89522405345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70042372319051" calcext:value-type="float">
            <text:p>0.70042372319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8" calcext:value-type="float">
            <text:p>908</text:p>
          </table:table-cell>
          <table:table-cell office:value-type="float" office:value="1.89764167593132" calcext:value-type="float">
            <text:p>1.89764167593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00008889932115" calcext:value-type="float">
            <text:p>0.7000088899321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1.89837954488629" calcext:value-type="float">
            <text:p>1.898379544886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701062693248363" calcext:value-type="float">
            <text:p>0.7010626932483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0" calcext:value-type="float">
            <text:p>910</text:p>
          </table:table-cell>
          <table:table-cell office:value-type="float" office:value="1.89883236915574" calcext:value-type="float">
            <text:p>1.898832369155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702934747880125" calcext:value-type="float">
            <text:p>0.7029347478801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1.89651071213085" calcext:value-type="float">
            <text:p>1.89651071213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703405400401324" calcext:value-type="float">
            <text:p>0.7034054004013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2" calcext:value-type="float">
            <text:p>912</text:p>
          </table:table-cell>
          <table:table-cell office:value-type="float" office:value="1.89300015046409" calcext:value-type="float">
            <text:p>1.89300015046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70480211562808" calcext:value-type="float">
            <text:p>0.704802115628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1.89274661954768" calcext:value-type="float">
            <text:p>1.892746619547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07604840740456" calcext:value-type="float">
            <text:p>0.707604840740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float" office:value="1.89524772478078" calcext:value-type="float">
            <text:p>1.895247724780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707620295601025" calcext:value-type="float">
            <text:p>0.7076202956010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1.89862401465626" calcext:value-type="float">
            <text:p>1.89862401465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0674976640388" calcext:value-type="float">
            <text:p>0.706749766403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float" office:value="1.89935999673192" calcext:value-type="float">
            <text:p>1.899359996731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70533920304641" calcext:value-type="float">
            <text:p>0.705339203046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1.90051565049594" calcext:value-type="float">
            <text:p>1.90051565049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05011789663633" calcext:value-type="float">
            <text:p>0.7050117896636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8" calcext:value-type="float">
            <text:p>918</text:p>
          </table:table-cell>
          <table:table-cell office:value-type="float" office:value="1.89987114972868" calcext:value-type="float">
            <text:p>1.899871149728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70442425680101" calcext:value-type="float">
            <text:p>0.70442425680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1.8973131161975" calcext:value-type="float">
            <text:p>1.8973131161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03225084655536" calcext:value-type="float">
            <text:p>0.7032250846555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float" office:value="1.89650899912003" calcext:value-type="float">
            <text:p>1.896508999120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703167356101974" calcext:value-type="float">
            <text:p>0.7031673561019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1.89754390912883" calcext:value-type="float">
            <text:p>1.897543909128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705159251564523" calcext:value-type="float">
            <text:p>0.7051592515645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1.89952085098992" calcext:value-type="float">
            <text:p>1.89952085098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05131880502165" calcext:value-type="float">
            <text:p>0.7051318805021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1.90219230914669" calcext:value-type="float">
            <text:p>1.902192309146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704955561697143" calcext:value-type="float">
            <text:p>0.704955561697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4" calcext:value-type="float">
            <text:p>924</text:p>
          </table:table-cell>
          <table:table-cell office:value-type="float" office:value="1.9064580572881" calcext:value-type="float">
            <text:p>1.9064580572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705081578599256" calcext:value-type="float">
            <text:p>0.7050815785992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1.90816270748445" calcext:value-type="float">
            <text:p>1.90816270748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04103637307191" calcext:value-type="float">
            <text:p>0.7041036373071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6" calcext:value-type="float">
            <text:p>926</text:p>
          </table:table-cell>
          <table:table-cell office:value-type="float" office:value="1.91237055409382" calcext:value-type="float">
            <text:p>1.91237055409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704286800222375" calcext:value-type="float">
            <text:p>0.7042868002223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1.91339610228422" calcext:value-type="float">
            <text:p>1.91339610228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03051492357608" calcext:value-type="float">
            <text:p>0.7030514923576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float" office:value="1.91755625890844" calcext:value-type="float">
            <text:p>1.917556258908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70216329953141" calcext:value-type="float">
            <text:p>0.702163299531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1.92162013293907" calcext:value-type="float">
            <text:p>1.92162013293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700983590934722" calcext:value-type="float">
            <text:p>0.7009835909347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0" calcext:value-type="float">
            <text:p>930</text:p>
          </table:table-cell>
          <table:table-cell office:value-type="float" office:value="1.91994239314814" calcext:value-type="float">
            <text:p>1.91994239314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99787708513747" calcext:value-type="float">
            <text:p>0.6997877085137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float" office:value="1.91971355745196" calcext:value-type="float">
            <text:p>1.91971355745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997395169632" calcext:value-type="float">
            <text:p>0.69973951696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1.92225555231222" calcext:value-type="float">
            <text:p>1.92225555231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9969180732816" calcext:value-type="float">
            <text:p>0.699691807328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3" calcext:value-type="float">
            <text:p>933</text:p>
          </table:table-cell>
          <table:table-cell office:value-type="float" office:value="1.92469966345576" calcext:value-type="float">
            <text:p>1.924699663455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700845359474314" calcext:value-type="float">
            <text:p>0.7008453594743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float" office:value="1.92630980967835" calcext:value-type="float">
            <text:p>1.92630980967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701463488158051" calcext:value-type="float">
            <text:p>0.701463488158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5" calcext:value-type="float">
            <text:p>935</text:p>
          </table:table-cell>
          <table:table-cell office:value-type="float" office:value="1.92823092210788" calcext:value-type="float">
            <text:p>1.928230922107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01859856512717" calcext:value-type="float">
            <text:p>0.7018598565127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6" calcext:value-type="float">
            <text:p>936</text:p>
          </table:table-cell>
          <table:table-cell office:value-type="float" office:value="1.9292611128868" calcext:value-type="float">
            <text:p>1.92926111288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02404894311226" calcext:value-type="float">
            <text:p>0.702404894311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7" calcext:value-type="float">
            <text:p>937</text:p>
          </table:table-cell>
          <table:table-cell office:value-type="float" office:value="1.93141587017899" calcext:value-type="float">
            <text:p>1.93141587017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703935062235584" calcext:value-type="float">
            <text:p>0.7039350622355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1.93331383268932" calcext:value-type="float">
            <text:p>1.933313832689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705234173151689" calcext:value-type="float">
            <text:p>0.705234173151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9" calcext:value-type="float">
            <text:p>939</text:p>
          </table:table-cell>
          <table:table-cell office:value-type="float" office:value="1.93368657671537" calcext:value-type="float">
            <text:p>1.933686576715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70492468856303" calcext:value-type="float">
            <text:p>0.704924688563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float" office:value="1.93393304428155" calcext:value-type="float">
            <text:p>1.933933044281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05584420005573" calcext:value-type="float">
            <text:p>0.7055844200055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1.93459371383873" calcext:value-type="float">
            <text:p>1.934593713838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705630025080879" calcext:value-type="float">
            <text:p>0.7056300250808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float" office:value="1.93574160386084" calcext:value-type="float">
            <text:p>1.93574160386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705790219675431" calcext:value-type="float">
            <text:p>0.7057902196754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float" office:value="1.93891430830416" calcext:value-type="float">
            <text:p>1.93891430830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05961616841734" calcext:value-type="float">
            <text:p>0.7059616168417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float" office:value="1.94330294299889" calcext:value-type="float">
            <text:p>1.943302942998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0718871396003" calcext:value-type="float">
            <text:p>0.707188713960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1.9452397765826" calcext:value-type="float">
            <text:p>1.9452397765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70852173479589" calcext:value-type="float">
            <text:p>0.708521734795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float" office:value="1.94738737881678" calcext:value-type="float">
            <text:p>1.94738737881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710829488693938" calcext:value-type="float">
            <text:p>0.7108294886939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1.94964683836194" calcext:value-type="float">
            <text:p>1.949646838361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712159732012978" calcext:value-type="float">
            <text:p>0.7121597320129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float" office:value="1.95140036997832" calcext:value-type="float">
            <text:p>1.95140036997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711151208897796" calcext:value-type="float">
            <text:p>0.7111512088977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1.95367208056425" calcext:value-type="float">
            <text:p>1.95367208056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09287221561293" calcext:value-type="float">
            <text:p>0.7092872215612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float" office:value="1.95801595677354" calcext:value-type="float">
            <text:p>1.95801595677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708179197830528" calcext:value-type="float">
            <text:p>0.7081791978305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1.95815008292009" calcext:value-type="float">
            <text:p>1.95815008292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708215461407779" calcext:value-type="float">
            <text:p>0.7082154614077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float" office:value="1.96130830811828" calcext:value-type="float">
            <text:p>1.96130830811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0844513475069" calcext:value-type="float">
            <text:p>0.708445134750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1.96071161847972" calcext:value-type="float">
            <text:p>1.960711618479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706619942662442" calcext:value-type="float">
            <text:p>0.7066199426624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float" office:value="1.95654309878615" calcext:value-type="float">
            <text:p>1.95654309878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05993872685656" calcext:value-type="float">
            <text:p>0.7059938726856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1.95384333944008" calcext:value-type="float">
            <text:p>1.95384333944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04804241126035" calcext:value-type="float">
            <text:p>0.7048042411260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1.95456806394042" calcext:value-type="float">
            <text:p>1.95456806394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03985154943731" calcext:value-type="float">
            <text:p>0.703985154943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1.95387484231741" calcext:value-type="float">
            <text:p>1.95387484231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7042344600208" calcext:value-type="float">
            <text:p>0.7042344600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8" calcext:value-type="float">
            <text:p>958</text:p>
          </table:table-cell>
          <table:table-cell office:value-type="float" office:value="1.9524493014414" calcext:value-type="float">
            <text:p>1.95244930144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05367791096267" calcext:value-type="float">
            <text:p>0.7053677910962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1.95209147509366" calcext:value-type="float">
            <text:p>1.952091475093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704664990378287" calcext:value-type="float">
            <text:p>0.7046649903782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float" office:value="1.94831130108346" calcext:value-type="float">
            <text:p>1.94831130108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04533924890089" calcext:value-type="float">
            <text:p>0.7045339248900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1.94452263251707" calcext:value-type="float">
            <text:p>1.94452263251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704350124102726" calcext:value-type="float">
            <text:p>0.7043501241027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2" calcext:value-type="float">
            <text:p>962</text:p>
          </table:table-cell>
          <table:table-cell office:value-type="float" office:value="1.94322026333476" calcext:value-type="float">
            <text:p>1.94322026333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04742520297596" calcext:value-type="float">
            <text:p>0.7047425202975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1.94224959916295" calcext:value-type="float">
            <text:p>1.94224959916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704275740255911" calcext:value-type="float">
            <text:p>0.7042757402559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4" calcext:value-type="float">
            <text:p>964</text:p>
          </table:table-cell>
          <table:table-cell office:value-type="float" office:value="1.94068424602846" calcext:value-type="float">
            <text:p>1.940684246028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03158908779277" calcext:value-type="float">
            <text:p>0.7031589087792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1.93986895286395" calcext:value-type="float">
            <text:p>1.93986895286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03555065356225" calcext:value-type="float">
            <text:p>0.703555065356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float" office:value="1.93952431738937" calcext:value-type="float">
            <text:p>1.93952431738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703440418657465" calcext:value-type="float">
            <text:p>0.7034404186574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1.93892907421547" calcext:value-type="float">
            <text:p>1.938929074215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703028965290562" calcext:value-type="float">
            <text:p>0.7030289652905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float" office:value="1.93842867236221" calcext:value-type="float">
            <text:p>1.93842867236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702771725283046" calcext:value-type="float">
            <text:p>0.7027717252830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1.93931105230525" calcext:value-type="float">
            <text:p>1.93931105230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03525258030216" calcext:value-type="float">
            <text:p>0.703525258030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1.9429179417822" calcext:value-type="float">
            <text:p>1.9429179417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02966195926104" calcext:value-type="float">
            <text:p>0.702966195926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1.94334170354085" calcext:value-type="float">
            <text:p>1.943341703540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703333794240816" calcext:value-type="float">
            <text:p>0.7033337942408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float" office:value="1.94299919559635" calcext:value-type="float">
            <text:p>1.942999195596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703225922136917" calcext:value-type="float">
            <text:p>0.7032259221369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1.94449025627196" calcext:value-type="float">
            <text:p>1.944490256271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70365294630317" calcext:value-type="float">
            <text:p>0.703652946303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float" office:value="1.94491021857411" calcext:value-type="float">
            <text:p>1.944910218574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03173793889319" calcext:value-type="float">
            <text:p>0.7031737938893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1.94572085664811" calcext:value-type="float">
            <text:p>1.94572085664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03523008331378" calcext:value-type="float">
            <text:p>0.7035230083313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float" office:value="1.94652680597636" calcext:value-type="float">
            <text:p>1.94652680597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703301337570098" calcext:value-type="float">
            <text:p>0.7033013375700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1.94859999945506" calcext:value-type="float">
            <text:p>1.948599999455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702731346702435" calcext:value-type="float">
            <text:p>0.7027313467024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1.94860552488424" calcext:value-type="float">
            <text:p>1.94860552488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702792640830348" calcext:value-type="float">
            <text:p>0.7027926408303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1.9481194696354" calcext:value-type="float">
            <text:p>1.9481194696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703552593209923" calcext:value-type="float">
            <text:p>0.7035525932099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float" office:value="1.94653301178115" calcext:value-type="float">
            <text:p>1.946533011781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705552154997122" calcext:value-type="float">
            <text:p>0.7055521549971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float" office:value="1.94858283317849" calcext:value-type="float">
            <text:p>1.948582833178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707548621214735" calcext:value-type="float">
            <text:p>0.7075486212147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float" office:value="1.94797024428332" calcext:value-type="float">
            <text:p>1.947970244283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70753765113162" calcext:value-type="float">
            <text:p>0.70753765113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1.94662387517382" calcext:value-type="float">
            <text:p>1.94662387517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706524992390339" calcext:value-type="float">
            <text:p>0.7065249923903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4" calcext:value-type="float">
            <text:p>984</text:p>
          </table:table-cell>
          <table:table-cell office:value-type="float" office:value="1.94484994411439" calcext:value-type="float">
            <text:p>1.94484994411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06936377980454" calcext:value-type="float">
            <text:p>0.7069363779804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1.94290144467325" calcext:value-type="float">
            <text:p>1.94290144467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07428658036266" calcext:value-type="float">
            <text:p>0.7074286580362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6" calcext:value-type="float">
            <text:p>986</text:p>
          </table:table-cell>
          <table:table-cell office:value-type="float" office:value="1.94390100165509" calcext:value-type="float">
            <text:p>1.943901001655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08417955270932" calcext:value-type="float">
            <text:p>0.7084179552709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1.94531913449568" calcext:value-type="float">
            <text:p>1.94531913449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09333775718223" calcext:value-type="float">
            <text:p>0.709333775718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8" calcext:value-type="float">
            <text:p>988</text:p>
          </table:table-cell>
          <table:table-cell office:value-type="float" office:value="1.94792476668014" calcext:value-type="float">
            <text:p>1.94792476668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08546744267347" calcext:value-type="float">
            <text:p>0.7085467442673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1.94785728371922" calcext:value-type="float">
            <text:p>1.947857283719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708398213761611" calcext:value-type="float">
            <text:p>0.7083982137616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90</text:p>
          </table:table-cell>
          <table:table-cell office:value-type="float" office:value="1.94744121088202" calcext:value-type="float">
            <text:p>1.947441210882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707885660195423" calcext:value-type="float">
            <text:p>0.707885660195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1" calcext:value-type="float">
            <text:p>991</text:p>
          </table:table-cell>
          <table:table-cell office:value-type="float" office:value="1.94723150465556" calcext:value-type="float">
            <text:p>1.947231504655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08800630753963" calcext:value-type="float">
            <text:p>0.708800630753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2" calcext:value-type="float">
            <text:p>992</text:p>
          </table:table-cell>
          <table:table-cell office:value-type="float" office:value="1.952759189609" calcext:value-type="float">
            <text:p>1.952759189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709169669119962" calcext:value-type="float">
            <text:p>0.7091696691199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1.95480302628434" calcext:value-type="float">
            <text:p>1.95480302628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709415250535272" calcext:value-type="float">
            <text:p>0.7094152505352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1.9552549960215" calcext:value-type="float">
            <text:p>1.9552549960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708920424629246" calcext:value-type="float">
            <text:p>0.7089204246292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1.95526766345259" calcext:value-type="float">
            <text:p>1.95526766345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708871718825321" calcext:value-type="float">
            <text:p>0.7088717188253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6" calcext:value-type="float">
            <text:p>996</text:p>
          </table:table-cell>
          <table:table-cell office:value-type="float" office:value="1.95168272875354" calcext:value-type="float">
            <text:p>1.951682728753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09449668303734" calcext:value-type="float">
            <text:p>0.7094496683037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1.9517549425619" calcext:value-type="float">
            <text:p>1.95175494256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09434536700062" calcext:value-type="float">
            <text:p>0.7094345367000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8" calcext:value-type="float">
            <text:p>998</text:p>
          </table:table-cell>
          <table:table-cell office:value-type="float" office:value="1.95296910045335" calcext:value-type="float">
            <text:p>1.952969100453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708787077779948" calcext:value-type="float">
            <text:p>0.7087870777799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1.95660396641084" calcext:value-type="float">
            <text:p>1.95660396641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09326325646216" calcext:value-type="float">
            <text:p>0.709326325646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1.95963051933933" calcext:value-type="float">
            <text:p>1.95963051933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709796353528995" calcext:value-type="float">
            <text:p>0.7097963535289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1" calcext:value-type="float">
            <text:p>1001</text:p>
          </table:table-cell>
          <table:table-cell office:value-type="float" office:value="1.95887479385608" calcext:value-type="float">
            <text:p>1.958874793856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</table:table>
      <table:table table:name="Sheet2" table:style-name="ta1">
        <table:shapes>
          <draw:frame draw:z-index="0" draw:style-name="gr1" draw:text-style-name="P1" svg:width="6.2988in" svg:height="3.5429in" svg:x="6.0965in" svg:y="1.3673in">
            <draw:object draw:notify-on-update-of-ranges="Sheet2.A1:Sheet2.A1 Sheet2.A2:Sheet2.A1003 Sheet2.B1:Sheet2.B1 Sheet2.B2:Sheet2.B1003 Sheet2.A1:Sheet2.A1 Sheet2.A2:Sheet2.A1003 Sheet2.C1:Sheet2.C1 Sheet2.C2:Sheet2.C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ater</text:p>
          </table:table-cell>
          <table:table-cell table:number-columns-repeated="2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990000000000001" calcext:value-type="float">
            <text:p>0.00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80100000000001" calcext:value-type="float">
            <text:p>0.0098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970299000000001" calcext:value-type="float">
            <text:p>0.009702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960596010000001" calcext:value-type="float">
            <text:p>0.00960596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61765671656667" calcext:value-type="float">
            <text:p>0.01617656716566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601480149401" calcext:value-type="float">
            <text:p>0.016014801494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18546534790699" calcext:value-type="float">
            <text:p>0.021854653479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6361069442792" calcext:value-type="float">
            <text:p>0.02363610694427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33997458748364" calcext:value-type="float">
            <text:p>0.02339974587483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31657484160881" calcext:value-type="float">
            <text:p>0.0231657484160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49340909319272" calcext:value-type="float">
            <text:p>0.0249340909319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80180833559413" calcext:value-type="float">
            <text:p>0.0280180833559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77379025223818" calcext:value-type="float">
            <text:p>0.02773790252238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7460523497158" calcext:value-type="float">
            <text:p>0.0274605234971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91859182621864" calcext:value-type="float">
            <text:p>0.02918591826218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28940590795646" calcext:value-type="float">
            <text:p>0.0328940590795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5651184887689" calcext:value-type="float">
            <text:p>0.03856511848876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1794673038813" calcext:value-type="float">
            <text:p>0.0381794673038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427976726308424" calcext:value-type="float">
            <text:p>0.04279767263084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52268387616769" calcext:value-type="float">
            <text:p>0.04522683876167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47745703740601" calcext:value-type="float">
            <text:p>0.0447745703740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63268246703195" calcext:value-type="float">
            <text:p>0.046326824670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78635564236163" calcext:value-type="float">
            <text:p>0.0478635564236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83849208593802" calcext:value-type="float">
            <text:p>0.0583849208593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665510716507864" calcext:value-type="float">
            <text:p>0.0665510716507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03300053787229" calcext:value-type="float">
            <text:p>0.07033000537872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391241961065" calcext:value-type="float">
            <text:p>0.083912419610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89066287478769" calcext:value-type="float">
            <text:p>0.08890662874787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80175624603981" calcext:value-type="float">
            <text:p>0.08801756246039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07737504721578" calcext:value-type="float">
            <text:p>0.0907737504721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34374415388648" calcext:value-type="float">
            <text:p>0.0934374415388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5836400456809" calcext:value-type="float">
            <text:p>0.10583640045680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7085728759934" calcext:value-type="float">
            <text:p>0.10708572875993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11014871472334" calcext:value-type="float">
            <text:p>0.11101487147233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6963546287023" calcext:value-type="float">
            <text:p>0.11696354628702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25793910824153" calcext:value-type="float">
            <text:p>0.12579391082415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25785971715911" calcext:value-type="float">
            <text:p>0.1257859717159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27861445332085" calcext:value-type="float">
            <text:p>0.1278614453320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27491921787855" calcext:value-type="float">
            <text:p>0.12749192178785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33275826099388" calcext:value-type="float">
            <text:p>0.1332758260993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41109734505061" calcext:value-type="float">
            <text:p>0.14110973450506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42198637160011" calcext:value-type="float">
            <text:p>0.1421986371600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3276650788411" calcext:value-type="float">
            <text:p>0.1432766507884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49738621122632" calcext:value-type="float">
            <text:p>0.1497386211226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8611605281776" calcext:value-type="float">
            <text:p>0.15861160528177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3982010968088" calcext:value-type="float">
            <text:p>0.1639820109680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66188344704561" calcext:value-type="float">
            <text:p>0.16618834470456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66193127924183" calcext:value-type="float">
            <text:p>0.16619312792418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168906196644941" calcext:value-type="float">
            <text:p>0.1689061966449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71661579122936" calcext:value-type="float">
            <text:p>0.17166157912293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76611629998373" calcext:value-type="float">
            <text:p>0.1766116299983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182345513698389" calcext:value-type="float">
            <text:p>0.18234551369838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90522058561405" calcext:value-type="float">
            <text:p>0.1905220585614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193283504642458" calcext:value-type="float">
            <text:p>0.1932835046424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92184002929367" calcext:value-type="float">
            <text:p>0.19218400292936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95887162900073" calcext:value-type="float">
            <text:p>0.1958871629000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98138817586862" calcext:value-type="float">
            <text:p>0.19813881758686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01395524649088" calcext:value-type="float">
            <text:p>0.2013955246490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202714902735931" calcext:value-type="float">
            <text:p>0.20271490273593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0957664259746" calcext:value-type="float">
            <text:p>0.2095766425974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211117239807849" calcext:value-type="float">
            <text:p>0.21111723980784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4006067409771" calcext:value-type="float">
            <text:p>0.21400606740977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212392322525147" calcext:value-type="float">
            <text:p>0.21239232252514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14268399299895" calcext:value-type="float">
            <text:p>0.21426839929989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14268572449754" calcext:value-type="float">
            <text:p>0.21426857244975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216292553391923" calcext:value-type="float">
            <text:p>0.21629255339192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217206550934927" calcext:value-type="float">
            <text:p>0.2172065509349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22234217773327" calcext:value-type="float">
            <text:p>0.222342177733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229718755955937" calcext:value-type="float">
            <text:p>0.22971875595593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231539215455201" calcext:value-type="float">
            <text:p>0.2315392154552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31329086458544" calcext:value-type="float">
            <text:p>0.2313290864585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3083397741214" calcext:value-type="float">
            <text:p>0.230833977412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39904947982846" calcext:value-type="float">
            <text:p>0.23990494798284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251568398503018" calcext:value-type="float">
            <text:p>0.25156839850301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53263240833777" calcext:value-type="float">
            <text:p>0.25326324083377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51884454579286" calcext:value-type="float">
            <text:p>0.2518844545792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51183791851675" calcext:value-type="float">
            <text:p>0.25118379185167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250671953933158" calcext:value-type="float">
            <text:p>0.2506719539331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251849444920142" calcext:value-type="float">
            <text:p>0.25184944492014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250100181240171" calcext:value-type="float">
            <text:p>0.25010018124017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253154734983325" calcext:value-type="float">
            <text:p>0.2531547349833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261575568585873" calcext:value-type="float">
            <text:p>0.2615755685858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70559812900014" calcext:value-type="float">
            <text:p>0.2705598129000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276549866944927" calcext:value-type="float">
            <text:p>0.2765498669449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926823924322" calcext:value-type="float">
            <text:p>0.279268239243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278558890184121" calcext:value-type="float">
            <text:p>0.27855889018412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8027330128228" calcext:value-type="float">
            <text:p>0.280273301282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5275446318237" calcext:value-type="float">
            <text:p>0.28527544631823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84422691855055" calcext:value-type="float">
            <text:p>0.28442269185505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83483226841266" calcext:value-type="float">
            <text:p>0.28348322684126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28701203093649" calcext:value-type="float">
            <text:p>0.2870120309364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94831565799539" calcext:value-type="float">
            <text:p>0.29483156579953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03165301423595" calcext:value-type="float">
            <text:p>0.30316530142359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0667210994782" calcext:value-type="float">
            <text:p>0.3066721099478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176817419771" calcext:value-type="float">
            <text:p>0.30717681741977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06174014762814" calcext:value-type="float">
            <text:p>0.3061740147628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09778941281853" calcext:value-type="float">
            <text:p>0.30977894128185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13347818535701" calcext:value-type="float">
            <text:p>0.3133478185357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18214340350344" calcext:value-type="float">
            <text:p>0.3182143403503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21907196946841" calcext:value-type="float">
            <text:p>0.3219071969468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23099889683255" calcext:value-type="float">
            <text:p>0.32309988968325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5868890786422" calcext:value-type="float">
            <text:p>0.3258688907864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33610201878558" calcext:value-type="float">
            <text:p>0.3336102018785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43958310386088" calcext:value-type="float">
            <text:p>0.3439583103860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9328251091751" calcext:value-type="float">
            <text:p>0.34932825109175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54256021212412" calcext:value-type="float">
            <text:p>0.35425602121241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55213461000288" calcext:value-type="float">
            <text:p>0.3552134610002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55365030093989" calcext:value-type="float">
            <text:p>0.35536503009398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56478046459716" calcext:value-type="float">
            <text:p>0.3564780464597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543947474766" calcext:value-type="float">
            <text:p>0.354394747476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53350800001834" calcext:value-type="float">
            <text:p>0.35335080000183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54978582324396" calcext:value-type="float">
            <text:p>0.35497858232439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56762129834486" calcext:value-type="float">
            <text:p>0.3567621298344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34886261832" calcext:value-type="float">
            <text:p>0.36348862618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63956304023932" calcext:value-type="float">
            <text:p>0.3639563040239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6355203510134" calcext:value-type="float">
            <text:p>0.3635520351013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64916514750326" calcext:value-type="float">
            <text:p>0.36491651475032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344272679746" calcext:value-type="float">
            <text:p>0.36934427267974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5450829952949" calcext:value-type="float">
            <text:p>0.37545082995294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9650867107965" calcext:value-type="float">
            <text:p>0.3796508671079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4226451460141" calcext:value-type="float">
            <text:p>0.3842264514601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4929641490994" calcext:value-type="float">
            <text:p>0.38492964149099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5872011742751" calcext:value-type="float">
            <text:p>0.38587201174275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8441863053895" calcext:value-type="float">
            <text:p>0.38844186305389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91668555534467" calcext:value-type="float">
            <text:p>0.39166855553446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97211329438582" calcext:value-type="float">
            <text:p>0.39721132943858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001779916544" calcext:value-type="float">
            <text:p>0.40017799165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99441517860305" calcext:value-type="float">
            <text:p>0.39944151786030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04647102681702" calcext:value-type="float">
            <text:p>0.40464710268170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12228538631629" calcext:value-type="float">
            <text:p>0.41222853863162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15833525972585" calcext:value-type="float">
            <text:p>0.4158335259725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1667519071286" calcext:value-type="float">
            <text:p>0.416675190712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17943221414427" calcext:value-type="float">
            <text:p>0.4179432214144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23972122533616" calcext:value-type="float">
            <text:p>0.4239721225336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28770862846741" calcext:value-type="float">
            <text:p>0.4287708628467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30015069111891" calcext:value-type="float">
            <text:p>0.43001506911189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31250632706486" calcext:value-type="float">
            <text:p>0.4312506327064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30976587917883" calcext:value-type="float">
            <text:p>0.43097658791788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36190631562514" calcext:value-type="float">
            <text:p>0.4361906315625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6374179792343" calcext:value-type="float">
            <text:p>0.43637417979234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1320782822006" calcext:value-type="float">
            <text:p>0.44132078282200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384635050399" calcext:value-type="float">
            <text:p>0.443846350503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2797717507425" calcext:value-type="float">
            <text:p>0.4427977175074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6703073665684" calcext:value-type="float">
            <text:p>0.44670307366568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51752171961285" calcext:value-type="float">
            <text:p>0.4517521719612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55052832059854" calcext:value-type="float">
            <text:p>0.45505283205985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57223615214665" calcext:value-type="float">
            <text:p>0.4572236152146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59821190383273" calcext:value-type="float">
            <text:p>0.4598211903832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62828612282257" calcext:value-type="float">
            <text:p>0.46282861228225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6565487161398" calcext:value-type="float">
            <text:p>0.4656548716139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67314112371525" calcext:value-type="float">
            <text:p>0.4673141123715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67918749025587" calcext:value-type="float">
            <text:p>0.46791874902558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70162638458408" calcext:value-type="float">
            <text:p>0.4701626384584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73661012073824" calcext:value-type="float">
            <text:p>0.47366101207382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7506076558945" calcext:value-type="float">
            <text:p>0.4750607655894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79939787563185" calcext:value-type="float">
            <text:p>0.4799397875631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80594935142098" calcext:value-type="float">
            <text:p>0.48059493514209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81533666641741" calcext:value-type="float">
            <text:p>0.48153366664174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84076820541362" calcext:value-type="float">
            <text:p>0.48407682054136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87714313205513" calcext:value-type="float">
            <text:p>0.48771431320551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88237170073458" calcext:value-type="float">
            <text:p>0.48823717007345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87320315614103" calcext:value-type="float">
            <text:p>0.48732031561410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89113779124628" calcext:value-type="float">
            <text:p>0.4891137791246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90472641333382" calcext:value-type="float">
            <text:p>0.49047264133338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92410020183206" calcext:value-type="float">
            <text:p>0.49241002018320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89811501376723" calcext:value-type="float">
            <text:p>0.48981150137672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92792174241744" calcext:value-type="float">
            <text:p>0.4927921742417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95556560191634" calcext:value-type="float">
            <text:p>0.49555656019163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96035777198413" calcext:value-type="float">
            <text:p>0.49603577719841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95389144916625" calcext:value-type="float">
            <text:p>0.4953891449166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95333212651132" calcext:value-type="float">
            <text:p>0.4953332126511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94129880524621" calcext:value-type="float">
            <text:p>0.49412988052462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97423875837022" calcext:value-type="float">
            <text:p>0.4974238758370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98331990019828" calcext:value-type="float">
            <text:p>0.4983319900198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96311633082593" calcext:value-type="float">
            <text:p>0.49631163308259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97697723100973" calcext:value-type="float">
            <text:p>0.4976977231009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00808981164081" calcext:value-type="float">
            <text:p>0.5008089811640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00689780241329" calcext:value-type="float">
            <text:p>0.50068978024132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502682882438916" calcext:value-type="float">
            <text:p>0.5026828824389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05040668999142" calcext:value-type="float">
            <text:p>0.50504066899914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10916188235077" calcext:value-type="float">
            <text:p>0.51091618823507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512820013365713" calcext:value-type="float">
            <text:p>0.51282001336571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14191813232056" calcext:value-type="float">
            <text:p>0.51419181323205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15951303550439" calcext:value-type="float">
            <text:p>0.51595130355043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18588400684426" calcext:value-type="float">
            <text:p>0.51858840068442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16421384602111" calcext:value-type="float">
            <text:p>0.5164213846021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16779558815791" calcext:value-type="float">
            <text:p>0.51677955881579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19522210988827" calcext:value-type="float">
            <text:p>0.5195222109888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9526988878939" calcext:value-type="float">
            <text:p>0.51952698887893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18750323641312" calcext:value-type="float">
            <text:p>0.51875032364131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17312820404899" calcext:value-type="float">
            <text:p>0.5173128204048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18241387116104" calcext:value-type="float">
            <text:p>0.5182413871161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16016719723816" calcext:value-type="float">
            <text:p>0.5160167197238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15856552526578" calcext:value-type="float">
            <text:p>0.51585655252657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19788896092222" calcext:value-type="float">
            <text:p>0.5197888960922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521806197004717" calcext:value-type="float">
            <text:p>0.52180619700471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526104264066928" calcext:value-type="float">
            <text:p>0.5261042640669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525433385360685" calcext:value-type="float">
            <text:p>0.5254333853606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526750480078507" calcext:value-type="float">
            <text:p>0.5267504800785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28098359893106" calcext:value-type="float">
            <text:p>0.52809835989310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530817376294175" calcext:value-type="float">
            <text:p>0.53081737629417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32465724270364" calcext:value-type="float">
            <text:p>0.53246572427036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33353188239781" calcext:value-type="float">
            <text:p>0.5333531882397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33204841542569" calcext:value-type="float">
            <text:p>0.53320484154256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30937309256175" calcext:value-type="float">
            <text:p>0.53093730925617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29301405551369" calcext:value-type="float">
            <text:p>0.52930140555136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31151248638712" calcext:value-type="float">
            <text:p>0.53115124863871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32506402818992" calcext:value-type="float">
            <text:p>0.53250640281899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34454066063529" calcext:value-type="float">
            <text:p>0.53445406606352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35515775402894" calcext:value-type="float">
            <text:p>0.53551577540289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35812791561908" calcext:value-type="float">
            <text:p>0.5358127915619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34158367349993" calcext:value-type="float">
            <text:p>0.53415836734999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38102497962207" calcext:value-type="float">
            <text:p>0.5381024979622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36940222982585" calcext:value-type="float">
            <text:p>0.53694022298258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37802704810731" calcext:value-type="float">
            <text:p>0.53780270481073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39758011095957" calcext:value-type="float">
            <text:p>0.53975801109595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53846757384214" calcext:value-type="float">
            <text:p>0.538467573842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38173807194628" calcext:value-type="float">
            <text:p>0.5381738071946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39278555609168" calcext:value-type="float">
            <text:p>0.53927855560916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539369641020818" calcext:value-type="float">
            <text:p>0.53936964102081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1647177487322" calcext:value-type="float">
            <text:p>0.5416471774873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43281987763731" calcext:value-type="float">
            <text:p>0.54328198776373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42492025028951" calcext:value-type="float">
            <text:p>0.54249202502895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44592877974538" calcext:value-type="float">
            <text:p>0.54459287797453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8293290658207" calcext:value-type="float">
            <text:p>0.5482932906582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47877024418292" calcext:value-type="float">
            <text:p>0.54787702441829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48273254174108" calcext:value-type="float">
            <text:p>0.5482732541741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52508831491522" calcext:value-type="float">
            <text:p>0.5525088314915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550483743176607" calcext:value-type="float">
            <text:p>0.55048374317660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50249176015111" calcext:value-type="float">
            <text:p>0.5502491760151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54787168425496" calcext:value-type="float">
            <text:p>0.5478716842549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548914706542845" calcext:value-type="float">
            <text:p>0.54891470654284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547956809477417" calcext:value-type="float">
            <text:p>0.54795680947741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550705089483908" calcext:value-type="float">
            <text:p>0.5507050894839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551691545082576" calcext:value-type="float">
            <text:p>0.55169154508257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554365105822226" calcext:value-type="float">
            <text:p>0.55436510582222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558716191606109" calcext:value-type="float">
            <text:p>0.55871619160610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559517918578937" calcext:value-type="float">
            <text:p>0.55951791857893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560172739393148" calcext:value-type="float">
            <text:p>0.56017273939314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562109473537678" calcext:value-type="float">
            <text:p>0.56210947353767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56163543762583" calcext:value-type="float">
            <text:p>0.5616354376258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61447654678144" calcext:value-type="float">
            <text:p>0.5614476546781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58764212614121" calcext:value-type="float">
            <text:p>0.55876421261412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556890856202265" calcext:value-type="float">
            <text:p>0.5568908562022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55532473956032" calcext:value-type="float">
            <text:p>0.55553247395603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555635043953314" calcext:value-type="float">
            <text:p>0.55563504395331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557252606557259" calcext:value-type="float">
            <text:p>0.55725260655725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560932416940284" calcext:value-type="float">
            <text:p>0.56093241694028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56376465121244" calcext:value-type="float">
            <text:p>0.563764651212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62127004700316" calcext:value-type="float">
            <text:p>0.5621270047003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59793405886189" calcext:value-type="float">
            <text:p>0.55979340588618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558195471827327" calcext:value-type="float">
            <text:p>0.5581954718273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59125145016031" calcext:value-type="float">
            <text:p>0.55912514501603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60853481194736" calcext:value-type="float">
            <text:p>0.56085348119473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6240403729188" calcext:value-type="float">
            <text:p>0.562404037291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65495593249236" calcext:value-type="float">
            <text:p>0.56549559324923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567862615338722" calcext:value-type="float">
            <text:p>0.5678626153387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569399179058753" calcext:value-type="float">
            <text:p>0.56939917905875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570609949172927" calcext:value-type="float">
            <text:p>0.57060994917292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70442311219659" calcext:value-type="float">
            <text:p>0.57044231121965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569799616502524" calcext:value-type="float">
            <text:p>0.56979961650252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570027546263425" calcext:value-type="float">
            <text:p>0.5700275462634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571611221418075" calcext:value-type="float">
            <text:p>0.57161122141807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57199900530779" calcext:value-type="float">
            <text:p>0.5719990053077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572301742527439" calcext:value-type="float">
            <text:p>0.57230174252743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74109589299696" calcext:value-type="float">
            <text:p>0.57410958929969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74571025052269" calcext:value-type="float">
            <text:p>0.57457102505226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71417907394338" calcext:value-type="float">
            <text:p>0.57141790739433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70590091956759" calcext:value-type="float">
            <text:p>0.570590091956759</text:p>
          </table:table-cell>
          <table:table-cell office:value-type="float" office:value="0.0025" calcext:value-type="float">
            <text:p>0.0025</text:p>
          </table:table-cell>
          <table:table-cell table:number-columns-repeated="2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68560661625426" calcext:value-type="float">
            <text:p>0.568560661625426</text:p>
          </table:table-cell>
          <table:table-cell office:value-type="float" office:value="0.002475" calcext:value-type="float">
            <text:p>0.002475</text:p>
          </table:table-cell>
          <table:table-cell table:number-columns-repeated="2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570509463611323" calcext:value-type="float">
            <text:p>0.570509463611323</text:p>
          </table:table-cell>
          <table:table-cell office:value-type="float" office:value="0.00495025000000001" calcext:value-type="float">
            <text:p>0.00495025</text:p>
          </table:table-cell>
          <table:table-cell table:number-columns-repeated="2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572304368975209" calcext:value-type="float">
            <text:p>0.572304368975209</text:p>
          </table:table-cell>
          <table:table-cell office:value-type="float" office:value="0.0049007475" calcext:value-type="float">
            <text:p>0.0049007475</text:p>
          </table:table-cell>
          <table:table-cell table:number-columns-repeated="2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576281325285457" calcext:value-type="float">
            <text:p>0.576281325285457</text:p>
          </table:table-cell>
          <table:table-cell office:value-type="float" office:value="0.00735174002500001" calcext:value-type="float">
            <text:p>0.007351740025</text:p>
          </table:table-cell>
          <table:table-cell table:number-columns-repeated="2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57656017869927" calcext:value-type="float">
            <text:p>0.57656017869927</text:p>
          </table:table-cell>
          <table:table-cell office:value-type="float" office:value="0.00727822262475001" calcext:value-type="float">
            <text:p>0.00727822262475</text:p>
          </table:table-cell>
          <table:table-cell table:number-columns-repeated="2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75493372093" calcext:value-type="float">
            <text:p>0.575493372093</text:p>
          </table:table-cell>
          <table:table-cell office:value-type="float" office:value="0.00720544039850251" calcext:value-type="float">
            <text:p>0.007205440398503</text:p>
          </table:table-cell>
          <table:table-cell table:number-columns-repeated="2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75245684748881" calcext:value-type="float">
            <text:p>0.575245684748881</text:p>
          </table:table-cell>
          <table:table-cell office:value-type="float" office:value="0.00713338599451748" calcext:value-type="float">
            <text:p>0.007133385994517</text:p>
          </table:table-cell>
          <table:table-cell table:number-columns-repeated="2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572651122638235" calcext:value-type="float">
            <text:p>0.572651122638235</text:p>
          </table:table-cell>
          <table:table-cell office:value-type="float" office:value="0.00956205213457231" calcext:value-type="float">
            <text:p>0.009562052134572</text:p>
          </table:table-cell>
          <table:table-cell table:number-columns-repeated="2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72030994390576" calcext:value-type="float">
            <text:p>0.572030994390576</text:p>
          </table:table-cell>
          <table:table-cell office:value-type="float" office:value="0.0119664316132266" calcext:value-type="float">
            <text:p>0.011966431613227</text:p>
          </table:table-cell>
          <table:table-cell table:number-columns-repeated="2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6928687492286" calcext:value-type="float">
            <text:p>0.56928687492286</text:p>
          </table:table-cell>
          <table:table-cell office:value-type="float" office:value="0.0118467672970943" calcext:value-type="float">
            <text:p>0.011846767297094</text:p>
          </table:table-cell>
          <table:table-cell table:number-columns-repeated="2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67849325322568" calcext:value-type="float">
            <text:p>0.567849325322568</text:p>
          </table:table-cell>
          <table:table-cell office:value-type="float" office:value="0.0142282996241234" calcext:value-type="float">
            <text:p>0.014228299624123</text:p>
          </table:table-cell>
          <table:table-cell table:number-columns-repeated="2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67524367422878" calcext:value-type="float">
            <text:p>0.567524367422878</text:p>
          </table:table-cell>
          <table:table-cell office:value-type="float" office:value="0.0140860166278821" calcext:value-type="float">
            <text:p>0.014086016627882</text:p>
          </table:table-cell>
          <table:table-cell table:number-columns-repeated="2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7217170439381" calcext:value-type="float">
            <text:p>0.57217170439381</text:p>
          </table:table-cell>
          <table:table-cell office:value-type="float" office:value="0.0139451564616033" calcext:value-type="float">
            <text:p>0.013945156461603</text:p>
          </table:table-cell>
          <table:table-cell table:number-columns-repeated="2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73818408402504" calcext:value-type="float">
            <text:p>0.573818408402504</text:p>
          </table:table-cell>
          <table:table-cell office:value-type="float" office:value="0.0171390382303206" calcext:value-type="float">
            <text:p>0.017139038230321</text:p>
          </table:table-cell>
          <table:table-cell table:number-columns-repeated="2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574246890985145" calcext:value-type="float">
            <text:p>0.574246890985145</text:p>
          </table:table-cell>
          <table:table-cell office:value-type="float" office:value="0.0212533621337317" calcext:value-type="float">
            <text:p>0.021253362133732</text:p>
          </table:table-cell>
          <table:table-cell table:number-columns-repeated="2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69786473357345" calcext:value-type="float">
            <text:p>0.569786473357345</text:p>
          </table:table-cell>
          <table:table-cell office:value-type="float" office:value="0.0277074951790611" calcext:value-type="float">
            <text:p>0.027707495179061</text:p>
          </table:table-cell>
          <table:table-cell table:number-columns-repeated="2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567302894338057" calcext:value-type="float">
            <text:p>0.567302894338057</text:p>
          </table:table-cell>
          <table:table-cell office:value-type="float" office:value="0.0345732773701276" calcext:value-type="float">
            <text:p>0.034573277370128</text:p>
          </table:table-cell>
          <table:table-cell table:number-columns-repeated="2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67439389204201" calcext:value-type="float">
            <text:p>0.567439389204201</text:p>
          </table:table-cell>
          <table:table-cell office:value-type="float" office:value="0.0399418303107121" calcext:value-type="float">
            <text:p>0.039941830310712</text:p>
          </table:table-cell>
          <table:table-cell table:number-columns-repeated="2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68907852455016" calcext:value-type="float">
            <text:p>0.568907852455016</text:p>
          </table:table-cell>
          <table:table-cell office:value-type="float" office:value="0.0428757453409383" calcext:value-type="float">
            <text:p>0.042875745340938</text:p>
          </table:table-cell>
          <table:table-cell table:number-columns-repeated="2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69318773930466" calcext:value-type="float">
            <text:p>0.569318773930466</text:p>
          </table:table-cell>
          <table:table-cell office:value-type="float" office:value="0.0467327021732432" calcext:value-type="float">
            <text:p>0.046732702173243</text:p>
          </table:table-cell>
          <table:table-cell table:number-columns-repeated="2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68952688994899" calcext:value-type="float">
            <text:p>0.568952688994899</text:p>
          </table:table-cell>
          <table:table-cell office:value-type="float" office:value="0.0529320418181774" calcext:value-type="float">
            <text:p>0.052932041818178</text:p>
          </table:table-cell>
          <table:table-cell table:number-columns-repeated="2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71197944713646" calcext:value-type="float">
            <text:p>0.571197944713646</text:p>
          </table:table-cell>
          <table:table-cell office:value-type="float" office:value="0.0586527213999957" calcext:value-type="float">
            <text:p>0.058652721399996</text:p>
          </table:table-cell>
          <table:table-cell table:number-columns-repeated="2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72594399001449" calcext:value-type="float">
            <text:p>0.572594399001449</text:p>
          </table:table-cell>
          <table:table-cell office:value-type="float" office:value="0.0658439719637735" calcext:value-type="float">
            <text:p>0.065843971963774</text:p>
          </table:table-cell>
          <table:table-cell table:number-columns-repeated="2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70938222453295" calcext:value-type="float">
            <text:p>0.570938222453295</text:p>
          </table:table-cell>
          <table:table-cell office:value-type="float" office:value="0.0718521989108024" calcext:value-type="float">
            <text:p>0.071852198910802</text:p>
          </table:table-cell>
          <table:table-cell table:number-columns-repeated="2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71209232385625" calcext:value-type="float">
            <text:p>0.571209232385625</text:p>
          </table:table-cell>
          <table:table-cell office:value-type="float" office:value="0.0786336769216944" calcext:value-type="float">
            <text:p>0.078633676921694</text:p>
          </table:table-cell>
          <table:table-cell table:number-columns-repeated="2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7323907554564" calcext:value-type="float">
            <text:p>0.57323907554564</text:p>
          </table:table-cell>
          <table:table-cell office:value-type="float" office:value="0.0840973401524774" calcext:value-type="float">
            <text:p>0.084097340152478</text:p>
          </table:table-cell>
          <table:table-cell table:number-columns-repeated="2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7702475707934" calcext:value-type="float">
            <text:p>0.57702475707934</text:p>
          </table:table-cell>
          <table:table-cell office:value-type="float" office:value="0.0907563667509527" calcext:value-type="float">
            <text:p>0.090756366750953</text:p>
          </table:table-cell>
          <table:table-cell table:number-columns-repeated="2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77833456876968" calcext:value-type="float">
            <text:p>0.577833456876968</text:p>
          </table:table-cell>
          <table:table-cell office:value-type="float" office:value="0.0960988030834432" calcext:value-type="float">
            <text:p>0.096098803083443</text:p>
          </table:table-cell>
          <table:table-cell table:number-columns-repeated="2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76882708515095" calcext:value-type="float">
            <text:p>0.576882708515095</text:p>
          </table:table-cell>
          <table:table-cell office:value-type="float" office:value="0.0991378150526087" calcext:value-type="float">
            <text:p>0.099137815052609</text:p>
          </table:table-cell>
          <table:table-cell table:number-columns-repeated="2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577895490625346" calcext:value-type="float">
            <text:p>0.577895490625346</text:p>
          </table:table-cell>
          <table:table-cell office:value-type="float" office:value="0.102432151187797" calcext:value-type="float">
            <text:p>0.102432151187797</text:p>
          </table:table-cell>
          <table:table-cell table:number-columns-repeated="2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78025626628183" calcext:value-type="float">
            <text:p>0.578025626628183</text:p>
          </table:table-cell>
          <table:table-cell office:value-type="float" office:value="0.109185607453697" calcext:value-type="float">
            <text:p>0.109185607453697</text:p>
          </table:table-cell>
          <table:table-cell table:number-columns-repeated="2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58142718854372" calcext:value-type="float">
            <text:p>0.58142718854372</text:p>
          </table:table-cell>
          <table:table-cell office:value-type="float" office:value="0.112379465664874" calcext:value-type="float">
            <text:p>0.112379465664874</text:p>
          </table:table-cell>
          <table:table-cell table:number-columns-repeated="2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81724027769394" calcext:value-type="float">
            <text:p>0.581724027769394</text:p>
          </table:table-cell>
          <table:table-cell office:value-type="float" office:value="0.11554138529394" calcext:value-type="float">
            <text:p>0.11554138529394</text:p>
          </table:table-cell>
          <table:table-cell table:number-columns-repeated="2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83853216063128" calcext:value-type="float">
            <text:p>0.583853216063128</text:p>
          </table:table-cell>
          <table:table-cell office:value-type="float" office:value="0.119385971441" calcext:value-type="float">
            <text:p>0.119385971441</text:p>
          </table:table-cell>
          <table:table-cell table:number-columns-repeated="2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87125795013608" calcext:value-type="float">
            <text:p>0.587125795013608</text:p>
          </table:table-cell>
          <table:table-cell office:value-type="float" office:value="0.121525445059924" calcext:value-type="float">
            <text:p>0.121525445059924</text:p>
          </table:table-cell>
          <table:table-cell table:number-columns-repeated="2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89799991608926" calcext:value-type="float">
            <text:p>0.589799991608926</text:p>
          </table:table-cell>
          <table:table-cell office:value-type="float" office:value="0.123643523942658" calcext:value-type="float">
            <text:p>0.123643523942658</text:p>
          </table:table-cell>
          <table:table-cell table:number-columns-repeated="2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591565543094706" calcext:value-type="float">
            <text:p>0.591565543094706</text:p>
          </table:table-cell>
          <table:table-cell office:value-type="float" office:value="0.126692802988945" calcext:value-type="float">
            <text:p>0.126692802988945</text:p>
          </table:table-cell>
          <table:table-cell table:number-columns-repeated="2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92899887663759" calcext:value-type="float">
            <text:p>0.592899887663759</text:p>
          </table:table-cell>
          <table:table-cell office:value-type="float" office:value="0.131140160673342" calcext:value-type="float">
            <text:p>0.131140160673342</text:p>
          </table:table-cell>
          <table:table-cell table:number-columns-repeated="2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592865625629227" calcext:value-type="float">
            <text:p>0.592865625629227</text:p>
          </table:table-cell>
          <table:table-cell office:value-type="float" office:value="0.131828759066608" calcext:value-type="float">
            <text:p>0.131828759066608</text:p>
          </table:table-cell>
          <table:table-cell table:number-columns-repeated="2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94033743566483" calcext:value-type="float">
            <text:p>0.594033743566483</text:p>
          </table:table-cell>
          <table:table-cell office:value-type="float" office:value="0.134796185761656" calcext:value-type="float">
            <text:p>0.134796185761656</text:p>
          </table:table-cell>
          <table:table-cell table:number-columns-repeated="2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596039834702247" calcext:value-type="float">
            <text:p>0.596039834702247</text:p>
          </table:table-cell>
          <table:table-cell office:value-type="float" office:value="0.139003779459595" calcext:value-type="float">
            <text:p>0.139003779459595</text:p>
          </table:table-cell>
          <table:table-cell table:number-columns-repeated="2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596584290724156" calcext:value-type="float">
            <text:p>0.596584290724156</text:p>
          </table:table-cell>
          <table:table-cell office:value-type="float" office:value="0.141899455950714" calcext:value-type="float">
            <text:p>0.141899455950714</text:p>
          </table:table-cell>
          <table:table-cell table:number-columns-repeated="2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597040466165539" calcext:value-type="float">
            <text:p>0.597040466165539</text:p>
          </table:table-cell>
          <table:table-cell office:value-type="float" office:value="0.146194747105492" calcext:value-type="float">
            <text:p>0.146194747105492</text:p>
          </table:table-cell>
          <table:table-cell table:number-columns-repeated="2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598505958939781" calcext:value-type="float">
            <text:p>0.598505958939781</text:p>
          </table:table-cell>
          <table:table-cell office:value-type="float" office:value="0.151399466301104" calcext:value-type="float">
            <text:p>0.151399466301104</text:p>
          </table:table-cell>
          <table:table-cell table:number-columns-repeated="2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0384147213631" calcext:value-type="float">
            <text:p>0.600384147213631</text:p>
          </table:table-cell>
          <table:table-cell office:value-type="float" office:value="0.156135471638093" calcext:value-type="float">
            <text:p>0.156135471638093</text:p>
          </table:table-cell>
          <table:table-cell table:number-columns-repeated="2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02192805741495" calcext:value-type="float">
            <text:p>0.602192805741495</text:p>
          </table:table-cell>
          <table:table-cell office:value-type="float" office:value="0.16275593510353" calcext:value-type="float">
            <text:p>0.16275593510353</text:p>
          </table:table-cell>
          <table:table-cell table:number-columns-repeated="2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3959339222541" calcext:value-type="float">
            <text:p>0.603959339222541</text:p>
          </table:table-cell>
          <table:table-cell office:value-type="float" office:value="0.166128375752495" calcext:value-type="float">
            <text:p>0.166128375752495</text:p>
          </table:table-cell>
          <table:table-cell table:number-columns-repeated="2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03400515061085" calcext:value-type="float">
            <text:p>0.603400515061085</text:p>
          </table:table-cell>
          <table:table-cell office:value-type="float" office:value="0.16646709199497" calcext:value-type="float">
            <text:p>0.16646709199497</text:p>
          </table:table-cell>
          <table:table-cell table:number-columns-repeated="2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2679009910474" calcext:value-type="float">
            <text:p>0.602679009910474</text:p>
          </table:table-cell>
          <table:table-cell office:value-type="float" office:value="0.170357976630576" calcext:value-type="float">
            <text:p>0.170357976630576</text:p>
          </table:table-cell>
          <table:table-cell table:number-columns-repeated="2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01275875725348" calcext:value-type="float">
            <text:p>0.601275875725348</text:p>
          </table:table-cell>
          <table:table-cell office:value-type="float" office:value="0.17665439686427" calcext:value-type="float">
            <text:p>0.17665439686427</text:p>
          </table:table-cell>
          <table:table-cell table:number-columns-repeated="2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99779246000353" calcext:value-type="float">
            <text:p>0.599779246000353</text:p>
          </table:table-cell>
          <table:table-cell office:value-type="float" office:value="0.184887852895627" calcext:value-type="float">
            <text:p>0.184887852895627</text:p>
          </table:table-cell>
          <table:table-cell table:number-columns-repeated="2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00386958127505" calcext:value-type="float">
            <text:p>0.600386958127505</text:p>
          </table:table-cell>
          <table:table-cell office:value-type="float" office:value="0.189288974366671" calcext:value-type="float">
            <text:p>0.189288974366671</text:p>
          </table:table-cell>
          <table:table-cell table:number-columns-repeated="2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1840715664874" calcext:value-type="float">
            <text:p>0.601840715664874</text:p>
          </table:table-cell>
          <table:table-cell office:value-type="float" office:value="0.194538941765862" calcext:value-type="float">
            <text:p>0.194538941765862</text:p>
          </table:table-cell>
          <table:table-cell table:number-columns-repeated="2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4488975174892" calcext:value-type="float">
            <text:p>0.604488975174892</text:p>
          </table:table-cell>
          <table:table-cell office:value-type="float" office:value="0.196593552348203" calcext:value-type="float">
            <text:p>0.196593552348203</text:p>
          </table:table-cell>
          <table:table-cell table:number-columns-repeated="2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6521008500066" calcext:value-type="float">
            <text:p>0.606521008500066</text:p>
          </table:table-cell>
          <table:table-cell office:value-type="float" office:value="0.197960950158054" calcext:value-type="float">
            <text:p>0.197960950158054</text:p>
          </table:table-cell>
          <table:table-cell table:number-columns-repeated="2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8172333848136" calcext:value-type="float">
            <text:p>0.608172333848136</text:p>
          </table:table-cell>
          <table:table-cell office:value-type="float" office:value="0.20264800732314" calcext:value-type="float">
            <text:p>0.20264800732314</text:p>
          </table:table-cell>
          <table:table-cell table:number-columns-repeated="2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9725019111805" calcext:value-type="float">
            <text:p>0.609725019111805</text:p>
          </table:table-cell>
          <table:table-cell office:value-type="float" office:value="0.200621527249909" calcext:value-type="float">
            <text:p>0.200621527249909</text:p>
          </table:table-cell>
          <table:table-cell table:number-columns-repeated="2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09536859829778" calcext:value-type="float">
            <text:p>0.609536859829778</text:p>
          </table:table-cell>
          <table:table-cell office:value-type="float" office:value="0.20061531197741" calcext:value-type="float">
            <text:p>0.20061531197741</text:p>
          </table:table-cell>
          <table:table-cell table:number-columns-repeated="2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10897631582358" calcext:value-type="float">
            <text:p>0.610897631582358</text:p>
          </table:table-cell>
          <table:table-cell office:value-type="float" office:value="0.204859158857636" calcext:value-type="float">
            <text:p>0.204859158857636</text:p>
          </table:table-cell>
          <table:table-cell table:number-columns-repeated="2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2237634858371" calcext:value-type="float">
            <text:p>0.612237634858371</text:p>
          </table:table-cell>
          <table:table-cell office:value-type="float" office:value="0.207810567269059" calcext:value-type="float">
            <text:p>0.207810567269059</text:p>
          </table:table-cell>
          <table:table-cell table:number-columns-repeated="2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12979665289448" calcext:value-type="float">
            <text:p>0.612979665289448</text:p>
          </table:table-cell>
          <table:table-cell office:value-type="float" office:value="0.213232461596369" calcext:value-type="float">
            <text:p>0.213232461596369</text:p>
          </table:table-cell>
          <table:table-cell table:number-columns-repeated="2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14091247946899" calcext:value-type="float">
            <text:p>0.614091247946899</text:p>
          </table:table-cell>
          <table:table-cell office:value-type="float" office:value="0.217350136980405" calcext:value-type="float">
            <text:p>0.217350136980405</text:p>
          </table:table-cell>
          <table:table-cell table:number-columns-repeated="2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16185629585077" calcext:value-type="float">
            <text:p>0.616185629585077</text:p>
          </table:table-cell>
          <table:table-cell office:value-type="float" office:value="0.222954413388379" calcext:value-type="float">
            <text:p>0.222954413388379</text:p>
          </table:table-cell>
          <table:table-cell table:number-columns-repeated="2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5671921437374" calcext:value-type="float">
            <text:p>0.615671921437374</text:p>
          </table:table-cell>
          <table:table-cell office:value-type="float" office:value="0.226974869254495" calcext:value-type="float">
            <text:p>0.226974869254495</text:p>
          </table:table-cell>
          <table:table-cell table:number-columns-repeated="2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16708184679141" calcext:value-type="float">
            <text:p>0.616708184679141</text:p>
          </table:table-cell>
          <table:table-cell office:value-type="float" office:value="0.231371787228617" calcext:value-type="float">
            <text:p>0.231371787228617</text:p>
          </table:table-cell>
          <table:table-cell table:number-columns-repeated="2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7041102832349" calcext:value-type="float">
            <text:p>0.617041102832349</text:p>
          </table:table-cell>
          <table:table-cell office:value-type="float" office:value="0.233343783642045" calcext:value-type="float">
            <text:p>0.233343783642045</text:p>
          </table:table-cell>
          <table:table-cell table:number-columns-repeated="2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17622828556162" calcext:value-type="float">
            <text:p>0.617622828556162</text:p>
          </table:table-cell>
          <table:table-cell office:value-type="float" office:value="0.237677012472291" calcext:value-type="float">
            <text:p>0.237677012472291</text:p>
          </table:table-cell>
          <table:table-cell table:number-columns-repeated="2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6348561054915" calcext:value-type="float">
            <text:p>0.616348561054915</text:p>
          </table:table-cell>
          <table:table-cell office:value-type="float" office:value="0.243078020125346" calcext:value-type="float">
            <text:p>0.243078020125346</text:p>
          </table:table-cell>
          <table:table-cell table:number-columns-repeated="2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18109603746252" calcext:value-type="float">
            <text:p>0.618109603746252</text:p>
          </table:table-cell>
          <table:table-cell office:value-type="float" office:value="0.24779009706695" calcext:value-type="float">
            <text:p>0.24779009706695</text:p>
          </table:table-cell>
          <table:table-cell table:number-columns-repeated="2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6543892324174" calcext:value-type="float">
            <text:p>0.616543892324174</text:p>
          </table:table-cell>
          <table:table-cell office:value-type="float" office:value="0.25331219609628" calcext:value-type="float">
            <text:p>0.25331219609628</text:p>
          </table:table-cell>
          <table:table-cell table:number-columns-repeated="2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15647270605234" calcext:value-type="float">
            <text:p>0.615647270605234</text:p>
          </table:table-cell>
          <table:table-cell office:value-type="float" office:value="0.258779074135317" calcext:value-type="float">
            <text:p>0.258779074135317</text:p>
          </table:table-cell>
          <table:table-cell table:number-columns-repeated="2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7235895938397" calcext:value-type="float">
            <text:p>0.617235895938397</text:p>
          </table:table-cell>
          <table:table-cell office:value-type="float" office:value="0.262857950060631" calcext:value-type="float">
            <text:p>0.262857950060631</text:p>
          </table:table-cell>
          <table:table-cell table:number-columns-repeated="2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15959370312346" calcext:value-type="float">
            <text:p>0.615959370312346</text:p>
          </table:table-cell>
          <table:table-cell office:value-type="float" office:value="0.266479370560025" calcext:value-type="float">
            <text:p>0.266479370560025</text:p>
          </table:table-cell>
          <table:table-cell table:number-columns-repeated="2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14846505581185" calcext:value-type="float">
            <text:p>0.614846505581185</text:p>
          </table:table-cell>
          <table:table-cell office:value-type="float" office:value="0.268814576854424" calcext:value-type="float">
            <text:p>0.268814576854424</text:p>
          </table:table-cell>
          <table:table-cell table:number-columns-repeated="2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15627865086777" calcext:value-type="float">
            <text:p>0.615627865086777</text:p>
          </table:table-cell>
          <table:table-cell office:value-type="float" office:value="0.27612643108588" calcext:value-type="float">
            <text:p>0.27612643108588</text:p>
          </table:table-cell>
          <table:table-cell table:number-columns-repeated="2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5289768254091" calcext:value-type="float">
            <text:p>0.615289768254091</text:p>
          </table:table-cell>
          <table:table-cell office:value-type="float" office:value="0.277650881060736" calcext:value-type="float">
            <text:p>0.277650881060736</text:p>
          </table:table-cell>
          <table:table-cell table:number-columns-repeated="2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15327346762027" calcext:value-type="float">
            <text:p>0.615327346762027</text:p>
          </table:table-cell>
          <table:table-cell office:value-type="float" office:value="0.279318816694573" calcext:value-type="float">
            <text:p>0.279318816694573</text:p>
          </table:table-cell>
          <table:table-cell table:number-columns-repeated="2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6565377642232" calcext:value-type="float">
            <text:p>0.616565377642232</text:p>
          </table:table-cell>
          <table:table-cell office:value-type="float" office:value="0.280811342813341" calcext:value-type="float">
            <text:p>0.280811342813341</text:p>
          </table:table-cell>
          <table:table-cell table:number-columns-repeated="2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17816390532477" calcext:value-type="float">
            <text:p>0.617816390532477</text:p>
          </table:table-cell>
          <table:table-cell office:value-type="float" office:value="0.282288943670922" calcext:value-type="float">
            <text:p>0.282288943670922</text:p>
          </table:table-cell>
          <table:table-cell table:number-columns-repeated="2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1958694457587" calcext:value-type="float">
            <text:p>0.61958694457587</text:p>
          </table:table-cell>
          <table:table-cell office:value-type="float" office:value="0.285021609789768" calcext:value-type="float">
            <text:p>0.285021609789768</text:p>
          </table:table-cell>
          <table:table-cell table:number-columns-repeated="2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21335000363756" calcext:value-type="float">
            <text:p>0.621335000363756</text:p>
          </table:table-cell>
          <table:table-cell office:value-type="float" office:value="0.288838060358537" calcext:value-type="float">
            <text:p>0.288838060358537</text:p>
          </table:table-cell>
          <table:table-cell table:number-columns-repeated="2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9896425134893" calcext:value-type="float">
            <text:p>0.619896425134893</text:p>
          </table:table-cell>
          <table:table-cell office:value-type="float" office:value="0.292199679754952" calcext:value-type="float">
            <text:p>0.292199679754952</text:p>
          </table:table-cell>
          <table:table-cell table:number-columns-repeated="2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21065881936176" calcext:value-type="float">
            <text:p>0.621065881936176</text:p>
          </table:table-cell>
          <table:table-cell office:value-type="float" office:value="0.295944349624069" calcext:value-type="float">
            <text:p>0.295944349624069</text:p>
          </table:table-cell>
          <table:table-cell table:number-columns-repeated="2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8379032640623" calcext:value-type="float">
            <text:p>0.618379032640623</text:p>
          </table:table-cell>
          <table:table-cell office:value-type="float" office:value="0.300257633400556" calcext:value-type="float">
            <text:p>0.300257633400556</text:p>
          </table:table-cell>
          <table:table-cell table:number-columns-repeated="2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18598751086147" calcext:value-type="float">
            <text:p>0.618598751086147</text:p>
          </table:table-cell>
          <table:table-cell office:value-type="float" office:value="0.305716595528089" calcext:value-type="float">
            <text:p>0.305716595528089</text:p>
          </table:table-cell>
          <table:table-cell table:number-columns-repeated="2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19105676961112" calcext:value-type="float">
            <text:p>0.619105676961112</text:p>
          </table:table-cell>
          <table:table-cell office:value-type="float" office:value="0.310159429572808" calcext:value-type="float">
            <text:p>0.310159429572808</text:p>
          </table:table-cell>
          <table:table-cell table:number-columns-repeated="2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18070870191501" calcext:value-type="float">
            <text:p>0.618070870191501</text:p>
          </table:table-cell>
          <table:table-cell office:value-type="float" office:value="0.31305783527708" calcext:value-type="float">
            <text:p>0.31305783527708</text:p>
          </table:table-cell>
          <table:table-cell table:number-columns-repeated="2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20709059127382" calcext:value-type="float">
            <text:p>0.620709059127382</text:p>
          </table:table-cell>
          <table:table-cell office:value-type="float" office:value="0.316927256924309" calcext:value-type="float">
            <text:p>0.316927256924309</text:p>
          </table:table-cell>
          <table:table-cell table:number-columns-repeated="2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22777830605073" calcext:value-type="float">
            <text:p>0.622777830605073</text:p>
          </table:table-cell>
          <table:table-cell office:value-type="float" office:value="0.320757984355066" calcext:value-type="float">
            <text:p>0.320757984355066</text:p>
          </table:table-cell>
          <table:table-cell table:number-columns-repeated="2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21062247420974" calcext:value-type="float">
            <text:p>0.621062247420974</text:p>
          </table:table-cell>
          <table:table-cell office:value-type="float" office:value="0.323914040875151" calcext:value-type="float">
            <text:p>0.323914040875151</text:p>
          </table:table-cell>
          <table:table-cell table:number-columns-repeated="2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2106784116298" calcext:value-type="float">
            <text:p>0.62106784116298</text:p>
          </table:table-cell>
          <table:table-cell office:value-type="float" office:value="0.324960614752114" calcext:value-type="float">
            <text:p>0.324960614752114</text:p>
          </table:table-cell>
          <table:table-cell table:number-columns-repeated="2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8916568691945" calcext:value-type="float">
            <text:p>0.618916568691945</text:p>
          </table:table-cell>
          <table:table-cell office:value-type="float" office:value="0.327711008604593" calcext:value-type="float">
            <text:p>0.327711008604593</text:p>
          </table:table-cell>
          <table:table-cell table:number-columns-repeated="2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17727403005025" calcext:value-type="float">
            <text:p>0.617727403005025</text:p>
          </table:table-cell>
          <table:table-cell office:value-type="float" office:value="0.331100565185214" calcext:value-type="float">
            <text:p>0.331100565185214</text:p>
          </table:table-cell>
          <table:table-cell table:number-columns-repeated="2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15699065145188" calcext:value-type="float">
            <text:p>0.615699065145188</text:p>
          </table:table-cell>
          <table:table-cell office:value-type="float" office:value="0.336122892866695" calcext:value-type="float">
            <text:p>0.336122892866695</text:p>
          </table:table-cell>
          <table:table-cell table:number-columns-repeated="2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13380458332119" calcext:value-type="float">
            <text:p>0.613380458332119</text:p>
          </table:table-cell>
          <table:table-cell office:value-type="float" office:value="0.339011663938028" calcext:value-type="float">
            <text:p>0.339011663938028</text:p>
          </table:table-cell>
          <table:table-cell table:number-columns-repeated="2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1782736223025" calcext:value-type="float">
            <text:p>0.611782736223025</text:p>
          </table:table-cell>
          <table:table-cell office:value-type="float" office:value="0.341177102854203" calcext:value-type="float">
            <text:p>0.341177102854203</text:p>
          </table:table-cell>
          <table:table-cell table:number-columns-repeated="2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10837322653898" calcext:value-type="float">
            <text:p>0.610837322653898</text:p>
          </table:table-cell>
          <table:table-cell office:value-type="float" office:value="0.342209776270106" calcext:value-type="float">
            <text:p>0.342209776270106</text:p>
          </table:table-cell>
          <table:table-cell table:number-columns-repeated="2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1203308401718" calcext:value-type="float">
            <text:p>0.611203308401718</text:p>
          </table:table-cell>
          <table:table-cell office:value-type="float" office:value="0.346787678507405" calcext:value-type="float">
            <text:p>0.346787678507405</text:p>
          </table:table-cell>
          <table:table-cell table:number-columns-repeated="2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12001844423392" calcext:value-type="float">
            <text:p>0.612001844423392</text:p>
          </table:table-cell>
          <table:table-cell office:value-type="float" office:value="0.348875357277886" calcext:value-type="float">
            <text:p>0.348875357277886</text:p>
          </table:table-cell>
          <table:table-cell table:number-columns-repeated="2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2465159312492" calcext:value-type="float">
            <text:p>0.612465159312492</text:p>
          </table:table-cell>
          <table:table-cell office:value-type="float" office:value="0.352386603705107" calcext:value-type="float">
            <text:p>0.352386603705107</text:p>
          </table:table-cell>
          <table:table-cell table:number-columns-repeated="2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15453410945173" calcext:value-type="float">
            <text:p>0.615453410945173</text:p>
          </table:table-cell>
          <table:table-cell office:value-type="float" office:value="0.354862737668056" calcext:value-type="float">
            <text:p>0.354862737668056</text:p>
          </table:table-cell>
          <table:table-cell table:number-columns-repeated="2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8425090427954" calcext:value-type="float">
            <text:p>0.618425090427954</text:p>
          </table:table-cell>
          <table:table-cell office:value-type="float" office:value="0.357314110291376" calcext:value-type="float">
            <text:p>0.357314110291376</text:p>
          </table:table-cell>
          <table:table-cell table:number-columns-repeated="2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20258857541693" calcext:value-type="float">
            <text:p>0.620258857541693</text:p>
          </table:table-cell>
          <table:table-cell office:value-type="float" office:value="0.360407635855129" calcext:value-type="float">
            <text:p>0.360407635855129</text:p>
          </table:table-cell>
          <table:table-cell table:number-columns-repeated="2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19822034732042" calcext:value-type="float">
            <text:p>0.619822034732042</text:p>
          </table:table-cell>
          <table:table-cell office:value-type="float" office:value="0.363167195860214" calcext:value-type="float">
            <text:p>0.363167195860214</text:p>
          </table:table-cell>
          <table:table-cell table:number-columns-repeated="2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2032024295615" calcext:value-type="float">
            <text:p>0.62032024295615</text:p>
          </table:table-cell>
          <table:table-cell office:value-type="float" office:value="0.366202190568278" calcext:value-type="float">
            <text:p>0.366202190568278</text:p>
          </table:table-cell>
          <table:table-cell table:number-columns-repeated="2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2102760963228" calcext:value-type="float">
            <text:p>0.62102760963228</text:p>
          </table:table-cell>
          <table:table-cell office:value-type="float" office:value="0.367540168662595" calcext:value-type="float">
            <text:p>0.367540168662595</text:p>
          </table:table-cell>
          <table:table-cell table:number-columns-repeated="2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20479098241839" calcext:value-type="float">
            <text:p>0.620479098241839</text:p>
          </table:table-cell>
          <table:table-cell office:value-type="float" office:value="0.368864766975969" calcext:value-type="float">
            <text:p>0.368864766975969</text:p>
          </table:table-cell>
          <table:table-cell table:number-columns-repeated="2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21756824741938" calcext:value-type="float">
            <text:p>0.621756824741938</text:p>
          </table:table-cell>
          <table:table-cell office:value-type="float" office:value="0.372448846578937" calcext:value-type="float">
            <text:p>0.372448846578937</text:p>
          </table:table-cell>
          <table:table-cell table:number-columns-repeated="2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23151196793026" calcext:value-type="float">
            <text:p>0.623151196793026</text:p>
          </table:table-cell>
          <table:table-cell office:value-type="float" office:value="0.376906176294966" calcext:value-type="float">
            <text:p>0.376906176294966</text:p>
          </table:table-cell>
          <table:table-cell table:number-columns-repeated="2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23614600079333" calcext:value-type="float">
            <text:p>0.623614600079333</text:p>
          </table:table-cell>
          <table:table-cell office:value-type="float" office:value="0.380137114532016" calcext:value-type="float">
            <text:p>0.380137114532016</text:p>
          </table:table-cell>
          <table:table-cell table:number-columns-repeated="2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24671687161246" calcext:value-type="float">
            <text:p>0.624671687161246</text:p>
          </table:table-cell>
          <table:table-cell office:value-type="float" office:value="0.386335743386696" calcext:value-type="float">
            <text:p>0.386335743386696</text:p>
          </table:table-cell>
          <table:table-cell table:number-columns-repeated="2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26141505722705" calcext:value-type="float">
            <text:p>0.626141505722705</text:p>
          </table:table-cell>
          <table:table-cell office:value-type="float" office:value="0.389139052619496" calcext:value-type="float">
            <text:p>0.389139052619496</text:p>
          </table:table-cell>
          <table:table-cell table:number-columns-repeated="2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27566041078701" calcext:value-type="float">
            <text:p>0.627566041078701</text:p>
          </table:table-cell>
          <table:table-cell office:value-type="float" office:value="0.390247662093301" calcext:value-type="float">
            <text:p>0.390247662093301</text:p>
          </table:table-cell>
          <table:table-cell table:number-columns-repeated="2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28548445184043" calcext:value-type="float">
            <text:p>0.628548445184043</text:p>
          </table:table-cell>
          <table:table-cell office:value-type="float" office:value="0.393345185472368" calcext:value-type="float">
            <text:p>0.393345185472368</text:p>
          </table:table-cell>
          <table:table-cell table:number-columns-repeated="2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2788200835125" calcext:value-type="float">
            <text:p>0.62788200835125</text:p>
          </table:table-cell>
          <table:table-cell office:value-type="float" office:value="0.394411733617644" calcext:value-type="float">
            <text:p>0.394411733617644</text:p>
          </table:table-cell>
          <table:table-cell table:number-columns-repeated="2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25603188267738" calcext:value-type="float">
            <text:p>0.625603188267738</text:p>
          </table:table-cell>
          <table:table-cell office:value-type="float" office:value="0.397967616281468" calcext:value-type="float">
            <text:p>0.397967616281468</text:p>
          </table:table-cell>
          <table:table-cell table:number-columns-repeated="2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24305834071011" calcext:value-type="float">
            <text:p>0.624305834071011</text:p>
          </table:table-cell>
          <table:table-cell office:value-type="float" office:value="0.403218709349422" calcext:value-type="float">
            <text:p>0.403218709349422</text:p>
          </table:table-cell>
          <table:table-cell table:number-columns-repeated="2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23370468037993" calcext:value-type="float">
            <text:p>0.623370468037993</text:p>
          </table:table-cell>
          <table:table-cell office:value-type="float" office:value="0.408417291486697" calcext:value-type="float">
            <text:p>0.408417291486697</text:p>
          </table:table-cell>
          <table:table-cell table:number-columns-repeated="2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24183743223385" calcext:value-type="float">
            <text:p>0.624183743223385</text:p>
          </table:table-cell>
          <table:table-cell office:value-type="float" office:value="0.41433311857183" calcext:value-type="float">
            <text:p>0.41433311857183</text:p>
          </table:table-cell>
          <table:table-cell table:number-columns-repeated="2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25461285636112" calcext:value-type="float">
            <text:p>0.625461285636112</text:p>
          </table:table-cell>
          <table:table-cell office:value-type="float" office:value="0.420959018155343" calcext:value-type="float">
            <text:p>0.420959018155343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24540006113084" calcext:value-type="float">
            <text:p>0.624540006113084</text:p>
          </table:table-cell>
          <table:table-cell office:value-type="float" office:value="0.426082761307123" calcext:value-type="float">
            <text:p>0.426082761307123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23249561006908" calcext:value-type="float">
            <text:p>0.623249561006908</text:p>
          </table:table-cell>
          <table:table-cell office:value-type="float" office:value="0.43000375187587" calcext:value-type="float">
            <text:p>0.43000375187587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25429763809538" calcext:value-type="float">
            <text:p>0.625429763809538</text:p>
          </table:table-cell>
          <table:table-cell office:value-type="float" office:value="0.434037047690444" calcext:value-type="float">
            <text:p>0.434037047690444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24805718272283" calcext:value-type="float">
            <text:p>0.624805718272283</text:p>
          </table:table-cell>
          <table:table-cell office:value-type="float" office:value="0.436619754136617" calcext:value-type="float">
            <text:p>0.436619754136617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23650253682152" calcext:value-type="float">
            <text:p>0.623650253682152</text:p>
          </table:table-cell>
          <table:table-cell office:value-type="float" office:value="0.441420223261917" calcext:value-type="float">
            <text:p>0.441420223261917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23364164368472" calcext:value-type="float">
            <text:p>0.623364164368472</text:p>
          </table:table-cell>
          <table:table-cell office:value-type="float" office:value="0.445467559490837" calcext:value-type="float">
            <text:p>0.445467559490837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21030522724787" calcext:value-type="float">
            <text:p>0.621030522724787</text:p>
          </table:table-cell>
          <table:table-cell office:value-type="float" office:value="0.451679550562595" calcext:value-type="float">
            <text:p>0.451679550562595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18803268344997" calcext:value-type="float">
            <text:p>0.618803268344997</text:p>
          </table:table-cell>
          <table:table-cell office:value-type="float" office:value="0.454855062749277" calcext:value-type="float">
            <text:p>0.454855062749277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19021485661547" calcext:value-type="float">
            <text:p>0.619021485661547</text:p>
          </table:table-cell>
          <table:table-cell office:value-type="float" office:value="0.460306512121784" calcext:value-type="float">
            <text:p>0.460306512121784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8472296445957" calcext:value-type="float">
            <text:p>0.618472296445957</text:p>
          </table:table-cell>
          <table:table-cell office:value-type="float" office:value="0.466417732714852" calcext:value-type="float">
            <text:p>0.466417732714852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17979881173805" calcext:value-type="float">
            <text:p>0.617979881173805</text:p>
          </table:table-cell>
          <table:table-cell office:value-type="float" office:value="0.470215093849242" calcext:value-type="float">
            <text:p>0.470215093849242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7579898875828" calcext:value-type="float">
            <text:p>0.617579898875828</text:p>
          </table:table-cell>
          <table:table-cell office:value-type="float" office:value="0.474179609577416" calcext:value-type="float">
            <text:p>0.474179609577416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16887970854812" calcext:value-type="float">
            <text:p>0.616887970854812</text:p>
          </table:table-cell>
          <table:table-cell office:value-type="float" office:value="0.47800924205307" calcext:value-type="float">
            <text:p>0.47800924205307</text:p>
          </table:table-cell>
          <table:table-cell table:number-columns-repeated="2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17565244992418" calcext:value-type="float">
            <text:p>0.617565244992418</text:p>
          </table:table-cell>
          <table:table-cell office:value-type="float" office:value="0.481410967814358" calcext:value-type="float">
            <text:p>0.481410967814358</text:p>
          </table:table-cell>
          <table:table-cell table:number-columns-repeated="2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19601513072295" calcext:value-type="float">
            <text:p>0.619601513072295</text:p>
          </table:table-cell>
          <table:table-cell office:value-type="float" office:value="0.48275070429006" calcext:value-type="float">
            <text:p>0.48275070429006</text:p>
          </table:table-cell>
          <table:table-cell table:number-columns-repeated="2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2149373323569" calcext:value-type="float">
            <text:p>0.62149373323569</text:p>
          </table:table-cell>
          <table:table-cell office:value-type="float" office:value="0.48542319724716" calcext:value-type="float">
            <text:p>0.48542319724716</text:p>
          </table:table-cell>
          <table:table-cell table:number-columns-repeated="2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21866097490634" calcext:value-type="float">
            <text:p>0.621866097490634</text:p>
          </table:table-cell>
          <table:table-cell office:value-type="float" office:value="0.485013409719133" calcext:value-type="float">
            <text:p>0.485013409719133</text:p>
          </table:table-cell>
          <table:table-cell table:number-columns-repeated="2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20302608929521" calcext:value-type="float">
            <text:p>0.620302608929521</text:p>
          </table:table-cell>
          <table:table-cell office:value-type="float" office:value="0.484708730167396" calcext:value-type="float">
            <text:p>0.484708730167396</text:p>
          </table:table-cell>
          <table:table-cell table:number-columns-repeated="2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20738927102521" calcext:value-type="float">
            <text:p>0.620738927102521</text:p>
          </table:table-cell>
          <table:table-cell office:value-type="float" office:value="0.485316188320267" calcext:value-type="float">
            <text:p>0.485316188320267</text:p>
          </table:table-cell>
          <table:table-cell table:number-columns-repeated="2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20722014021972" calcext:value-type="float">
            <text:p>0.620722014021972</text:p>
          </table:table-cell>
          <table:table-cell office:value-type="float" office:value="0.48601858199262" calcext:value-type="float">
            <text:p>0.48601858199262</text:p>
          </table:table-cell>
          <table:table-cell table:number-columns-repeated="2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19360154706494" calcext:value-type="float">
            <text:p>0.619360154706494</text:p>
          </table:table-cell>
          <table:table-cell office:value-type="float" office:value="0.48671395172825" calcext:value-type="float">
            <text:p>0.48671395172825</text:p>
          </table:table-cell>
          <table:table-cell table:number-columns-repeated="2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863530315943" calcext:value-type="float">
            <text:p>0.61863530315943</text:p>
          </table:table-cell>
          <table:table-cell office:value-type="float" office:value="0.487231427595582" calcext:value-type="float">
            <text:p>0.487231427595582</text:p>
          </table:table-cell>
          <table:table-cell table:number-columns-repeated="2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17865616794502" calcext:value-type="float">
            <text:p>0.617865616794502</text:p>
          </table:table-cell>
          <table:table-cell office:value-type="float" office:value="0.489859113319627" calcext:value-type="float">
            <text:p>0.489859113319627</text:p>
          </table:table-cell>
          <table:table-cell table:number-columns-repeated="2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1927029395989" calcext:value-type="float">
            <text:p>0.61927029395989</text:p>
          </table:table-cell>
          <table:table-cell office:value-type="float" office:value="0.49496052218643" calcext:value-type="float">
            <text:p>0.49496052218643</text:p>
          </table:table-cell>
          <table:table-cell table:number-columns-repeated="2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18835166777867" calcext:value-type="float">
            <text:p>0.618835166777867</text:p>
          </table:table-cell>
          <table:table-cell office:value-type="float" office:value="0.497283644237293" calcext:value-type="float">
            <text:p>0.497283644237293</text:p>
          </table:table-cell>
          <table:table-cell table:number-columns-repeated="2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18840844960835" calcext:value-type="float">
            <text:p>0.618840844960835</text:p>
          </table:table-cell>
          <table:table-cell office:value-type="float" office:value="0.497695423179536" calcext:value-type="float">
            <text:p>0.497695423179536</text:p>
          </table:table-cell>
          <table:table-cell table:number-columns-repeated="2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18763547622337" calcext:value-type="float">
            <text:p>0.618763547622337</text:p>
          </table:table-cell>
          <table:table-cell office:value-type="float" office:value="0.498872315101587" calcext:value-type="float">
            <text:p>0.498872315101587</text:p>
          </table:table-cell>
          <table:table-cell table:number-columns-repeated="2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20487304551177" calcext:value-type="float">
            <text:p>0.620487304551177</text:p>
          </table:table-cell>
          <table:table-cell office:value-type="float" office:value="0.498429046496025" calcext:value-type="float">
            <text:p>0.498429046496025</text:p>
          </table:table-cell>
          <table:table-cell table:number-columns-repeated="2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21181656311867" calcext:value-type="float">
            <text:p>0.621181656311867</text:p>
          </table:table-cell>
          <table:table-cell office:value-type="float" office:value="0.498444756031065" calcext:value-type="float">
            <text:p>0.498444756031065</text:p>
          </table:table-cell>
          <table:table-cell table:number-columns-repeated="2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20771366466306" calcext:value-type="float">
            <text:p>0.620771366466306</text:p>
          </table:table-cell>
          <table:table-cell office:value-type="float" office:value="0.500126975137421" calcext:value-type="float">
            <text:p>0.500126975137421</text:p>
          </table:table-cell>
          <table:table-cell table:number-columns-repeated="2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19393584774432" calcext:value-type="float">
            <text:p>0.619393584774432</text:p>
          </table:table-cell>
          <table:table-cell office:value-type="float" office:value="0.50445903871938" calcext:value-type="float">
            <text:p>0.50445903871938</text:p>
          </table:table-cell>
          <table:table-cell table:number-columns-repeated="2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2027994089749" calcext:value-type="float">
            <text:p>0.62027994089749</text:p>
          </table:table-cell>
          <table:table-cell office:value-type="float" office:value="0.505568294486033" calcext:value-type="float">
            <text:p>0.505568294486033</text:p>
          </table:table-cell>
          <table:table-cell table:number-columns-repeated="2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21903228445037" calcext:value-type="float">
            <text:p>0.621903228445037</text:p>
          </table:table-cell>
          <table:table-cell office:value-type="float" office:value="0.505058066086627" calcext:value-type="float">
            <text:p>0.505058066086627</text:p>
          </table:table-cell>
          <table:table-cell table:number-columns-repeated="2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21160386636777" calcext:value-type="float">
            <text:p>0.621160386636777</text:p>
          </table:table-cell>
          <table:table-cell office:value-type="float" office:value="0.50688248542576" calcext:value-type="float">
            <text:p>0.50688248542576</text:p>
          </table:table-cell>
          <table:table-cell table:number-columns-repeated="2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22766964588591" calcext:value-type="float">
            <text:p>0.622766964588591</text:p>
          </table:table-cell>
          <table:table-cell office:value-type="float" office:value="0.511813660571503" calcext:value-type="float">
            <text:p>0.511813660571503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23921845278276" calcext:value-type="float">
            <text:p>0.623921845278276</text:p>
          </table:table-cell>
          <table:table-cell office:value-type="float" office:value="0.514195523965788" calcext:value-type="float">
            <text:p>0.514195523965788</text:p>
          </table:table-cell>
          <table:table-cell table:number-columns-repeated="2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24513612740986" calcext:value-type="float">
            <text:p>0.624513612740986</text:p>
          </table:table-cell>
          <table:table-cell office:value-type="float" office:value="0.516196425868987" calcext:value-type="float">
            <text:p>0.516196425868987</text:p>
          </table:table-cell>
          <table:table-cell table:number-columns-repeated="2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24422322767422" calcext:value-type="float">
            <text:p>0.624422322767422</text:p>
          </table:table-cell>
          <table:table-cell office:value-type="float" office:value="0.516419076994913" calcext:value-type="float">
            <text:p>0.516419076994913</text:p>
          </table:table-cell>
          <table:table-cell table:number-columns-repeated="2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22379780212017" calcext:value-type="float">
            <text:p>0.622379780212017</text:p>
          </table:table-cell>
          <table:table-cell office:value-type="float" office:value="0.517088219558297" calcext:value-type="float">
            <text:p>0.517088219558297</text:p>
          </table:table-cell>
          <table:table-cell table:number-columns-repeated="2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23132726595943" calcext:value-type="float">
            <text:p>0.623132726595943</text:p>
          </table:table-cell>
          <table:table-cell office:value-type="float" office:value="0.514917337362714" calcext:value-type="float">
            <text:p>0.514917337362714</text:p>
          </table:table-cell>
          <table:table-cell table:number-columns-repeated="2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22870391578046" calcext:value-type="float">
            <text:p>0.622870391578046</text:p>
          </table:table-cell>
          <table:table-cell office:value-type="float" office:value="0.511990386211309" calcext:value-type="float">
            <text:p>0.511990386211309</text:p>
          </table:table-cell>
          <table:table-cell table:number-columns-repeated="2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2140359242417" calcext:value-type="float">
            <text:p>0.62140359242417</text:p>
          </table:table-cell>
          <table:table-cell office:value-type="float" office:value="0.510870482349196" calcext:value-type="float">
            <text:p>0.510870482349196</text:p>
          </table:table-cell>
          <table:table-cell table:number-columns-repeated="2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20754773891233" calcext:value-type="float">
            <text:p>0.620754773891233</text:p>
          </table:table-cell>
          <table:table-cell office:value-type="float" office:value="0.511216322980249" calcext:value-type="float">
            <text:p>0.511216322980249</text:p>
          </table:table-cell>
          <table:table-cell table:number-columns-repeated="2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21562151525455" calcext:value-type="float">
            <text:p>0.621562151525455</text:p>
          </table:table-cell>
          <table:table-cell office:value-type="float" office:value="0.512770826417114" calcext:value-type="float">
            <text:p>0.512770826417114</text:p>
          </table:table-cell>
          <table:table-cell table:number-columns-repeated="2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20570410607215" calcext:value-type="float">
            <text:p>0.620570410607215</text:p>
          </table:table-cell>
          <table:table-cell office:value-type="float" office:value="0.512188572698397" calcext:value-type="float">
            <text:p>0.512188572698397</text:p>
          </table:table-cell>
          <table:table-cell table:number-columns-repeated="2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22964706501143" calcext:value-type="float">
            <text:p>0.622964706501143</text:p>
          </table:table-cell>
          <table:table-cell office:value-type="float" office:value="0.512066686971413" calcext:value-type="float">
            <text:p>0.512066686971413</text:p>
          </table:table-cell>
          <table:table-cell table:number-columns-repeated="2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24974053146824" calcext:value-type="float">
            <text:p>0.624974053146824</text:p>
          </table:table-cell>
          <table:table-cell office:value-type="float" office:value="0.51337459153027" calcext:value-type="float">
            <text:p>0.51337459153027</text:p>
          </table:table-cell>
          <table:table-cell table:number-columns-repeated="2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27483436702947" calcext:value-type="float">
            <text:p>0.627483436702947</text:p>
          </table:table-cell>
          <table:table-cell office:value-type="float" office:value="0.511240845614968" calcext:value-type="float">
            <text:p>0.511240845614968</text:p>
          </table:table-cell>
          <table:table-cell table:number-columns-repeated="2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28740247905538" calcext:value-type="float">
            <text:p>0.628740247905538</text:p>
          </table:table-cell>
          <table:table-cell office:value-type="float" office:value="0.513051514081895" calcext:value-type="float">
            <text:p>0.513051514081895</text:p>
          </table:table-cell>
          <table:table-cell table:number-columns-repeated="2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29704753823429" calcext:value-type="float">
            <text:p>0.629704753823429</text:p>
          </table:table-cell>
          <table:table-cell office:value-type="float" office:value="0.514349570369647" calcext:value-type="float">
            <text:p>0.514349570369647</text:p>
          </table:table-cell>
          <table:table-cell table:number-columns-repeated="2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3320222683314" calcext:value-type="float">
            <text:p>0.63320222683314</text:p>
          </table:table-cell>
          <table:table-cell office:value-type="float" office:value="0.519206074665951" calcext:value-type="float">
            <text:p>0.519206074665951</text:p>
          </table:table-cell>
          <table:table-cell table:number-columns-repeated="2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35536871231475" calcext:value-type="float">
            <text:p>0.635536871231475</text:p>
          </table:table-cell>
          <table:table-cell office:value-type="float" office:value="0.518629398534676" calcext:value-type="float">
            <text:p>0.518629398534676</text:p>
          </table:table-cell>
          <table:table-cell table:number-columns-repeated="2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35133883471541" calcext:value-type="float">
            <text:p>0.635133883471541</text:p>
          </table:table-cell>
          <table:table-cell office:value-type="float" office:value="0.517443104549329" calcext:value-type="float">
            <text:p>0.517443104549329</text:p>
          </table:table-cell>
          <table:table-cell table:number-columns-repeated="2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34796530650812" calcext:value-type="float">
            <text:p>0.634796530650812</text:p>
          </table:table-cell>
          <table:table-cell office:value-type="float" office:value="0.518102006837169" calcext:value-type="float">
            <text:p>0.518102006837169</text:p>
          </table:table-cell>
          <table:table-cell table:number-columns-repeated="2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35545339537852" calcext:value-type="float">
            <text:p>0.635545339537852</text:p>
          </table:table-cell>
          <table:table-cell office:value-type="float" office:value="0.520063843911654" calcext:value-type="float">
            <text:p>0.520063843911654</text:p>
          </table:table-cell>
          <table:table-cell table:number-columns-repeated="2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34087845326147" calcext:value-type="float">
            <text:p>0.634087845326147</text:p>
          </table:table-cell>
          <table:table-cell office:value-type="float" office:value="0.518499569108902" calcext:value-type="float">
            <text:p>0.518499569108902</text:p>
          </table:table-cell>
          <table:table-cell table:number-columns-repeated="2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35093905648396" calcext:value-type="float">
            <text:p>0.635093905648396</text:p>
          </table:table-cell>
          <table:table-cell office:value-type="float" office:value="0.52045743056067" calcext:value-type="float">
            <text:p>0.52045743056067</text:p>
          </table:table-cell>
          <table:table-cell table:number-columns-repeated="2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35225725212601" calcext:value-type="float">
            <text:p>0.635225725212601</text:p>
          </table:table-cell>
          <table:table-cell office:value-type="float" office:value="0.522586189588396" calcext:value-type="float">
            <text:p>0.522586189588396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36795545882553" calcext:value-type="float">
            <text:p>0.636795545882553</text:p>
          </table:table-cell>
          <table:table-cell office:value-type="float" office:value="0.524693661025846" calcext:value-type="float">
            <text:p>0.524693661025846</text:p>
          </table:table-cell>
          <table:table-cell table:number-columns-repeated="2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39368766894316" calcext:value-type="float">
            <text:p>0.639368766894316</text:p>
          </table:table-cell>
          <table:table-cell office:value-type="float" office:value="0.526946724415587" calcext:value-type="float">
            <text:p>0.526946724415587</text:p>
          </table:table-cell>
          <table:table-cell table:number-columns-repeated="2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42065988316282" calcext:value-type="float">
            <text:p>0.642065988316282</text:p>
          </table:table-cell>
          <table:table-cell office:value-type="float" office:value="0.527010590504765" calcext:value-type="float">
            <text:p>0.527010590504765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4196790907828" calcext:value-type="float">
            <text:p>0.64196790907828</text:p>
          </table:table-cell>
          <table:table-cell office:value-type="float" office:value="0.526355869215102" calcext:value-type="float">
            <text:p>0.526355869215102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41687470493826" calcext:value-type="float">
            <text:p>0.641687470493826</text:p>
          </table:table-cell>
          <table:table-cell office:value-type="float" office:value="0.531568500999141" calcext:value-type="float">
            <text:p>0.531568500999141</text:p>
          </table:table-cell>
          <table:table-cell table:number-columns-repeated="2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42627738646031" calcext:value-type="float">
            <text:p>0.642627738646031</text:p>
          </table:table-cell>
          <table:table-cell office:value-type="float" office:value="0.534586149322483" calcext:value-type="float">
            <text:p>0.534586149322483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42868127926237" calcext:value-type="float">
            <text:p>0.642868127926237</text:p>
          </table:table-cell>
          <table:table-cell office:value-type="float" office:value="0.540440287829258" calcext:value-type="float">
            <text:p>0.540440287829258</text:p>
          </table:table-cell>
          <table:table-cell table:number-columns-repeated="2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42626497006687" calcext:value-type="float">
            <text:p>0.642626497006687</text:p>
          </table:table-cell>
          <table:table-cell office:value-type="float" office:value="0.547952551617632" calcext:value-type="float">
            <text:p>0.547952551617632</text:p>
          </table:table-cell>
          <table:table-cell table:number-columns-repeated="2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2397415135212" calcext:value-type="float">
            <text:p>0.642397415135212</text:p>
          </table:table-cell>
          <table:table-cell office:value-type="float" office:value="0.554473026101456" calcext:value-type="float">
            <text:p>0.554473026101456</text:p>
          </table:table-cell>
          <table:table-cell table:number-columns-repeated="2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1990390136402" calcext:value-type="float">
            <text:p>0.641990390136402</text:p>
          </table:table-cell>
          <table:table-cell office:value-type="float" office:value="0.562737819649965" calcext:value-type="float">
            <text:p>0.562737819649965</text:p>
          </table:table-cell>
          <table:table-cell table:number-columns-repeated="2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42903819568372" calcext:value-type="float">
            <text:p>0.642903819568372</text:p>
          </table:table-cell>
          <table:table-cell office:value-type="float" office:value="0.564332663675688" calcext:value-type="float">
            <text:p>0.564332663675688</text:p>
          </table:table-cell>
          <table:table-cell table:number-columns-repeated="2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44145235918142" calcext:value-type="float">
            <text:p>0.644145235918142</text:p>
          </table:table-cell>
          <table:table-cell office:value-type="float" office:value="0.568689337038931" calcext:value-type="float">
            <text:p>0.568689337038931</text:p>
          </table:table-cell>
          <table:table-cell table:number-columns-repeated="2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43295888822119" calcext:value-type="float">
            <text:p>0.643295888822119</text:p>
          </table:table-cell>
          <table:table-cell office:value-type="float" office:value="0.576752443668542" calcext:value-type="float">
            <text:p>0.576752443668542</text:p>
          </table:table-cell>
          <table:table-cell table:number-columns-repeated="2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4346015215612" calcext:value-type="float">
            <text:p>0.64346015215612</text:p>
          </table:table-cell>
          <table:table-cell office:value-type="float" office:value="0.579932287652909" calcext:value-type="float">
            <text:p>0.579932287652909</text:p>
          </table:table-cell>
          <table:table-cell table:number-columns-repeated="2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45735228053913" calcext:value-type="float">
            <text:p>0.645735228053913</text:p>
          </table:table-cell>
          <table:table-cell office:value-type="float" office:value="0.580799631443046" calcext:value-type="float">
            <text:p>0.580799631443046</text:p>
          </table:table-cell>
          <table:table-cell table:number-columns-repeated="2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45052523660698" calcext:value-type="float">
            <text:p>0.645052523660698</text:p>
          </table:table-cell>
          <table:table-cell office:value-type="float" office:value="0.584991635128616" calcext:value-type="float">
            <text:p>0.584991635128616</text:p>
          </table:table-cell>
          <table:table-cell table:number-columns-repeated="2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43363903185996" calcext:value-type="float">
            <text:p>0.643363903185996</text:p>
          </table:table-cell>
          <table:table-cell office:value-type="float" office:value="0.585570290205901" calcext:value-type="float">
            <text:p>0.585570290205901</text:p>
          </table:table-cell>
          <table:table-cell table:number-columns-repeated="2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44983955429304" calcext:value-type="float">
            <text:p>0.644983955429304</text:p>
          </table:table-cell>
          <table:table-cell office:value-type="float" office:value="0.589188271514368" calcext:value-type="float">
            <text:p>0.589188271514368</text:p>
          </table:table-cell>
          <table:table-cell table:number-columns-repeated="2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46715934056829" calcext:value-type="float">
            <text:p>0.646715934056829</text:p>
          </table:table-cell>
          <table:table-cell office:value-type="float" office:value="0.595677341180177" calcext:value-type="float">
            <text:p>0.595677341180177</text:p>
          </table:table-cell>
          <table:table-cell table:number-columns-repeated="2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47291028237387" calcext:value-type="float">
            <text:p>0.647291028237387</text:p>
          </table:table-cell>
          <table:table-cell office:value-type="float" office:value="0.602577710625518" calcext:value-type="float">
            <text:p>0.602577710625518</text:p>
          </table:table-cell>
          <table:table-cell table:number-columns-repeated="2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4818117955014" calcext:value-type="float">
            <text:p>0.644818117955014</text:p>
          </table:table-cell>
          <table:table-cell office:value-type="float" office:value="0.604551933519263" calcext:value-type="float">
            <text:p>0.604551933519263</text:p>
          </table:table-cell>
          <table:table-cell table:number-columns-repeated="2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43446859852387" calcext:value-type="float">
            <text:p>0.643446859852387</text:p>
          </table:table-cell>
          <table:table-cell office:value-type="float" office:value="0.6061534730076" calcext:value-type="float">
            <text:p>0.6061534730076</text:p>
          </table:table-cell>
          <table:table-cell table:number-columns-repeated="2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42582011507027" calcext:value-type="float">
            <text:p>0.642582011507027</text:p>
          </table:table-cell>
          <table:table-cell office:value-type="float" office:value="0.605425271610857" calcext:value-type="float">
            <text:p>0.605425271610857</text:p>
          </table:table-cell>
          <table:table-cell table:number-columns-repeated="2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4392089727431" calcext:value-type="float">
            <text:p>0.64392089727431</text:p>
          </table:table-cell>
          <table:table-cell office:value-type="float" office:value="0.608259907783638" calcext:value-type="float">
            <text:p>0.608259907783638</text:p>
          </table:table-cell>
          <table:table-cell table:number-columns-repeated="2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45408517569859" calcext:value-type="float">
            <text:p>0.645408517569859</text:p>
          </table:table-cell>
          <table:table-cell office:value-type="float" office:value="0.613540945069438" calcext:value-type="float">
            <text:p>0.613540945069438</text:p>
          </table:table-cell>
          <table:table-cell table:number-columns-repeated="2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45186316452132" calcext:value-type="float">
            <text:p>0.645186316452132</text:p>
          </table:table-cell>
          <table:table-cell office:value-type="float" office:value="0.617405535618743" calcext:value-type="float">
            <text:p>0.617405535618743</text:p>
          </table:table-cell>
          <table:table-cell table:number-columns-repeated="2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44551446751663" calcext:value-type="float">
            <text:p>0.644551446751663</text:p>
          </table:table-cell>
          <table:table-cell office:value-type="float" office:value="0.616856480262556" calcext:value-type="float">
            <text:p>0.616856480262556</text:p>
          </table:table-cell>
          <table:table-cell table:number-columns-repeated="2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45132959311173" calcext:value-type="float">
            <text:p>0.645132959311173</text:p>
          </table:table-cell>
          <table:table-cell office:value-type="float" office:value="0.62018791545993" calcext:value-type="float">
            <text:p>0.62018791545993</text:p>
          </table:table-cell>
          <table:table-cell table:number-columns-repeated="2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44768586239801" calcext:value-type="float">
            <text:p>0.644768586239801</text:p>
          </table:table-cell>
          <table:table-cell office:value-type="float" office:value="0.625236036305331" calcext:value-type="float">
            <text:p>0.625236036305331</text:p>
          </table:table-cell>
          <table:table-cell table:number-columns-repeated="2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45502108431094" calcext:value-type="float">
            <text:p>0.645502108431094</text:p>
          </table:table-cell>
          <table:table-cell office:value-type="float" office:value="0.629483675942278" calcext:value-type="float">
            <text:p>0.629483675942278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46092541892238" calcext:value-type="float">
            <text:p>0.646092541892238</text:p>
          </table:table-cell>
          <table:table-cell office:value-type="float" office:value="0.633588839182855" calcext:value-type="float">
            <text:p>0.633588839182855</text:p>
          </table:table-cell>
          <table:table-cell table:number-columns-repeated="2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45435812277511" calcext:value-type="float">
            <text:p>0.645435812277511</text:p>
          </table:table-cell>
          <table:table-cell office:value-type="float" office:value="0.640434768972845" calcext:value-type="float">
            <text:p>0.640434768972845</text:p>
          </table:table-cell>
          <table:table-cell table:number-columns-repeated="2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45719042807218" calcext:value-type="float">
            <text:p>0.645719042807218</text:p>
          </table:table-cell>
          <table:table-cell office:value-type="float" office:value="0.64814806834194" calcext:value-type="float">
            <text:p>0.64814806834194</text:p>
          </table:table-cell>
          <table:table-cell table:number-columns-repeated="2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44261852379146" calcext:value-type="float">
            <text:p>0.644261852379146</text:p>
          </table:table-cell>
          <table:table-cell office:value-type="float" office:value="0.647820433812367" calcext:value-type="float">
            <text:p>0.647820433812367</text:p>
          </table:table-cell>
          <table:table-cell table:number-columns-repeated="2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4571397069746" calcext:value-type="float">
            <text:p>0.64571397069746</text:p>
          </table:table-cell>
          <table:table-cell office:value-type="float" office:value="0.646675562807576" calcext:value-type="float">
            <text:p>0.646675562807576</text:p>
          </table:table-cell>
          <table:table-cell table:number-columns-repeated="2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45792778702904" calcext:value-type="float">
            <text:p>0.645792778702904</text:p>
          </table:table-cell>
          <table:table-cell office:value-type="float" office:value="0.649032336591265" calcext:value-type="float">
            <text:p>0.649032336591265</text:p>
          </table:table-cell>
          <table:table-cell table:number-columns-repeated="2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45584850915875" calcext:value-type="float">
            <text:p>0.645584850915875</text:p>
          </table:table-cell>
          <table:table-cell office:value-type="float" office:value="0.651986457669797" calcext:value-type="float">
            <text:p>0.651986457669797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4688181139548" calcext:value-type="float">
            <text:p>0.64688181139548</text:p>
          </table:table-cell>
          <table:table-cell office:value-type="float" office:value="0.653361329935204" calcext:value-type="float">
            <text:p>0.653361329935204</text:p>
          </table:table-cell>
          <table:table-cell table:number-columns-repeated="2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49357437725969" calcext:value-type="float">
            <text:p>0.649357437725969</text:p>
          </table:table-cell>
          <table:table-cell office:value-type="float" office:value="0.658827716635852" calcext:value-type="float">
            <text:p>0.658827716635852</text:p>
          </table:table-cell>
          <table:table-cell table:number-columns-repeated="2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49771079843555" calcext:value-type="float">
            <text:p>0.649771079843555</text:p>
          </table:table-cell>
          <table:table-cell office:value-type="float" office:value="0.663543787295581" calcext:value-type="float">
            <text:p>0.663543787295581</text:p>
          </table:table-cell>
          <table:table-cell table:number-columns-repeated="2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0614409507547" calcext:value-type="float">
            <text:p>0.650614409507547</text:p>
          </table:table-cell>
          <table:table-cell office:value-type="float" office:value="0.670066244159467" calcext:value-type="float">
            <text:p>0.670066244159467</text:p>
          </table:table-cell>
          <table:table-cell table:number-columns-repeated="2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1914717025375" calcext:value-type="float">
            <text:p>0.651914717025375</text:p>
          </table:table-cell>
          <table:table-cell office:value-type="float" office:value="0.675183763536054" calcext:value-type="float">
            <text:p>0.675183763536054</text:p>
          </table:table-cell>
          <table:table-cell table:number-columns-repeated="2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52598367057919" calcext:value-type="float">
            <text:p>0.652598367057919</text:p>
          </table:table-cell>
          <table:table-cell office:value-type="float" office:value="0.677379294321746" calcext:value-type="float">
            <text:p>0.677379294321746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1945399260355" calcext:value-type="float">
            <text:p>0.651945399260355</text:p>
          </table:table-cell>
          <table:table-cell office:value-type="float" office:value="0.682205501378529" calcext:value-type="float">
            <text:p>0.682205501378529</text:p>
          </table:table-cell>
          <table:table-cell table:number-columns-repeated="2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314834156641" calcext:value-type="float">
            <text:p>0.650314834156641</text:p>
          </table:table-cell>
          <table:table-cell office:value-type="float" office:value="0.686216779698077" calcext:value-type="float">
            <text:p>0.686216779698077</text:p>
          </table:table-cell>
          <table:table-cell table:number-columns-repeated="2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49650195131845" calcext:value-type="float">
            <text:p>0.649650195131845</text:p>
          </table:table-cell>
          <table:table-cell office:value-type="float" office:value="0.691206463752948" calcext:value-type="float">
            <text:p>0.691206463752948</text:p>
          </table:table-cell>
          <table:table-cell table:number-columns-repeated="2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50536243516097" calcext:value-type="float">
            <text:p>0.650536243516097</text:p>
          </table:table-cell>
          <table:table-cell office:value-type="float" office:value="0.696294399115418" calcext:value-type="float">
            <text:p>0.696294399115418</text:p>
          </table:table-cell>
          <table:table-cell table:number-columns-repeated="2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0992906397391" calcext:value-type="float">
            <text:p>0.650992906397391</text:p>
          </table:table-cell>
          <table:table-cell office:value-type="float" office:value="0.700760026552836" calcext:value-type="float">
            <text:p>0.700760026552836</text:p>
          </table:table-cell>
          <table:table-cell table:number-columns-repeated="2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51736498460178" calcext:value-type="float">
            <text:p>0.651736498460178</text:p>
          </table:table-cell>
          <table:table-cell office:value-type="float" office:value="0.705352426287307" calcext:value-type="float">
            <text:p>0.705352426287307</text:p>
          </table:table-cell>
          <table:table-cell table:number-columns-repeated="2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54861990618433" calcext:value-type="float">
            <text:p>0.654861990618433</text:p>
          </table:table-cell>
          <table:table-cell office:value-type="float" office:value="0.710298902024434" calcext:value-type="float">
            <text:p>0.710298902024434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54460911695856" calcext:value-type="float">
            <text:p>0.654460911695856</text:p>
          </table:table-cell>
          <table:table-cell office:value-type="float" office:value="0.71319591300419" calcext:value-type="float">
            <text:p>0.71319591300419</text:p>
          </table:table-cell>
          <table:table-cell table:number-columns-repeated="2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53336149907141" calcext:value-type="float">
            <text:p>0.653336149907141</text:p>
          </table:table-cell>
          <table:table-cell office:value-type="float" office:value="0.716897287207481" calcext:value-type="float">
            <text:p>0.716897287207481</text:p>
          </table:table-cell>
          <table:table-cell table:number-columns-repeated="2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53972599728825" calcext:value-type="float">
            <text:p>0.653972599728825</text:p>
          </table:table-cell>
          <table:table-cell office:value-type="float" office:value="0.721032662161493" calcext:value-type="float">
            <text:p>0.721032662161493</text:p>
          </table:table-cell>
          <table:table-cell table:number-columns-repeated="2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52527213354178" calcext:value-type="float">
            <text:p>0.652527213354178</text:p>
          </table:table-cell>
          <table:table-cell office:value-type="float" office:value="0.726222335539878" calcext:value-type="float">
            <text:p>0.726222335539878</text:p>
          </table:table-cell>
          <table:table-cell table:number-columns-repeated="2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4978765550635" calcext:value-type="float">
            <text:p>0.64978765550635</text:p>
          </table:table-cell>
          <table:table-cell office:value-type="float" office:value="0.72996011218448" calcext:value-type="float">
            <text:p>0.72996011218448</text:p>
          </table:table-cell>
          <table:table-cell table:number-columns-repeated="2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48724561559982" calcext:value-type="float">
            <text:p>0.648724561559982</text:p>
          </table:table-cell>
          <table:table-cell office:value-type="float" office:value="0.732104955507079" calcext:value-type="float">
            <text:p>0.732104955507079</text:p>
          </table:table-cell>
          <table:table-cell table:number-columns-repeated="2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48611584950231" calcext:value-type="float">
            <text:p>0.648611584950231</text:p>
          </table:table-cell>
          <table:table-cell office:value-type="float" office:value="0.738245444413547" calcext:value-type="float">
            <text:p>0.738245444413547</text:p>
          </table:table-cell>
          <table:table-cell table:number-columns-repeated="2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50054463183568" calcext:value-type="float">
            <text:p>0.650054463183568</text:p>
          </table:table-cell>
          <table:table-cell office:value-type="float" office:value="0.740336674179938" calcext:value-type="float">
            <text:p>0.740336674179938</text:p>
          </table:table-cell>
          <table:table-cell table:number-columns-repeated="2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51618434680765" calcext:value-type="float">
            <text:p>0.651618434680765</text:p>
          </table:table-cell>
          <table:table-cell office:value-type="float" office:value="0.741880675859191" calcext:value-type="float">
            <text:p>0.741880675859191</text:p>
          </table:table-cell>
          <table:table-cell table:number-columns-repeated="2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52557082423" calcext:value-type="float">
            <text:p>0.653752557082423</text:p>
          </table:table-cell>
          <table:table-cell office:value-type="float" office:value="0.742697163218246" calcext:value-type="float">
            <text:p>0.742697163218246</text:p>
          </table:table-cell>
          <table:table-cell table:number-columns-repeated="2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54683385941979" calcext:value-type="float">
            <text:p>0.654683385941979</text:p>
          </table:table-cell>
          <table:table-cell office:value-type="float" office:value="0.744317810633683" calcext:value-type="float">
            <text:p>0.744317810633683</text:p>
          </table:table-cell>
          <table:table-cell table:number-columns-repeated="2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53497997865692" calcext:value-type="float">
            <text:p>0.653497997865692</text:p>
          </table:table-cell>
          <table:table-cell office:value-type="float" office:value="0.744652410305124" calcext:value-type="float">
            <text:p>0.744652410305124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53416918596255" calcext:value-type="float">
            <text:p>0.653416918596255</text:p>
          </table:table-cell>
          <table:table-cell office:value-type="float" office:value="0.74498366397985" calcext:value-type="float">
            <text:p>0.74498366397985</text:p>
          </table:table-cell>
          <table:table-cell table:number-columns-repeated="2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52190011980125" calcext:value-type="float">
            <text:p>0.652190011980125</text:p>
          </table:table-cell>
          <table:table-cell office:value-type="float" office:value="0.748010017816242" calcext:value-type="float">
            <text:p>0.748010017816242</text:p>
          </table:table-cell>
          <table:table-cell table:number-columns-repeated="2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51351171969613" calcext:value-type="float">
            <text:p>0.651351171969613</text:p>
          </table:table-cell>
          <table:table-cell office:value-type="float" office:value="0.751399482855471" calcext:value-type="float">
            <text:p>0.751399482855471</text:p>
          </table:table-cell>
          <table:table-cell table:number-columns-repeated="2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1206375333716" calcext:value-type="float">
            <text:p>0.651206375333716</text:p>
          </table:table-cell>
          <table:table-cell office:value-type="float" office:value="0.754361678503107" calcext:value-type="float">
            <text:p>0.754361678503107</text:p>
          </table:table-cell>
          <table:table-cell table:number-columns-repeated="2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50867151086552" calcext:value-type="float">
            <text:p>0.650867151086552</text:p>
          </table:table-cell>
          <table:table-cell office:value-type="float" office:value="0.758122409544163" calcext:value-type="float">
            <text:p>0.758122409544163</text:p>
          </table:table-cell>
          <table:table-cell table:number-columns-repeated="2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1636960588344" calcext:value-type="float">
            <text:p>0.651636960588344</text:p>
          </table:table-cell>
          <table:table-cell office:value-type="float" office:value="0.761652296559832" calcext:value-type="float">
            <text:p>0.761652296559832</text:p>
          </table:table-cell>
          <table:table-cell table:number-columns-repeated="2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51787257649128" calcext:value-type="float">
            <text:p>0.651787257649128</text:p>
          </table:table-cell>
          <table:table-cell office:value-type="float" office:value="0.762160773594234" calcext:value-type="float">
            <text:p>0.762160773594234</text:p>
          </table:table-cell>
          <table:table-cell table:number-columns-repeated="2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51666900600587" calcext:value-type="float">
            <text:p>0.651666900600587</text:p>
          </table:table-cell>
          <table:table-cell office:value-type="float" office:value="0.764012850068818" calcext:value-type="float">
            <text:p>0.764012850068818</text:p>
          </table:table-cell>
          <table:table-cell table:number-columns-repeated="2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1468912913262" calcext:value-type="float">
            <text:p>0.651468912913262</text:p>
          </table:table-cell>
          <table:table-cell office:value-type="float" office:value="0.763431545097541" calcext:value-type="float">
            <text:p>0.763431545097541</text:p>
          </table:table-cell>
          <table:table-cell table:number-columns-repeated="2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51478614028032" calcext:value-type="float">
            <text:p>0.651478614028032</text:p>
          </table:table-cell>
          <table:table-cell office:value-type="float" office:value="0.764844848694185" calcext:value-type="float">
            <text:p>0.764844848694185</text:p>
          </table:table-cell>
          <table:table-cell table:number-columns-repeated="2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2852026645515" calcext:value-type="float">
            <text:p>0.652852026645515</text:p>
          </table:table-cell>
          <table:table-cell office:value-type="float" office:value="0.772553543064386" calcext:value-type="float">
            <text:p>0.772553543064386</text:p>
          </table:table-cell>
          <table:table-cell table:number-columns-repeated="2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5178403269485" calcext:value-type="float">
            <text:p>0.65178403269485</text:p>
          </table:table-cell>
          <table:table-cell office:value-type="float" office:value="0.779373462179197" calcext:value-type="float">
            <text:p>0.779373462179197</text:p>
          </table:table-cell>
          <table:table-cell table:number-columns-repeated="2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51430575929545" calcext:value-type="float">
            <text:p>0.651430575929545</text:p>
          </table:table-cell>
          <table:table-cell office:value-type="float" office:value="0.779815021675052" calcext:value-type="float">
            <text:p>0.779815021675052</text:p>
          </table:table-cell>
          <table:table-cell table:number-columns-repeated="2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50310209564189" calcext:value-type="float">
            <text:p>0.650310209564189</text:p>
          </table:table-cell>
          <table:table-cell office:value-type="float" office:value="0.783616871458301" calcext:value-type="float">
            <text:p>0.783616871458301</text:p>
          </table:table-cell>
          <table:table-cell table:number-columns-repeated="2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496241009326" calcext:value-type="float">
            <text:p>0.6496241009326</text:p>
          </table:table-cell>
          <table:table-cell office:value-type="float" office:value="0.789380702743718" calcext:value-type="float">
            <text:p>0.789380702743718</text:p>
          </table:table-cell>
          <table:table-cell table:number-columns-repeated="2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49516748812162" calcext:value-type="float">
            <text:p>0.649516748812162</text:p>
          </table:table-cell>
          <table:table-cell office:value-type="float" office:value="0.791486895716281" calcext:value-type="float">
            <text:p>0.791486895716281</text:p>
          </table:table-cell>
          <table:table-cell table:number-columns-repeated="2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2440185975204" calcext:value-type="float">
            <text:p>0.652440185975204</text:p>
          </table:table-cell>
          <table:table-cell office:value-type="float" office:value="0.788956642143734" calcext:value-type="float">
            <text:p>0.788956642143734</text:p>
          </table:table-cell>
          <table:table-cell table:number-columns-repeated="2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56159686554476" calcext:value-type="float">
            <text:p>0.656159686554476</text:p>
          </table:table-cell>
          <table:table-cell office:value-type="float" office:value="0.785612530267751" calcext:value-type="float">
            <text:p>0.785612530267751</text:p>
          </table:table-cell>
          <table:table-cell table:number-columns-repeated="2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6457064047906" calcext:value-type="float">
            <text:p>0.656457064047906</text:p>
          </table:table-cell>
          <table:table-cell office:value-type="float" office:value="0.784072194438757" calcext:value-type="float">
            <text:p>0.784072194438757</text:p>
          </table:table-cell>
          <table:table-cell table:number-columns-repeated="2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57771281286214" calcext:value-type="float">
            <text:p>0.657771281286214</text:p>
          </table:table-cell>
          <table:table-cell office:value-type="float" office:value="0.786707662970561" calcext:value-type="float">
            <text:p>0.786707662970561</text:p>
          </table:table-cell>
          <table:table-cell table:number-columns-repeated="2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60848740887145" calcext:value-type="float">
            <text:p>0.660848740887145</text:p>
          </table:table-cell>
          <table:table-cell office:value-type="float" office:value="0.78766411575262" calcext:value-type="float">
            <text:p>0.78766411575262</text:p>
          </table:table-cell>
          <table:table-cell table:number-columns-repeated="2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3803095008329" calcext:value-type="float">
            <text:p>0.663803095008329</text:p>
          </table:table-cell>
          <table:table-cell office:value-type="float" office:value="0.78645414126176" calcext:value-type="float">
            <text:p>0.78645414126176</text:p>
          </table:table-cell>
          <table:table-cell table:number-columns-repeated="2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62223887587657" calcext:value-type="float">
            <text:p>0.662223887587657</text:p>
          </table:table-cell>
          <table:table-cell office:value-type="float" office:value="0.78682489396679" calcext:value-type="float">
            <text:p>0.78682489396679</text:p>
          </table:table-cell>
          <table:table-cell table:number-columns-repeated="2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62369941394707" calcext:value-type="float">
            <text:p>0.662369941394707</text:p>
          </table:table-cell>
          <table:table-cell office:value-type="float" office:value="0.78752807359855" calcext:value-type="float">
            <text:p>0.78752807359855</text:p>
          </table:table-cell>
          <table:table-cell table:number-columns-repeated="2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63429857799969" calcext:value-type="float">
            <text:p>0.663429857799969</text:p>
          </table:table-cell>
          <table:table-cell office:value-type="float" office:value="0.791016429226201" calcext:value-type="float">
            <text:p>0.791016429226201</text:p>
          </table:table-cell>
          <table:table-cell table:number-columns-repeated="2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64089676869029" calcext:value-type="float">
            <text:p>0.664089676869029</text:p>
          </table:table-cell>
          <table:table-cell office:value-type="float" office:value="0.792689598267272" calcext:value-type="float">
            <text:p>0.792689598267272</text:p>
          </table:table-cell>
          <table:table-cell table:number-columns-repeated="2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64567424168135" calcext:value-type="float">
            <text:p>0.664567424168135</text:p>
          </table:table-cell>
          <table:table-cell office:value-type="float" office:value="0.795715083236981" calcext:value-type="float">
            <text:p>0.795715083236981</text:p>
          </table:table-cell>
          <table:table-cell table:number-columns-repeated="2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5991056857146" calcext:value-type="float">
            <text:p>0.665991056857146</text:p>
          </table:table-cell>
          <table:table-cell office:value-type="float" office:value="0.799257932404611" calcext:value-type="float">
            <text:p>0.799257932404611</text:p>
          </table:table-cell>
          <table:table-cell table:number-columns-repeated="2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67028115985545" calcext:value-type="float">
            <text:p>0.667028115985545</text:p>
          </table:table-cell>
          <table:table-cell office:value-type="float" office:value="0.798265353080565" calcext:value-type="float">
            <text:p>0.798265353080565</text:p>
          </table:table-cell>
          <table:table-cell table:number-columns-repeated="2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463319714453" calcext:value-type="float">
            <text:p>0.66463319714453</text:p>
          </table:table-cell>
          <table:table-cell office:value-type="float" office:value="0.801116032883093" calcext:value-type="float">
            <text:p>0.801116032883093</text:p>
          </table:table-cell>
          <table:table-cell table:number-columns-repeated="2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62526742473698" calcext:value-type="float">
            <text:p>0.662526742473698</text:p>
          </table:table-cell>
          <table:table-cell office:value-type="float" office:value="0.804923054372443" calcext:value-type="float">
            <text:p>0.804923054372443</text:p>
          </table:table-cell>
          <table:table-cell table:number-columns-repeated="2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62714661862148" calcext:value-type="float">
            <text:p>0.662714661862148</text:p>
          </table:table-cell>
          <table:table-cell office:value-type="float" office:value="0.808778585733481" calcext:value-type="float">
            <text:p>0.808778585733481</text:p>
          </table:table-cell>
          <table:table-cell table:number-columns-repeated="2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62772297852222" calcext:value-type="float">
            <text:p>0.662772297852222</text:p>
          </table:table-cell>
          <table:table-cell office:value-type="float" office:value="0.811599890785237" calcext:value-type="float">
            <text:p>0.811599890785237</text:p>
          </table:table-cell>
          <table:table-cell table:number-columns-repeated="2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62811241540367" calcext:value-type="float">
            <text:p>0.662811241540367</text:p>
          </table:table-cell>
          <table:table-cell office:value-type="float" office:value="0.816341034734527" calcext:value-type="float">
            <text:p>0.816341034734527</text:p>
          </table:table-cell>
          <table:table-cell table:number-columns-repeated="2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1773191236764" calcext:value-type="float">
            <text:p>0.661773191236764</text:p>
          </table:table-cell>
          <table:table-cell office:value-type="float" office:value="0.817723078932637" calcext:value-type="float">
            <text:p>0.817723078932637</text:p>
          </table:table-cell>
          <table:table-cell table:number-columns-repeated="2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63898914821779" calcext:value-type="float">
            <text:p>0.663898914821779</text:p>
          </table:table-cell>
          <table:table-cell office:value-type="float" office:value="0.819930463527926" calcext:value-type="float">
            <text:p>0.819930463527926</text:p>
          </table:table-cell>
          <table:table-cell table:number-columns-repeated="2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65305902685055" calcext:value-type="float">
            <text:p>0.665305902685055</text:p>
          </table:table-cell>
          <table:table-cell office:value-type="float" office:value="0.823331158892646" calcext:value-type="float">
            <text:p>0.823331158892646</text:p>
          </table:table-cell>
          <table:table-cell table:number-columns-repeated="2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66474072708484" calcext:value-type="float">
            <text:p>0.666474072708484</text:p>
          </table:table-cell>
          <table:table-cell office:value-type="float" office:value="0.829026418732291" calcext:value-type="float">
            <text:p>0.829026418732291</text:p>
          </table:table-cell>
          <table:table-cell table:number-columns-repeated="2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180466002018" calcext:value-type="float">
            <text:p>0.667180466002018</text:p>
          </table:table-cell>
          <table:table-cell office:value-type="float" office:value="0.831788786123916" calcext:value-type="float">
            <text:p>0.831788786123916</text:p>
          </table:table-cell>
          <table:table-cell table:number-columns-repeated="2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8341994675331" calcext:value-type="float">
            <text:p>0.668341994675331</text:p>
          </table:table-cell>
          <table:table-cell office:value-type="float" office:value="0.833470898262677" calcext:value-type="float">
            <text:p>0.833470898262677</text:p>
          </table:table-cell>
          <table:table-cell table:number-columns-repeated="2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66378574728577" calcext:value-type="float">
            <text:p>0.666378574728577</text:p>
          </table:table-cell>
          <table:table-cell office:value-type="float" office:value="0.83633618928005" calcext:value-type="float">
            <text:p>0.83633618928005</text:p>
          </table:table-cell>
          <table:table-cell table:number-columns-repeated="2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67519667030072" calcext:value-type="float">
            <text:p>0.667519667030072</text:p>
          </table:table-cell>
          <table:table-cell office:value-type="float" office:value="0.83874205815648" calcext:value-type="float">
            <text:p>0.83874205815648</text:p>
          </table:table-cell>
          <table:table-cell table:number-columns-repeated="2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68087713603015" calcext:value-type="float">
            <text:p>0.668087713603015</text:p>
          </table:table-cell>
          <table:table-cell office:value-type="float" office:value="0.845193347252335" calcext:value-type="float">
            <text:p>0.845193347252335</text:p>
          </table:table-cell>
          <table:table-cell table:number-columns-repeated="2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344336466984" calcext:value-type="float">
            <text:p>0.668344336466984</text:p>
          </table:table-cell>
          <table:table-cell office:value-type="float" office:value="0.854598556636954" calcext:value-type="float">
            <text:p>0.854598556636954</text:p>
          </table:table-cell>
          <table:table-cell table:number-columns-repeated="2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66660893102315" calcext:value-type="float">
            <text:p>0.666660893102315</text:p>
          </table:table-cell>
          <table:table-cell office:value-type="float" office:value="0.862975647993662" calcext:value-type="float">
            <text:p>0.862975647993662</text:p>
          </table:table-cell>
          <table:table-cell table:number-columns-repeated="2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66696986873994" calcext:value-type="float">
            <text:p>0.666696986873994</text:p>
          </table:table-cell>
          <table:table-cell office:value-type="float" office:value="0.871268968436802" calcext:value-type="float">
            <text:p>0.871268968436802</text:p>
          </table:table-cell>
          <table:table-cell table:number-columns-repeated="2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67677075828784" calcext:value-type="float">
            <text:p>0.667677075828784</text:p>
          </table:table-cell>
          <table:table-cell office:value-type="float" office:value="0.873010824206979" calcext:value-type="float">
            <text:p>0.873010824206979</text:p>
          </table:table-cell>
          <table:table-cell table:number-columns-repeated="2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9578286721872" calcext:value-type="float">
            <text:p>0.669578286721872</text:p>
          </table:table-cell>
          <table:table-cell office:value-type="float" office:value="0.881672020312736" calcext:value-type="float">
            <text:p>0.881672020312736</text:p>
          </table:table-cell>
          <table:table-cell table:number-columns-repeated="2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0073515090608" calcext:value-type="float">
            <text:p>0.670073515090608</text:p>
          </table:table-cell>
          <table:table-cell office:value-type="float" office:value="0.876426728681037" calcext:value-type="float">
            <text:p>0.876426728681037</text:p>
          </table:table-cell>
          <table:table-cell table:number-columns-repeated="2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70872779939702" calcext:value-type="float">
            <text:p>0.670872779939702</text:p>
          </table:table-cell>
          <table:table-cell office:value-type="float" office:value="0.875757699489465" calcext:value-type="float">
            <text:p>0.875757699489465</text:p>
          </table:table-cell>
          <table:table-cell table:number-columns-repeated="2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72390653125527" calcext:value-type="float">
            <text:p>0.672390653125527</text:p>
          </table:table-cell>
          <table:table-cell office:value-type="float" office:value="0.877869687711961" calcext:value-type="float">
            <text:p>0.877869687711961</text:p>
          </table:table-cell>
          <table:table-cell table:number-columns-repeated="2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7463581875922" calcext:value-type="float">
            <text:p>0.67463581875922</text:p>
          </table:table-cell>
          <table:table-cell office:value-type="float" office:value="0.880290990834842" calcext:value-type="float">
            <text:p>0.880290990834842</text:p>
          </table:table-cell>
          <table:table-cell table:number-columns-repeated="2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7635571824034" calcext:value-type="float">
            <text:p>0.67635571824034</text:p>
          </table:table-cell>
          <table:table-cell office:value-type="float" office:value="0.883571414259827" calcext:value-type="float">
            <text:p>0.883571414259827</text:p>
          </table:table-cell>
          <table:table-cell table:number-columns-repeated="2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77570303134439" calcext:value-type="float">
            <text:p>0.677570303134439</text:p>
          </table:table-cell>
          <table:table-cell office:value-type="float" office:value="0.886658777040305" calcext:value-type="float">
            <text:p>0.886658777040305</text:p>
          </table:table-cell>
          <table:table-cell table:number-columns-repeated="2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77961266769761" calcext:value-type="float">
            <text:p>0.677961266769761</text:p>
          </table:table-cell>
          <table:table-cell office:value-type="float" office:value="0.886839808317521" calcext:value-type="float">
            <text:p>0.886839808317521</text:p>
          </table:table-cell>
          <table:table-cell table:number-columns-repeated="2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80695167615577" calcext:value-type="float">
            <text:p>0.680695167615577</text:p>
          </table:table-cell>
          <table:table-cell office:value-type="float" office:value="0.889221410234346" calcext:value-type="float">
            <text:p>0.889221410234346</text:p>
          </table:table-cell>
          <table:table-cell table:number-columns-repeated="2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81344863338265" calcext:value-type="float">
            <text:p>0.681344863338265</text:p>
          </table:table-cell>
          <table:table-cell office:value-type="float" office:value="0.894420105222912" calcext:value-type="float">
            <text:p>0.894420105222912</text:p>
          </table:table-cell>
          <table:table-cell table:number-columns-repeated="2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81057730494356" calcext:value-type="float">
            <text:p>0.681057730494356</text:p>
          </table:table-cell>
          <table:table-cell office:value-type="float" office:value="0.899024291267457" calcext:value-type="float">
            <text:p>0.899024291267457</text:p>
          </table:table-cell>
          <table:table-cell table:number-columns-repeated="2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78959796867573" calcext:value-type="float">
            <text:p>0.678959796867573</text:p>
          </table:table-cell>
          <table:table-cell office:value-type="float" office:value="0.906034048354782" calcext:value-type="float">
            <text:p>0.906034048354782</text:p>
          </table:table-cell>
          <table:table-cell table:number-columns-repeated="2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80279954996459" calcext:value-type="float">
            <text:p>0.680279954996459</text:p>
          </table:table-cell>
          <table:table-cell office:value-type="float" office:value="0.911973707871234" calcext:value-type="float">
            <text:p>0.911973707871234</text:p>
          </table:table-cell>
          <table:table-cell table:number-columns-repeated="2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795083965702" calcext:value-type="float">
            <text:p>0.67795083965702</text:p>
          </table:table-cell>
          <table:table-cell office:value-type="float" office:value="0.917253970792522" calcext:value-type="float">
            <text:p>0.917253970792522</text:p>
          </table:table-cell>
          <table:table-cell table:number-columns-repeated="2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772558254315" calcext:value-type="float">
            <text:p>0.675772558254315</text:p>
          </table:table-cell>
          <table:table-cell office:value-type="float" office:value="0.917646648475901" calcext:value-type="float">
            <text:p>0.917646648475901</text:p>
          </table:table-cell>
          <table:table-cell table:number-columns-repeated="2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6514832671772" calcext:value-type="float">
            <text:p>0.676514832671772</text:p>
          </table:table-cell>
          <table:table-cell office:value-type="float" office:value="0.922755896276856" calcext:value-type="float">
            <text:p>0.922755896276856</text:p>
          </table:table-cell>
          <table:table-cell table:number-columns-repeated="2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76725294101152" calcext:value-type="float">
            <text:p>0.676725294101152</text:p>
          </table:table-cell>
          <table:table-cell office:value-type="float" office:value="0.923111670647421" calcext:value-type="float">
            <text:p>0.923111670647421</text:p>
          </table:table-cell>
          <table:table-cell table:number-columns-repeated="2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8090571280622" calcext:value-type="float">
            <text:p>0.678090571280622</text:p>
          </table:table-cell>
          <table:table-cell office:value-type="float" office:value="0.92471388727428" calcext:value-type="float">
            <text:p>0.92471388727428</text:p>
          </table:table-cell>
          <table:table-cell table:number-columns-repeated="2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8058151022801" calcext:value-type="float">
            <text:p>0.68058151022801</text:p>
          </table:table-cell>
          <table:table-cell office:value-type="float" office:value="0.927966748401538" calcext:value-type="float">
            <text:p>0.927966748401538</text:p>
          </table:table-cell>
          <table:table-cell table:number-columns-repeated="2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81402813769798" calcext:value-type="float">
            <text:p>0.681402813769798</text:p>
          </table:table-cell>
          <table:table-cell office:value-type="float" office:value="0.928232535462977" calcext:value-type="float">
            <text:p>0.928232535462977</text:p>
          </table:table-cell>
          <table:table-cell table:number-columns-repeated="2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80822551865866" calcext:value-type="float">
            <text:p>0.680822551865866</text:p>
          </table:table-cell>
          <table:table-cell office:value-type="float" office:value="0.928950210108347" calcext:value-type="float">
            <text:p>0.928950210108347</text:p>
          </table:table-cell>
          <table:table-cell table:number-columns-repeated="2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81297563341427" calcext:value-type="float">
            <text:p>0.681297563341427</text:p>
          </table:table-cell>
          <table:table-cell office:value-type="float" office:value="0.932874993721549" calcext:value-type="float">
            <text:p>0.932874993721549</text:p>
          </table:table-cell>
          <table:table-cell table:number-columns-repeated="2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84332303444054" calcext:value-type="float">
            <text:p>0.684332303444054</text:p>
          </table:table-cell>
          <table:table-cell office:value-type="float" office:value="0.934455334693424" calcext:value-type="float">
            <text:p>0.934455334693424</text:p>
          </table:table-cell>
          <table:table-cell table:number-columns-repeated="2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4829405941528" calcext:value-type="float">
            <text:p>0.684829405941528</text:p>
          </table:table-cell>
          <table:table-cell office:value-type="float" office:value="0.937253638489347" calcext:value-type="float">
            <text:p>0.937253638489347</text:p>
          </table:table-cell>
          <table:table-cell table:number-columns-repeated="2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85949861882113" calcext:value-type="float">
            <text:p>0.685949861882113</text:p>
          </table:table-cell>
          <table:table-cell office:value-type="float" office:value="0.938881102104454" calcext:value-type="float">
            <text:p>0.938881102104454</text:p>
          </table:table-cell>
          <table:table-cell table:number-columns-repeated="2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87464747499745" calcext:value-type="float">
            <text:p>0.687464747499745</text:p>
          </table:table-cell>
          <table:table-cell office:value-type="float" office:value="0.941492291083409" calcext:value-type="float">
            <text:p>0.941492291083409</text:p>
          </table:table-cell>
          <table:table-cell table:number-columns-repeated="2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87111839155182" calcext:value-type="float">
            <text:p>0.687111839155182</text:p>
          </table:table-cell>
          <table:table-cell office:value-type="float" office:value="0.945259186354393" calcext:value-type="float">
            <text:p>0.945259186354393</text:p>
          </table:table-cell>
          <table:table-cell table:number-columns-repeated="2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87550365433681" calcext:value-type="float">
            <text:p>0.687550365433681</text:p>
          </table:table-cell>
          <table:table-cell office:value-type="float" office:value="0.941139927824183" calcext:value-type="float">
            <text:p>0.941139927824183</text:p>
          </table:table-cell>
          <table:table-cell table:number-columns-repeated="2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89031026162906" calcext:value-type="float">
            <text:p>0.689031026162906</text:p>
          </table:table-cell>
          <table:table-cell office:value-type="float" office:value="0.939506306323719" calcext:value-type="float">
            <text:p>0.939506306323719</text:p>
          </table:table-cell>
          <table:table-cell table:number-columns-repeated="2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90244164177139" calcext:value-type="float">
            <text:p>0.690244164177139</text:p>
          </table:table-cell>
          <table:table-cell office:value-type="float" office:value="0.943111243260481" calcext:value-type="float">
            <text:p>0.943111243260481</text:p>
          </table:table-cell>
          <table:table-cell table:number-columns-repeated="2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90658795706099" calcext:value-type="float">
            <text:p>0.690658795706099</text:p>
          </table:table-cell>
          <table:table-cell office:value-type="float" office:value="0.948367630827876" calcext:value-type="float">
            <text:p>0.948367630827876</text:p>
          </table:table-cell>
          <table:table-cell table:number-columns-repeated="2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92113789669942" calcext:value-type="float">
            <text:p>0.692113789669942</text:p>
          </table:table-cell>
          <table:table-cell office:value-type="float" office:value="0.953883954519598" calcext:value-type="float">
            <text:p>0.953883954519598</text:p>
          </table:table-cell>
          <table:table-cell table:number-columns-repeated="2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92080406875283" calcext:value-type="float">
            <text:p>0.692080406875283</text:p>
          </table:table-cell>
          <table:table-cell office:value-type="float" office:value="0.960595114974402" calcext:value-type="float">
            <text:p>0.960595114974402</text:p>
          </table:table-cell>
          <table:table-cell table:number-columns-repeated="2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92736922394159" calcext:value-type="float">
            <text:p>0.692736922394159</text:p>
          </table:table-cell>
          <table:table-cell office:value-type="float" office:value="0.963132020967515" calcext:value-type="float">
            <text:p>0.963132020967515</text:p>
          </table:table-cell>
          <table:table-cell table:number-columns-repeated="2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93155524734199" calcext:value-type="float">
            <text:p>0.693155524734199</text:p>
          </table:table-cell>
          <table:table-cell office:value-type="float" office:value="0.962448069178892" calcext:value-type="float">
            <text:p>0.962448069178892</text:p>
          </table:table-cell>
          <table:table-cell table:number-columns-repeated="2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9399624671458" calcext:value-type="float">
            <text:p>0.69399624671458</text:p>
          </table:table-cell>
          <table:table-cell office:value-type="float" office:value="0.963656921820437" calcext:value-type="float">
            <text:p>0.963656921820437</text:p>
          </table:table-cell>
          <table:table-cell table:number-columns-repeated="2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94457414190937" calcext:value-type="float">
            <text:p>0.694457414190937</text:p>
          </table:table-cell>
          <table:table-cell office:value-type="float" office:value="0.964020352602232" calcext:value-type="float">
            <text:p>0.964020352602232</text:p>
          </table:table-cell>
          <table:table-cell table:number-columns-repeated="2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92803537723446" calcext:value-type="float">
            <text:p>0.692803537723446</text:p>
          </table:table-cell>
          <table:table-cell office:value-type="float" office:value="0.963471058167119" calcext:value-type="float">
            <text:p>0.963471058167119</text:p>
          </table:table-cell>
          <table:table-cell table:number-columns-repeated="2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93375502346211" calcext:value-type="float">
            <text:p>0.693375502346211</text:p>
          </table:table-cell>
          <table:table-cell office:value-type="float" office:value="0.963465977215077" calcext:value-type="float">
            <text:p>0.963465977215077</text:p>
          </table:table-cell>
          <table:table-cell table:number-columns-repeated="2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93782172854664" calcext:value-type="float">
            <text:p>0.693782172854664</text:p>
          </table:table-cell>
          <table:table-cell office:value-type="float" office:value="0.964572058183668" calcext:value-type="float">
            <text:p>0.964572058183668</text:p>
          </table:table-cell>
          <table:table-cell table:number-columns-repeated="2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93034827316594" calcext:value-type="float">
            <text:p>0.693034827316594</text:p>
          </table:table-cell>
          <table:table-cell office:value-type="float" office:value="0.966995303119072" calcext:value-type="float">
            <text:p>0.966995303119072</text:p>
          </table:table-cell>
          <table:table-cell table:number-columns-repeated="2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1975125809597" calcext:value-type="float">
            <text:p>0.691975125809597</text:p>
          </table:table-cell>
          <table:table-cell office:value-type="float" office:value="0.968525350087881" calcext:value-type="float">
            <text:p>0.968525350087881</text:p>
          </table:table-cell>
          <table:table-cell table:number-columns-repeated="2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9094426344039" calcext:value-type="float">
            <text:p>0.69094426344039</text:p>
          </table:table-cell>
          <table:table-cell office:value-type="float" office:value="0.973385551132457" calcext:value-type="float">
            <text:p>0.973385551132457</text:p>
          </table:table-cell>
          <table:table-cell table:number-columns-repeated="2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91034820805986" calcext:value-type="float">
            <text:p>0.691034820805986</text:p>
          </table:table-cell>
          <table:table-cell office:value-type="float" office:value="0.976877502072746" calcext:value-type="float">
            <text:p>0.976877502072746</text:p>
          </table:table-cell>
          <table:table-cell table:number-columns-repeated="2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8924211965675" calcext:value-type="float">
            <text:p>0.68924211965675</text:p>
          </table:table-cell>
          <table:table-cell office:value-type="float" office:value="0.983497615940907" calcext:value-type="float">
            <text:p>0.983497615940907</text:p>
          </table:table-cell>
          <table:table-cell table:number-columns-repeated="2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89291446032998" calcext:value-type="float">
            <text:p>0.689291446032998</text:p>
          </table:table-cell>
          <table:table-cell office:value-type="float" office:value="0.989615020733879" calcext:value-type="float">
            <text:p>0.989615020733879</text:p>
          </table:table-cell>
          <table:table-cell table:number-columns-repeated="2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8594850591073" calcext:value-type="float">
            <text:p>0.688594850591073</text:p>
          </table:table-cell>
          <table:table-cell office:value-type="float" office:value="0.994576013383683" calcext:value-type="float">
            <text:p>0.994576013383683</text:p>
          </table:table-cell>
          <table:table-cell table:number-columns-repeated="2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87634828011088" calcext:value-type="float">
            <text:p>0.687634828011088</text:p>
          </table:table-cell>
          <table:table-cell office:value-type="float" office:value="0.999942753249846" calcext:value-type="float">
            <text:p>0.999942753249846</text:p>
          </table:table-cell>
          <table:table-cell table:number-columns-repeated="2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86831778160296" calcext:value-type="float">
            <text:p>0.686831778160296</text:p>
          </table:table-cell>
          <table:table-cell office:value-type="float" office:value="1.00306832571735" calcext:value-type="float">
            <text:p>1.00306832571735</text:p>
          </table:table-cell>
          <table:table-cell table:number-columns-repeated="2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86317051538914" calcext:value-type="float">
            <text:p>0.686317051538914</text:p>
          </table:table-cell>
          <table:table-cell office:value-type="float" office:value="1.00497312633114" calcext:value-type="float">
            <text:p>1.00497312633114</text:p>
          </table:table-cell>
          <table:table-cell table:number-columns-repeated="2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86189632318862" calcext:value-type="float">
            <text:p>0.686189632318862</text:p>
          </table:table-cell>
          <table:table-cell office:value-type="float" office:value="1.00621371764848" calcext:value-type="float">
            <text:p>1.00621371764848</text:p>
          </table:table-cell>
          <table:table-cell table:number-columns-repeated="2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8599440266234" calcext:value-type="float">
            <text:p>0.68599440266234</text:p>
          </table:table-cell>
          <table:table-cell office:value-type="float" office:value="1.0138438881643" calcext:value-type="float">
            <text:p>1.0138438881643</text:p>
          </table:table-cell>
          <table:table-cell table:number-columns-repeated="2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86505592656335" calcext:value-type="float">
            <text:p>0.686505592656335</text:p>
          </table:table-cell>
          <table:table-cell office:value-type="float" office:value="1.01899956692971" calcext:value-type="float">
            <text:p>1.01899956692971</text:p>
          </table:table-cell>
          <table:table-cell table:number-columns-repeated="2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8762834160782" calcext:value-type="float">
            <text:p>0.68762834160782</text:p>
          </table:table-cell>
          <table:table-cell office:value-type="float" office:value="1.0252960577469" calcext:value-type="float">
            <text:p>1.0252960577469</text:p>
          </table:table-cell>
          <table:table-cell table:number-columns-repeated="2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8687565369736" calcext:value-type="float">
            <text:p>0.68687565369736</text:p>
          </table:table-cell>
          <table:table-cell office:value-type="float" office:value="1.0284913730315" calcext:value-type="float">
            <text:p>1.0284913730315</text:p>
          </table:table-cell>
          <table:table-cell table:number-columns-repeated="2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87574464727954" calcext:value-type="float">
            <text:p>0.687574464727954</text:p>
          </table:table-cell>
          <table:table-cell office:value-type="float" office:value="1.0293175704123" calcext:value-type="float">
            <text:p>1.0293175704123</text:p>
          </table:table-cell>
          <table:table-cell table:number-columns-repeated="2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87886220080675" calcext:value-type="float">
            <text:p>0.687886220080675</text:p>
          </table:table-cell>
          <table:table-cell office:value-type="float" office:value="1.0300588774668" calcext:value-type="float">
            <text:p>1.0300588774668</text:p>
          </table:table-cell>
          <table:table-cell table:number-columns-repeated="2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86914093631163" calcext:value-type="float">
            <text:p>0.686914093631163</text:p>
          </table:table-cell>
          <table:table-cell office:value-type="float" office:value="1.03194578869213" calcext:value-type="float">
            <text:p>1.03194578869213</text:p>
          </table:table-cell>
          <table:table-cell table:number-columns-repeated="2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85253286028185" calcext:value-type="float">
            <text:p>0.685253286028185</text:p>
          </table:table-cell>
          <table:table-cell office:value-type="float" office:value="1.03607077524965" calcext:value-type="float">
            <text:p>1.03607077524965</text:p>
          </table:table-cell>
          <table:table-cell table:number-columns-repeated="2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84597936266495" calcext:value-type="float">
            <text:p>0.684597936266495</text:p>
          </table:table-cell>
          <table:table-cell office:value-type="float" office:value="1.04237673416382" calcext:value-type="float">
            <text:p>1.04237673416382</text:p>
          </table:table-cell>
          <table:table-cell table:number-columns-repeated="2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8320195690383" calcext:value-type="float">
            <text:p>0.68320195690383</text:p>
          </table:table-cell>
          <table:table-cell office:value-type="float" office:value="1.05386786043921" calcext:value-type="float">
            <text:p>1.05386786043921</text:p>
          </table:table-cell>
          <table:table-cell table:number-columns-repeated="2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84005405315087" calcext:value-type="float">
            <text:p>0.684005405315087</text:p>
          </table:table-cell>
          <table:table-cell office:value-type="float" office:value="1.05999584850148" calcext:value-type="float">
            <text:p>1.05999584850148</text:p>
          </table:table-cell>
          <table:table-cell table:number-columns-repeated="2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8445178342274" calcext:value-type="float">
            <text:p>0.68445178342274</text:p>
          </table:table-cell>
          <table:table-cell office:value-type="float" office:value="1.06713782550034" calcext:value-type="float">
            <text:p>1.06713782550034</text:p>
          </table:table-cell>
          <table:table-cell table:number-columns-repeated="2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86061811043058" calcext:value-type="float">
            <text:p>0.686061811043058</text:p>
          </table:table-cell>
          <table:table-cell office:value-type="float" office:value="1.06904709240662" calcext:value-type="float">
            <text:p>1.06904709240662</text:p>
          </table:table-cell>
          <table:table-cell table:number-columns-repeated="2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6953486510609" calcext:value-type="float">
            <text:p>0.686953486510609</text:p>
          </table:table-cell>
          <table:table-cell office:value-type="float" office:value="1.07196773259367" calcext:value-type="float">
            <text:p>1.07196773259367</text:p>
          </table:table-cell>
          <table:table-cell table:number-columns-repeated="2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85833951645503" calcext:value-type="float">
            <text:p>0.685833951645503</text:p>
          </table:table-cell>
          <table:table-cell office:value-type="float" office:value="1.07466910789931" calcext:value-type="float">
            <text:p>1.07466910789931</text:p>
          </table:table-cell>
          <table:table-cell table:number-columns-repeated="2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85052960195346" calcext:value-type="float">
            <text:p>0.685052960195346</text:p>
          </table:table-cell>
          <table:table-cell office:value-type="float" office:value="1.07875000302721" calcext:value-type="float">
            <text:p>1.07875000302721</text:p>
          </table:table-cell>
          <table:table-cell table:number-columns-repeated="2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82478292662359" calcext:value-type="float">
            <text:p>0.682478292662359</text:p>
          </table:table-cell>
          <table:table-cell office:value-type="float" office:value="1.08062916966361" calcext:value-type="float">
            <text:p>1.08062916966361</text:p>
          </table:table-cell>
          <table:table-cell table:number-columns-repeated="2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82970582906467" calcext:value-type="float">
            <text:p>0.682970582906467</text:p>
          </table:table-cell>
          <table:table-cell office:value-type="float" office:value="1.08223667107042" calcext:value-type="float">
            <text:p>1.08223667107042</text:p>
          </table:table-cell>
          <table:table-cell table:number-columns-repeated="2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84727264511957" calcext:value-type="float">
            <text:p>0.684727264511957</text:p>
          </table:table-cell>
          <table:table-cell office:value-type="float" office:value="1.08780319324861" calcext:value-type="float">
            <text:p>1.08780319324861</text:p>
          </table:table-cell>
          <table:table-cell table:number-columns-repeated="2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85814264167307" calcext:value-type="float">
            <text:p>0.685814264167307</text:p>
          </table:table-cell>
          <table:table-cell office:value-type="float" office:value="1.09473766131612" calcext:value-type="float">
            <text:p>1.09473766131612</text:p>
          </table:table-cell>
          <table:table-cell table:number-columns-repeated="2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87533899303412" calcext:value-type="float">
            <text:p>0.687533899303412</text:p>
          </table:table-cell>
          <table:table-cell office:value-type="float" office:value="1.09689373297882" calcext:value-type="float">
            <text:p>1.09689373297882</text:p>
          </table:table-cell>
          <table:table-cell table:number-columns-repeated="2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88087131738949" calcext:value-type="float">
            <text:p>0.688087131738949</text:p>
          </table:table-cell>
          <table:table-cell office:value-type="float" office:value="1.09834903807327" calcext:value-type="float">
            <text:p>1.09834903807327</text:p>
          </table:table-cell>
          <table:table-cell table:number-columns-repeated="2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87360106575406" calcext:value-type="float">
            <text:p>0.687360106575406</text:p>
          </table:table-cell>
          <table:table-cell office:value-type="float" office:value="1.09978979011678" calcext:value-type="float">
            <text:p>1.09978979011678</text:p>
          </table:table-cell>
          <table:table-cell table:number-columns-repeated="2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86716872001798" calcext:value-type="float">
            <text:p>0.686716872001798</text:p>
          </table:table-cell>
          <table:table-cell office:value-type="float" office:value="1.10379189221562" calcext:value-type="float">
            <text:p>1.10379189221562</text:p>
          </table:table-cell>
          <table:table-cell table:number-columns-repeated="2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86480138064389" calcext:value-type="float">
            <text:p>0.686480138064389</text:p>
          </table:table-cell>
          <table:table-cell office:value-type="float" office:value="1.10886508440457" calcext:value-type="float">
            <text:p>1.10886508440457</text:p>
          </table:table-cell>
          <table:table-cell table:number-columns-repeated="2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86447019852062" calcext:value-type="float">
            <text:p>0.686447019852062</text:p>
          </table:table-cell>
          <table:table-cell office:value-type="float" office:value="1.11426292004701" calcext:value-type="float">
            <text:p>1.11426292004701</text:p>
          </table:table-cell>
          <table:table-cell table:number-columns-repeated="2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87607759737575" calcext:value-type="float">
            <text:p>0.687607759737575</text:p>
          </table:table-cell>
          <table:table-cell office:value-type="float" office:value="1.12092516889532" calcext:value-type="float">
            <text:p>1.12092516889532</text:p>
          </table:table-cell>
          <table:table-cell table:number-columns-repeated="2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89427334314112" calcext:value-type="float">
            <text:p>0.689427334314112</text:p>
          </table:table-cell>
          <table:table-cell office:value-type="float" office:value="1.13034091720637" calcext:value-type="float">
            <text:p>1.13034091720637</text:p>
          </table:table-cell>
          <table:table-cell table:number-columns-repeated="2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90982258831934" calcext:value-type="float">
            <text:p>0.690982258831934</text:p>
          </table:table-cell>
          <table:table-cell office:value-type="float" office:value="1.13489116657089" calcext:value-type="float">
            <text:p>1.13489116657089</text:p>
          </table:table-cell>
          <table:table-cell table:number-columns-repeated="2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90375753779159" calcext:value-type="float">
            <text:p>0.690375753779159</text:p>
          </table:table-cell>
          <table:table-cell office:value-type="float" office:value="1.14038436016834" calcext:value-type="float">
            <text:p>1.14038436016834</text:p>
          </table:table-cell>
          <table:table-cell table:number-columns-repeated="2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91181247342689" calcext:value-type="float">
            <text:p>0.691181247342689</text:p>
          </table:table-cell>
          <table:table-cell office:value-type="float" office:value="1.14580978485934" calcext:value-type="float">
            <text:p>1.14580978485934</text:p>
          </table:table-cell>
          <table:table-cell table:number-columns-repeated="2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92346357946185" calcext:value-type="float">
            <text:p>0.692346357946185</text:p>
          </table:table-cell>
          <table:table-cell office:value-type="float" office:value="1.15118095530343" calcext:value-type="float">
            <text:p>1.15118095530343</text:p>
          </table:table-cell>
          <table:table-cell table:number-columns-repeated="2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91778826570114" calcext:value-type="float">
            <text:p>0.691778826570114</text:p>
          </table:table-cell>
          <table:table-cell office:value-type="float" office:value="1.15666914575039" calcext:value-type="float">
            <text:p>1.15666914575039</text:p>
          </table:table-cell>
          <table:table-cell table:number-columns-repeated="2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91754655325689" calcext:value-type="float">
            <text:p>0.691754655325689</text:p>
          </table:table-cell>
          <table:table-cell office:value-type="float" office:value="1.16356399275443" calcext:value-type="float">
            <text:p>1.16356399275443</text:p>
          </table:table-cell>
          <table:table-cell table:number-columns-repeated="2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92076692105765" calcext:value-type="float">
            <text:p>0.692076692105765</text:p>
          </table:table-cell>
          <table:table-cell office:value-type="float" office:value="1.16742835282689" calcext:value-type="float">
            <text:p>1.16742835282689</text:p>
          </table:table-cell>
          <table:table-cell table:number-columns-repeated="2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91917829946612" calcext:value-type="float">
            <text:p>0.691917829946612</text:p>
          </table:table-cell>
          <table:table-cell office:value-type="float" office:value="1.17075406929862" calcext:value-type="float">
            <text:p>1.17075406929862</text:p>
          </table:table-cell>
          <table:table-cell table:number-columns-repeated="2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91430812451166" calcext:value-type="float">
            <text:p>0.691430812451166</text:p>
          </table:table-cell>
          <table:table-cell office:value-type="float" office:value="1.17430968650037" calcext:value-type="float">
            <text:p>1.17430968650037</text:p>
          </table:table-cell>
          <table:table-cell table:number-columns-repeated="2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914710497812" calcext:value-type="float">
            <text:p>0.6914710497812</text:p>
          </table:table-cell>
          <table:table-cell office:value-type="float" office:value="1.17680901387779" calcext:value-type="float">
            <text:p>1.17680901387779</text:p>
          </table:table-cell>
          <table:table-cell table:number-columns-repeated="2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9225586979982" calcext:value-type="float">
            <text:p>0.69225586979982</text:p>
          </table:table-cell>
          <table:table-cell office:value-type="float" office:value="1.18055816511832" calcext:value-type="float">
            <text:p>1.18055816511832</text:p>
          </table:table-cell>
          <table:table-cell table:number-columns-repeated="2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91706937475448" calcext:value-type="float">
            <text:p>0.691706937475448</text:p>
          </table:table-cell>
          <table:table-cell office:value-type="float" office:value="1.18339544060999" calcext:value-type="float">
            <text:p>1.18339544060999</text:p>
          </table:table-cell>
          <table:table-cell table:number-columns-repeated="2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9063145225911" calcext:value-type="float">
            <text:p>0.69063145225911</text:p>
          </table:table-cell>
          <table:table-cell office:value-type="float" office:value="1.18687398620389" calcext:value-type="float">
            <text:p>1.18687398620389</text:p>
          </table:table-cell>
          <table:table-cell table:number-columns-repeated="2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8953519360244" calcext:value-type="float">
            <text:p>0.68953519360244</text:p>
          </table:table-cell>
          <table:table-cell office:value-type="float" office:value="1.18857667491328" calcext:value-type="float">
            <text:p>1.18857667491328</text:p>
          </table:table-cell>
          <table:table-cell table:number-columns-repeated="2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89598174999749" calcext:value-type="float">
            <text:p>0.689598174999749</text:p>
          </table:table-cell>
          <table:table-cell office:value-type="float" office:value="1.18991671461576" calcext:value-type="float">
            <text:p>1.18991671461576</text:p>
          </table:table-cell>
          <table:table-cell table:number-columns-repeated="2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89144500942059" calcext:value-type="float">
            <text:p>0.689144500942059</text:p>
          </table:table-cell>
          <table:table-cell office:value-type="float" office:value="1.19216388893302" calcext:value-type="float">
            <text:p>1.19216388893302</text:p>
          </table:table-cell>
          <table:table-cell table:number-columns-repeated="2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89499432744233" calcext:value-type="float">
            <text:p>0.689499432744233</text:p>
          </table:table-cell>
          <table:table-cell office:value-type="float" office:value="1.19708435530685" calcext:value-type="float">
            <text:p>1.19708435530685</text:p>
          </table:table-cell>
          <table:table-cell table:number-columns-repeated="2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89482266471089" calcext:value-type="float">
            <text:p>0.689482266471089</text:p>
          </table:table-cell>
          <table:table-cell office:value-type="float" office:value="1.19948851175378" calcext:value-type="float">
            <text:p>1.19948851175378</text:p>
          </table:table-cell>
          <table:table-cell table:number-columns-repeated="2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90137443806378" calcext:value-type="float">
            <text:p>0.690137443806378</text:p>
          </table:table-cell>
          <table:table-cell office:value-type="float" office:value="1.20249362663624" calcext:value-type="float">
            <text:p>1.20249362663624</text:p>
          </table:table-cell>
          <table:table-cell table:number-columns-repeated="2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91068581683586" calcext:value-type="float">
            <text:p>0.691068581683586</text:p>
          </table:table-cell>
          <table:table-cell office:value-type="float" office:value="1.20695517685637" calcext:value-type="float">
            <text:p>1.20695517685637</text:p>
          </table:table-cell>
          <table:table-cell table:number-columns-repeated="2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9011534267526" calcext:value-type="float">
            <text:p>0.69011534267526</text:p>
          </table:table-cell>
          <table:table-cell office:value-type="float" office:value="1.21191265211483" calcext:value-type="float">
            <text:p>1.21191265211483</text:p>
          </table:table-cell>
          <table:table-cell table:number-columns-repeated="2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89527320561639" calcext:value-type="float">
            <text:p>0.689527320561639</text:p>
          </table:table-cell>
          <table:table-cell office:value-type="float" office:value="1.21433898013914" calcext:value-type="float">
            <text:p>1.21433898013914</text:p>
          </table:table-cell>
          <table:table-cell table:number-columns-repeated="2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90398544817951" calcext:value-type="float">
            <text:p>0.690398544817951</text:p>
          </table:table-cell>
          <table:table-cell office:value-type="float" office:value="1.21564386619981" calcext:value-type="float">
            <text:p>1.21564386619981</text:p>
          </table:table-cell>
          <table:table-cell table:number-columns-repeated="2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90401775864617" calcext:value-type="float">
            <text:p>0.690401775864617</text:p>
          </table:table-cell>
          <table:table-cell office:value-type="float" office:value="1.21648742753782" calcext:value-type="float">
            <text:p>1.21648742753782</text:p>
          </table:table-cell>
          <table:table-cell table:number-columns-repeated="2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9829416397429" calcext:value-type="float">
            <text:p>0.689829416397429</text:p>
          </table:table-cell>
          <table:table-cell office:value-type="float" office:value="1.21654477548466" calcext:value-type="float">
            <text:p>1.21654477548466</text:p>
          </table:table-cell>
          <table:table-cell table:number-columns-repeated="2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8882585907556" calcext:value-type="float">
            <text:p>0.68882585907556</text:p>
          </table:table-cell>
          <table:table-cell office:value-type="float" office:value="1.21437932772981" calcext:value-type="float">
            <text:p>1.21437932772981</text:p>
          </table:table-cell>
          <table:table-cell table:number-columns-repeated="2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89946258493462" calcext:value-type="float">
            <text:p>0.689946258493462</text:p>
          </table:table-cell>
          <table:table-cell office:value-type="float" office:value="1.21390220111918" calcext:value-type="float">
            <text:p>1.21390220111918</text:p>
          </table:table-cell>
          <table:table-cell table:number-columns-repeated="2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90387221440442" calcext:value-type="float">
            <text:p>0.690387221440442</text:p>
          </table:table-cell>
          <table:table-cell office:value-type="float" office:value="1.21291702526184" calcext:value-type="float">
            <text:p>1.21291702526184</text:p>
          </table:table-cell>
          <table:table-cell table:number-columns-repeated="2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90150015892705" calcext:value-type="float">
            <text:p>0.690150015892705</text:p>
          </table:table-cell>
          <table:table-cell office:value-type="float" office:value="1.21376082798219" calcext:value-type="float">
            <text:p>1.21376082798219</text:p>
          </table:table-cell>
          <table:table-cell table:number-columns-repeated="2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90895574557307" calcext:value-type="float">
            <text:p>0.690895574557307</text:p>
          </table:table-cell>
          <table:table-cell office:value-type="float" office:value="1.21784544192459" calcext:value-type="float">
            <text:p>1.21784544192459</text:p>
          </table:table-cell>
          <table:table-cell table:number-columns-repeated="2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91227998122079" calcext:value-type="float">
            <text:p>0.691227998122079</text:p>
          </table:table-cell>
          <table:table-cell office:value-type="float" office:value="1.22481592367556" calcext:value-type="float">
            <text:p>1.22481592367556</text:p>
          </table:table-cell>
          <table:table-cell table:number-columns-repeated="2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92076912170709" calcext:value-type="float">
            <text:p>0.692076912170709</text:p>
          </table:table-cell>
          <table:table-cell office:value-type="float" office:value="1.22964093517051" calcext:value-type="float">
            <text:p>1.22964093517051</text:p>
          </table:table-cell>
          <table:table-cell table:number-columns-repeated="2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92235789066701" calcext:value-type="float">
            <text:p>0.692235789066701</text:p>
          </table:table-cell>
          <table:table-cell office:value-type="float" office:value="1.2318445258188" calcext:value-type="float">
            <text:p>1.2318445258188</text:p>
          </table:table-cell>
          <table:table-cell table:number-columns-repeated="2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92541153948311" calcext:value-type="float">
            <text:p>0.692541153948311</text:p>
          </table:table-cell>
          <table:table-cell office:value-type="float" office:value="1.23356863375211" calcext:value-type="float">
            <text:p>1.23356863375211</text:p>
          </table:table-cell>
          <table:table-cell table:number-columns-repeated="2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94392113716845" calcext:value-type="float">
            <text:p>0.694392113716845</text:p>
          </table:table-cell>
          <table:table-cell office:value-type="float" office:value="1.23645033871893" calcext:value-type="float">
            <text:p>1.23645033871893</text:p>
          </table:table-cell>
          <table:table-cell table:number-columns-repeated="2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95795650206795" calcext:value-type="float">
            <text:p>0.695795650206795</text:p>
          </table:table-cell>
          <table:table-cell office:value-type="float" office:value="1.2434475374594" calcext:value-type="float">
            <text:p>1.2434475374594</text:p>
          </table:table-cell>
          <table:table-cell table:number-columns-repeated="2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95973616034824" calcext:value-type="float">
            <text:p>0.695973616034824</text:p>
          </table:table-cell>
          <table:table-cell office:value-type="float" office:value="1.25195645831122" calcext:value-type="float">
            <text:p>1.25195645831122</text:p>
          </table:table-cell>
          <table:table-cell table:number-columns-repeated="2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9429959416019" calcext:value-type="float">
            <text:p>0.69429959416019</text:p>
          </table:table-cell>
          <table:table-cell office:value-type="float" office:value="1.25868217674698" calcext:value-type="float">
            <text:p>1.25868217674698</text:p>
          </table:table-cell>
          <table:table-cell table:number-columns-repeated="2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94121304100941" calcext:value-type="float">
            <text:p>0.694121304100941</text:p>
          </table:table-cell>
          <table:table-cell office:value-type="float" office:value="1.26515195875309" calcext:value-type="float">
            <text:p>1.26515195875309</text:p>
          </table:table-cell>
          <table:table-cell table:number-columns-repeated="2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95180091059932" calcext:value-type="float">
            <text:p>0.695180091059932</text:p>
          </table:table-cell>
          <table:table-cell office:value-type="float" office:value="1.27698319778625" calcext:value-type="float">
            <text:p>1.27698319778625</text:p>
          </table:table-cell>
          <table:table-cell table:number-columns-repeated="2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96135266893518" calcext:value-type="float">
            <text:p>0.696135266893518</text:p>
          </table:table-cell>
          <table:table-cell office:value-type="float" office:value="1.28142266813397" calcext:value-type="float">
            <text:p>1.28142266813397</text:p>
          </table:table-cell>
          <table:table-cell table:number-columns-repeated="2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94017664224583" calcext:value-type="float">
            <text:p>0.694017664224583</text:p>
          </table:table-cell>
          <table:table-cell office:value-type="float" office:value="1.28384653669073" calcext:value-type="float">
            <text:p>1.28384653669073</text:p>
          </table:table-cell>
          <table:table-cell table:number-columns-repeated="2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92696044283368" calcext:value-type="float">
            <text:p>0.692696044283368</text:p>
          </table:table-cell>
          <table:table-cell office:value-type="float" office:value="1.28611918243493" calcext:value-type="float">
            <text:p>1.28611918243493</text:p>
          </table:table-cell>
          <table:table-cell table:number-columns-repeated="2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90541811113262" calcext:value-type="float">
            <text:p>0.690541811113262</text:p>
          </table:table-cell>
          <table:table-cell office:value-type="float" office:value="1.28666708151967" calcext:value-type="float">
            <text:p>1.28666708151967</text:p>
          </table:table-cell>
          <table:table-cell table:number-columns-repeated="2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87459922413894" calcext:value-type="float">
            <text:p>0.687459922413894</text:p>
          </table:table-cell>
          <table:table-cell office:value-type="float" office:value="1.28980041070448" calcext:value-type="float">
            <text:p>1.28980041070448</text:p>
          </table:table-cell>
          <table:table-cell table:number-columns-repeated="2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86384409947746" calcext:value-type="float">
            <text:p>0.686384409947746</text:p>
          </table:table-cell>
          <table:table-cell office:value-type="float" office:value="1.29707784519392" calcext:value-type="float">
            <text:p>1.29707784519392</text:p>
          </table:table-cell>
          <table:table-cell table:number-columns-repeated="2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85511945158613" calcext:value-type="float">
            <text:p>0.685511945158613</text:p>
          </table:table-cell>
          <table:table-cell office:value-type="float" office:value="1.30376808369114" calcext:value-type="float">
            <text:p>1.30376808369114</text:p>
          </table:table-cell>
          <table:table-cell table:number-columns-repeated="2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8647733852754" calcext:value-type="float">
            <text:p>0.68647733852754</text:p>
          </table:table-cell>
          <table:table-cell office:value-type="float" office:value="1.31017484729867" calcext:value-type="float">
            <text:p>1.31017484729867</text:p>
          </table:table-cell>
          <table:table-cell table:number-columns-repeated="2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89092565142265" calcext:value-type="float">
            <text:p>0.689092565142265</text:p>
          </table:table-cell>
          <table:table-cell office:value-type="float" office:value="1.314620268637" calcext:value-type="float">
            <text:p>1.314620268637</text:p>
          </table:table-cell>
          <table:table-cell table:number-columns-repeated="2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90834118123321" calcext:value-type="float">
            <text:p>0.690834118123321</text:p>
          </table:table-cell>
          <table:table-cell office:value-type="float" office:value="1.32020133867791" calcext:value-type="float">
            <text:p>1.32020133867791</text:p>
          </table:table-cell>
          <table:table-cell table:number-columns-repeated="2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90380322396633" calcext:value-type="float">
            <text:p>0.690380322396633</text:p>
          </table:table-cell>
          <table:table-cell office:value-type="float" office:value="1.32699932529113" calcext:value-type="float">
            <text:p>1.32699932529113</text:p>
          </table:table-cell>
          <table:table-cell table:number-columns-repeated="2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90055466541088" calcext:value-type="float">
            <text:p>0.690055466541088</text:p>
          </table:table-cell>
          <table:table-cell office:value-type="float" office:value="1.33275372228212" calcext:value-type="float">
            <text:p>1.33275372228212</text:p>
          </table:table-cell>
          <table:table-cell table:number-columns-repeated="2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92753305449974" calcext:value-type="float">
            <text:p>0.692753305449974</text:p>
          </table:table-cell>
          <table:table-cell office:value-type="float" office:value="1.33248174061485" calcext:value-type="float">
            <text:p>1.33248174061485</text:p>
          </table:table-cell>
          <table:table-cell table:number-columns-repeated="2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94550052230865" calcext:value-type="float">
            <text:p>0.694550052230865</text:p>
          </table:table-cell>
          <table:table-cell office:value-type="float" office:value="1.33546127103479" calcext:value-type="float">
            <text:p>1.33546127103479</text:p>
          </table:table-cell>
          <table:table-cell table:number-columns-repeated="2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97199693408961" calcext:value-type="float">
            <text:p>0.697199693408961</text:p>
          </table:table-cell>
          <table:table-cell office:value-type="float" office:value="1.34125559449466" calcext:value-type="float">
            <text:p>1.34125559449466</text:p>
          </table:table-cell>
          <table:table-cell table:number-columns-repeated="2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99923348648785" calcext:value-type="float">
            <text:p>0.699923348648785</text:p>
          </table:table-cell>
          <table:table-cell office:value-type="float" office:value="1.34761576582244" calcext:value-type="float">
            <text:p>1.34761576582244</text:p>
          </table:table-cell>
          <table:table-cell table:number-columns-repeated="2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702601534517136" calcext:value-type="float">
            <text:p>0.702601534517136</text:p>
          </table:table-cell>
          <table:table-cell office:value-type="float" office:value="1.35158146862933" calcext:value-type="float">
            <text:p>1.35158146862933</text:p>
          </table:table-cell>
          <table:table-cell table:number-columns-repeated="2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702825519171964" calcext:value-type="float">
            <text:p>0.702825519171964</text:p>
          </table:table-cell>
          <table:table-cell office:value-type="float" office:value="1.35639898727637" calcext:value-type="float">
            <text:p>1.35639898727637</text:p>
          </table:table-cell>
          <table:table-cell table:number-columns-repeated="2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705707173890154" calcext:value-type="float">
            <text:p>0.705707173890154</text:p>
          </table:table-cell>
          <table:table-cell office:value-type="float" office:value="1.36148884355745" calcext:value-type="float">
            <text:p>1.36148884355745</text:p>
          </table:table-cell>
          <table:table-cell table:number-columns-repeated="2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705785780543213" calcext:value-type="float">
            <text:p>0.705785780543213</text:p>
          </table:table-cell>
          <table:table-cell office:value-type="float" office:value="1.36699676213942" calcext:value-type="float">
            <text:p>1.36699676213942</text:p>
          </table:table-cell>
          <table:table-cell table:number-columns-repeated="2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704958289229927" calcext:value-type="float">
            <text:p>0.704958289229927</text:p>
          </table:table-cell>
          <table:table-cell office:value-type="float" office:value="1.37367162210423" calcext:value-type="float">
            <text:p>1.37367162210423</text:p>
          </table:table-cell>
          <table:table-cell table:number-columns-repeated="2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704518148397714" calcext:value-type="float">
            <text:p>0.704518148397714</text:p>
          </table:table-cell>
          <table:table-cell office:value-type="float" office:value="1.38011672406501" calcext:value-type="float">
            <text:p>1.38011672406501</text:p>
          </table:table-cell>
          <table:table-cell table:number-columns-repeated="2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04283311741323" calcext:value-type="float">
            <text:p>0.704283311741323</text:p>
          </table:table-cell>
          <table:table-cell office:value-type="float" office:value="1.3831726996815" calcext:value-type="float">
            <text:p>1.3831726996815</text:p>
          </table:table-cell>
          <table:table-cell table:number-columns-repeated="2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705297158785853" calcext:value-type="float">
            <text:p>0.705297158785853</text:p>
          </table:table-cell>
          <table:table-cell office:value-type="float" office:value="1.38615915450287" calcext:value-type="float">
            <text:p>1.38615915450287</text:p>
          </table:table-cell>
          <table:table-cell table:number-columns-repeated="2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706913542036704" calcext:value-type="float">
            <text:p>0.706913542036704</text:p>
          </table:table-cell>
          <table:table-cell office:value-type="float" office:value="1.39474654254968" calcext:value-type="float">
            <text:p>1.39474654254968</text:p>
          </table:table-cell>
          <table:table-cell table:number-columns-repeated="2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707430613512889" calcext:value-type="float">
            <text:p>0.707430613512889</text:p>
          </table:table-cell>
          <table:table-cell office:value-type="float" office:value="1.39564756197266" calcext:value-type="float">
            <text:p>1.39564756197266</text:p>
          </table:table-cell>
          <table:table-cell table:number-columns-repeated="2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06845196266649" calcext:value-type="float">
            <text:p>0.706845196266649</text:p>
          </table:table-cell>
          <table:table-cell office:value-type="float" office:value="1.3968339434958" calcext:value-type="float">
            <text:p>1.3968339434958</text:p>
          </table:table-cell>
          <table:table-cell table:number-columns-repeated="2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705374830428384" calcext:value-type="float">
            <text:p>0.705374830428384</text:p>
          </table:table-cell>
          <table:table-cell office:value-type="float" office:value="1.3974997504023" calcext:value-type="float">
            <text:p>1.3974997504023</text:p>
          </table:table-cell>
          <table:table-cell table:number-columns-repeated="2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705948200768168" calcext:value-type="float">
            <text:p>0.705948200768168</text:p>
          </table:table-cell>
          <table:table-cell office:value-type="float" office:value="1.40252475289828" calcext:value-type="float">
            <text:p>1.40252475289828</text:p>
          </table:table-cell>
          <table:table-cell table:number-columns-repeated="2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705353835039556" calcext:value-type="float">
            <text:p>0.705353835039556</text:p>
          </table:table-cell>
          <table:table-cell office:value-type="float" office:value="1.40575440733008" calcext:value-type="float">
            <text:p>1.40575440733008</text:p>
          </table:table-cell>
          <table:table-cell table:number-columns-repeated="2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705100296689161" calcext:value-type="float">
            <text:p>0.705100296689161</text:p>
          </table:table-cell>
          <table:table-cell office:value-type="float" office:value="1.40760595416587" calcext:value-type="float">
            <text:p>1.40760595416587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705295056434133" calcext:value-type="float">
            <text:p>0.705295056434133</text:p>
          </table:table-cell>
          <table:table-cell office:value-type="float" office:value="1.41142463146632" calcext:value-type="float">
            <text:p>1.41142463146632</text:p>
          </table:table-cell>
          <table:table-cell table:number-columns-repeated="2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706752744167664" calcext:value-type="float">
            <text:p>0.706752744167664</text:p>
          </table:table-cell>
          <table:table-cell office:value-type="float" office:value="1.4167548295961" calcext:value-type="float">
            <text:p>1.4167548295961</text:p>
          </table:table-cell>
          <table:table-cell table:number-columns-repeated="2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70480042409926" calcext:value-type="float">
            <text:p>0.70480042409926</text:p>
          </table:table-cell>
          <table:table-cell office:value-type="float" office:value="1.42202124356429" calcext:value-type="float">
            <text:p>1.42202124356429</text:p>
          </table:table-cell>
          <table:table-cell table:number-columns-repeated="2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704981857087704" calcext:value-type="float">
            <text:p>0.704981857087704</text:p>
          </table:table-cell>
          <table:table-cell office:value-type="float" office:value="1.42604664516373" calcext:value-type="float">
            <text:p>1.42604664516373</text:p>
          </table:table-cell>
          <table:table-cell table:number-columns-repeated="2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702494250498394" calcext:value-type="float">
            <text:p>0.702494250498394</text:p>
          </table:table-cell>
          <table:table-cell office:value-type="float" office:value="1.43119794341798" calcext:value-type="float">
            <text:p>1.43119794341798</text:p>
          </table:table-cell>
          <table:table-cell table:number-columns-repeated="2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701653518519726" calcext:value-type="float">
            <text:p>0.701653518519726</text:p>
          </table:table-cell>
          <table:table-cell office:value-type="float" office:value="1.43552232762016" calcext:value-type="float">
            <text:p>1.43552232762016</text:p>
          </table:table-cell>
          <table:table-cell table:number-columns-repeated="2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701544613856617" calcext:value-type="float">
            <text:p>0.701544613856617</text:p>
          </table:table-cell>
          <table:table-cell office:value-type="float" office:value="1.43912628801743" calcext:value-type="float">
            <text:p>1.43912628801743</text:p>
          </table:table-cell>
          <table:table-cell table:number-columns-repeated="2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702941184885433" calcext:value-type="float">
            <text:p>0.702941184885433</text:p>
          </table:table-cell>
          <table:table-cell office:value-type="float" office:value="1.44054897862563" calcext:value-type="float">
            <text:p>1.44054897862563</text:p>
          </table:table-cell>
          <table:table-cell table:number-columns-repeated="2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703775020899826" calcext:value-type="float">
            <text:p>0.703775020899826</text:p>
          </table:table-cell>
          <table:table-cell office:value-type="float" office:value="1.43967290060408" calcext:value-type="float">
            <text:p>1.43967290060408</text:p>
          </table:table-cell>
          <table:table-cell table:number-columns-repeated="2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01169088872646" calcext:value-type="float">
            <text:p>0.701169088872646</text:p>
          </table:table-cell>
          <table:table-cell office:value-type="float" office:value="1.43952617159804" calcext:value-type="float">
            <text:p>1.43952617159804</text:p>
          </table:table-cell>
          <table:table-cell table:number-columns-repeated="2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99280550693279" calcext:value-type="float">
            <text:p>0.699280550693279</text:p>
          </table:table-cell>
          <table:table-cell office:value-type="float" office:value="1.43982478743308" calcext:value-type="float">
            <text:p>1.43982478743308</text:p>
          </table:table-cell>
          <table:table-cell table:number-columns-repeated="2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97948122544837" calcext:value-type="float">
            <text:p>0.697948122544837</text:p>
          </table:table-cell>
          <table:table-cell office:value-type="float" office:value="1.44202653955874" calcext:value-type="float">
            <text:p>1.44202653955874</text:p>
          </table:table-cell>
          <table:table-cell table:number-columns-repeated="2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96676795825826" calcext:value-type="float">
            <text:p>0.696676795825826</text:p>
          </table:table-cell>
          <table:table-cell office:value-type="float" office:value="1.44439872699335" calcext:value-type="float">
            <text:p>1.44439872699335</text:p>
          </table:table-cell>
          <table:table-cell table:number-columns-repeated="2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95921481612062" calcext:value-type="float">
            <text:p>0.695921481612062</text:p>
          </table:table-cell>
          <table:table-cell office:value-type="float" office:value="1.4467471925536" calcext:value-type="float">
            <text:p>1.4467471925536</text:p>
          </table:table-cell>
          <table:table-cell table:number-columns-repeated="2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96353571143767" calcext:value-type="float">
            <text:p>0.696353571143767</text:p>
          </table:table-cell>
          <table:table-cell office:value-type="float" office:value="1.4507412590896" calcext:value-type="float">
            <text:p>1.4507412590896</text:p>
          </table:table-cell>
          <table:table-cell table:number-columns-repeated="2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9689003543233" calcext:value-type="float">
            <text:p>0.69689003543233</text:p>
          </table:table-cell>
          <table:table-cell office:value-type="float" office:value="1.45550657377143" calcext:value-type="float">
            <text:p>1.45550657377143</text:p>
          </table:table-cell>
          <table:table-cell table:number-columns-repeated="2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97471135078006" calcext:value-type="float">
            <text:p>0.697471135078006</text:p>
          </table:table-cell>
          <table:table-cell office:value-type="float" office:value="1.45891069170719" calcext:value-type="float">
            <text:p>1.45891069170719</text:p>
          </table:table-cell>
          <table:table-cell table:number-columns-repeated="2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96881400253048" calcext:value-type="float">
            <text:p>0.696881400253048</text:p>
          </table:table-cell>
          <table:table-cell office:value-type="float" office:value="1.46262666953588" calcext:value-type="float">
            <text:p>1.46262666953588</text:p>
          </table:table-cell>
          <table:table-cell table:number-columns-repeated="2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7895042390868" calcext:value-type="float">
            <text:p>0.697895042390868</text:p>
          </table:table-cell>
          <table:table-cell office:value-type="float" office:value="1.46800040284052" calcext:value-type="float">
            <text:p>1.46800040284052</text:p>
          </table:table-cell>
          <table:table-cell table:number-columns-repeated="2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98486185424903" calcext:value-type="float">
            <text:p>0.698486185424903</text:p>
          </table:table-cell>
          <table:table-cell office:value-type="float" office:value="1.47176867467419" calcext:value-type="float">
            <text:p>1.47176867467419</text:p>
          </table:table-cell>
          <table:table-cell table:number-columns-repeated="2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99346852025939" calcext:value-type="float">
            <text:p>0.699346852025939</text:p>
          </table:table-cell>
          <table:table-cell office:value-type="float" office:value="1.47740186512043" calcext:value-type="float">
            <text:p>1.47740186512043</text:p>
          </table:table-cell>
          <table:table-cell table:number-columns-repeated="2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99104438358" calcext:value-type="float">
            <text:p>0.699104438358</text:p>
          </table:table-cell>
          <table:table-cell office:value-type="float" office:value="1.48689014155119" calcext:value-type="float">
            <text:p>1.48689014155119</text:p>
          </table:table-cell>
          <table:table-cell table:number-columns-repeated="2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99335616196642" calcext:value-type="float">
            <text:p>0.699335616196642</text:p>
          </table:table-cell>
          <table:table-cell office:value-type="float" office:value="1.49344981156425" calcext:value-type="float">
            <text:p>1.49344981156425</text:p>
          </table:table-cell>
          <table:table-cell table:number-columns-repeated="2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701557136067734" calcext:value-type="float">
            <text:p>0.701557136067734</text:p>
          </table:table-cell>
          <table:table-cell office:value-type="float" office:value="1.49802351016992" calcext:value-type="float">
            <text:p>1.49802351016992</text:p>
          </table:table-cell>
          <table:table-cell table:number-columns-repeated="2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704666046034857" calcext:value-type="float">
            <text:p>0.704666046034857</text:p>
          </table:table-cell>
          <table:table-cell office:value-type="float" office:value="1.50255147178953" calcext:value-type="float">
            <text:p>1.50255147178953</text:p>
          </table:table-cell>
          <table:table-cell table:number-columns-repeated="2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704380519177747" calcext:value-type="float">
            <text:p>0.704380519177747</text:p>
          </table:table-cell>
          <table:table-cell office:value-type="float" office:value="1.51149654530693" calcext:value-type="float">
            <text:p>1.51149654530693</text:p>
          </table:table-cell>
          <table:table-cell table:number-columns-repeated="2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704127758762089" calcext:value-type="float">
            <text:p>0.704127758762089</text:p>
          </table:table-cell>
          <table:table-cell office:value-type="float" office:value="1.51495300842529" calcext:value-type="float">
            <text:p>1.51495300842529</text:p>
          </table:table-cell>
          <table:table-cell table:number-columns-repeated="2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702290101083971" calcext:value-type="float">
            <text:p>0.702290101083971</text:p>
          </table:table-cell>
          <table:table-cell office:value-type="float" office:value="1.52025123953507" calcext:value-type="float">
            <text:p>1.52025123953507</text:p>
          </table:table-cell>
          <table:table-cell table:number-columns-repeated="2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702678964779013" calcext:value-type="float">
            <text:p>0.702678964779013</text:p>
          </table:table-cell>
          <table:table-cell office:value-type="float" office:value="1.52202985921519" calcext:value-type="float">
            <text:p>1.52202985921519</text:p>
          </table:table-cell>
          <table:table-cell table:number-columns-repeated="2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703171259100689" calcext:value-type="float">
            <text:p>0.703171259100689</text:p>
          </table:table-cell>
          <table:table-cell office:value-type="float" office:value="1.52367230572107" calcext:value-type="float">
            <text:p>1.52367230572107</text:p>
          </table:table-cell>
          <table:table-cell table:number-columns-repeated="2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70231732428746" calcext:value-type="float">
            <text:p>0.70231732428746</text:p>
          </table:table-cell>
          <table:table-cell office:value-type="float" office:value="1.52443558266386" calcext:value-type="float">
            <text:p>1.52443558266386</text:p>
          </table:table-cell>
          <table:table-cell table:number-columns-repeated="2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702648236647698" calcext:value-type="float">
            <text:p>0.702648236647698</text:p>
          </table:table-cell>
          <table:table-cell office:value-type="float" office:value="1.52712226131998" calcext:value-type="float">
            <text:p>1.52712226131998</text:p>
          </table:table-cell>
          <table:table-cell table:number-columns-repeated="2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702817326236941" calcext:value-type="float">
            <text:p>0.702817326236941</text:p>
          </table:table-cell>
          <table:table-cell office:value-type="float" office:value="1.52832162694208" calcext:value-type="float">
            <text:p>1.52832162694208</text:p>
          </table:table-cell>
          <table:table-cell table:number-columns-repeated="2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704481460666879" calcext:value-type="float">
            <text:p>0.704481460666879</text:p>
          </table:table-cell>
          <table:table-cell office:value-type="float" office:value="1.53058558048398" calcext:value-type="float">
            <text:p>1.53058558048398</text:p>
          </table:table-cell>
          <table:table-cell table:number-columns-repeated="2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70527805575184" calcext:value-type="float">
            <text:p>0.70527805575184</text:p>
          </table:table-cell>
          <table:table-cell office:value-type="float" office:value="1.53547203237145" calcext:value-type="float">
            <text:p>1.53547203237145</text:p>
          </table:table-cell>
          <table:table-cell table:number-columns-repeated="2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05789377758424" calcext:value-type="float">
            <text:p>0.705789377758424</text:p>
          </table:table-cell>
          <table:table-cell office:value-type="float" office:value="1.5380764957212" calcext:value-type="float">
            <text:p>1.5380764957212</text:p>
          </table:table-cell>
          <table:table-cell table:number-columns-repeated="2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706462965462321" calcext:value-type="float">
            <text:p>0.706462965462321</text:p>
          </table:table-cell>
          <table:table-cell office:value-type="float" office:value="1.53792300349126" calcext:value-type="float">
            <text:p>1.53792300349126</text:p>
          </table:table-cell>
          <table:table-cell table:number-columns-repeated="2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704796565896194" calcext:value-type="float">
            <text:p>0.704796565896194</text:p>
          </table:table-cell>
          <table:table-cell office:value-type="float" office:value="1.5388899273025" calcext:value-type="float">
            <text:p>1.5388899273025</text:p>
          </table:table-cell>
          <table:table-cell table:number-columns-repeated="2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703795111865139" calcext:value-type="float">
            <text:p>0.703795111865139</text:p>
          </table:table-cell>
          <table:table-cell office:value-type="float" office:value="1.54083436136281" calcext:value-type="float">
            <text:p>1.54083436136281</text:p>
          </table:table-cell>
          <table:table-cell table:number-columns-repeated="2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704608400415909" calcext:value-type="float">
            <text:p>0.704608400415909</text:p>
          </table:table-cell>
          <table:table-cell office:value-type="float" office:value="1.54348571924172" calcext:value-type="float">
            <text:p>1.54348571924172</text:p>
          </table:table-cell>
          <table:table-cell table:number-columns-repeated="2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705085252191566" calcext:value-type="float">
            <text:p>0.705085252191566</text:p>
          </table:table-cell>
          <table:table-cell office:value-type="float" office:value="1.54791197316041" calcext:value-type="float">
            <text:p>1.54791197316041</text:p>
          </table:table-cell>
          <table:table-cell table:number-columns-repeated="2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05499188402045" calcext:value-type="float">
            <text:p>0.705499188402045</text:p>
          </table:table-cell>
          <table:table-cell office:value-type="float" office:value="1.55302108872293" calcext:value-type="float">
            <text:p>1.55302108872293</text:p>
          </table:table-cell>
          <table:table-cell table:number-columns-repeated="2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704640274949397" calcext:value-type="float">
            <text:p>0.704640274949397</text:p>
          </table:table-cell>
          <table:table-cell office:value-type="float" office:value="1.5569908778357" calcext:value-type="float">
            <text:p>1.5569908778357</text:p>
          </table:table-cell>
          <table:table-cell table:number-columns-repeated="2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70444976739641" calcext:value-type="float">
            <text:p>0.70444976739641</text:p>
          </table:table-cell>
          <table:table-cell office:value-type="float" office:value="1.56427811191448" calcext:value-type="float">
            <text:p>1.56427811191448</text:p>
          </table:table-cell>
          <table:table-cell table:number-columns-repeated="2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704459533288337" calcext:value-type="float">
            <text:p>0.704459533288337</text:p>
          </table:table-cell>
          <table:table-cell office:value-type="float" office:value="1.56689620036056" calcext:value-type="float">
            <text:p>1.56689620036056</text:p>
          </table:table-cell>
          <table:table-cell table:number-columns-repeated="2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704850835391351" calcext:value-type="float">
            <text:p>0.704850835391351</text:p>
          </table:table-cell>
          <table:table-cell office:value-type="float" office:value="1.57160459684752" calcext:value-type="float">
            <text:p>1.57160459684752</text:p>
          </table:table-cell>
          <table:table-cell table:number-columns-repeated="2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705224202037438" calcext:value-type="float">
            <text:p>0.705224202037438</text:p>
          </table:table-cell>
          <table:table-cell office:value-type="float" office:value="1.57852012982641" calcext:value-type="float">
            <text:p>1.57852012982641</text:p>
          </table:table-cell>
          <table:table-cell table:number-columns-repeated="2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707932916192362" calcext:value-type="float">
            <text:p>0.707932916192362</text:p>
          </table:table-cell>
          <table:table-cell office:value-type="float" office:value="1.58059207138529" calcext:value-type="float">
            <text:p>1.58059207138529</text:p>
          </table:table-cell>
          <table:table-cell table:number-columns-repeated="2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706871286145483" calcext:value-type="float">
            <text:p>0.706871286145483</text:p>
          </table:table-cell>
          <table:table-cell office:value-type="float" office:value="1.58180107604457" calcext:value-type="float">
            <text:p>1.58180107604457</text:p>
          </table:table-cell>
          <table:table-cell table:number-columns-repeated="2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07504700943603" calcext:value-type="float">
            <text:p>0.707504700943603</text:p>
          </table:table-cell>
          <table:table-cell office:value-type="float" office:value="1.58598306528412" calcext:value-type="float">
            <text:p>1.58598306528412</text:p>
          </table:table-cell>
          <table:table-cell table:number-columns-repeated="2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708212080712409" calcext:value-type="float">
            <text:p>0.708212080712409</text:p>
          </table:table-cell>
          <table:table-cell office:value-type="float" office:value="1.59161577194472" calcext:value-type="float">
            <text:p>1.59161577194472</text:p>
          </table:table-cell>
          <table:table-cell table:number-columns-repeated="2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06867011698114" calcext:value-type="float">
            <text:p>0.706867011698114</text:p>
          </table:table-cell>
          <table:table-cell office:value-type="float" office:value="1.59715122712849" calcext:value-type="float">
            <text:p>1.59715122712849</text:p>
          </table:table-cell>
          <table:table-cell table:number-columns-repeated="2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707087230470022" calcext:value-type="float">
            <text:p>0.707087230470022</text:p>
          </table:table-cell>
          <table:table-cell office:value-type="float" office:value="1.60478627223426" calcext:value-type="float">
            <text:p>1.60478627223426</text:p>
          </table:table-cell>
          <table:table-cell table:number-columns-repeated="2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705908474347894" calcext:value-type="float">
            <text:p>0.705908474347894</text:p>
          </table:table-cell>
          <table:table-cell office:value-type="float" office:value="1.60906099015708" calcext:value-type="float">
            <text:p>1.60906099015708</text:p>
          </table:table-cell>
          <table:table-cell table:number-columns-repeated="2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70370171027952" calcext:value-type="float">
            <text:p>0.70370171027952</text:p>
          </table:table-cell>
          <table:table-cell office:value-type="float" office:value="1.61363704692217" calcext:value-type="float">
            <text:p>1.61363704692217</text:p>
          </table:table-cell>
          <table:table-cell table:number-columns-repeated="2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702815486827519" calcext:value-type="float">
            <text:p>0.702815486827519</text:p>
          </table:table-cell>
          <table:table-cell office:value-type="float" office:value="1.6161545226068" calcext:value-type="float">
            <text:p>1.6161545226068</text:p>
          </table:table-cell>
          <table:table-cell table:number-columns-repeated="2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701526462394026" calcext:value-type="float">
            <text:p>0.701526462394026</text:p>
          </table:table-cell>
          <table:table-cell office:value-type="float" office:value="1.6217237466115" calcext:value-type="float">
            <text:p>1.6217237466115</text:p>
          </table:table-cell>
          <table:table-cell table:number-columns-repeated="2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701162360560783" calcext:value-type="float">
            <text:p>0.701162360560783</text:p>
          </table:table-cell>
          <table:table-cell office:value-type="float" office:value="1.62443508057396" calcext:value-type="float">
            <text:p>1.62443508057396</text:p>
          </table:table-cell>
          <table:table-cell table:number-columns-repeated="2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701146934673807" calcext:value-type="float">
            <text:p>0.701146934673807</text:p>
          </table:table-cell>
          <table:table-cell office:value-type="float" office:value="1.62538371222436" calcext:value-type="float">
            <text:p>1.62538371222436</text:p>
          </table:table-cell>
          <table:table-cell table:number-columns-repeated="2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0170100839823" calcext:value-type="float">
            <text:p>0.70170100839823</text:p>
          </table:table-cell>
          <table:table-cell office:value-type="float" office:value="1.62716558938783" calcext:value-type="float">
            <text:p>1.62716558938783</text:p>
          </table:table-cell>
          <table:table-cell table:number-columns-repeated="2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701942685572935" calcext:value-type="float">
            <text:p>0.701942685572935</text:p>
          </table:table-cell>
          <table:table-cell office:value-type="float" office:value="1.6270477796478" calcext:value-type="float">
            <text:p>1.6270477796478</text:p>
          </table:table-cell>
          <table:table-cell table:number-columns-repeated="2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700614958321949" calcext:value-type="float">
            <text:p>0.700614958321949</text:p>
          </table:table-cell>
          <table:table-cell office:value-type="float" office:value="1.62768639276041" calcext:value-type="float">
            <text:p>1.62768639276041</text:p>
          </table:table-cell>
          <table:table-cell table:number-columns-repeated="2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701804887170102" calcext:value-type="float">
            <text:p>0.701804887170102</text:p>
          </table:table-cell>
          <table:table-cell office:value-type="float" office:value="1.62967875960203" calcext:value-type="float">
            <text:p>1.62967875960203</text:p>
          </table:table-cell>
          <table:table-cell table:number-columns-repeated="2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701181688083808" calcext:value-type="float">
            <text:p>0.701181688083808</text:p>
          </table:table-cell>
          <table:table-cell office:value-type="float" office:value="1.63443460358496" calcext:value-type="float">
            <text:p>1.63443460358496</text:p>
          </table:table-cell>
          <table:table-cell table:number-columns-repeated="2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701151853184952" calcext:value-type="float">
            <text:p>0.701151853184952</text:p>
          </table:table-cell>
          <table:table-cell office:value-type="float" office:value="1.63780040247665" calcext:value-type="float">
            <text:p>1.63780040247665</text:p>
          </table:table-cell>
          <table:table-cell table:number-columns-repeated="2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701980334653103" calcext:value-type="float">
            <text:p>0.701980334653103</text:p>
          </table:table-cell>
          <table:table-cell office:value-type="float" office:value="1.64062874765823" calcext:value-type="float">
            <text:p>1.64062874765823</text:p>
          </table:table-cell>
          <table:table-cell table:number-columns-repeated="2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701299113983737" calcext:value-type="float">
            <text:p>0.701299113983737</text:p>
          </table:table-cell>
          <table:table-cell office:value-type="float" office:value="1.64476300072219" calcext:value-type="float">
            <text:p>1.64476300072219</text:p>
          </table:table-cell>
          <table:table-cell table:number-columns-repeated="2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700419456177233" calcext:value-type="float">
            <text:p>0.700419456177233</text:p>
          </table:table-cell>
          <table:table-cell office:value-type="float" office:value="1.6507478031474" calcext:value-type="float">
            <text:p>1.6507478031474</text:p>
          </table:table-cell>
          <table:table-cell table:number-columns-repeated="2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99607730234707" calcext:value-type="float">
            <text:p>0.699607730234707</text:p>
          </table:table-cell>
          <table:table-cell office:value-type="float" office:value="1.65350503099828" calcext:value-type="float">
            <text:p>1.65350503099828</text:p>
          </table:table-cell>
          <table:table-cell table:number-columns-repeated="2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98789259109967" calcext:value-type="float">
            <text:p>0.698789259109967</text:p>
          </table:table-cell>
          <table:table-cell office:value-type="float" office:value="1.65513664735496" calcext:value-type="float">
            <text:p>1.65513664735496</text:p>
          </table:table-cell>
          <table:table-cell table:number-columns-repeated="2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98354558008229" calcext:value-type="float">
            <text:p>0.698354558008229</text:p>
          </table:table-cell>
          <table:table-cell office:value-type="float" office:value="1.66075919392489" calcext:value-type="float">
            <text:p>1.66075919392489</text:p>
          </table:table-cell>
          <table:table-cell table:number-columns-repeated="2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97574019946943" calcext:value-type="float">
            <text:p>0.697574019946943</text:p>
          </table:table-cell>
          <table:table-cell office:value-type="float" office:value="1.66359604643009" calcext:value-type="float">
            <text:p>1.66359604643009</text:p>
          </table:table-cell>
          <table:table-cell table:number-columns-repeated="2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96675202824397" calcext:value-type="float">
            <text:p>0.696675202824397</text:p>
          </table:table-cell>
          <table:table-cell office:value-type="float" office:value="1.66326777827348" calcext:value-type="float">
            <text:p>1.66326777827348</text:p>
          </table:table-cell>
          <table:table-cell table:number-columns-repeated="2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9666815775586" calcext:value-type="float">
            <text:p>0.69666815775586</text:p>
          </table:table-cell>
          <table:table-cell office:value-type="float" office:value="1.66510732271297" calcext:value-type="float">
            <text:p>1.66510732271297</text:p>
          </table:table-cell>
          <table:table-cell table:number-columns-repeated="2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97191188112458" calcext:value-type="float">
            <text:p>0.697191188112458</text:p>
          </table:table-cell>
          <table:table-cell office:value-type="float" office:value="1.66830473433432" calcext:value-type="float">
            <text:p>1.66830473433432</text:p>
          </table:table-cell>
          <table:table-cell table:number-columns-repeated="2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95513393878392" calcext:value-type="float">
            <text:p>0.695513393878392</text:p>
          </table:table-cell>
          <table:table-cell office:value-type="float" office:value="1.67081523537807" calcext:value-type="float">
            <text:p>1.67081523537807</text:p>
          </table:table-cell>
          <table:table-cell table:number-columns-repeated="2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93404074917582" calcext:value-type="float">
            <text:p>0.693404074917582</text:p>
          </table:table-cell>
          <table:table-cell office:value-type="float" office:value="1.67372972453373" calcext:value-type="float">
            <text:p>1.67372972453373</text:p>
          </table:table-cell>
          <table:table-cell table:number-columns-repeated="2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91489797014256" calcext:value-type="float">
            <text:p>0.691489797014256</text:p>
          </table:table-cell>
          <table:table-cell office:value-type="float" office:value="1.67830390269823" calcext:value-type="float">
            <text:p>1.67830390269823</text:p>
          </table:table-cell>
          <table:table-cell table:number-columns-repeated="2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90547749722846" calcext:value-type="float">
            <text:p>0.690547749722846</text:p>
          </table:table-cell>
          <table:table-cell office:value-type="float" office:value="1.68076328791367" calcext:value-type="float">
            <text:p>1.68076328791367</text:p>
          </table:table-cell>
          <table:table-cell table:number-columns-repeated="2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9038046965051" calcext:value-type="float">
            <text:p>0.69038046965051</text:p>
          </table:table-cell>
          <table:table-cell office:value-type="float" office:value="1.68472488580376" calcext:value-type="float">
            <text:p>1.68472488580376</text:p>
          </table:table-cell>
          <table:table-cell table:number-columns-repeated="2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90287009781591" calcext:value-type="float">
            <text:p>0.690287009781591</text:p>
          </table:table-cell>
          <table:table-cell office:value-type="float" office:value="1.68949528400455" calcext:value-type="float">
            <text:p>1.68949528400455</text:p>
          </table:table-cell>
          <table:table-cell table:number-columns-repeated="2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90190223333966" calcext:value-type="float">
            <text:p>0.690190223333966</text:p>
          </table:table-cell>
          <table:table-cell office:value-type="float" office:value="1.69474318830736" calcext:value-type="float">
            <text:p>1.69474318830736</text:p>
          </table:table-cell>
          <table:table-cell table:number-columns-repeated="2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91219355583385" calcext:value-type="float">
            <text:p>0.691219355583385</text:p>
          </table:table-cell>
          <table:table-cell office:value-type="float" office:value="1.6989799669506" calcext:value-type="float">
            <text:p>1.6989799669506</text:p>
          </table:table-cell>
          <table:table-cell table:number-columns-repeated="2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921974573862" calcext:value-type="float">
            <text:p>0.6921974573862</text:p>
          </table:table-cell>
          <table:table-cell office:value-type="float" office:value="1.7051901672811" calcext:value-type="float">
            <text:p>1.7051901672811</text:p>
          </table:table-cell>
          <table:table-cell table:number-columns-repeated="2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91455740323068" calcext:value-type="float">
            <text:p>0.691455740323068</text:p>
          </table:table-cell>
          <table:table-cell office:value-type="float" office:value="1.7115228809929" calcext:value-type="float">
            <text:p>1.7115228809929</text:p>
          </table:table-cell>
          <table:table-cell table:number-columns-repeated="2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90154565819466" calcext:value-type="float">
            <text:p>0.690154565819466</text:p>
          </table:table-cell>
          <table:table-cell office:value-type="float" office:value="1.71492489356228" calcext:value-type="float">
            <text:p>1.71492489356228</text:p>
          </table:table-cell>
          <table:table-cell table:number-columns-repeated="2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9778116686368" calcext:value-type="float">
            <text:p>0.689778116686368</text:p>
          </table:table-cell>
          <table:table-cell office:value-type="float" office:value="1.71620421605523" calcext:value-type="float">
            <text:p>1.71620421605523</text:p>
          </table:table-cell>
          <table:table-cell table:number-columns-repeated="2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90607608246777" calcext:value-type="float">
            <text:p>0.690607608246777</text:p>
          </table:table-cell>
          <table:table-cell office:value-type="float" office:value="1.71729614214865" calcext:value-type="float">
            <text:p>1.71729614214865</text:p>
          </table:table-cell>
          <table:table-cell table:number-columns-repeated="2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90789654769673" calcext:value-type="float">
            <text:p>0.690789654769673</text:p>
          </table:table-cell>
          <table:table-cell office:value-type="float" office:value="1.71948215508614" calcext:value-type="float">
            <text:p>1.71948215508614</text:p>
          </table:table-cell>
          <table:table-cell table:number-columns-repeated="2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91381758221976" calcext:value-type="float">
            <text:p>0.691381758221976</text:p>
          </table:table-cell>
          <table:table-cell office:value-type="float" office:value="1.72197483353527" calcext:value-type="float">
            <text:p>1.72197483353527</text:p>
          </table:table-cell>
          <table:table-cell table:number-columns-repeated="2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92337976740839" calcext:value-type="float">
            <text:p>0.692337976740839</text:p>
          </table:table-cell>
          <table:table-cell office:value-type="float" office:value="1.72269626167051" calcext:value-type="float">
            <text:p>1.72269626167051</text:p>
          </table:table-cell>
          <table:table-cell table:number-columns-repeated="2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9180557441704" calcext:value-type="float">
            <text:p>0.69180557441704</text:p>
          </table:table-cell>
          <table:table-cell office:value-type="float" office:value="1.72620459317145" calcext:value-type="float">
            <text:p>1.72620459317145</text:p>
          </table:table-cell>
          <table:table-cell table:number-columns-repeated="2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2328463554759" calcext:value-type="float">
            <text:p>0.692328463554759</text:p>
          </table:table-cell>
          <table:table-cell office:value-type="float" office:value="1.73039182260206" calcext:value-type="float">
            <text:p>1.73039182260206</text:p>
          </table:table-cell>
          <table:table-cell table:number-columns-repeated="2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91712871226904" calcext:value-type="float">
            <text:p>0.691712871226904</text:p>
          </table:table-cell>
          <table:table-cell office:value-type="float" office:value="1.7367242680124" calcext:value-type="float">
            <text:p>1.7367242680124</text:p>
          </table:table-cell>
          <table:table-cell table:number-columns-repeated="2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91981889700782" calcext:value-type="float">
            <text:p>0.691981889700782</text:p>
          </table:table-cell>
          <table:table-cell office:value-type="float" office:value="1.73983321580847" calcext:value-type="float">
            <text:p>1.73983321580847</text:p>
          </table:table-cell>
          <table:table-cell table:number-columns-repeated="2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92167333961669" calcext:value-type="float">
            <text:p>0.692167333961669</text:p>
          </table:table-cell>
          <table:table-cell office:value-type="float" office:value="1.74291875461812" calcext:value-type="float">
            <text:p>1.74291875461812</text:p>
          </table:table-cell>
          <table:table-cell table:number-columns-repeated="2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92421586547978" calcext:value-type="float">
            <text:p>0.692421586547978</text:p>
          </table:table-cell>
          <table:table-cell office:value-type="float" office:value="1.74608658199731" calcext:value-type="float">
            <text:p>1.74608658199731</text:p>
          </table:table-cell>
          <table:table-cell table:number-columns-repeated="2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92109615580458" calcext:value-type="float">
            <text:p>0.692109615580458</text:p>
          </table:table-cell>
          <table:table-cell office:value-type="float" office:value="1.74741881962562" calcext:value-type="float">
            <text:p>1.74741881962562</text:p>
          </table:table-cell>
          <table:table-cell table:number-columns-repeated="2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90930706924653" calcext:value-type="float">
            <text:p>0.690930706924653</text:p>
          </table:table-cell>
          <table:table-cell office:value-type="float" office:value="1.74675314206766" calcext:value-type="float">
            <text:p>1.74675314206766</text:p>
          </table:table-cell>
          <table:table-cell table:number-columns-repeated="2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91907305895675" calcext:value-type="float">
            <text:p>0.691907305895675</text:p>
          </table:table-cell>
          <table:table-cell office:value-type="float" office:value="1.74459173309596" calcext:value-type="float">
            <text:p>1.74459173309596</text:p>
          </table:table-cell>
          <table:table-cell table:number-columns-repeated="2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93460960109446" calcext:value-type="float">
            <text:p>0.693460960109446</text:p>
          </table:table-cell>
          <table:table-cell office:value-type="float" office:value="1.74335271231673" calcext:value-type="float">
            <text:p>1.74335271231673</text:p>
          </table:table-cell>
          <table:table-cell table:number-columns-repeated="2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3422902232489" calcext:value-type="float">
            <text:p>0.693422902232489</text:p>
          </table:table-cell>
          <table:table-cell office:value-type="float" office:value="1.74264049666897" calcext:value-type="float">
            <text:p>1.74264049666897</text:p>
          </table:table-cell>
          <table:table-cell table:number-columns-repeated="2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94428748116531" calcext:value-type="float">
            <text:p>0.694428748116531</text:p>
          </table:table-cell>
          <table:table-cell office:value-type="float" office:value="1.74475255324074" calcext:value-type="float">
            <text:p>1.74475255324074</text:p>
          </table:table-cell>
          <table:table-cell table:number-columns-repeated="2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95652958803864" calcext:value-type="float">
            <text:p>0.695652958803864</text:p>
          </table:table-cell>
          <table:table-cell office:value-type="float" office:value="1.74592041232372" calcext:value-type="float">
            <text:p>1.74592041232372</text:p>
          </table:table-cell>
          <table:table-cell table:number-columns-repeated="2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97321429215826" calcext:value-type="float">
            <text:p>0.697321429215826</text:p>
          </table:table-cell>
          <table:table-cell office:value-type="float" office:value="1.74862249852306" calcext:value-type="float">
            <text:p>1.74862249852306</text:p>
          </table:table-cell>
          <table:table-cell table:number-columns-repeated="2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98222779383598" calcext:value-type="float">
            <text:p>0.698222779383598</text:p>
          </table:table-cell>
          <table:table-cell office:value-type="float" office:value="1.75293955222636" calcext:value-type="float">
            <text:p>1.75293955222636</text:p>
          </table:table-cell>
          <table:table-cell table:number-columns-repeated="2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98669123018333" calcext:value-type="float">
            <text:p>0.698669123018333</text:p>
          </table:table-cell>
          <table:table-cell office:value-type="float" office:value="1.75661705325582" calcext:value-type="float">
            <text:p>1.75661705325582</text:p>
          </table:table-cell>
          <table:table-cell table:number-columns-repeated="2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98900476900932" calcext:value-type="float">
            <text:p>0.698900476900932</text:p>
          </table:table-cell>
          <table:table-cell office:value-type="float" office:value="1.75571754938993" calcext:value-type="float">
            <text:p>1.75571754938993</text:p>
          </table:table-cell>
          <table:table-cell table:number-columns-repeated="2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99656926677377" calcext:value-type="float">
            <text:p>0.699656926677377</text:p>
          </table:table-cell>
          <table:table-cell office:value-type="float" office:value="1.75798493529954" calcext:value-type="float">
            <text:p>1.75798493529954</text:p>
          </table:table-cell>
          <table:table-cell table:number-columns-repeated="2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00058126927332" calcext:value-type="float">
            <text:p>0.700058126927332</text:p>
          </table:table-cell>
          <table:table-cell office:value-type="float" office:value="1.75948200902346" calcext:value-type="float">
            <text:p>1.75948200902346</text:p>
          </table:table-cell>
          <table:table-cell table:number-columns-repeated="2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700372360472873" calcext:value-type="float">
            <text:p>0.700372360472873</text:p>
          </table:table-cell>
          <table:table-cell office:value-type="float" office:value="1.7617401301097" calcext:value-type="float">
            <text:p>1.7617401301097</text:p>
          </table:table-cell>
          <table:table-cell table:number-columns-repeated="2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700186818686327" calcext:value-type="float">
            <text:p>0.700186818686327</text:p>
          </table:table-cell>
          <table:table-cell office:value-type="float" office:value="1.7621929042472" calcext:value-type="float">
            <text:p>1.7621929042472</text:p>
          </table:table-cell>
          <table:table-cell table:number-columns-repeated="2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700993715439702" calcext:value-type="float">
            <text:p>0.700993715439702</text:p>
          </table:table-cell>
          <table:table-cell office:value-type="float" office:value="1.76667623836262" calcext:value-type="float">
            <text:p>1.76667623836262</text:p>
          </table:table-cell>
          <table:table-cell table:number-columns-repeated="2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01395542991188" calcext:value-type="float">
            <text:p>0.701395542991188</text:p>
          </table:table-cell>
          <table:table-cell office:value-type="float" office:value="1.76991856688809" calcext:value-type="float">
            <text:p>1.76991856688809</text:p>
          </table:table-cell>
          <table:table-cell table:number-columns-repeated="2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701297887120747" calcext:value-type="float">
            <text:p>0.701297887120747</text:p>
          </table:table-cell>
          <table:table-cell office:value-type="float" office:value="1.77350970379985" calcext:value-type="float">
            <text:p>1.77350970379985</text:p>
          </table:table-cell>
          <table:table-cell table:number-columns-repeated="2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700072454037086" calcext:value-type="float">
            <text:p>0.700072454037086</text:p>
          </table:table-cell>
          <table:table-cell office:value-type="float" office:value="1.77277460676185" calcext:value-type="float">
            <text:p>1.77277460676185</text:p>
          </table:table-cell>
          <table:table-cell table:number-columns-repeated="2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700830926821129" calcext:value-type="float">
            <text:p>0.700830926821129</text:p>
          </table:table-cell>
          <table:table-cell office:value-type="float" office:value="1.77225997544833" calcext:value-type="float">
            <text:p>1.77225997544833</text:p>
          </table:table-cell>
          <table:table-cell table:number-columns-repeated="2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701559104039405" calcext:value-type="float">
            <text:p>0.701559104039405</text:p>
          </table:table-cell>
          <table:table-cell office:value-type="float" office:value="1.77125612569385" calcext:value-type="float">
            <text:p>1.77125612569385</text:p>
          </table:table-cell>
          <table:table-cell table:number-columns-repeated="2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702448651338931" calcext:value-type="float">
            <text:p>0.702448651338931</text:p>
          </table:table-cell>
          <table:table-cell office:value-type="float" office:value="1.77300302389637" calcext:value-type="float">
            <text:p>1.77300302389637</text:p>
          </table:table-cell>
          <table:table-cell table:number-columns-repeated="2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01341119842843" calcext:value-type="float">
            <text:p>0.701341119842843</text:p>
          </table:table-cell>
          <table:table-cell office:value-type="float" office:value="1.77499130351656" calcext:value-type="float">
            <text:p>1.77499130351656</text:p>
          </table:table-cell>
          <table:table-cell table:number-columns-repeated="2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70108047617209" calcext:value-type="float">
            <text:p>0.70108047617209</text:p>
          </table:table-cell>
          <table:table-cell office:value-type="float" office:value="1.77771758095759" calcext:value-type="float">
            <text:p>1.77771758095759</text:p>
          </table:table-cell>
          <table:table-cell table:number-columns-repeated="2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700261979102677" calcext:value-type="float">
            <text:p>0.700261979102677</text:p>
          </table:table-cell>
          <table:table-cell office:value-type="float" office:value="1.78115252636013" calcext:value-type="float">
            <text:p>1.78115252636013</text:p>
          </table:table-cell>
          <table:table-cell table:number-columns-repeated="2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99734455097091" calcext:value-type="float">
            <text:p>0.699734455097091</text:p>
          </table:table-cell>
          <table:table-cell office:value-type="float" office:value="1.78093593780539" calcext:value-type="float">
            <text:p>1.78093593780539</text:p>
          </table:table-cell>
          <table:table-cell table:number-columns-repeated="2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700889976788158" calcext:value-type="float">
            <text:p>0.700889976788158</text:p>
          </table:table-cell>
          <table:table-cell office:value-type="float" office:value="1.78217419747495" calcext:value-type="float">
            <text:p>1.78217419747495</text:p>
          </table:table-cell>
          <table:table-cell table:number-columns-repeated="2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70147723086643" calcext:value-type="float">
            <text:p>0.70147723086643</text:p>
          </table:table-cell>
          <table:table-cell office:value-type="float" office:value="1.78565115679891" calcext:value-type="float">
            <text:p>1.78565115679891</text:p>
          </table:table-cell>
          <table:table-cell table:number-columns-repeated="2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703553367648675" calcext:value-type="float">
            <text:p>0.703553367648675</text:p>
          </table:table-cell>
          <table:table-cell office:value-type="float" office:value="1.78976832944144" calcext:value-type="float">
            <text:p>1.78976832944144</text:p>
          </table:table-cell>
          <table:table-cell table:number-columns-repeated="2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703841254046538" calcext:value-type="float">
            <text:p>0.703841254046538</text:p>
          </table:table-cell>
          <table:table-cell office:value-type="float" office:value="1.79231182261762" calcext:value-type="float">
            <text:p>1.79231182261762</text:p>
          </table:table-cell>
          <table:table-cell table:number-columns-repeated="2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703587293802892" calcext:value-type="float">
            <text:p>0.703587293802892</text:p>
          </table:table-cell>
          <table:table-cell office:value-type="float" office:value="1.79454495439144" calcext:value-type="float">
            <text:p>1.79454495439144</text:p>
          </table:table-cell>
          <table:table-cell table:number-columns-repeated="2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703605684430755" calcext:value-type="float">
            <text:p>0.703605684430755</text:p>
          </table:table-cell>
          <table:table-cell office:value-type="float" office:value="1.79462767386161" calcext:value-type="float">
            <text:p>1.79462767386161</text:p>
          </table:table-cell>
          <table:table-cell table:number-columns-repeated="2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703158774873269" calcext:value-type="float">
            <text:p>0.703158774873269</text:p>
          </table:table-cell>
          <table:table-cell office:value-type="float" office:value="1.795431397123" calcext:value-type="float">
            <text:p>1.795431397123</text:p>
          </table:table-cell>
          <table:table-cell table:number-columns-repeated="2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702546401098336" calcext:value-type="float">
            <text:p>0.702546401098336</text:p>
          </table:table-cell>
          <table:table-cell office:value-type="float" office:value="1.79802502835725" calcext:value-type="float">
            <text:p>1.79802502835725</text:p>
          </table:table-cell>
          <table:table-cell table:number-columns-repeated="2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702264232106509" calcext:value-type="float">
            <text:p>0.702264232106509</text:p>
          </table:table-cell>
          <table:table-cell office:value-type="float" office:value="1.80379477807367" calcext:value-type="float">
            <text:p>1.80379477807367</text:p>
          </table:table-cell>
          <table:table-cell table:number-columns-repeated="2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703787044330899" calcext:value-type="float">
            <text:p>0.703787044330899</text:p>
          </table:table-cell>
          <table:table-cell office:value-type="float" office:value="1.80870764996507" calcext:value-type="float">
            <text:p>1.80870764996507</text:p>
          </table:table-cell>
          <table:table-cell table:number-columns-repeated="2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705105817244233" calcext:value-type="float">
            <text:p>0.705105817244233</text:p>
          </table:table-cell>
          <table:table-cell office:value-type="float" office:value="1.81437057346542" calcext:value-type="float">
            <text:p>1.81437057346542</text:p>
          </table:table-cell>
          <table:table-cell table:number-columns-repeated="2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705415870182902" calcext:value-type="float">
            <text:p>0.705415870182902</text:p>
          </table:table-cell>
          <table:table-cell office:value-type="float" office:value="1.82063364739178" calcext:value-type="float">
            <text:p>1.82063364739178</text:p>
          </table:table-cell>
          <table:table-cell table:number-columns-repeated="2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05227383122864" calcext:value-type="float">
            <text:p>0.705227383122864</text:p>
          </table:table-cell>
          <table:table-cell office:value-type="float" office:value="1.82010172952251" calcext:value-type="float">
            <text:p>1.82010172952251</text:p>
          </table:table-cell>
          <table:table-cell table:number-columns-repeated="2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705157565431986" calcext:value-type="float">
            <text:p>0.705157565431986</text:p>
          </table:table-cell>
          <table:table-cell office:value-type="float" office:value="1.82057995751031" calcext:value-type="float">
            <text:p>1.82057995751031</text:p>
          </table:table-cell>
          <table:table-cell table:number-columns-repeated="2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705143026814703" calcext:value-type="float">
            <text:p>0.705143026814703</text:p>
          </table:table-cell>
          <table:table-cell office:value-type="float" office:value="1.81833160474371" calcext:value-type="float">
            <text:p>1.81833160474371</text:p>
          </table:table-cell>
          <table:table-cell table:number-columns-repeated="2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705412351263538" calcext:value-type="float">
            <text:p>0.705412351263538</text:p>
          </table:table-cell>
          <table:table-cell office:value-type="float" office:value="1.81745598100397" calcext:value-type="float">
            <text:p>1.81745598100397</text:p>
          </table:table-cell>
          <table:table-cell table:number-columns-repeated="2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704879966881337" calcext:value-type="float">
            <text:p>0.704879966881337</text:p>
          </table:table-cell>
          <table:table-cell office:value-type="float" office:value="1.81928142119393" calcext:value-type="float">
            <text:p>1.81928142119393</text:p>
          </table:table-cell>
          <table:table-cell table:number-columns-repeated="2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706175994798731" calcext:value-type="float">
            <text:p>0.706175994798731</text:p>
          </table:table-cell>
          <table:table-cell office:value-type="float" office:value="1.82033103122441" calcext:value-type="float">
            <text:p>1.82033103122441</text:p>
          </table:table-cell>
          <table:table-cell table:number-columns-repeated="2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707442103703202" calcext:value-type="float">
            <text:p>0.707442103703202</text:p>
          </table:table-cell>
          <table:table-cell office:value-type="float" office:value="1.82197387475832" calcext:value-type="float">
            <text:p>1.82197387475832</text:p>
          </table:table-cell>
          <table:table-cell table:number-columns-repeated="2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708448863477978" calcext:value-type="float">
            <text:p>0.708448863477978</text:p>
          </table:table-cell>
          <table:table-cell office:value-type="float" office:value="1.82315712108537" calcext:value-type="float">
            <text:p>1.82315712108537</text:p>
          </table:table-cell>
          <table:table-cell table:number-columns-repeated="2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707355754153543" calcext:value-type="float">
            <text:p>0.707355754153543</text:p>
          </table:table-cell>
          <table:table-cell office:value-type="float" office:value="1.82603666098563" calcext:value-type="float">
            <text:p>1.82603666098563</text:p>
          </table:table-cell>
          <table:table-cell table:number-columns-repeated="2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707166811996623" calcext:value-type="float">
            <text:p>0.707166811996623</text:p>
          </table:table-cell>
          <table:table-cell office:value-type="float" office:value="1.82859596650692" calcext:value-type="float">
            <text:p>1.82859596650692</text:p>
          </table:table-cell>
          <table:table-cell table:number-columns-repeated="2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705059682883749" calcext:value-type="float">
            <text:p>0.705059682883749</text:p>
          </table:table-cell>
          <table:table-cell office:value-type="float" office:value="1.83031000684185" calcext:value-type="float">
            <text:p>1.83031000684185</text:p>
          </table:table-cell>
          <table:table-cell table:number-columns-repeated="2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70455043943837" calcext:value-type="float">
            <text:p>0.70455043943837</text:p>
          </table:table-cell>
          <table:table-cell office:value-type="float" office:value="1.8326039216988" calcext:value-type="float">
            <text:p>1.8326039216988</text:p>
          </table:table-cell>
          <table:table-cell table:number-columns-repeated="2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704135369826595" calcext:value-type="float">
            <text:p>0.704135369826595</text:p>
          </table:table-cell>
          <table:table-cell office:value-type="float" office:value="1.83380169200562" calcext:value-type="float">
            <text:p>1.83380169200562</text:p>
          </table:table-cell>
          <table:table-cell table:number-columns-repeated="2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703913804114195" calcext:value-type="float">
            <text:p>0.703913804114195</text:p>
          </table:table-cell>
          <table:table-cell office:value-type="float" office:value="1.83575779273263" calcext:value-type="float">
            <text:p>1.83575779273263</text:p>
          </table:table-cell>
          <table:table-cell table:number-columns-repeated="2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70319877674499" calcext:value-type="float">
            <text:p>0.70319877674499</text:p>
          </table:table-cell>
          <table:table-cell office:value-type="float" office:value="1.8365937631924" calcext:value-type="float">
            <text:p>1.8365937631924</text:p>
          </table:table-cell>
          <table:table-cell table:number-columns-repeated="2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701130557093482" calcext:value-type="float">
            <text:p>0.701130557093482</text:p>
          </table:table-cell>
          <table:table-cell office:value-type="float" office:value="1.83774395459273" calcext:value-type="float">
            <text:p>1.83774395459273</text:p>
          </table:table-cell>
          <table:table-cell table:number-columns-repeated="2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700153734281168" calcext:value-type="float">
            <text:p>0.700153734281168</text:p>
          </table:table-cell>
          <table:table-cell office:value-type="float" office:value="1.83920258062057" calcext:value-type="float">
            <text:p>1.83920258062057</text:p>
          </table:table-cell>
          <table:table-cell table:number-columns-repeated="2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98654055674415" calcext:value-type="float">
            <text:p>0.698654055674415</text:p>
          </table:table-cell>
          <table:table-cell office:value-type="float" office:value="1.83954071354453" calcext:value-type="float">
            <text:p>1.83954071354453</text:p>
          </table:table-cell>
          <table:table-cell table:number-columns-repeated="2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96098887666691" calcext:value-type="float">
            <text:p>0.696098887666691</text:p>
          </table:table-cell>
          <table:table-cell office:value-type="float" office:value="1.843117137395" calcext:value-type="float">
            <text:p>1.843117137395</text:p>
          </table:table-cell>
          <table:table-cell table:number-columns-repeated="2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9581743546956" calcext:value-type="float">
            <text:p>0.69581743546956</text:p>
          </table:table-cell>
          <table:table-cell office:value-type="float" office:value="1.84483748117256" calcext:value-type="float">
            <text:p>1.84483748117256</text:p>
          </table:table-cell>
          <table:table-cell table:number-columns-repeated="2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96006912121576" calcext:value-type="float">
            <text:p>0.696006912121576</text:p>
          </table:table-cell>
          <table:table-cell office:value-type="float" office:value="1.8475557730275" calcext:value-type="float">
            <text:p>1.8475557730275</text:p>
          </table:table-cell>
          <table:table-cell table:number-columns-repeated="2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95753670309598" calcext:value-type="float">
            <text:p>0.695753670309598</text:p>
          </table:table-cell>
          <table:table-cell office:value-type="float" office:value="1.85042349887932" calcext:value-type="float">
            <text:p>1.85042349887932</text:p>
          </table:table-cell>
          <table:table-cell table:number-columns-repeated="2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95199295661838" calcext:value-type="float">
            <text:p>0.695199295661838</text:p>
          </table:table-cell>
          <table:table-cell office:value-type="float" office:value="1.85260891906294" calcext:value-type="float">
            <text:p>1.85260891906294</text:p>
          </table:table-cell>
          <table:table-cell table:number-columns-repeated="2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94034536747772" calcext:value-type="float">
            <text:p>0.694034536747772</text:p>
          </table:table-cell>
          <table:table-cell office:value-type="float" office:value="1.85211561675756" calcext:value-type="float">
            <text:p>1.85211561675756</text:p>
          </table:table-cell>
          <table:table-cell table:number-columns-repeated="2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92365509209752" calcext:value-type="float">
            <text:p>0.692365509209752</text:p>
          </table:table-cell>
          <table:table-cell office:value-type="float" office:value="1.84988478317062" calcext:value-type="float">
            <text:p>1.84988478317062</text:p>
          </table:table-cell>
          <table:table-cell table:number-columns-repeated="2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90955162102445" calcext:value-type="float">
            <text:p>0.690955162102445</text:p>
          </table:table-cell>
          <table:table-cell office:value-type="float" office:value="1.85062835958134" calcext:value-type="float">
            <text:p>1.85062835958134</text:p>
          </table:table-cell>
          <table:table-cell table:number-columns-repeated="2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91514360481421" calcext:value-type="float">
            <text:p>0.691514360481421</text:p>
          </table:table-cell>
          <table:table-cell office:value-type="float" office:value="1.85257662144008" calcext:value-type="float">
            <text:p>1.85257662144008</text:p>
          </table:table-cell>
          <table:table-cell table:number-columns-repeated="2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92341152360478" calcext:value-type="float">
            <text:p>0.692341152360478</text:p>
          </table:table-cell>
          <table:table-cell office:value-type="float" office:value="1.85223267340749" calcext:value-type="float">
            <text:p>1.85223267340749</text:p>
          </table:table-cell>
          <table:table-cell table:number-columns-repeated="2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91397470566603" calcext:value-type="float">
            <text:p>0.691397470566603</text:p>
          </table:table-cell>
          <table:table-cell office:value-type="float" office:value="1.85233103632859" calcext:value-type="float">
            <text:p>1.85233103632859</text:p>
          </table:table-cell>
          <table:table-cell table:number-columns-repeated="2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92132618667954" calcext:value-type="float">
            <text:p>0.692132618667954</text:p>
          </table:table-cell>
          <table:table-cell office:value-type="float" office:value="1.85095058310816" calcext:value-type="float">
            <text:p>1.85095058310816</text:p>
          </table:table-cell>
          <table:table-cell table:number-columns-repeated="2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9380189650812" calcext:value-type="float">
            <text:p>0.69380189650812</text:p>
          </table:table-cell>
          <table:table-cell office:value-type="float" office:value="1.85339345822946" calcext:value-type="float">
            <text:p>1.85339345822946</text:p>
          </table:table-cell>
          <table:table-cell table:number-columns-repeated="2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9265335122725" calcext:value-type="float">
            <text:p>0.69265335122725</text:p>
          </table:table-cell>
          <table:table-cell office:value-type="float" office:value="1.85501577364717" calcext:value-type="float">
            <text:p>1.85501577364717</text:p>
          </table:table-cell>
          <table:table-cell table:number-columns-repeated="2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93623369439115" calcext:value-type="float">
            <text:p>0.693623369439115</text:p>
          </table:table-cell>
          <table:table-cell office:value-type="float" office:value="1.85755936591069" calcext:value-type="float">
            <text:p>1.85755936591069</text:p>
          </table:table-cell>
          <table:table-cell table:number-columns-repeated="2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9240142145901" calcext:value-type="float">
            <text:p>0.69240142145901</text:p>
          </table:table-cell>
          <table:table-cell office:value-type="float" office:value="1.86237086902578" calcext:value-type="float">
            <text:p>1.86237086902578</text:p>
          </table:table-cell>
          <table:table-cell table:number-columns-repeated="2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91651040684934" calcext:value-type="float">
            <text:p>0.691651040684934</text:p>
          </table:table-cell>
          <table:table-cell office:value-type="float" office:value="1.86655417787938" calcext:value-type="float">
            <text:p>1.86655417787938</text:p>
          </table:table-cell>
          <table:table-cell table:number-columns-repeated="2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90270244563799" calcext:value-type="float">
            <text:p>0.690270244563799</text:p>
          </table:table-cell>
          <table:table-cell office:value-type="float" office:value="1.86736232031112" calcext:value-type="float">
            <text:p>1.86736232031112</text:p>
          </table:table-cell>
          <table:table-cell table:number-columns-repeated="2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89681267608357" calcext:value-type="float">
            <text:p>0.689681267608357</text:p>
          </table:table-cell>
          <table:table-cell office:value-type="float" office:value="1.868188697108" calcext:value-type="float">
            <text:p>1.868188697108</text:p>
          </table:table-cell>
          <table:table-cell table:number-columns-repeated="2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88475511842843" calcext:value-type="float">
            <text:p>0.688475511842843</text:p>
          </table:table-cell>
          <table:table-cell office:value-type="float" office:value="1.86894342985523" calcext:value-type="float">
            <text:p>1.86894342985523</text:p>
          </table:table-cell>
          <table:table-cell table:number-columns-repeated="2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8757531270897" calcext:value-type="float">
            <text:p>0.68757531270897</text:p>
          </table:table-cell>
          <table:table-cell office:value-type="float" office:value="1.87121289966627" calcext:value-type="float">
            <text:p>1.87121289966627</text:p>
          </table:table-cell>
          <table:table-cell table:number-columns-repeated="2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87181041063362" calcext:value-type="float">
            <text:p>0.687181041063362</text:p>
          </table:table-cell>
          <table:table-cell office:value-type="float" office:value="1.87281327066961" calcext:value-type="float">
            <text:p>1.87281327066961</text:p>
          </table:table-cell>
          <table:table-cell table:number-columns-repeated="2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86781957925456" calcext:value-type="float">
            <text:p>0.686781957925456</text:p>
          </table:table-cell>
          <table:table-cell office:value-type="float" office:value="1.87588841665144" calcext:value-type="float">
            <text:p>1.87588841665144</text:p>
          </table:table-cell>
          <table:table-cell table:number-columns-repeated="2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85980314816789" calcext:value-type="float">
            <text:p>0.685980314816789</text:p>
          </table:table-cell>
          <table:table-cell office:value-type="float" office:value="1.87712953248492" calcext:value-type="float">
            <text:p>1.87712953248492</text:p>
          </table:table-cell>
          <table:table-cell table:number-columns-repeated="2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85052070603983" calcext:value-type="float">
            <text:p>0.685052070603983</text:p>
          </table:table-cell>
          <table:table-cell office:value-type="float" office:value="1.87513243070846" calcext:value-type="float">
            <text:p>1.87513243070846</text:p>
          </table:table-cell>
          <table:table-cell table:number-columns-repeated="2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85468216564609" calcext:value-type="float">
            <text:p>0.685468216564609</text:p>
          </table:table-cell>
          <table:table-cell office:value-type="float" office:value="1.87422726024753" calcext:value-type="float">
            <text:p>1.87422726024753</text:p>
          </table:table-cell>
          <table:table-cell table:number-columns-repeated="2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86138618011004" calcext:value-type="float">
            <text:p>0.686138618011004</text:p>
          </table:table-cell>
          <table:table-cell office:value-type="float" office:value="1.87675081042986" calcext:value-type="float">
            <text:p>1.87675081042986</text:p>
          </table:table-cell>
          <table:table-cell table:number-columns-repeated="2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87736248224336" calcext:value-type="float">
            <text:p>0.687736248224336</text:p>
          </table:table-cell>
          <table:table-cell office:value-type="float" office:value="1.87880522013378" calcext:value-type="float">
            <text:p>1.87880522013378</text:p>
          </table:table-cell>
          <table:table-cell table:number-columns-repeated="2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88280269389892" calcext:value-type="float">
            <text:p>0.688280269389892</text:p>
          </table:table-cell>
          <table:table-cell office:value-type="float" office:value="1.87969458728729" calcext:value-type="float">
            <text:p>1.87969458728729</text:p>
          </table:table-cell>
          <table:table-cell table:number-columns-repeated="2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9038051754345" calcext:value-type="float">
            <text:p>0.69038051754345</text:p>
          </table:table-cell>
          <table:table-cell office:value-type="float" office:value="1.87813902072476" calcext:value-type="float">
            <text:p>1.87813902072476</text:p>
          </table:table-cell>
          <table:table-cell table:number-columns-repeated="2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91725870617174" calcext:value-type="float">
            <text:p>0.691725870617174</text:p>
          </table:table-cell>
          <table:table-cell office:value-type="float" office:value="1.87890986932348" calcext:value-type="float">
            <text:p>1.87890986932348</text:p>
          </table:table-cell>
          <table:table-cell table:number-columns-repeated="2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93102127269364" calcext:value-type="float">
            <text:p>0.693102127269364</text:p>
          </table:table-cell>
          <table:table-cell office:value-type="float" office:value="1.88387077063024" calcext:value-type="float">
            <text:p>1.88387077063024</text:p>
          </table:table-cell>
          <table:table-cell table:number-columns-repeated="2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93383001907451" calcext:value-type="float">
            <text:p>0.693383001907451</text:p>
          </table:table-cell>
          <table:table-cell office:value-type="float" office:value="1.88728206292394" calcext:value-type="float">
            <text:p>1.88728206292394</text:p>
          </table:table-cell>
          <table:table-cell table:number-columns-repeated="2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93704692393108" calcext:value-type="float">
            <text:p>0.693704692393108</text:p>
          </table:table-cell>
          <table:table-cell office:value-type="float" office:value="1.88887078075624" calcext:value-type="float">
            <text:p>1.88887078075624</text:p>
          </table:table-cell>
          <table:table-cell table:number-columns-repeated="2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94884929419795" calcext:value-type="float">
            <text:p>0.694884929419795</text:p>
          </table:table-cell>
          <table:table-cell office:value-type="float" office:value="1.89055350152011" calcext:value-type="float">
            <text:p>1.89055350152011</text:p>
          </table:table-cell>
          <table:table-cell table:number-columns-repeated="2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95260494841316" calcext:value-type="float">
            <text:p>0.695260494841316</text:p>
          </table:table-cell>
          <table:table-cell office:value-type="float" office:value="1.8887666105727" calcext:value-type="float">
            <text:p>1.8887666105727</text:p>
          </table:table-cell>
          <table:table-cell table:number-columns-repeated="2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96919877274606" calcext:value-type="float">
            <text:p>0.696919877274606</text:p>
          </table:table-cell>
          <table:table-cell office:value-type="float" office:value="1.88973188564345" calcext:value-type="float">
            <text:p>1.88973188564345</text:p>
          </table:table-cell>
          <table:table-cell table:number-columns-repeated="2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96947265532577" calcext:value-type="float">
            <text:p>0.696947265532577</text:p>
          </table:table-cell>
          <table:table-cell office:value-type="float" office:value="1.88810729405974" calcext:value-type="float">
            <text:p>1.88810729405974</text:p>
          </table:table-cell>
          <table:table-cell table:number-columns-repeated="2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97072387471845" calcext:value-type="float">
            <text:p>0.697072387471845</text:p>
          </table:table-cell>
          <table:table-cell office:value-type="float" office:value="1.88491587629156" calcext:value-type="float">
            <text:p>1.88491587629156</text:p>
          </table:table-cell>
          <table:table-cell table:number-columns-repeated="2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97432744678208" calcext:value-type="float">
            <text:p>0.697432744678208</text:p>
          </table:table-cell>
          <table:table-cell office:value-type="float" office:value="1.88309796752864" calcext:value-type="float">
            <text:p>1.88309796752864</text:p>
          </table:table-cell>
          <table:table-cell table:number-columns-repeated="2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97547969470232" calcext:value-type="float">
            <text:p>0.697547969470232</text:p>
          </table:table-cell>
          <table:table-cell office:value-type="float" office:value="1.88452015241032" calcext:value-type="float">
            <text:p>1.88452015241032</text:p>
          </table:table-cell>
          <table:table-cell table:number-columns-repeated="2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97568826771867" calcext:value-type="float">
            <text:p>0.697568826771867</text:p>
          </table:table-cell>
          <table:table-cell office:value-type="float" office:value="1.88779995088621" calcext:value-type="float">
            <text:p>1.88779995088621</text:p>
          </table:table-cell>
          <table:table-cell table:number-columns-repeated="2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99394508367162" calcext:value-type="float">
            <text:p>0.699394508367162</text:p>
          </table:table-cell>
          <table:table-cell office:value-type="float" office:value="1.888272600728" calcext:value-type="float">
            <text:p>1.888272600728</text:p>
          </table:table-cell>
          <table:table-cell table:number-columns-repeated="2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98211374094301" calcext:value-type="float">
            <text:p>0.698211374094301</text:p>
          </table:table-cell>
          <table:table-cell office:value-type="float" office:value="1.88998511281596" calcext:value-type="float">
            <text:p>1.88998511281596</text:p>
          </table:table-cell>
          <table:table-cell table:number-columns-repeated="2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99568130785252" calcext:value-type="float">
            <text:p>0.699568130785252</text:p>
          </table:table-cell>
          <table:table-cell office:value-type="float" office:value="1.89266420905622" calcext:value-type="float">
            <text:p>1.89266420905622</text:p>
          </table:table-cell>
          <table:table-cell table:number-columns-repeated="2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700378901090302" calcext:value-type="float">
            <text:p>0.700378901090302</text:p>
          </table:table-cell>
          <table:table-cell office:value-type="float" office:value="1.89522405345214" calcext:value-type="float">
            <text:p>1.89522405345214</text:p>
          </table:table-cell>
          <table:table-cell table:number-columns-repeated="2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70042372319051" calcext:value-type="float">
            <text:p>0.70042372319051</text:p>
          </table:table-cell>
          <table:table-cell office:value-type="float" office:value="1.89764167593132" calcext:value-type="float">
            <text:p>1.89764167593132</text:p>
          </table:table-cell>
          <table:table-cell table:number-columns-repeated="2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700008889932115" calcext:value-type="float">
            <text:p>0.700008889932115</text:p>
          </table:table-cell>
          <table:table-cell office:value-type="float" office:value="1.89837954488629" calcext:value-type="float">
            <text:p>1.89837954488629</text:p>
          </table:table-cell>
          <table:table-cell table:number-columns-repeated="2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701062693248363" calcext:value-type="float">
            <text:p>0.701062693248363</text:p>
          </table:table-cell>
          <table:table-cell office:value-type="float" office:value="1.89883236915574" calcext:value-type="float">
            <text:p>1.89883236915574</text:p>
          </table:table-cell>
          <table:table-cell table:number-columns-repeated="2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702934747880125" calcext:value-type="float">
            <text:p>0.702934747880125</text:p>
          </table:table-cell>
          <table:table-cell office:value-type="float" office:value="1.89651071213085" calcext:value-type="float">
            <text:p>1.89651071213085</text:p>
          </table:table-cell>
          <table:table-cell table:number-columns-repeated="2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703405400401324" calcext:value-type="float">
            <text:p>0.703405400401324</text:p>
          </table:table-cell>
          <table:table-cell office:value-type="float" office:value="1.89300015046409" calcext:value-type="float">
            <text:p>1.89300015046409</text:p>
          </table:table-cell>
          <table:table-cell table:number-columns-repeated="2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70480211562808" calcext:value-type="float">
            <text:p>0.70480211562808</text:p>
          </table:table-cell>
          <table:table-cell office:value-type="float" office:value="1.89274661954768" calcext:value-type="float">
            <text:p>1.89274661954768</text:p>
          </table:table-cell>
          <table:table-cell table:number-columns-repeated="2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707604840740456" calcext:value-type="float">
            <text:p>0.707604840740456</text:p>
          </table:table-cell>
          <table:table-cell office:value-type="float" office:value="1.89524772478078" calcext:value-type="float">
            <text:p>1.89524772478078</text:p>
          </table:table-cell>
          <table:table-cell table:number-columns-repeated="2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707620295601025" calcext:value-type="float">
            <text:p>0.707620295601025</text:p>
          </table:table-cell>
          <table:table-cell office:value-type="float" office:value="1.89862401465626" calcext:value-type="float">
            <text:p>1.89862401465626</text:p>
          </table:table-cell>
          <table:table-cell table:number-columns-repeated="2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70674976640388" calcext:value-type="float">
            <text:p>0.70674976640388</text:p>
          </table:table-cell>
          <table:table-cell office:value-type="float" office:value="1.89935999673192" calcext:value-type="float">
            <text:p>1.89935999673192</text:p>
          </table:table-cell>
          <table:table-cell table:number-columns-repeated="2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70533920304641" calcext:value-type="float">
            <text:p>0.70533920304641</text:p>
          </table:table-cell>
          <table:table-cell office:value-type="float" office:value="1.90051565049594" calcext:value-type="float">
            <text:p>1.90051565049594</text:p>
          </table:table-cell>
          <table:table-cell table:number-columns-repeated="2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05011789663633" calcext:value-type="float">
            <text:p>0.705011789663633</text:p>
          </table:table-cell>
          <table:table-cell office:value-type="float" office:value="1.89987114972868" calcext:value-type="float">
            <text:p>1.89987114972868</text:p>
          </table:table-cell>
          <table:table-cell table:number-columns-repeated="2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70442425680101" calcext:value-type="float">
            <text:p>0.70442425680101</text:p>
          </table:table-cell>
          <table:table-cell office:value-type="float" office:value="1.8973131161975" calcext:value-type="float">
            <text:p>1.8973131161975</text:p>
          </table:table-cell>
          <table:table-cell table:number-columns-repeated="2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03225084655536" calcext:value-type="float">
            <text:p>0.703225084655536</text:p>
          </table:table-cell>
          <table:table-cell office:value-type="float" office:value="1.89650899912003" calcext:value-type="float">
            <text:p>1.89650899912003</text:p>
          </table:table-cell>
          <table:table-cell table:number-columns-repeated="2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703167356101974" calcext:value-type="float">
            <text:p>0.703167356101974</text:p>
          </table:table-cell>
          <table:table-cell office:value-type="float" office:value="1.89754390912883" calcext:value-type="float">
            <text:p>1.89754390912883</text:p>
          </table:table-cell>
          <table:table-cell table:number-columns-repeated="2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705159251564523" calcext:value-type="float">
            <text:p>0.705159251564523</text:p>
          </table:table-cell>
          <table:table-cell office:value-type="float" office:value="1.89952085098992" calcext:value-type="float">
            <text:p>1.89952085098992</text:p>
          </table:table-cell>
          <table:table-cell table:number-columns-repeated="2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705131880502165" calcext:value-type="float">
            <text:p>0.705131880502165</text:p>
          </table:table-cell>
          <table:table-cell office:value-type="float" office:value="1.90219230914669" calcext:value-type="float">
            <text:p>1.90219230914669</text:p>
          </table:table-cell>
          <table:table-cell table:number-columns-repeated="2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704955561697143" calcext:value-type="float">
            <text:p>0.704955561697143</text:p>
          </table:table-cell>
          <table:table-cell office:value-type="float" office:value="1.9064580572881" calcext:value-type="float">
            <text:p>1.9064580572881</text:p>
          </table:table-cell>
          <table:table-cell table:number-columns-repeated="2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705081578599256" calcext:value-type="float">
            <text:p>0.705081578599256</text:p>
          </table:table-cell>
          <table:table-cell office:value-type="float" office:value="1.90816270748445" calcext:value-type="float">
            <text:p>1.90816270748445</text:p>
          </table:table-cell>
          <table:table-cell table:number-columns-repeated="2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704103637307191" calcext:value-type="float">
            <text:p>0.704103637307191</text:p>
          </table:table-cell>
          <table:table-cell office:value-type="float" office:value="1.91237055409382" calcext:value-type="float">
            <text:p>1.91237055409382</text:p>
          </table:table-cell>
          <table:table-cell table:number-columns-repeated="2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704286800222375" calcext:value-type="float">
            <text:p>0.704286800222375</text:p>
          </table:table-cell>
          <table:table-cell office:value-type="float" office:value="1.91339610228422" calcext:value-type="float">
            <text:p>1.91339610228422</text:p>
          </table:table-cell>
          <table:table-cell table:number-columns-repeated="2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703051492357608" calcext:value-type="float">
            <text:p>0.703051492357608</text:p>
          </table:table-cell>
          <table:table-cell office:value-type="float" office:value="1.91755625890844" calcext:value-type="float">
            <text:p>1.91755625890844</text:p>
          </table:table-cell>
          <table:table-cell table:number-columns-repeated="2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70216329953141" calcext:value-type="float">
            <text:p>0.70216329953141</text:p>
          </table:table-cell>
          <table:table-cell office:value-type="float" office:value="1.92162013293907" calcext:value-type="float">
            <text:p>1.92162013293907</text:p>
          </table:table-cell>
          <table:table-cell table:number-columns-repeated="2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700983590934722" calcext:value-type="float">
            <text:p>0.700983590934722</text:p>
          </table:table-cell>
          <table:table-cell office:value-type="float" office:value="1.91994239314814" calcext:value-type="float">
            <text:p>1.91994239314814</text:p>
          </table:table-cell>
          <table:table-cell table:number-columns-repeated="2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99787708513747" calcext:value-type="float">
            <text:p>0.699787708513747</text:p>
          </table:table-cell>
          <table:table-cell office:value-type="float" office:value="1.91971355745196" calcext:value-type="float">
            <text:p>1.91971355745196</text:p>
          </table:table-cell>
          <table:table-cell table:number-columns-repeated="2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997395169632" calcext:value-type="float">
            <text:p>0.6997395169632</text:p>
          </table:table-cell>
          <table:table-cell office:value-type="float" office:value="1.92225555231222" calcext:value-type="float">
            <text:p>1.92225555231222</text:p>
          </table:table-cell>
          <table:table-cell table:number-columns-repeated="2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9969180732816" calcext:value-type="float">
            <text:p>0.69969180732816</text:p>
          </table:table-cell>
          <table:table-cell office:value-type="float" office:value="1.92469966345576" calcext:value-type="float">
            <text:p>1.92469966345576</text:p>
          </table:table-cell>
          <table:table-cell table:number-columns-repeated="2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700845359474314" calcext:value-type="float">
            <text:p>0.700845359474314</text:p>
          </table:table-cell>
          <table:table-cell office:value-type="float" office:value="1.92630980967835" calcext:value-type="float">
            <text:p>1.92630980967835</text:p>
          </table:table-cell>
          <table:table-cell table:number-columns-repeated="2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701463488158051" calcext:value-type="float">
            <text:p>0.701463488158051</text:p>
          </table:table-cell>
          <table:table-cell office:value-type="float" office:value="1.92823092210788" calcext:value-type="float">
            <text:p>1.92823092210788</text:p>
          </table:table-cell>
          <table:table-cell table:number-columns-repeated="2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701859856512717" calcext:value-type="float">
            <text:p>0.701859856512717</text:p>
          </table:table-cell>
          <table:table-cell office:value-type="float" office:value="1.9292611128868" calcext:value-type="float">
            <text:p>1.9292611128868</text:p>
          </table:table-cell>
          <table:table-cell table:number-columns-repeated="2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702404894311226" calcext:value-type="float">
            <text:p>0.702404894311226</text:p>
          </table:table-cell>
          <table:table-cell office:value-type="float" office:value="1.93141587017899" calcext:value-type="float">
            <text:p>1.93141587017899</text:p>
          </table:table-cell>
          <table:table-cell table:number-columns-repeated="2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703935062235584" calcext:value-type="float">
            <text:p>0.703935062235584</text:p>
          </table:table-cell>
          <table:table-cell office:value-type="float" office:value="1.93331383268932" calcext:value-type="float">
            <text:p>1.93331383268932</text:p>
          </table:table-cell>
          <table:table-cell table:number-columns-repeated="2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705234173151689" calcext:value-type="float">
            <text:p>0.705234173151689</text:p>
          </table:table-cell>
          <table:table-cell office:value-type="float" office:value="1.93368657671537" calcext:value-type="float">
            <text:p>1.93368657671537</text:p>
          </table:table-cell>
          <table:table-cell table:number-columns-repeated="2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70492468856303" calcext:value-type="float">
            <text:p>0.70492468856303</text:p>
          </table:table-cell>
          <table:table-cell office:value-type="float" office:value="1.93393304428155" calcext:value-type="float">
            <text:p>1.93393304428155</text:p>
          </table:table-cell>
          <table:table-cell table:number-columns-repeated="2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705584420005573" calcext:value-type="float">
            <text:p>0.705584420005573</text:p>
          </table:table-cell>
          <table:table-cell office:value-type="float" office:value="1.93459371383873" calcext:value-type="float">
            <text:p>1.93459371383873</text:p>
          </table:table-cell>
          <table:table-cell table:number-columns-repeated="2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705630025080879" calcext:value-type="float">
            <text:p>0.705630025080879</text:p>
          </table:table-cell>
          <table:table-cell office:value-type="float" office:value="1.93574160386084" calcext:value-type="float">
            <text:p>1.93574160386084</text:p>
          </table:table-cell>
          <table:table-cell table:number-columns-repeated="2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705790219675431" calcext:value-type="float">
            <text:p>0.705790219675431</text:p>
          </table:table-cell>
          <table:table-cell office:value-type="float" office:value="1.93891430830416" calcext:value-type="float">
            <text:p>1.93891430830416</text:p>
          </table:table-cell>
          <table:table-cell table:number-columns-repeated="2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05961616841734" calcext:value-type="float">
            <text:p>0.705961616841734</text:p>
          </table:table-cell>
          <table:table-cell office:value-type="float" office:value="1.94330294299889" calcext:value-type="float">
            <text:p>1.94330294299889</text:p>
          </table:table-cell>
          <table:table-cell table:number-columns-repeated="2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70718871396003" calcext:value-type="float">
            <text:p>0.70718871396003</text:p>
          </table:table-cell>
          <table:table-cell office:value-type="float" office:value="1.9452397765826" calcext:value-type="float">
            <text:p>1.9452397765826</text:p>
          </table:table-cell>
          <table:table-cell table:number-columns-repeated="2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70852173479589" calcext:value-type="float">
            <text:p>0.70852173479589</text:p>
          </table:table-cell>
          <table:table-cell office:value-type="float" office:value="1.94738737881678" calcext:value-type="float">
            <text:p>1.94738737881678</text:p>
          </table:table-cell>
          <table:table-cell table:number-columns-repeated="2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710829488693938" calcext:value-type="float">
            <text:p>0.710829488693938</text:p>
          </table:table-cell>
          <table:table-cell office:value-type="float" office:value="1.94964683836194" calcext:value-type="float">
            <text:p>1.94964683836194</text:p>
          </table:table-cell>
          <table:table-cell table:number-columns-repeated="2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712159732012978" calcext:value-type="float">
            <text:p>0.712159732012978</text:p>
          </table:table-cell>
          <table:table-cell office:value-type="float" office:value="1.95140036997832" calcext:value-type="float">
            <text:p>1.95140036997832</text:p>
          </table:table-cell>
          <table:table-cell table:number-columns-repeated="2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711151208897796" calcext:value-type="float">
            <text:p>0.711151208897796</text:p>
          </table:table-cell>
          <table:table-cell office:value-type="float" office:value="1.95367208056425" calcext:value-type="float">
            <text:p>1.95367208056425</text:p>
          </table:table-cell>
          <table:table-cell table:number-columns-repeated="2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09287221561293" calcext:value-type="float">
            <text:p>0.709287221561293</text:p>
          </table:table-cell>
          <table:table-cell office:value-type="float" office:value="1.95801595677354" calcext:value-type="float">
            <text:p>1.95801595677354</text:p>
          </table:table-cell>
          <table:table-cell table:number-columns-repeated="2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708179197830528" calcext:value-type="float">
            <text:p>0.708179197830528</text:p>
          </table:table-cell>
          <table:table-cell office:value-type="float" office:value="1.95815008292009" calcext:value-type="float">
            <text:p>1.95815008292009</text:p>
          </table:table-cell>
          <table:table-cell table:number-columns-repeated="2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708215461407779" calcext:value-type="float">
            <text:p>0.708215461407779</text:p>
          </table:table-cell>
          <table:table-cell office:value-type="float" office:value="1.96130830811828" calcext:value-type="float">
            <text:p>1.96130830811828</text:p>
          </table:table-cell>
          <table:table-cell table:number-columns-repeated="2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70844513475069" calcext:value-type="float">
            <text:p>0.70844513475069</text:p>
          </table:table-cell>
          <table:table-cell office:value-type="float" office:value="1.96071161847972" calcext:value-type="float">
            <text:p>1.96071161847972</text:p>
          </table:table-cell>
          <table:table-cell table:number-columns-repeated="2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706619942662442" calcext:value-type="float">
            <text:p>0.706619942662442</text:p>
          </table:table-cell>
          <table:table-cell office:value-type="float" office:value="1.95654309878615" calcext:value-type="float">
            <text:p>1.95654309878615</text:p>
          </table:table-cell>
          <table:table-cell table:number-columns-repeated="2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705993872685656" calcext:value-type="float">
            <text:p>0.705993872685656</text:p>
          </table:table-cell>
          <table:table-cell office:value-type="float" office:value="1.95384333944008" calcext:value-type="float">
            <text:p>1.95384333944008</text:p>
          </table:table-cell>
          <table:table-cell table:number-columns-repeated="2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704804241126035" calcext:value-type="float">
            <text:p>0.704804241126035</text:p>
          </table:table-cell>
          <table:table-cell office:value-type="float" office:value="1.95456806394042" calcext:value-type="float">
            <text:p>1.95456806394042</text:p>
          </table:table-cell>
          <table:table-cell table:number-columns-repeated="2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703985154943731" calcext:value-type="float">
            <text:p>0.703985154943731</text:p>
          </table:table-cell>
          <table:table-cell office:value-type="float" office:value="1.95387484231741" calcext:value-type="float">
            <text:p>1.95387484231741</text:p>
          </table:table-cell>
          <table:table-cell table:number-columns-repeated="2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7042344600208" calcext:value-type="float">
            <text:p>0.7042344600208</text:p>
          </table:table-cell>
          <table:table-cell office:value-type="float" office:value="1.9524493014414" calcext:value-type="float">
            <text:p>1.9524493014414</text:p>
          </table:table-cell>
          <table:table-cell table:number-columns-repeated="2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705367791096267" calcext:value-type="float">
            <text:p>0.705367791096267</text:p>
          </table:table-cell>
          <table:table-cell office:value-type="float" office:value="1.95209147509366" calcext:value-type="float">
            <text:p>1.95209147509366</text:p>
          </table:table-cell>
          <table:table-cell table:number-columns-repeated="2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704664990378287" calcext:value-type="float">
            <text:p>0.704664990378287</text:p>
          </table:table-cell>
          <table:table-cell office:value-type="float" office:value="1.94831130108346" calcext:value-type="float">
            <text:p>1.94831130108346</text:p>
          </table:table-cell>
          <table:table-cell table:number-columns-repeated="2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704533924890089" calcext:value-type="float">
            <text:p>0.704533924890089</text:p>
          </table:table-cell>
          <table:table-cell office:value-type="float" office:value="1.94452263251707" calcext:value-type="float">
            <text:p>1.94452263251707</text:p>
          </table:table-cell>
          <table:table-cell table:number-columns-repeated="2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704350124102726" calcext:value-type="float">
            <text:p>0.704350124102726</text:p>
          </table:table-cell>
          <table:table-cell office:value-type="float" office:value="1.94322026333476" calcext:value-type="float">
            <text:p>1.94322026333476</text:p>
          </table:table-cell>
          <table:table-cell table:number-columns-repeated="2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704742520297596" calcext:value-type="float">
            <text:p>0.704742520297596</text:p>
          </table:table-cell>
          <table:table-cell office:value-type="float" office:value="1.94224959916295" calcext:value-type="float">
            <text:p>1.94224959916295</text:p>
          </table:table-cell>
          <table:table-cell table:number-columns-repeated="2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704275740255911" calcext:value-type="float">
            <text:p>0.704275740255911</text:p>
          </table:table-cell>
          <table:table-cell office:value-type="float" office:value="1.94068424602846" calcext:value-type="float">
            <text:p>1.94068424602846</text:p>
          </table:table-cell>
          <table:table-cell table:number-columns-repeated="2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703158908779277" calcext:value-type="float">
            <text:p>0.703158908779277</text:p>
          </table:table-cell>
          <table:table-cell office:value-type="float" office:value="1.93986895286395" calcext:value-type="float">
            <text:p>1.93986895286395</text:p>
          </table:table-cell>
          <table:table-cell table:number-columns-repeated="2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703555065356225" calcext:value-type="float">
            <text:p>0.703555065356225</text:p>
          </table:table-cell>
          <table:table-cell office:value-type="float" office:value="1.93952431738937" calcext:value-type="float">
            <text:p>1.93952431738937</text:p>
          </table:table-cell>
          <table:table-cell table:number-columns-repeated="2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703440418657465" calcext:value-type="float">
            <text:p>0.703440418657465</text:p>
          </table:table-cell>
          <table:table-cell office:value-type="float" office:value="1.93892907421547" calcext:value-type="float">
            <text:p>1.93892907421547</text:p>
          </table:table-cell>
          <table:table-cell table:number-columns-repeated="2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703028965290562" calcext:value-type="float">
            <text:p>0.703028965290562</text:p>
          </table:table-cell>
          <table:table-cell office:value-type="float" office:value="1.93842867236221" calcext:value-type="float">
            <text:p>1.93842867236221</text:p>
          </table:table-cell>
          <table:table-cell table:number-columns-repeated="2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702771725283046" calcext:value-type="float">
            <text:p>0.702771725283046</text:p>
          </table:table-cell>
          <table:table-cell office:value-type="float" office:value="1.93931105230525" calcext:value-type="float">
            <text:p>1.93931105230525</text:p>
          </table:table-cell>
          <table:table-cell table:number-columns-repeated="2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703525258030216" calcext:value-type="float">
            <text:p>0.703525258030216</text:p>
          </table:table-cell>
          <table:table-cell office:value-type="float" office:value="1.9429179417822" calcext:value-type="float">
            <text:p>1.9429179417822</text:p>
          </table:table-cell>
          <table:table-cell table:number-columns-repeated="2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702966195926104" calcext:value-type="float">
            <text:p>0.702966195926104</text:p>
          </table:table-cell>
          <table:table-cell office:value-type="float" office:value="1.94334170354085" calcext:value-type="float">
            <text:p>1.94334170354085</text:p>
          </table:table-cell>
          <table:table-cell table:number-columns-repeated="2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703333794240816" calcext:value-type="float">
            <text:p>0.703333794240816</text:p>
          </table:table-cell>
          <table:table-cell office:value-type="float" office:value="1.94299919559635" calcext:value-type="float">
            <text:p>1.94299919559635</text:p>
          </table:table-cell>
          <table:table-cell table:number-columns-repeated="2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703225922136917" calcext:value-type="float">
            <text:p>0.703225922136917</text:p>
          </table:table-cell>
          <table:table-cell office:value-type="float" office:value="1.94449025627196" calcext:value-type="float">
            <text:p>1.94449025627196</text:p>
          </table:table-cell>
          <table:table-cell table:number-columns-repeated="2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70365294630317" calcext:value-type="float">
            <text:p>0.70365294630317</text:p>
          </table:table-cell>
          <table:table-cell office:value-type="float" office:value="1.94491021857411" calcext:value-type="float">
            <text:p>1.94491021857411</text:p>
          </table:table-cell>
          <table:table-cell table:number-columns-repeated="2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703173793889319" calcext:value-type="float">
            <text:p>0.703173793889319</text:p>
          </table:table-cell>
          <table:table-cell office:value-type="float" office:value="1.94572085664811" calcext:value-type="float">
            <text:p>1.94572085664811</text:p>
          </table:table-cell>
          <table:table-cell table:number-columns-repeated="2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703523008331378" calcext:value-type="float">
            <text:p>0.703523008331378</text:p>
          </table:table-cell>
          <table:table-cell office:value-type="float" office:value="1.94652680597636" calcext:value-type="float">
            <text:p>1.94652680597636</text:p>
          </table:table-cell>
          <table:table-cell table:number-columns-repeated="2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703301337570098" calcext:value-type="float">
            <text:p>0.703301337570098</text:p>
          </table:table-cell>
          <table:table-cell office:value-type="float" office:value="1.94859999945506" calcext:value-type="float">
            <text:p>1.94859999945506</text:p>
          </table:table-cell>
          <table:table-cell table:number-columns-repeated="2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702731346702435" calcext:value-type="float">
            <text:p>0.702731346702435</text:p>
          </table:table-cell>
          <table:table-cell office:value-type="float" office:value="1.94860552488424" calcext:value-type="float">
            <text:p>1.94860552488424</text:p>
          </table:table-cell>
          <table:table-cell table:number-columns-repeated="2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702792640830348" calcext:value-type="float">
            <text:p>0.702792640830348</text:p>
          </table:table-cell>
          <table:table-cell office:value-type="float" office:value="1.9481194696354" calcext:value-type="float">
            <text:p>1.9481194696354</text:p>
          </table:table-cell>
          <table:table-cell table:number-columns-repeated="2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703552593209923" calcext:value-type="float">
            <text:p>0.703552593209923</text:p>
          </table:table-cell>
          <table:table-cell office:value-type="float" office:value="1.94653301178115" calcext:value-type="float">
            <text:p>1.94653301178115</text:p>
          </table:table-cell>
          <table:table-cell table:number-columns-repeated="2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705552154997122" calcext:value-type="float">
            <text:p>0.705552154997122</text:p>
          </table:table-cell>
          <table:table-cell office:value-type="float" office:value="1.94858283317849" calcext:value-type="float">
            <text:p>1.94858283317849</text:p>
          </table:table-cell>
          <table:table-cell table:number-columns-repeated="2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707548621214735" calcext:value-type="float">
            <text:p>0.707548621214735</text:p>
          </table:table-cell>
          <table:table-cell office:value-type="float" office:value="1.94797024428332" calcext:value-type="float">
            <text:p>1.94797024428332</text:p>
          </table:table-cell>
          <table:table-cell table:number-columns-repeated="2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70753765113162" calcext:value-type="float">
            <text:p>0.70753765113162</text:p>
          </table:table-cell>
          <table:table-cell office:value-type="float" office:value="1.94662387517382" calcext:value-type="float">
            <text:p>1.94662387517382</text:p>
          </table:table-cell>
          <table:table-cell table:number-columns-repeated="2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706524992390339" calcext:value-type="float">
            <text:p>0.706524992390339</text:p>
          </table:table-cell>
          <table:table-cell office:value-type="float" office:value="1.94484994411439" calcext:value-type="float">
            <text:p>1.94484994411439</text:p>
          </table:table-cell>
          <table:table-cell table:number-columns-repeated="2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706936377980454" calcext:value-type="float">
            <text:p>0.706936377980454</text:p>
          </table:table-cell>
          <table:table-cell office:value-type="float" office:value="1.94290144467325" calcext:value-type="float">
            <text:p>1.94290144467325</text:p>
          </table:table-cell>
          <table:table-cell table:number-columns-repeated="2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07428658036266" calcext:value-type="float">
            <text:p>0.707428658036266</text:p>
          </table:table-cell>
          <table:table-cell office:value-type="float" office:value="1.94390100165509" calcext:value-type="float">
            <text:p>1.94390100165509</text:p>
          </table:table-cell>
          <table:table-cell table:number-columns-repeated="2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708417955270932" calcext:value-type="float">
            <text:p>0.708417955270932</text:p>
          </table:table-cell>
          <table:table-cell office:value-type="float" office:value="1.94531913449568" calcext:value-type="float">
            <text:p>1.94531913449568</text:p>
          </table:table-cell>
          <table:table-cell table:number-columns-repeated="2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09333775718223" calcext:value-type="float">
            <text:p>0.709333775718223</text:p>
          </table:table-cell>
          <table:table-cell office:value-type="float" office:value="1.94792476668014" calcext:value-type="float">
            <text:p>1.94792476668014</text:p>
          </table:table-cell>
          <table:table-cell table:number-columns-repeated="2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708546744267347" calcext:value-type="float">
            <text:p>0.708546744267347</text:p>
          </table:table-cell>
          <table:table-cell office:value-type="float" office:value="1.94785728371922" calcext:value-type="float">
            <text:p>1.94785728371922</text:p>
          </table:table-cell>
          <table:table-cell table:number-columns-repeated="2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708398213761611" calcext:value-type="float">
            <text:p>0.708398213761611</text:p>
          </table:table-cell>
          <table:table-cell office:value-type="float" office:value="1.94744121088202" calcext:value-type="float">
            <text:p>1.94744121088202</text:p>
          </table:table-cell>
          <table:table-cell table:number-columns-repeated="2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707885660195423" calcext:value-type="float">
            <text:p>0.707885660195423</text:p>
          </table:table-cell>
          <table:table-cell office:value-type="float" office:value="1.94723150465556" calcext:value-type="float">
            <text:p>1.94723150465556</text:p>
          </table:table-cell>
          <table:table-cell table:number-columns-repeated="2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708800630753963" calcext:value-type="float">
            <text:p>0.708800630753963</text:p>
          </table:table-cell>
          <table:table-cell office:value-type="float" office:value="1.952759189609" calcext:value-type="float">
            <text:p>1.952759189609</text:p>
          </table:table-cell>
          <table:table-cell table:number-columns-repeated="2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709169669119962" calcext:value-type="float">
            <text:p>0.709169669119962</text:p>
          </table:table-cell>
          <table:table-cell office:value-type="float" office:value="1.95480302628434" calcext:value-type="float">
            <text:p>1.95480302628434</text:p>
          </table:table-cell>
          <table:table-cell table:number-columns-repeated="2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709415250535272" calcext:value-type="float">
            <text:p>0.709415250535272</text:p>
          </table:table-cell>
          <table:table-cell office:value-type="float" office:value="1.9552549960215" calcext:value-type="float">
            <text:p>1.9552549960215</text:p>
          </table:table-cell>
          <table:table-cell table:number-columns-repeated="2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708920424629246" calcext:value-type="float">
            <text:p>0.708920424629246</text:p>
          </table:table-cell>
          <table:table-cell office:value-type="float" office:value="1.95526766345259" calcext:value-type="float">
            <text:p>1.95526766345259</text:p>
          </table:table-cell>
          <table:table-cell table:number-columns-repeated="2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708871718825321" calcext:value-type="float">
            <text:p>0.708871718825321</text:p>
          </table:table-cell>
          <table:table-cell office:value-type="float" office:value="1.95168272875354" calcext:value-type="float">
            <text:p>1.95168272875354</text:p>
          </table:table-cell>
          <table:table-cell table:number-columns-repeated="2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709449668303734" calcext:value-type="float">
            <text:p>0.709449668303734</text:p>
          </table:table-cell>
          <table:table-cell office:value-type="float" office:value="1.9517549425619" calcext:value-type="float">
            <text:p>1.9517549425619</text:p>
          </table:table-cell>
          <table:table-cell table:number-columns-repeated="2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09434536700062" calcext:value-type="float">
            <text:p>0.709434536700062</text:p>
          </table:table-cell>
          <table:table-cell office:value-type="float" office:value="1.95296910045335" calcext:value-type="float">
            <text:p>1.95296910045335</text:p>
          </table:table-cell>
          <table:table-cell table:number-columns-repeated="2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708787077779948" calcext:value-type="float">
            <text:p>0.708787077779948</text:p>
          </table:table-cell>
          <table:table-cell office:value-type="float" office:value="1.95660396641084" calcext:value-type="float">
            <text:p>1.95660396641084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09326325646216" calcext:value-type="float">
            <text:p>0.709326325646216</text:p>
          </table:table-cell>
          <table:table-cell office:value-type="float" office:value="1.95963051933933" calcext:value-type="float">
            <text:p>1.95963051933933</text:p>
          </table:table-cell>
          <table:table-cell table:number-columns-repeated="2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709796353528995" calcext:value-type="float">
            <text:p>0.709796353528995</text:p>
          </table:table-cell>
          <table:table-cell office:value-type="float" office:value="1.95887479385608" calcext:value-type="float">
            <text:p>1.9588747938560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00:56:28.692120213</dc:date>
    <meta:editing-duration>PT3M</meta:editing-duration>
    <meta:editing-cycles>1</meta:editing-cycles>
    <meta:generator>LibreOffice/6.4.6.2$Linux_X86_64 LibreOffice_project/40$Build-2</meta:generator>
    <meta:document-statistic meta:table-count="2" meta:cell-count="111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952cm" style:legend-expansion="high" chart:style-name="ch2"/>
        <chart:plot-area chart:style-name="ch3" table:cell-range-address="Sheet2.A1:Sheet2.C1003" chart:data-source-has-labels="row" svg:x="1.331cm" svg:y="0.18cm" svg:width="11.973cm" svg:height="7.659cm">
          <chartooo:coordinate-region svg:x="2.058cm" svg:y="0.379cm" svg:width="10.874cm" svg:height="6.813cm"/>
          <chart:axis chart:dimension="x" chart:name="primary-x" chart:style-name="ch4">
            <chart:title svg:x="6.757cm" svg:y="8.019cm" chart:style-name="ch5">
              <text:p>rounds</text:p>
            </chart:title>
          </chart:axis>
          <chart:axis chart:dimension="y" chart:name="primary-y" chart:style-name="ch4">
            <chart:title svg:x="0.451cm" svg:y="5.667cm" chart:style-name="ch6">
              <text:p>mean post path length</text:p>
            </chart:title>
            <chart:grid chart:style-name="ch7" chart:class="major"/>
          </chart:axis>
          <chart:series chart:style-name="ch8" chart:values-cell-range-address="Sheet2.B2:Sheet2.B1003" chart:label-cell-address="Sheet2.B1:Sheet2.B1" chart:class="chart:scatter">
            <chart:domain table:cell-range-address="Sheet2.A2:Sheet2.A1003"/>
            <chart:data-point chart:repeated="1002"/>
          </chart:series>
          <chart:series chart:style-name="ch9" chart:values-cell-range-address="Sheet2.C2:Sheet2.C1003" chart:label-cell-address="Sheet2.C1:Sheet2.C1" chart:class="chart:scatter">
            <chart:data-point chart:repeated="10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Sheet2.B1:Sheet2.B1</svg:desc>
                </draw:g>
              </table:table-cell>
              <table:table-cell office:value-type="string">
                <text:p>hat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003</svg:desc>
                </draw:g>
              </table:table-cell>
              <table:table-cell office:value-type="float" office:value="0">
                <text:p>0</text:p>
                <draw:g>
                  <svg:desc>Sheet2.B2:Sheet2.B1003</svg:desc>
                </draw:g>
              </table:table-cell>
              <table:table-cell office:value-type="float" office:value="0">
                <text:p>0</text:p>
                <draw:g>
                  <svg:desc>Sheet2.C2:Sheet2.C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990000000000001">
                <text:p>0.0099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980100000000001">
                <text:p>0.009801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970299000000001">
                <text:p>0.00970299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960596010000001">
                <text:p>0.0096059601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161765671656667">
                <text:p>0.016176567165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1601480149401">
                <text:p>0.01601480149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18546534790699">
                <text:p>0.0218546534790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6361069442792">
                <text:p>0.0236361069442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33997458748364">
                <text:p>0.0233997458748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31657484160881">
                <text:p>0.0231657484160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49340909319272">
                <text:p>0.0249340909319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80180833559413">
                <text:p>0.028018083355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7379025223818">
                <text:p>0.0277379025223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460523497158">
                <text:p>0.027460523497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91859182621864">
                <text:p>0.029185918262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328940590795646">
                <text:p>0.0328940590795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385651184887689">
                <text:p>0.038565118488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381794673038813">
                <text:p>0.0381794673038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427976726308424">
                <text:p>0.0427976726308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452268387616769">
                <text:p>0.045226838761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447745703740601">
                <text:p>0.0447745703740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463268246703195">
                <text:p>0.0463268246703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478635564236163">
                <text:p>0.0478635564236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583849208593802">
                <text:p>0.058384920859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665510716507864">
                <text:p>0.0665510716507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703300053787229">
                <text:p>0.0703300053787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391241961065">
                <text:p>0.0839124196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89066287478769">
                <text:p>0.0889066287478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80175624603981">
                <text:p>0.088017562460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907737504721578">
                <text:p>0.090773750472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934374415388648">
                <text:p>0.0934374415388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05836400456809">
                <text:p>0.105836400456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07085728759934">
                <text:p>0.10708572875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11014871472334">
                <text:p>0.11101487147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16963546287023">
                <text:p>0.116963546287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5793910824153">
                <text:p>0.125793910824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5785971715911">
                <text:p>0.125785971715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27861445332085">
                <text:p>0.12786144533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127491921787855">
                <text:p>0.127491921787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133275826099388">
                <text:p>0.1332758260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141109734505061">
                <text:p>0.1411097345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42198637160011">
                <text:p>0.14219863716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43276650788411">
                <text:p>0.143276650788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49738621122632">
                <text:p>0.14973862112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158611605281776">
                <text:p>0.15861160528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163982010968088">
                <text:p>0.163982010968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66188344704561">
                <text:p>0.166188344704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166193127924183">
                <text:p>0.166193127924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168906196644941">
                <text:p>0.168906196644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171661579122936">
                <text:p>0.17166157912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76611629998373">
                <text:p>0.176611629998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182345513698389">
                <text:p>0.182345513698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190522058561405">
                <text:p>0.19052205856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193283504642458">
                <text:p>0.19328350464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92184002929367">
                <text:p>0.192184002929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95887162900073">
                <text:p>0.195887162900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98138817586862">
                <text:p>0.198138817586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201395524649088">
                <text:p>0.2013955246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202714902735931">
                <text:p>0.202714902735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0957664259746">
                <text:p>0.2095766425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211117239807849">
                <text:p>0.211117239807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214006067409771">
                <text:p>0.21400606740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212392322525147">
                <text:p>0.212392322525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214268399299895">
                <text:p>0.214268399299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214268572449754">
                <text:p>0.214268572449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216292553391923">
                <text:p>0.21629255339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217206550934927">
                <text:p>0.217206550934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22234217773327">
                <text:p>0.22234217773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229718755955937">
                <text:p>0.229718755955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31539215455201">
                <text:p>0.23153921545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31329086458544">
                <text:p>0.231329086458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3083397741214">
                <text:p>0.2308339774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39904947982846">
                <text:p>0.239904947982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51568398503018">
                <text:p>0.25156839850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53263240833777">
                <text:p>0.253263240833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51884454579286">
                <text:p>0.251884454579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51183791851675">
                <text:p>0.25118379185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50671953933158">
                <text:p>0.250671953933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51849444920142">
                <text:p>0.251849444920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50100181240171">
                <text:p>0.250100181240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53154734983325">
                <text:p>0.253154734983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61575568585873">
                <text:p>0.261575568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70559812900014">
                <text:p>0.270559812900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76549866944927">
                <text:p>0.276549866944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7926823924322">
                <text:p>0.27926823924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78558890184121">
                <text:p>0.27855889018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8027330128228">
                <text:p>0.2802733012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5275446318237">
                <text:p>0.285275446318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4422691855055">
                <text:p>0.28442269185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3483226841266">
                <text:p>0.28348322684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701203093649">
                <text:p>0.28701203093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94831565799539">
                <text:p>0.294831565799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303165301423595">
                <text:p>0.30316530142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30667210994782">
                <text:p>0.3066721099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307176817419771">
                <text:p>0.30717681741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306174014762814">
                <text:p>0.306174014762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09778941281853">
                <text:p>0.30977894128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313347818535701">
                <text:p>0.313347818535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318214340350344">
                <text:p>0.318214340350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321907196946841">
                <text:p>0.321907196946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323099889683255">
                <text:p>0.323099889683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325868890786422">
                <text:p>0.325868890786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333610201878558">
                <text:p>0.333610201878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43958310386088">
                <text:p>0.34395831038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49328251091751">
                <text:p>0.34932825109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354256021212412">
                <text:p>0.354256021212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55213461000288">
                <text:p>0.3552134610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355365030093989">
                <text:p>0.35536503009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356478046459716">
                <text:p>0.356478046459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3543947474766">
                <text:p>0.3543947474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53350800001834">
                <text:p>0.35335080000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354978582324396">
                <text:p>0.354978582324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356762129834486">
                <text:p>0.356762129834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3634886261832">
                <text:p>0.363488626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363956304023932">
                <text:p>0.36395630402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36355203510134">
                <text:p>0.363552035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364916514750326">
                <text:p>0.36491651475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369344272679746">
                <text:p>0.369344272679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375450829952949">
                <text:p>0.37545082995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379650867107965">
                <text:p>0.379650867107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384226451460141">
                <text:p>0.384226451460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384929641490994">
                <text:p>0.384929641490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385872011742751">
                <text:p>0.38587201174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388441863053895">
                <text:p>0.38844186305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391668555534467">
                <text:p>0.391668555534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397211329438582">
                <text:p>0.397211329438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4001779916544">
                <text:p>0.4001779916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399441517860305">
                <text:p>0.399441517860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404647102681702">
                <text:p>0.40464710268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412228538631629">
                <text:p>0.41222853863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415833525972585">
                <text:p>0.41583352597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41667519071286">
                <text:p>0.4166751907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417943221414427">
                <text:p>0.417943221414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423972122533616">
                <text:p>0.42397212253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428770862846741">
                <text:p>0.428770862846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430015069111891">
                <text:p>0.43001506911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431250632706486">
                <text:p>0.431250632706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430976587917883">
                <text:p>0.430976587917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436190631562514">
                <text:p>0.436190631562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436374179792343">
                <text:p>0.436374179792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441320782822006">
                <text:p>0.44132078282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44384635050399">
                <text:p>0.4438463505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442797717507425">
                <text:p>0.442797717507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446703073665684">
                <text:p>0.446703073665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451752171961285">
                <text:p>0.45175217196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455052832059854">
                <text:p>0.455052832059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457223615214665">
                <text:p>0.45722361521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459821190383273">
                <text:p>0.459821190383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462828612282257">
                <text:p>0.462828612282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46565487161398">
                <text:p>0.4656548716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467314112371525">
                <text:p>0.46731411237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467918749025587">
                <text:p>0.467918749025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470162638458408">
                <text:p>0.470162638458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473661012073824">
                <text:p>0.47366101207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47506076558945">
                <text:p>0.47506076558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479939787563185">
                <text:p>0.47993978756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480594935142098">
                <text:p>0.48059493514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481533666641741">
                <text:p>0.48153366664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484076820541362">
                <text:p>0.48407682054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487714313205513">
                <text:p>0.487714313205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488237170073458">
                <text:p>0.48823717007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487320315614103">
                <text:p>0.48732031561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489113779124628">
                <text:p>0.489113779124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490472641333382">
                <text:p>0.490472641333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492410020183206">
                <text:p>0.492410020183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489811501376723">
                <text:p>0.489811501376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492792174241744">
                <text:p>0.49279217424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495556560191634">
                <text:p>0.49555656019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496035777198413">
                <text:p>0.496035777198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495389144916625">
                <text:p>0.495389144916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495333212651132">
                <text:p>0.49533321265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494129880524621">
                <text:p>0.494129880524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497423875837022">
                <text:p>0.497423875837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498331990019828">
                <text:p>0.498331990019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496311633082593">
                <text:p>0.496311633082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497697723100973">
                <text:p>0.497697723100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500808981164081">
                <text:p>0.500808981164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500689780241329">
                <text:p>0.50068978024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502682882438916">
                <text:p>0.502682882438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505040668999142">
                <text:p>0.505040668999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510916188235077">
                <text:p>0.510916188235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512820013365713">
                <text:p>0.512820013365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514191813232056">
                <text:p>0.51419181323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515951303550439">
                <text:p>0.51595130355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518588400684426">
                <text:p>0.51858840068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516421384602111">
                <text:p>0.51642138460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516779558815791">
                <text:p>0.516779558815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519522210988827">
                <text:p>0.519522210988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519526988878939">
                <text:p>0.519526988878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518750323641312">
                <text:p>0.51875032364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517312820404899">
                <text:p>0.517312820404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518241387116104">
                <text:p>0.518241387116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516016719723816">
                <text:p>0.516016719723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515856552526578">
                <text:p>0.51585655252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519788896092222">
                <text:p>0.51978889609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521806197004717">
                <text:p>0.521806197004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526104264066928">
                <text:p>0.52610426406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525433385360685">
                <text:p>0.525433385360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526750480078507">
                <text:p>0.526750480078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528098359893106">
                <text:p>0.528098359893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530817376294175">
                <text:p>0.53081737629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532465724270364">
                <text:p>0.532465724270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533353188239781">
                <text:p>0.533353188239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533204841542569">
                <text:p>0.53320484154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530937309256175">
                <text:p>0.530937309256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529301405551369">
                <text:p>0.52930140555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531151248638712">
                <text:p>0.531151248638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532506402818992">
                <text:p>0.53250640281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534454066063529">
                <text:p>0.53445406606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535515775402894">
                <text:p>0.5355157754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535812791561908">
                <text:p>0.53581279156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534158367349993">
                <text:p>0.53415836734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538102497962207">
                <text:p>0.53810249796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536940222982585">
                <text:p>0.53694022298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537802704810731">
                <text:p>0.537802704810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539758011095957">
                <text:p>0.539758011095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53846757384214">
                <text:p>0.53846757384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538173807194628">
                <text:p>0.538173807194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539278555609168">
                <text:p>0.539278555609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539369641020818">
                <text:p>0.539369641020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541647177487322">
                <text:p>0.541647177487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543281987763731">
                <text:p>0.543281987763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542492025028951">
                <text:p>0.542492025028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544592877974538">
                <text:p>0.54459287797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548293290658207">
                <text:p>0.548293290658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547877024418292">
                <text:p>0.547877024418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548273254174108">
                <text:p>0.54827325417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552508831491522">
                <text:p>0.55250883149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550483743176607">
                <text:p>0.550483743176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550249176015111">
                <text:p>0.550249176015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54787168425496">
                <text:p>0.54787168425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548914706542845">
                <text:p>0.548914706542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547956809477417">
                <text:p>0.547956809477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550705089483908">
                <text:p>0.55070508948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551691545082576">
                <text:p>0.551691545082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554365105822226">
                <text:p>0.55436510582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558716191606109">
                <text:p>0.55871619160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559517918578937">
                <text:p>0.559517918578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560172739393148">
                <text:p>0.560172739393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562109473537678">
                <text:p>0.56210947353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56163543762583">
                <text:p>0.56163543762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561447654678144">
                <text:p>0.561447654678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558764212614121">
                <text:p>0.55876421261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556890856202265">
                <text:p>0.5568908562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555532473956032">
                <text:p>0.555532473956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555635043953314">
                <text:p>0.555635043953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557252606557259">
                <text:p>0.557252606557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560932416940284">
                <text:p>0.56093241694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56376465121244">
                <text:p>0.5637646512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562127004700316">
                <text:p>0.562127004700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559793405886189">
                <text:p>0.559793405886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558195471827327">
                <text:p>0.55819547182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559125145016031">
                <text:p>0.559125145016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560853481194736">
                <text:p>0.56085348119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56240403729188">
                <text:p>0.56240403729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565495593249236">
                <text:p>0.565495593249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567862615338722">
                <text:p>0.567862615338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569399179058753">
                <text:p>0.56939917905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570609949172927">
                <text:p>0.57060994917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570442311219659">
                <text:p>0.570442311219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569799616502524">
                <text:p>0.56979961650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570027546263425">
                <text:p>0.570027546263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571611221418075">
                <text:p>0.571611221418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57199900530779">
                <text:p>0.57199900530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572301742527439">
                <text:p>0.572301742527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574109589299696">
                <text:p>0.574109589299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574571025052269">
                <text:p>0.574571025052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571417907394338">
                <text:p>0.571417907394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570590091956759">
                <text:p>0.570590091956759</text:p>
              </table:table-cell>
              <table:table-cell office:value-type="float" office:value="0.0025">
                <text:p>0.00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568560661625426">
                <text:p>0.568560661625426</text:p>
              </table:table-cell>
              <table:table-cell office:value-type="float" office:value="0.002475">
                <text:p>0.0024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570509463611323">
                <text:p>0.570509463611323</text:p>
              </table:table-cell>
              <table:table-cell office:value-type="float" office:value="0.00495025000000001">
                <text:p>0.00495025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572304368975209">
                <text:p>0.572304368975209</text:p>
              </table:table-cell>
              <table:table-cell office:value-type="float" office:value="0.0049007475">
                <text:p>0.00490074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576281325285457">
                <text:p>0.576281325285457</text:p>
              </table:table-cell>
              <table:table-cell office:value-type="float" office:value="0.00735174002500001">
                <text:p>0.007351740025000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57656017869927">
                <text:p>0.57656017869927</text:p>
              </table:table-cell>
              <table:table-cell office:value-type="float" office:value="0.00727822262475001">
                <text:p>0.00727822262475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575493372093">
                <text:p>0.575493372093</text:p>
              </table:table-cell>
              <table:table-cell office:value-type="float" office:value="0.00720544039850251">
                <text:p>0.00720544039850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575245684748881">
                <text:p>0.575245684748881</text:p>
              </table:table-cell>
              <table:table-cell office:value-type="float" office:value="0.00713338599451748">
                <text:p>0.007133385994517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572651122638235">
                <text:p>0.572651122638235</text:p>
              </table:table-cell>
              <table:table-cell office:value-type="float" office:value="0.00956205213457231">
                <text:p>0.009562052134572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572030994390576">
                <text:p>0.572030994390576</text:p>
              </table:table-cell>
              <table:table-cell office:value-type="float" office:value="0.0119664316132266">
                <text:p>0.01196643161322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56928687492286">
                <text:p>0.56928687492286</text:p>
              </table:table-cell>
              <table:table-cell office:value-type="float" office:value="0.0118467672970943">
                <text:p>0.01184676729709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567849325322568">
                <text:p>0.567849325322568</text:p>
              </table:table-cell>
              <table:table-cell office:value-type="float" office:value="0.0142282996241234">
                <text:p>0.0142282996241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567524367422878">
                <text:p>0.567524367422878</text:p>
              </table:table-cell>
              <table:table-cell office:value-type="float" office:value="0.0140860166278821">
                <text:p>0.01408601662788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57217170439381">
                <text:p>0.57217170439381</text:p>
              </table:table-cell>
              <table:table-cell office:value-type="float" office:value="0.0139451564616033">
                <text:p>0.01394515646160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573818408402504">
                <text:p>0.573818408402504</text:p>
              </table:table-cell>
              <table:table-cell office:value-type="float" office:value="0.0171390382303206">
                <text:p>0.01713903823032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574246890985145">
                <text:p>0.574246890985145</text:p>
              </table:table-cell>
              <table:table-cell office:value-type="float" office:value="0.0212533621337317">
                <text:p>0.02125336213373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569786473357345">
                <text:p>0.569786473357345</text:p>
              </table:table-cell>
              <table:table-cell office:value-type="float" office:value="0.0277074951790611">
                <text:p>0.02770749517906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567302894338057">
                <text:p>0.567302894338057</text:p>
              </table:table-cell>
              <table:table-cell office:value-type="float" office:value="0.0345732773701276">
                <text:p>0.03457327737012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567439389204201">
                <text:p>0.567439389204201</text:p>
              </table:table-cell>
              <table:table-cell office:value-type="float" office:value="0.0399418303107121">
                <text:p>0.03994183031071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568907852455016">
                <text:p>0.568907852455016</text:p>
              </table:table-cell>
              <table:table-cell office:value-type="float" office:value="0.0428757453409383">
                <text:p>0.04287574534093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569318773930466">
                <text:p>0.569318773930466</text:p>
              </table:table-cell>
              <table:table-cell office:value-type="float" office:value="0.0467327021732432">
                <text:p>0.04673270217324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568952688994899">
                <text:p>0.568952688994899</text:p>
              </table:table-cell>
              <table:table-cell office:value-type="float" office:value="0.0529320418181774">
                <text:p>0.05293204181817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571197944713646">
                <text:p>0.571197944713646</text:p>
              </table:table-cell>
              <table:table-cell office:value-type="float" office:value="0.0586527213999957">
                <text:p>0.05865272139999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572594399001449">
                <text:p>0.572594399001449</text:p>
              </table:table-cell>
              <table:table-cell office:value-type="float" office:value="0.0658439719637735">
                <text:p>0.06584397196377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570938222453295">
                <text:p>0.570938222453295</text:p>
              </table:table-cell>
              <table:table-cell office:value-type="float" office:value="0.0718521989108024">
                <text:p>0.071852198910802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571209232385625">
                <text:p>0.571209232385625</text:p>
              </table:table-cell>
              <table:table-cell office:value-type="float" office:value="0.0786336769216944">
                <text:p>0.07863367692169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57323907554564">
                <text:p>0.57323907554564</text:p>
              </table:table-cell>
              <table:table-cell office:value-type="float" office:value="0.0840973401524774">
                <text:p>0.084097340152477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57702475707934">
                <text:p>0.57702475707934</text:p>
              </table:table-cell>
              <table:table-cell office:value-type="float" office:value="0.0907563667509527">
                <text:p>0.09075636675095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577833456876968">
                <text:p>0.577833456876968</text:p>
              </table:table-cell>
              <table:table-cell office:value-type="float" office:value="0.0960988030834432">
                <text:p>0.09609880308344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576882708515095">
                <text:p>0.576882708515095</text:p>
              </table:table-cell>
              <table:table-cell office:value-type="float" office:value="0.0991378150526087">
                <text:p>0.0991378150526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577895490625346">
                <text:p>0.577895490625346</text:p>
              </table:table-cell>
              <table:table-cell office:value-type="float" office:value="0.102432151187797">
                <text:p>0.1024321511877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578025626628183">
                <text:p>0.578025626628183</text:p>
              </table:table-cell>
              <table:table-cell office:value-type="float" office:value="0.109185607453697">
                <text:p>0.1091856074536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58142718854372">
                <text:p>0.58142718854372</text:p>
              </table:table-cell>
              <table:table-cell office:value-type="float" office:value="0.112379465664874">
                <text:p>0.1123794656648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581724027769394">
                <text:p>0.581724027769394</text:p>
              </table:table-cell>
              <table:table-cell office:value-type="float" office:value="0.11554138529394">
                <text:p>0.115541385293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583853216063128">
                <text:p>0.583853216063128</text:p>
              </table:table-cell>
              <table:table-cell office:value-type="float" office:value="0.119385971441">
                <text:p>0.1193859714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587125795013608">
                <text:p>0.587125795013608</text:p>
              </table:table-cell>
              <table:table-cell office:value-type="float" office:value="0.121525445059924">
                <text:p>0.121525445059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589799991608926">
                <text:p>0.589799991608926</text:p>
              </table:table-cell>
              <table:table-cell office:value-type="float" office:value="0.123643523942658">
                <text:p>0.123643523942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591565543094706">
                <text:p>0.591565543094706</text:p>
              </table:table-cell>
              <table:table-cell office:value-type="float" office:value="0.126692802988945">
                <text:p>0.1266928029889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592899887663759">
                <text:p>0.592899887663759</text:p>
              </table:table-cell>
              <table:table-cell office:value-type="float" office:value="0.131140160673342">
                <text:p>0.131140160673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592865625629227">
                <text:p>0.592865625629227</text:p>
              </table:table-cell>
              <table:table-cell office:value-type="float" office:value="0.131828759066608">
                <text:p>0.1318287590666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594033743566483">
                <text:p>0.594033743566483</text:p>
              </table:table-cell>
              <table:table-cell office:value-type="float" office:value="0.134796185761656">
                <text:p>0.1347961857616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596039834702247">
                <text:p>0.596039834702247</text:p>
              </table:table-cell>
              <table:table-cell office:value-type="float" office:value="0.139003779459595">
                <text:p>0.1390037794595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596584290724156">
                <text:p>0.596584290724156</text:p>
              </table:table-cell>
              <table:table-cell office:value-type="float" office:value="0.141899455950714">
                <text:p>0.1418994559507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597040466165539">
                <text:p>0.597040466165539</text:p>
              </table:table-cell>
              <table:table-cell office:value-type="float" office:value="0.146194747105492">
                <text:p>0.1461947471054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598505958939781">
                <text:p>0.598505958939781</text:p>
              </table:table-cell>
              <table:table-cell office:value-type="float" office:value="0.151399466301104">
                <text:p>0.1513994663011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600384147213631">
                <text:p>0.600384147213631</text:p>
              </table:table-cell>
              <table:table-cell office:value-type="float" office:value="0.156135471638093">
                <text:p>0.1561354716380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602192805741495">
                <text:p>0.602192805741495</text:p>
              </table:table-cell>
              <table:table-cell office:value-type="float" office:value="0.16275593510353">
                <text:p>0.1627559351035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603959339222541">
                <text:p>0.603959339222541</text:p>
              </table:table-cell>
              <table:table-cell office:value-type="float" office:value="0.166128375752495">
                <text:p>0.1661283757524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603400515061085">
                <text:p>0.603400515061085</text:p>
              </table:table-cell>
              <table:table-cell office:value-type="float" office:value="0.16646709199497">
                <text:p>0.16646709199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602679009910474">
                <text:p>0.602679009910474</text:p>
              </table:table-cell>
              <table:table-cell office:value-type="float" office:value="0.170357976630576">
                <text:p>0.1703579766305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601275875725348">
                <text:p>0.601275875725348</text:p>
              </table:table-cell>
              <table:table-cell office:value-type="float" office:value="0.17665439686427">
                <text:p>0.176654396864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599779246000353">
                <text:p>0.599779246000353</text:p>
              </table:table-cell>
              <table:table-cell office:value-type="float" office:value="0.184887852895627">
                <text:p>0.1848878528956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600386958127505">
                <text:p>0.600386958127505</text:p>
              </table:table-cell>
              <table:table-cell office:value-type="float" office:value="0.189288974366671">
                <text:p>0.1892889743666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601840715664874">
                <text:p>0.601840715664874</text:p>
              </table:table-cell>
              <table:table-cell office:value-type="float" office:value="0.194538941765862">
                <text:p>0.1945389417658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604488975174892">
                <text:p>0.604488975174892</text:p>
              </table:table-cell>
              <table:table-cell office:value-type="float" office:value="0.196593552348203">
                <text:p>0.1965935523482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606521008500066">
                <text:p>0.606521008500066</text:p>
              </table:table-cell>
              <table:table-cell office:value-type="float" office:value="0.197960950158054">
                <text:p>0.1979609501580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608172333848136">
                <text:p>0.608172333848136</text:p>
              </table:table-cell>
              <table:table-cell office:value-type="float" office:value="0.20264800732314">
                <text:p>0.202648007323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609725019111805">
                <text:p>0.609725019111805</text:p>
              </table:table-cell>
              <table:table-cell office:value-type="float" office:value="0.200621527249909">
                <text:p>0.2006215272499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609536859829778">
                <text:p>0.609536859829778</text:p>
              </table:table-cell>
              <table:table-cell office:value-type="float" office:value="0.20061531197741">
                <text:p>0.200615311977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610897631582358">
                <text:p>0.610897631582358</text:p>
              </table:table-cell>
              <table:table-cell office:value-type="float" office:value="0.204859158857636">
                <text:p>0.2048591588576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612237634858371">
                <text:p>0.612237634858371</text:p>
              </table:table-cell>
              <table:table-cell office:value-type="float" office:value="0.207810567269059">
                <text:p>0.2078105672690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612979665289448">
                <text:p>0.612979665289448</text:p>
              </table:table-cell>
              <table:table-cell office:value-type="float" office:value="0.213232461596369">
                <text:p>0.213232461596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614091247946899">
                <text:p>0.614091247946899</text:p>
              </table:table-cell>
              <table:table-cell office:value-type="float" office:value="0.217350136980405">
                <text:p>0.2173501369804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616185629585077">
                <text:p>0.616185629585077</text:p>
              </table:table-cell>
              <table:table-cell office:value-type="float" office:value="0.222954413388379">
                <text:p>0.2229544133883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615671921437374">
                <text:p>0.615671921437374</text:p>
              </table:table-cell>
              <table:table-cell office:value-type="float" office:value="0.226974869254495">
                <text:p>0.22697486925449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616708184679141">
                <text:p>0.616708184679141</text:p>
              </table:table-cell>
              <table:table-cell office:value-type="float" office:value="0.231371787228617">
                <text:p>0.2313717872286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617041102832349">
                <text:p>0.617041102832349</text:p>
              </table:table-cell>
              <table:table-cell office:value-type="float" office:value="0.233343783642045">
                <text:p>0.2333437836420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617622828556162">
                <text:p>0.617622828556162</text:p>
              </table:table-cell>
              <table:table-cell office:value-type="float" office:value="0.237677012472291">
                <text:p>0.2376770124722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616348561054915">
                <text:p>0.616348561054915</text:p>
              </table:table-cell>
              <table:table-cell office:value-type="float" office:value="0.243078020125346">
                <text:p>0.2430780201253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618109603746252">
                <text:p>0.618109603746252</text:p>
              </table:table-cell>
              <table:table-cell office:value-type="float" office:value="0.24779009706695">
                <text:p>0.247790097066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616543892324174">
                <text:p>0.616543892324174</text:p>
              </table:table-cell>
              <table:table-cell office:value-type="float" office:value="0.25331219609628">
                <text:p>0.253312196096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615647270605234">
                <text:p>0.615647270605234</text:p>
              </table:table-cell>
              <table:table-cell office:value-type="float" office:value="0.258779074135317">
                <text:p>0.2587790741353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617235895938397">
                <text:p>0.617235895938397</text:p>
              </table:table-cell>
              <table:table-cell office:value-type="float" office:value="0.262857950060631">
                <text:p>0.2628579500606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615959370312346">
                <text:p>0.615959370312346</text:p>
              </table:table-cell>
              <table:table-cell office:value-type="float" office:value="0.266479370560025">
                <text:p>0.2664793705600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614846505581185">
                <text:p>0.614846505581185</text:p>
              </table:table-cell>
              <table:table-cell office:value-type="float" office:value="0.268814576854424">
                <text:p>0.2688145768544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615627865086777">
                <text:p>0.615627865086777</text:p>
              </table:table-cell>
              <table:table-cell office:value-type="float" office:value="0.27612643108588">
                <text:p>0.276126431085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615289768254091">
                <text:p>0.615289768254091</text:p>
              </table:table-cell>
              <table:table-cell office:value-type="float" office:value="0.277650881060736">
                <text:p>0.2776508810607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615327346762027">
                <text:p>0.615327346762027</text:p>
              </table:table-cell>
              <table:table-cell office:value-type="float" office:value="0.279318816694573">
                <text:p>0.2793188166945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616565377642232">
                <text:p>0.616565377642232</text:p>
              </table:table-cell>
              <table:table-cell office:value-type="float" office:value="0.280811342813341">
                <text:p>0.2808113428133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617816390532477">
                <text:p>0.617816390532477</text:p>
              </table:table-cell>
              <table:table-cell office:value-type="float" office:value="0.282288943670922">
                <text:p>0.2822889436709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61958694457587">
                <text:p>0.61958694457587</text:p>
              </table:table-cell>
              <table:table-cell office:value-type="float" office:value="0.285021609789768">
                <text:p>0.2850216097897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621335000363756">
                <text:p>0.621335000363756</text:p>
              </table:table-cell>
              <table:table-cell office:value-type="float" office:value="0.288838060358537">
                <text:p>0.2888380603585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619896425134893">
                <text:p>0.619896425134893</text:p>
              </table:table-cell>
              <table:table-cell office:value-type="float" office:value="0.292199679754952">
                <text:p>0.2921996797549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621065881936176">
                <text:p>0.621065881936176</text:p>
              </table:table-cell>
              <table:table-cell office:value-type="float" office:value="0.295944349624069">
                <text:p>0.2959443496240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618379032640623">
                <text:p>0.618379032640623</text:p>
              </table:table-cell>
              <table:table-cell office:value-type="float" office:value="0.300257633400556">
                <text:p>0.3002576334005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618598751086147">
                <text:p>0.618598751086147</text:p>
              </table:table-cell>
              <table:table-cell office:value-type="float" office:value="0.305716595528089">
                <text:p>0.3057165955280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619105676961112">
                <text:p>0.619105676961112</text:p>
              </table:table-cell>
              <table:table-cell office:value-type="float" office:value="0.310159429572808">
                <text:p>0.3101594295728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618070870191501">
                <text:p>0.618070870191501</text:p>
              </table:table-cell>
              <table:table-cell office:value-type="float" office:value="0.31305783527708">
                <text:p>0.313057835277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620709059127382">
                <text:p>0.620709059127382</text:p>
              </table:table-cell>
              <table:table-cell office:value-type="float" office:value="0.316927256924309">
                <text:p>0.3169272569243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622777830605073">
                <text:p>0.622777830605073</text:p>
              </table:table-cell>
              <table:table-cell office:value-type="float" office:value="0.320757984355066">
                <text:p>0.3207579843550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621062247420974">
                <text:p>0.621062247420974</text:p>
              </table:table-cell>
              <table:table-cell office:value-type="float" office:value="0.323914040875151">
                <text:p>0.3239140408751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62106784116298">
                <text:p>0.62106784116298</text:p>
              </table:table-cell>
              <table:table-cell office:value-type="float" office:value="0.324960614752114">
                <text:p>0.3249606147521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618916568691945">
                <text:p>0.618916568691945</text:p>
              </table:table-cell>
              <table:table-cell office:value-type="float" office:value="0.327711008604593">
                <text:p>0.3277110086045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617727403005025">
                <text:p>0.617727403005025</text:p>
              </table:table-cell>
              <table:table-cell office:value-type="float" office:value="0.331100565185214">
                <text:p>0.3311005651852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615699065145188">
                <text:p>0.615699065145188</text:p>
              </table:table-cell>
              <table:table-cell office:value-type="float" office:value="0.336122892866695">
                <text:p>0.3361228928666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613380458332119">
                <text:p>0.613380458332119</text:p>
              </table:table-cell>
              <table:table-cell office:value-type="float" office:value="0.339011663938028">
                <text:p>0.3390116639380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611782736223025">
                <text:p>0.611782736223025</text:p>
              </table:table-cell>
              <table:table-cell office:value-type="float" office:value="0.341177102854203">
                <text:p>0.341177102854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610837322653898">
                <text:p>0.610837322653898</text:p>
              </table:table-cell>
              <table:table-cell office:value-type="float" office:value="0.342209776270106">
                <text:p>0.3422097762701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611203308401718">
                <text:p>0.611203308401718</text:p>
              </table:table-cell>
              <table:table-cell office:value-type="float" office:value="0.346787678507405">
                <text:p>0.3467876785074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612001844423392">
                <text:p>0.612001844423392</text:p>
              </table:table-cell>
              <table:table-cell office:value-type="float" office:value="0.348875357277886">
                <text:p>0.3488753572778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612465159312492">
                <text:p>0.612465159312492</text:p>
              </table:table-cell>
              <table:table-cell office:value-type="float" office:value="0.352386603705107">
                <text:p>0.3523866037051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615453410945173">
                <text:p>0.615453410945173</text:p>
              </table:table-cell>
              <table:table-cell office:value-type="float" office:value="0.354862737668056">
                <text:p>0.3548627376680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618425090427954">
                <text:p>0.618425090427954</text:p>
              </table:table-cell>
              <table:table-cell office:value-type="float" office:value="0.357314110291376">
                <text:p>0.357314110291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620258857541693">
                <text:p>0.620258857541693</text:p>
              </table:table-cell>
              <table:table-cell office:value-type="float" office:value="0.360407635855129">
                <text:p>0.3604076358551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619822034732042">
                <text:p>0.619822034732042</text:p>
              </table:table-cell>
              <table:table-cell office:value-type="float" office:value="0.363167195860214">
                <text:p>0.3631671958602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62032024295615">
                <text:p>0.62032024295615</text:p>
              </table:table-cell>
              <table:table-cell office:value-type="float" office:value="0.366202190568278">
                <text:p>0.36620219056827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62102760963228">
                <text:p>0.62102760963228</text:p>
              </table:table-cell>
              <table:table-cell office:value-type="float" office:value="0.367540168662595">
                <text:p>0.36754016866259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620479098241839">
                <text:p>0.620479098241839</text:p>
              </table:table-cell>
              <table:table-cell office:value-type="float" office:value="0.368864766975969">
                <text:p>0.3688647669759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621756824741938">
                <text:p>0.621756824741938</text:p>
              </table:table-cell>
              <table:table-cell office:value-type="float" office:value="0.372448846578937">
                <text:p>0.3724488465789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623151196793026">
                <text:p>0.623151196793026</text:p>
              </table:table-cell>
              <table:table-cell office:value-type="float" office:value="0.376906176294966">
                <text:p>0.3769061762949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623614600079333">
                <text:p>0.623614600079333</text:p>
              </table:table-cell>
              <table:table-cell office:value-type="float" office:value="0.380137114532016">
                <text:p>0.380137114532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624671687161246">
                <text:p>0.624671687161246</text:p>
              </table:table-cell>
              <table:table-cell office:value-type="float" office:value="0.386335743386696">
                <text:p>0.3863357433866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626141505722705">
                <text:p>0.626141505722705</text:p>
              </table:table-cell>
              <table:table-cell office:value-type="float" office:value="0.389139052619496">
                <text:p>0.3891390526194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627566041078701">
                <text:p>0.627566041078701</text:p>
              </table:table-cell>
              <table:table-cell office:value-type="float" office:value="0.390247662093301">
                <text:p>0.3902476620933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628548445184043">
                <text:p>0.628548445184043</text:p>
              </table:table-cell>
              <table:table-cell office:value-type="float" office:value="0.393345185472368">
                <text:p>0.3933451854723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62788200835125">
                <text:p>0.62788200835125</text:p>
              </table:table-cell>
              <table:table-cell office:value-type="float" office:value="0.394411733617644">
                <text:p>0.394411733617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625603188267738">
                <text:p>0.625603188267738</text:p>
              </table:table-cell>
              <table:table-cell office:value-type="float" office:value="0.397967616281468">
                <text:p>0.3979676162814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624305834071011">
                <text:p>0.624305834071011</text:p>
              </table:table-cell>
              <table:table-cell office:value-type="float" office:value="0.403218709349422">
                <text:p>0.4032187093494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623370468037993">
                <text:p>0.623370468037993</text:p>
              </table:table-cell>
              <table:table-cell office:value-type="float" office:value="0.408417291486697">
                <text:p>0.4084172914866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624183743223385">
                <text:p>0.624183743223385</text:p>
              </table:table-cell>
              <table:table-cell office:value-type="float" office:value="0.41433311857183">
                <text:p>0.414333118571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625461285636112">
                <text:p>0.625461285636112</text:p>
              </table:table-cell>
              <table:table-cell office:value-type="float" office:value="0.420959018155343">
                <text:p>0.4209590181553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624540006113084">
                <text:p>0.624540006113084</text:p>
              </table:table-cell>
              <table:table-cell office:value-type="float" office:value="0.426082761307123">
                <text:p>0.4260827613071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623249561006908">
                <text:p>0.623249561006908</text:p>
              </table:table-cell>
              <table:table-cell office:value-type="float" office:value="0.43000375187587">
                <text:p>0.430003751875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625429763809538">
                <text:p>0.625429763809538</text:p>
              </table:table-cell>
              <table:table-cell office:value-type="float" office:value="0.434037047690444">
                <text:p>0.4340370476904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624805718272283">
                <text:p>0.624805718272283</text:p>
              </table:table-cell>
              <table:table-cell office:value-type="float" office:value="0.436619754136617">
                <text:p>0.4366197541366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623650253682152">
                <text:p>0.623650253682152</text:p>
              </table:table-cell>
              <table:table-cell office:value-type="float" office:value="0.441420223261917">
                <text:p>0.4414202232619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623364164368472">
                <text:p>0.623364164368472</text:p>
              </table:table-cell>
              <table:table-cell office:value-type="float" office:value="0.445467559490837">
                <text:p>0.4454675594908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621030522724787">
                <text:p>0.621030522724787</text:p>
              </table:table-cell>
              <table:table-cell office:value-type="float" office:value="0.451679550562595">
                <text:p>0.45167955056259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618803268344997">
                <text:p>0.618803268344997</text:p>
              </table:table-cell>
              <table:table-cell office:value-type="float" office:value="0.454855062749277">
                <text:p>0.4548550627492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619021485661547">
                <text:p>0.619021485661547</text:p>
              </table:table-cell>
              <table:table-cell office:value-type="float" office:value="0.460306512121784">
                <text:p>0.46030651212178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618472296445957">
                <text:p>0.618472296445957</text:p>
              </table:table-cell>
              <table:table-cell office:value-type="float" office:value="0.466417732714852">
                <text:p>0.4664177327148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617979881173805">
                <text:p>0.617979881173805</text:p>
              </table:table-cell>
              <table:table-cell office:value-type="float" office:value="0.470215093849242">
                <text:p>0.4702150938492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617579898875828">
                <text:p>0.617579898875828</text:p>
              </table:table-cell>
              <table:table-cell office:value-type="float" office:value="0.474179609577416">
                <text:p>0.4741796095774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616887970854812">
                <text:p>0.616887970854812</text:p>
              </table:table-cell>
              <table:table-cell office:value-type="float" office:value="0.47800924205307">
                <text:p>0.478009242053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617565244992418">
                <text:p>0.617565244992418</text:p>
              </table:table-cell>
              <table:table-cell office:value-type="float" office:value="0.481410967814358">
                <text:p>0.4814109678143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619601513072295">
                <text:p>0.619601513072295</text:p>
              </table:table-cell>
              <table:table-cell office:value-type="float" office:value="0.48275070429006">
                <text:p>0.482750704290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62149373323569">
                <text:p>0.62149373323569</text:p>
              </table:table-cell>
              <table:table-cell office:value-type="float" office:value="0.48542319724716">
                <text:p>0.485423197247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621866097490634">
                <text:p>0.621866097490634</text:p>
              </table:table-cell>
              <table:table-cell office:value-type="float" office:value="0.485013409719133">
                <text:p>0.485013409719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620302608929521">
                <text:p>0.620302608929521</text:p>
              </table:table-cell>
              <table:table-cell office:value-type="float" office:value="0.484708730167396">
                <text:p>0.4847087301673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620738927102521">
                <text:p>0.620738927102521</text:p>
              </table:table-cell>
              <table:table-cell office:value-type="float" office:value="0.485316188320267">
                <text:p>0.4853161883202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620722014021972">
                <text:p>0.620722014021972</text:p>
              </table:table-cell>
              <table:table-cell office:value-type="float" office:value="0.48601858199262">
                <text:p>0.486018581992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619360154706494">
                <text:p>0.619360154706494</text:p>
              </table:table-cell>
              <table:table-cell office:value-type="float" office:value="0.48671395172825">
                <text:p>0.48671395172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61863530315943">
                <text:p>0.61863530315943</text:p>
              </table:table-cell>
              <table:table-cell office:value-type="float" office:value="0.487231427595582">
                <text:p>0.48723142759558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617865616794502">
                <text:p>0.617865616794502</text:p>
              </table:table-cell>
              <table:table-cell office:value-type="float" office:value="0.489859113319627">
                <text:p>0.4898591133196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61927029395989">
                <text:p>0.61927029395989</text:p>
              </table:table-cell>
              <table:table-cell office:value-type="float" office:value="0.49496052218643">
                <text:p>0.494960522186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618835166777867">
                <text:p>0.618835166777867</text:p>
              </table:table-cell>
              <table:table-cell office:value-type="float" office:value="0.497283644237293">
                <text:p>0.49728364423729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618840844960835">
                <text:p>0.618840844960835</text:p>
              </table:table-cell>
              <table:table-cell office:value-type="float" office:value="0.497695423179536">
                <text:p>0.4976954231795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618763547622337">
                <text:p>0.618763547622337</text:p>
              </table:table-cell>
              <table:table-cell office:value-type="float" office:value="0.498872315101587">
                <text:p>0.4988723151015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620487304551177">
                <text:p>0.620487304551177</text:p>
              </table:table-cell>
              <table:table-cell office:value-type="float" office:value="0.498429046496025">
                <text:p>0.498429046496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621181656311867">
                <text:p>0.621181656311867</text:p>
              </table:table-cell>
              <table:table-cell office:value-type="float" office:value="0.498444756031065">
                <text:p>0.498444756031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620771366466306">
                <text:p>0.620771366466306</text:p>
              </table:table-cell>
              <table:table-cell office:value-type="float" office:value="0.500126975137421">
                <text:p>0.5001269751374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619393584774432">
                <text:p>0.619393584774432</text:p>
              </table:table-cell>
              <table:table-cell office:value-type="float" office:value="0.50445903871938">
                <text:p>0.504459038719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62027994089749">
                <text:p>0.62027994089749</text:p>
              </table:table-cell>
              <table:table-cell office:value-type="float" office:value="0.505568294486033">
                <text:p>0.5055682944860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621903228445037">
                <text:p>0.621903228445037</text:p>
              </table:table-cell>
              <table:table-cell office:value-type="float" office:value="0.505058066086627">
                <text:p>0.5050580660866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621160386636777">
                <text:p>0.621160386636777</text:p>
              </table:table-cell>
              <table:table-cell office:value-type="float" office:value="0.50688248542576">
                <text:p>0.506882485425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622766964588591">
                <text:p>0.622766964588591</text:p>
              </table:table-cell>
              <table:table-cell office:value-type="float" office:value="0.511813660571503">
                <text:p>0.51181366057150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623921845278276">
                <text:p>0.623921845278276</text:p>
              </table:table-cell>
              <table:table-cell office:value-type="float" office:value="0.514195523965788">
                <text:p>0.5141955239657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624513612740986">
                <text:p>0.624513612740986</text:p>
              </table:table-cell>
              <table:table-cell office:value-type="float" office:value="0.516196425868987">
                <text:p>0.5161964258689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624422322767422">
                <text:p>0.624422322767422</text:p>
              </table:table-cell>
              <table:table-cell office:value-type="float" office:value="0.516419076994913">
                <text:p>0.5164190769949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622379780212017">
                <text:p>0.622379780212017</text:p>
              </table:table-cell>
              <table:table-cell office:value-type="float" office:value="0.517088219558297">
                <text:p>0.5170882195582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623132726595943">
                <text:p>0.623132726595943</text:p>
              </table:table-cell>
              <table:table-cell office:value-type="float" office:value="0.514917337362714">
                <text:p>0.5149173373627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622870391578046">
                <text:p>0.622870391578046</text:p>
              </table:table-cell>
              <table:table-cell office:value-type="float" office:value="0.511990386211309">
                <text:p>0.5119903862113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62140359242417">
                <text:p>0.62140359242417</text:p>
              </table:table-cell>
              <table:table-cell office:value-type="float" office:value="0.510870482349196">
                <text:p>0.5108704823491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620754773891233">
                <text:p>0.620754773891233</text:p>
              </table:table-cell>
              <table:table-cell office:value-type="float" office:value="0.511216322980249">
                <text:p>0.5112163229802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621562151525455">
                <text:p>0.621562151525455</text:p>
              </table:table-cell>
              <table:table-cell office:value-type="float" office:value="0.512770826417114">
                <text:p>0.5127708264171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620570410607215">
                <text:p>0.620570410607215</text:p>
              </table:table-cell>
              <table:table-cell office:value-type="float" office:value="0.512188572698397">
                <text:p>0.51218857269839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622964706501143">
                <text:p>0.622964706501143</text:p>
              </table:table-cell>
              <table:table-cell office:value-type="float" office:value="0.512066686971413">
                <text:p>0.512066686971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624974053146824">
                <text:p>0.624974053146824</text:p>
              </table:table-cell>
              <table:table-cell office:value-type="float" office:value="0.51337459153027">
                <text:p>0.513374591530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627483436702947">
                <text:p>0.627483436702947</text:p>
              </table:table-cell>
              <table:table-cell office:value-type="float" office:value="0.511240845614968">
                <text:p>0.5112408456149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628740247905538">
                <text:p>0.628740247905538</text:p>
              </table:table-cell>
              <table:table-cell office:value-type="float" office:value="0.513051514081895">
                <text:p>0.5130515140818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629704753823429">
                <text:p>0.629704753823429</text:p>
              </table:table-cell>
              <table:table-cell office:value-type="float" office:value="0.514349570369647">
                <text:p>0.5143495703696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63320222683314">
                <text:p>0.63320222683314</text:p>
              </table:table-cell>
              <table:table-cell office:value-type="float" office:value="0.519206074665951">
                <text:p>0.5192060746659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635536871231475">
                <text:p>0.635536871231475</text:p>
              </table:table-cell>
              <table:table-cell office:value-type="float" office:value="0.518629398534676">
                <text:p>0.5186293985346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635133883471541">
                <text:p>0.635133883471541</text:p>
              </table:table-cell>
              <table:table-cell office:value-type="float" office:value="0.517443104549329">
                <text:p>0.51744310454932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634796530650812">
                <text:p>0.634796530650812</text:p>
              </table:table-cell>
              <table:table-cell office:value-type="float" office:value="0.518102006837169">
                <text:p>0.51810200683716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635545339537852">
                <text:p>0.635545339537852</text:p>
              </table:table-cell>
              <table:table-cell office:value-type="float" office:value="0.520063843911654">
                <text:p>0.5200638439116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634087845326147">
                <text:p>0.634087845326147</text:p>
              </table:table-cell>
              <table:table-cell office:value-type="float" office:value="0.518499569108902">
                <text:p>0.5184995691089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635093905648396">
                <text:p>0.635093905648396</text:p>
              </table:table-cell>
              <table:table-cell office:value-type="float" office:value="0.52045743056067">
                <text:p>0.520457430560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635225725212601">
                <text:p>0.635225725212601</text:p>
              </table:table-cell>
              <table:table-cell office:value-type="float" office:value="0.522586189588396">
                <text:p>0.52258618958839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636795545882553">
                <text:p>0.636795545882553</text:p>
              </table:table-cell>
              <table:table-cell office:value-type="float" office:value="0.524693661025846">
                <text:p>0.52469366102584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639368766894316">
                <text:p>0.639368766894316</text:p>
              </table:table-cell>
              <table:table-cell office:value-type="float" office:value="0.526946724415587">
                <text:p>0.5269467244155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642065988316282">
                <text:p>0.642065988316282</text:p>
              </table:table-cell>
              <table:table-cell office:value-type="float" office:value="0.527010590504765">
                <text:p>0.5270105905047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64196790907828">
                <text:p>0.64196790907828</text:p>
              </table:table-cell>
              <table:table-cell office:value-type="float" office:value="0.526355869215102">
                <text:p>0.5263558692151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641687470493826">
                <text:p>0.641687470493826</text:p>
              </table:table-cell>
              <table:table-cell office:value-type="float" office:value="0.531568500999141">
                <text:p>0.5315685009991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642627738646031">
                <text:p>0.642627738646031</text:p>
              </table:table-cell>
              <table:table-cell office:value-type="float" office:value="0.534586149322483">
                <text:p>0.5345861493224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642868127926237">
                <text:p>0.642868127926237</text:p>
              </table:table-cell>
              <table:table-cell office:value-type="float" office:value="0.540440287829258">
                <text:p>0.540440287829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642626497006687">
                <text:p>0.642626497006687</text:p>
              </table:table-cell>
              <table:table-cell office:value-type="float" office:value="0.547952551617632">
                <text:p>0.5479525516176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642397415135212">
                <text:p>0.642397415135212</text:p>
              </table:table-cell>
              <table:table-cell office:value-type="float" office:value="0.554473026101456">
                <text:p>0.554473026101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641990390136402">
                <text:p>0.641990390136402</text:p>
              </table:table-cell>
              <table:table-cell office:value-type="float" office:value="0.562737819649965">
                <text:p>0.5627378196499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642903819568372">
                <text:p>0.642903819568372</text:p>
              </table:table-cell>
              <table:table-cell office:value-type="float" office:value="0.564332663675688">
                <text:p>0.564332663675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644145235918142">
                <text:p>0.644145235918142</text:p>
              </table:table-cell>
              <table:table-cell office:value-type="float" office:value="0.568689337038931">
                <text:p>0.5686893370389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643295888822119">
                <text:p>0.643295888822119</text:p>
              </table:table-cell>
              <table:table-cell office:value-type="float" office:value="0.576752443668542">
                <text:p>0.5767524436685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64346015215612">
                <text:p>0.64346015215612</text:p>
              </table:table-cell>
              <table:table-cell office:value-type="float" office:value="0.579932287652909">
                <text:p>0.57993228765290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645735228053913">
                <text:p>0.645735228053913</text:p>
              </table:table-cell>
              <table:table-cell office:value-type="float" office:value="0.580799631443046">
                <text:p>0.5807996314430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645052523660698">
                <text:p>0.645052523660698</text:p>
              </table:table-cell>
              <table:table-cell office:value-type="float" office:value="0.584991635128616">
                <text:p>0.5849916351286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643363903185996">
                <text:p>0.643363903185996</text:p>
              </table:table-cell>
              <table:table-cell office:value-type="float" office:value="0.585570290205901">
                <text:p>0.5855702902059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644983955429304">
                <text:p>0.644983955429304</text:p>
              </table:table-cell>
              <table:table-cell office:value-type="float" office:value="0.589188271514368">
                <text:p>0.5891882715143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646715934056829">
                <text:p>0.646715934056829</text:p>
              </table:table-cell>
              <table:table-cell office:value-type="float" office:value="0.595677341180177">
                <text:p>0.5956773411801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647291028237387">
                <text:p>0.647291028237387</text:p>
              </table:table-cell>
              <table:table-cell office:value-type="float" office:value="0.602577710625518">
                <text:p>0.6025777106255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644818117955014">
                <text:p>0.644818117955014</text:p>
              </table:table-cell>
              <table:table-cell office:value-type="float" office:value="0.604551933519263">
                <text:p>0.60455193351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643446859852387">
                <text:p>0.643446859852387</text:p>
              </table:table-cell>
              <table:table-cell office:value-type="float" office:value="0.6061534730076">
                <text:p>0.606153473007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642582011507027">
                <text:p>0.642582011507027</text:p>
              </table:table-cell>
              <table:table-cell office:value-type="float" office:value="0.605425271610857">
                <text:p>0.6054252716108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64392089727431">
                <text:p>0.64392089727431</text:p>
              </table:table-cell>
              <table:table-cell office:value-type="float" office:value="0.608259907783638">
                <text:p>0.6082599077836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645408517569859">
                <text:p>0.645408517569859</text:p>
              </table:table-cell>
              <table:table-cell office:value-type="float" office:value="0.613540945069438">
                <text:p>0.6135409450694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645186316452132">
                <text:p>0.645186316452132</text:p>
              </table:table-cell>
              <table:table-cell office:value-type="float" office:value="0.617405535618743">
                <text:p>0.6174055356187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644551446751663">
                <text:p>0.644551446751663</text:p>
              </table:table-cell>
              <table:table-cell office:value-type="float" office:value="0.616856480262556">
                <text:p>0.6168564802625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645132959311173">
                <text:p>0.645132959311173</text:p>
              </table:table-cell>
              <table:table-cell office:value-type="float" office:value="0.62018791545993">
                <text:p>0.620187915459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644768586239801">
                <text:p>0.644768586239801</text:p>
              </table:table-cell>
              <table:table-cell office:value-type="float" office:value="0.625236036305331">
                <text:p>0.6252360363053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645502108431094">
                <text:p>0.645502108431094</text:p>
              </table:table-cell>
              <table:table-cell office:value-type="float" office:value="0.629483675942278">
                <text:p>0.62948367594227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646092541892238">
                <text:p>0.646092541892238</text:p>
              </table:table-cell>
              <table:table-cell office:value-type="float" office:value="0.633588839182855">
                <text:p>0.6335888391828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645435812277511">
                <text:p>0.645435812277511</text:p>
              </table:table-cell>
              <table:table-cell office:value-type="float" office:value="0.640434768972845">
                <text:p>0.64043476897284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645719042807218">
                <text:p>0.645719042807218</text:p>
              </table:table-cell>
              <table:table-cell office:value-type="float" office:value="0.64814806834194">
                <text:p>0.648148068341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644261852379146">
                <text:p>0.644261852379146</text:p>
              </table:table-cell>
              <table:table-cell office:value-type="float" office:value="0.647820433812367">
                <text:p>0.647820433812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64571397069746">
                <text:p>0.64571397069746</text:p>
              </table:table-cell>
              <table:table-cell office:value-type="float" office:value="0.646675562807576">
                <text:p>0.6466755628075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645792778702904">
                <text:p>0.645792778702904</text:p>
              </table:table-cell>
              <table:table-cell office:value-type="float" office:value="0.649032336591265">
                <text:p>0.6490323365912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645584850915875">
                <text:p>0.645584850915875</text:p>
              </table:table-cell>
              <table:table-cell office:value-type="float" office:value="0.651986457669797">
                <text:p>0.6519864576697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64688181139548">
                <text:p>0.64688181139548</text:p>
              </table:table-cell>
              <table:table-cell office:value-type="float" office:value="0.653361329935204">
                <text:p>0.6533613299352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649357437725969">
                <text:p>0.649357437725969</text:p>
              </table:table-cell>
              <table:table-cell office:value-type="float" office:value="0.658827716635852">
                <text:p>0.6588277166358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649771079843555">
                <text:p>0.649771079843555</text:p>
              </table:table-cell>
              <table:table-cell office:value-type="float" office:value="0.663543787295581">
                <text:p>0.6635437872955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650614409507547">
                <text:p>0.650614409507547</text:p>
              </table:table-cell>
              <table:table-cell office:value-type="float" office:value="0.670066244159467">
                <text:p>0.6700662441594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651914717025375">
                <text:p>0.651914717025375</text:p>
              </table:table-cell>
              <table:table-cell office:value-type="float" office:value="0.675183763536054">
                <text:p>0.6751837635360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652598367057919">
                <text:p>0.652598367057919</text:p>
              </table:table-cell>
              <table:table-cell office:value-type="float" office:value="0.677379294321746">
                <text:p>0.6773792943217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651945399260355">
                <text:p>0.651945399260355</text:p>
              </table:table-cell>
              <table:table-cell office:value-type="float" office:value="0.682205501378529">
                <text:p>0.6822055013785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650314834156641">
                <text:p>0.650314834156641</text:p>
              </table:table-cell>
              <table:table-cell office:value-type="float" office:value="0.686216779698077">
                <text:p>0.686216779698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649650195131845">
                <text:p>0.649650195131845</text:p>
              </table:table-cell>
              <table:table-cell office:value-type="float" office:value="0.691206463752948">
                <text:p>0.69120646375294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650536243516097">
                <text:p>0.650536243516097</text:p>
              </table:table-cell>
              <table:table-cell office:value-type="float" office:value="0.696294399115418">
                <text:p>0.6962943991154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650992906397391">
                <text:p>0.650992906397391</text:p>
              </table:table-cell>
              <table:table-cell office:value-type="float" office:value="0.700760026552836">
                <text:p>0.70076002655283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651736498460178">
                <text:p>0.651736498460178</text:p>
              </table:table-cell>
              <table:table-cell office:value-type="float" office:value="0.705352426287307">
                <text:p>0.705352426287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654861990618433">
                <text:p>0.654861990618433</text:p>
              </table:table-cell>
              <table:table-cell office:value-type="float" office:value="0.710298902024434">
                <text:p>0.7102989020244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654460911695856">
                <text:p>0.654460911695856</text:p>
              </table:table-cell>
              <table:table-cell office:value-type="float" office:value="0.71319591300419">
                <text:p>0.713195913004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653336149907141">
                <text:p>0.653336149907141</text:p>
              </table:table-cell>
              <table:table-cell office:value-type="float" office:value="0.716897287207481">
                <text:p>0.7168972872074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653972599728825">
                <text:p>0.653972599728825</text:p>
              </table:table-cell>
              <table:table-cell office:value-type="float" office:value="0.721032662161493">
                <text:p>0.7210326621614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652527213354178">
                <text:p>0.652527213354178</text:p>
              </table:table-cell>
              <table:table-cell office:value-type="float" office:value="0.726222335539878">
                <text:p>0.72622233553987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64978765550635">
                <text:p>0.64978765550635</text:p>
              </table:table-cell>
              <table:table-cell office:value-type="float" office:value="0.72996011218448">
                <text:p>0.729960112184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648724561559982">
                <text:p>0.648724561559982</text:p>
              </table:table-cell>
              <table:table-cell office:value-type="float" office:value="0.732104955507079">
                <text:p>0.7321049555070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648611584950231">
                <text:p>0.648611584950231</text:p>
              </table:table-cell>
              <table:table-cell office:value-type="float" office:value="0.738245444413547">
                <text:p>0.7382454444135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650054463183568">
                <text:p>0.650054463183568</text:p>
              </table:table-cell>
              <table:table-cell office:value-type="float" office:value="0.740336674179938">
                <text:p>0.7403366741799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651618434680765">
                <text:p>0.651618434680765</text:p>
              </table:table-cell>
              <table:table-cell office:value-type="float" office:value="0.741880675859191">
                <text:p>0.74188067585919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653752557082423">
                <text:p>0.653752557082423</text:p>
              </table:table-cell>
              <table:table-cell office:value-type="float" office:value="0.742697163218246">
                <text:p>0.7426971632182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654683385941979">
                <text:p>0.654683385941979</text:p>
              </table:table-cell>
              <table:table-cell office:value-type="float" office:value="0.744317810633683">
                <text:p>0.7443178106336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653497997865692">
                <text:p>0.653497997865692</text:p>
              </table:table-cell>
              <table:table-cell office:value-type="float" office:value="0.744652410305124">
                <text:p>0.7446524103051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653416918596255">
                <text:p>0.653416918596255</text:p>
              </table:table-cell>
              <table:table-cell office:value-type="float" office:value="0.74498366397985">
                <text:p>0.7449836639798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652190011980125">
                <text:p>0.652190011980125</text:p>
              </table:table-cell>
              <table:table-cell office:value-type="float" office:value="0.748010017816242">
                <text:p>0.74801001781624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651351171969613">
                <text:p>0.651351171969613</text:p>
              </table:table-cell>
              <table:table-cell office:value-type="float" office:value="0.751399482855471">
                <text:p>0.7513994828554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651206375333716">
                <text:p>0.651206375333716</text:p>
              </table:table-cell>
              <table:table-cell office:value-type="float" office:value="0.754361678503107">
                <text:p>0.7543616785031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650867151086552">
                <text:p>0.650867151086552</text:p>
              </table:table-cell>
              <table:table-cell office:value-type="float" office:value="0.758122409544163">
                <text:p>0.7581224095441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651636960588344">
                <text:p>0.651636960588344</text:p>
              </table:table-cell>
              <table:table-cell office:value-type="float" office:value="0.761652296559832">
                <text:p>0.7616522965598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651787257649128">
                <text:p>0.651787257649128</text:p>
              </table:table-cell>
              <table:table-cell office:value-type="float" office:value="0.762160773594234">
                <text:p>0.76216077359423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651666900600587">
                <text:p>0.651666900600587</text:p>
              </table:table-cell>
              <table:table-cell office:value-type="float" office:value="0.764012850068818">
                <text:p>0.7640128500688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651468912913262">
                <text:p>0.651468912913262</text:p>
              </table:table-cell>
              <table:table-cell office:value-type="float" office:value="0.763431545097541">
                <text:p>0.76343154509754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651478614028032">
                <text:p>0.651478614028032</text:p>
              </table:table-cell>
              <table:table-cell office:value-type="float" office:value="0.764844848694185">
                <text:p>0.7648448486941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652852026645515">
                <text:p>0.652852026645515</text:p>
              </table:table-cell>
              <table:table-cell office:value-type="float" office:value="0.772553543064386">
                <text:p>0.7725535430643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65178403269485">
                <text:p>0.65178403269485</text:p>
              </table:table-cell>
              <table:table-cell office:value-type="float" office:value="0.779373462179197">
                <text:p>0.7793734621791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651430575929545">
                <text:p>0.651430575929545</text:p>
              </table:table-cell>
              <table:table-cell office:value-type="float" office:value="0.779815021675052">
                <text:p>0.7798150216750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650310209564189">
                <text:p>0.650310209564189</text:p>
              </table:table-cell>
              <table:table-cell office:value-type="float" office:value="0.783616871458301">
                <text:p>0.7836168714583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6496241009326">
                <text:p>0.6496241009326</text:p>
              </table:table-cell>
              <table:table-cell office:value-type="float" office:value="0.789380702743718">
                <text:p>0.7893807027437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649516748812162">
                <text:p>0.649516748812162</text:p>
              </table:table-cell>
              <table:table-cell office:value-type="float" office:value="0.791486895716281">
                <text:p>0.79148689571628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652440185975204">
                <text:p>0.652440185975204</text:p>
              </table:table-cell>
              <table:table-cell office:value-type="float" office:value="0.788956642143734">
                <text:p>0.7889566421437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656159686554476">
                <text:p>0.656159686554476</text:p>
              </table:table-cell>
              <table:table-cell office:value-type="float" office:value="0.785612530267751">
                <text:p>0.78561253026775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656457064047906">
                <text:p>0.656457064047906</text:p>
              </table:table-cell>
              <table:table-cell office:value-type="float" office:value="0.784072194438757">
                <text:p>0.7840721944387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657771281286214">
                <text:p>0.657771281286214</text:p>
              </table:table-cell>
              <table:table-cell office:value-type="float" office:value="0.786707662970561">
                <text:p>0.78670766297056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660848740887145">
                <text:p>0.660848740887145</text:p>
              </table:table-cell>
              <table:table-cell office:value-type="float" office:value="0.78766411575262">
                <text:p>0.787664115752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663803095008329">
                <text:p>0.663803095008329</text:p>
              </table:table-cell>
              <table:table-cell office:value-type="float" office:value="0.78645414126176">
                <text:p>0.786454141261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662223887587657">
                <text:p>0.662223887587657</text:p>
              </table:table-cell>
              <table:table-cell office:value-type="float" office:value="0.78682489396679">
                <text:p>0.786824893966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662369941394707">
                <text:p>0.662369941394707</text:p>
              </table:table-cell>
              <table:table-cell office:value-type="float" office:value="0.78752807359855">
                <text:p>0.7875280735985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663429857799969">
                <text:p>0.663429857799969</text:p>
              </table:table-cell>
              <table:table-cell office:value-type="float" office:value="0.791016429226201">
                <text:p>0.7910164292262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664089676869029">
                <text:p>0.664089676869029</text:p>
              </table:table-cell>
              <table:table-cell office:value-type="float" office:value="0.792689598267272">
                <text:p>0.7926895982672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664567424168135">
                <text:p>0.664567424168135</text:p>
              </table:table-cell>
              <table:table-cell office:value-type="float" office:value="0.795715083236981">
                <text:p>0.7957150832369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665991056857146">
                <text:p>0.665991056857146</text:p>
              </table:table-cell>
              <table:table-cell office:value-type="float" office:value="0.799257932404611">
                <text:p>0.79925793240461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667028115985545">
                <text:p>0.667028115985545</text:p>
              </table:table-cell>
              <table:table-cell office:value-type="float" office:value="0.798265353080565">
                <text:p>0.7982653530805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66463319714453">
                <text:p>0.66463319714453</text:p>
              </table:table-cell>
              <table:table-cell office:value-type="float" office:value="0.801116032883093">
                <text:p>0.8011160328830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662526742473698">
                <text:p>0.662526742473698</text:p>
              </table:table-cell>
              <table:table-cell office:value-type="float" office:value="0.804923054372443">
                <text:p>0.8049230543724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662714661862148">
                <text:p>0.662714661862148</text:p>
              </table:table-cell>
              <table:table-cell office:value-type="float" office:value="0.808778585733481">
                <text:p>0.80877858573348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662772297852222">
                <text:p>0.662772297852222</text:p>
              </table:table-cell>
              <table:table-cell office:value-type="float" office:value="0.811599890785237">
                <text:p>0.8115998907852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662811241540367">
                <text:p>0.662811241540367</text:p>
              </table:table-cell>
              <table:table-cell office:value-type="float" office:value="0.816341034734527">
                <text:p>0.8163410347345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661773191236764">
                <text:p>0.661773191236764</text:p>
              </table:table-cell>
              <table:table-cell office:value-type="float" office:value="0.817723078932637">
                <text:p>0.8177230789326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663898914821779">
                <text:p>0.663898914821779</text:p>
              </table:table-cell>
              <table:table-cell office:value-type="float" office:value="0.819930463527926">
                <text:p>0.8199304635279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665305902685055">
                <text:p>0.665305902685055</text:p>
              </table:table-cell>
              <table:table-cell office:value-type="float" office:value="0.823331158892646">
                <text:p>0.8233311588926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666474072708484">
                <text:p>0.666474072708484</text:p>
              </table:table-cell>
              <table:table-cell office:value-type="float" office:value="0.829026418732291">
                <text:p>0.8290264187322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667180466002018">
                <text:p>0.667180466002018</text:p>
              </table:table-cell>
              <table:table-cell office:value-type="float" office:value="0.831788786123916">
                <text:p>0.83178878612391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668341994675331">
                <text:p>0.668341994675331</text:p>
              </table:table-cell>
              <table:table-cell office:value-type="float" office:value="0.833470898262677">
                <text:p>0.8334708982626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666378574728577">
                <text:p>0.666378574728577</text:p>
              </table:table-cell>
              <table:table-cell office:value-type="float" office:value="0.83633618928005">
                <text:p>0.8363361892800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667519667030072">
                <text:p>0.667519667030072</text:p>
              </table:table-cell>
              <table:table-cell office:value-type="float" office:value="0.83874205815648">
                <text:p>0.838742058156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668087713603015">
                <text:p>0.668087713603015</text:p>
              </table:table-cell>
              <table:table-cell office:value-type="float" office:value="0.845193347252335">
                <text:p>0.8451933472523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668344336466984">
                <text:p>0.668344336466984</text:p>
              </table:table-cell>
              <table:table-cell office:value-type="float" office:value="0.854598556636954">
                <text:p>0.8545985566369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666660893102315">
                <text:p>0.666660893102315</text:p>
              </table:table-cell>
              <table:table-cell office:value-type="float" office:value="0.862975647993662">
                <text:p>0.8629756479936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666696986873994">
                <text:p>0.666696986873994</text:p>
              </table:table-cell>
              <table:table-cell office:value-type="float" office:value="0.871268968436802">
                <text:p>0.8712689684368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667677075828784">
                <text:p>0.667677075828784</text:p>
              </table:table-cell>
              <table:table-cell office:value-type="float" office:value="0.873010824206979">
                <text:p>0.8730108242069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669578286721872">
                <text:p>0.669578286721872</text:p>
              </table:table-cell>
              <table:table-cell office:value-type="float" office:value="0.881672020312736">
                <text:p>0.8816720203127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670073515090608">
                <text:p>0.670073515090608</text:p>
              </table:table-cell>
              <table:table-cell office:value-type="float" office:value="0.876426728681037">
                <text:p>0.87642672868103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670872779939702">
                <text:p>0.670872779939702</text:p>
              </table:table-cell>
              <table:table-cell office:value-type="float" office:value="0.875757699489465">
                <text:p>0.8757576994894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672390653125527">
                <text:p>0.672390653125527</text:p>
              </table:table-cell>
              <table:table-cell office:value-type="float" office:value="0.877869687711961">
                <text:p>0.8778696877119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67463581875922">
                <text:p>0.67463581875922</text:p>
              </table:table-cell>
              <table:table-cell office:value-type="float" office:value="0.880290990834842">
                <text:p>0.8802909908348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67635571824034">
                <text:p>0.67635571824034</text:p>
              </table:table-cell>
              <table:table-cell office:value-type="float" office:value="0.883571414259827">
                <text:p>0.8835714142598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677570303134439">
                <text:p>0.677570303134439</text:p>
              </table:table-cell>
              <table:table-cell office:value-type="float" office:value="0.886658777040305">
                <text:p>0.8866587770403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677961266769761">
                <text:p>0.677961266769761</text:p>
              </table:table-cell>
              <table:table-cell office:value-type="float" office:value="0.886839808317521">
                <text:p>0.8868398083175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680695167615577">
                <text:p>0.680695167615577</text:p>
              </table:table-cell>
              <table:table-cell office:value-type="float" office:value="0.889221410234346">
                <text:p>0.8892214102343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681344863338265">
                <text:p>0.681344863338265</text:p>
              </table:table-cell>
              <table:table-cell office:value-type="float" office:value="0.894420105222912">
                <text:p>0.8944201052229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681057730494356">
                <text:p>0.681057730494356</text:p>
              </table:table-cell>
              <table:table-cell office:value-type="float" office:value="0.899024291267457">
                <text:p>0.8990242912674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678959796867573">
                <text:p>0.678959796867573</text:p>
              </table:table-cell>
              <table:table-cell office:value-type="float" office:value="0.906034048354782">
                <text:p>0.9060340483547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680279954996459">
                <text:p>0.680279954996459</text:p>
              </table:table-cell>
              <table:table-cell office:value-type="float" office:value="0.911973707871234">
                <text:p>0.9119737078712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67795083965702">
                <text:p>0.67795083965702</text:p>
              </table:table-cell>
              <table:table-cell office:value-type="float" office:value="0.917253970792522">
                <text:p>0.9172539707925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675772558254315">
                <text:p>0.675772558254315</text:p>
              </table:table-cell>
              <table:table-cell office:value-type="float" office:value="0.917646648475901">
                <text:p>0.9176466484759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676514832671772">
                <text:p>0.676514832671772</text:p>
              </table:table-cell>
              <table:table-cell office:value-type="float" office:value="0.922755896276856">
                <text:p>0.9227558962768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676725294101152">
                <text:p>0.676725294101152</text:p>
              </table:table-cell>
              <table:table-cell office:value-type="float" office:value="0.923111670647421">
                <text:p>0.92311167064742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678090571280622">
                <text:p>0.678090571280622</text:p>
              </table:table-cell>
              <table:table-cell office:value-type="float" office:value="0.92471388727428">
                <text:p>0.9247138872742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68058151022801">
                <text:p>0.68058151022801</text:p>
              </table:table-cell>
              <table:table-cell office:value-type="float" office:value="0.927966748401538">
                <text:p>0.9279667484015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681402813769798">
                <text:p>0.681402813769798</text:p>
              </table:table-cell>
              <table:table-cell office:value-type="float" office:value="0.928232535462977">
                <text:p>0.9282325354629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680822551865866">
                <text:p>0.680822551865866</text:p>
              </table:table-cell>
              <table:table-cell office:value-type="float" office:value="0.928950210108347">
                <text:p>0.9289502101083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681297563341427">
                <text:p>0.681297563341427</text:p>
              </table:table-cell>
              <table:table-cell office:value-type="float" office:value="0.932874993721549">
                <text:p>0.9328749937215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684332303444054">
                <text:p>0.684332303444054</text:p>
              </table:table-cell>
              <table:table-cell office:value-type="float" office:value="0.934455334693424">
                <text:p>0.9344553346934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684829405941528">
                <text:p>0.684829405941528</text:p>
              </table:table-cell>
              <table:table-cell office:value-type="float" office:value="0.937253638489347">
                <text:p>0.93725363848934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685949861882113">
                <text:p>0.685949861882113</text:p>
              </table:table-cell>
              <table:table-cell office:value-type="float" office:value="0.938881102104454">
                <text:p>0.9388811021044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687464747499745">
                <text:p>0.687464747499745</text:p>
              </table:table-cell>
              <table:table-cell office:value-type="float" office:value="0.941492291083409">
                <text:p>0.94149229108340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687111839155182">
                <text:p>0.687111839155182</text:p>
              </table:table-cell>
              <table:table-cell office:value-type="float" office:value="0.945259186354393">
                <text:p>0.9452591863543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687550365433681">
                <text:p>0.687550365433681</text:p>
              </table:table-cell>
              <table:table-cell office:value-type="float" office:value="0.941139927824183">
                <text:p>0.94113992782418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689031026162906">
                <text:p>0.689031026162906</text:p>
              </table:table-cell>
              <table:table-cell office:value-type="float" office:value="0.939506306323719">
                <text:p>0.9395063063237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690244164177139">
                <text:p>0.690244164177139</text:p>
              </table:table-cell>
              <table:table-cell office:value-type="float" office:value="0.943111243260481">
                <text:p>0.9431112432604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690658795706099">
                <text:p>0.690658795706099</text:p>
              </table:table-cell>
              <table:table-cell office:value-type="float" office:value="0.948367630827876">
                <text:p>0.9483676308278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692113789669942">
                <text:p>0.692113789669942</text:p>
              </table:table-cell>
              <table:table-cell office:value-type="float" office:value="0.953883954519598">
                <text:p>0.9538839545195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692080406875283">
                <text:p>0.692080406875283</text:p>
              </table:table-cell>
              <table:table-cell office:value-type="float" office:value="0.960595114974402">
                <text:p>0.9605951149744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692736922394159">
                <text:p>0.692736922394159</text:p>
              </table:table-cell>
              <table:table-cell office:value-type="float" office:value="0.963132020967515">
                <text:p>0.9631320209675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693155524734199">
                <text:p>0.693155524734199</text:p>
              </table:table-cell>
              <table:table-cell office:value-type="float" office:value="0.962448069178892">
                <text:p>0.9624480691788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69399624671458">
                <text:p>0.69399624671458</text:p>
              </table:table-cell>
              <table:table-cell office:value-type="float" office:value="0.963656921820437">
                <text:p>0.96365692182043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694457414190937">
                <text:p>0.694457414190937</text:p>
              </table:table-cell>
              <table:table-cell office:value-type="float" office:value="0.964020352602232">
                <text:p>0.9640203526022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692803537723446">
                <text:p>0.692803537723446</text:p>
              </table:table-cell>
              <table:table-cell office:value-type="float" office:value="0.963471058167119">
                <text:p>0.96347105816711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693375502346211">
                <text:p>0.693375502346211</text:p>
              </table:table-cell>
              <table:table-cell office:value-type="float" office:value="0.963465977215077">
                <text:p>0.96346597721507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693782172854664">
                <text:p>0.693782172854664</text:p>
              </table:table-cell>
              <table:table-cell office:value-type="float" office:value="0.964572058183668">
                <text:p>0.9645720581836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693034827316594">
                <text:p>0.693034827316594</text:p>
              </table:table-cell>
              <table:table-cell office:value-type="float" office:value="0.966995303119072">
                <text:p>0.96699530311907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691975125809597">
                <text:p>0.691975125809597</text:p>
              </table:table-cell>
              <table:table-cell office:value-type="float" office:value="0.968525350087881">
                <text:p>0.96852535008788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69094426344039">
                <text:p>0.69094426344039</text:p>
              </table:table-cell>
              <table:table-cell office:value-type="float" office:value="0.973385551132457">
                <text:p>0.9733855511324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691034820805986">
                <text:p>0.691034820805986</text:p>
              </table:table-cell>
              <table:table-cell office:value-type="float" office:value="0.976877502072746">
                <text:p>0.97687750207274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68924211965675">
                <text:p>0.68924211965675</text:p>
              </table:table-cell>
              <table:table-cell office:value-type="float" office:value="0.983497615940907">
                <text:p>0.9834976159409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689291446032998">
                <text:p>0.689291446032998</text:p>
              </table:table-cell>
              <table:table-cell office:value-type="float" office:value="0.989615020733879">
                <text:p>0.9896150207338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688594850591073">
                <text:p>0.688594850591073</text:p>
              </table:table-cell>
              <table:table-cell office:value-type="float" office:value="0.994576013383683">
                <text:p>0.9945760133836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687634828011088">
                <text:p>0.687634828011088</text:p>
              </table:table-cell>
              <table:table-cell office:value-type="float" office:value="0.999942753249846">
                <text:p>0.9999427532498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686831778160296">
                <text:p>0.686831778160296</text:p>
              </table:table-cell>
              <table:table-cell office:value-type="float" office:value="1.00306832571735">
                <text:p>1.003068325717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686317051538914">
                <text:p>0.686317051538914</text:p>
              </table:table-cell>
              <table:table-cell office:value-type="float" office:value="1.00497312633114">
                <text:p>1.004973126331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686189632318862">
                <text:p>0.686189632318862</text:p>
              </table:table-cell>
              <table:table-cell office:value-type="float" office:value="1.00621371764848">
                <text:p>1.006213717648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68599440266234">
                <text:p>0.68599440266234</text:p>
              </table:table-cell>
              <table:table-cell office:value-type="float" office:value="1.0138438881643">
                <text:p>1.01384388816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686505592656335">
                <text:p>0.686505592656335</text:p>
              </table:table-cell>
              <table:table-cell office:value-type="float" office:value="1.01899956692971">
                <text:p>1.018999566929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68762834160782">
                <text:p>0.68762834160782</text:p>
              </table:table-cell>
              <table:table-cell office:value-type="float" office:value="1.0252960577469">
                <text:p>1.02529605774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68687565369736">
                <text:p>0.68687565369736</text:p>
              </table:table-cell>
              <table:table-cell office:value-type="float" office:value="1.0284913730315">
                <text:p>1.028491373031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687574464727954">
                <text:p>0.687574464727954</text:p>
              </table:table-cell>
              <table:table-cell office:value-type="float" office:value="1.0293175704123">
                <text:p>1.029317570412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687886220080675">
                <text:p>0.687886220080675</text:p>
              </table:table-cell>
              <table:table-cell office:value-type="float" office:value="1.0300588774668">
                <text:p>1.030058877466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686914093631163">
                <text:p>0.686914093631163</text:p>
              </table:table-cell>
              <table:table-cell office:value-type="float" office:value="1.03194578869213">
                <text:p>1.031945788692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685253286028185">
                <text:p>0.685253286028185</text:p>
              </table:table-cell>
              <table:table-cell office:value-type="float" office:value="1.03607077524965">
                <text:p>1.036070775249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684597936266495">
                <text:p>0.684597936266495</text:p>
              </table:table-cell>
              <table:table-cell office:value-type="float" office:value="1.04237673416382">
                <text:p>1.0423767341638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68320195690383">
                <text:p>0.68320195690383</text:p>
              </table:table-cell>
              <table:table-cell office:value-type="float" office:value="1.05386786043921">
                <text:p>1.053867860439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684005405315087">
                <text:p>0.684005405315087</text:p>
              </table:table-cell>
              <table:table-cell office:value-type="float" office:value="1.05999584850148">
                <text:p>1.0599958485014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68445178342274">
                <text:p>0.68445178342274</text:p>
              </table:table-cell>
              <table:table-cell office:value-type="float" office:value="1.06713782550034">
                <text:p>1.067137825500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686061811043058">
                <text:p>0.686061811043058</text:p>
              </table:table-cell>
              <table:table-cell office:value-type="float" office:value="1.06904709240662">
                <text:p>1.069047092406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686953486510609">
                <text:p>0.686953486510609</text:p>
              </table:table-cell>
              <table:table-cell office:value-type="float" office:value="1.07196773259367">
                <text:p>1.071967732593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685833951645503">
                <text:p>0.685833951645503</text:p>
              </table:table-cell>
              <table:table-cell office:value-type="float" office:value="1.07466910789931">
                <text:p>1.074669107899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685052960195346">
                <text:p>0.685052960195346</text:p>
              </table:table-cell>
              <table:table-cell office:value-type="float" office:value="1.07875000302721">
                <text:p>1.078750003027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682478292662359">
                <text:p>0.682478292662359</text:p>
              </table:table-cell>
              <table:table-cell office:value-type="float" office:value="1.08062916966361">
                <text:p>1.080629169663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682970582906467">
                <text:p>0.682970582906467</text:p>
              </table:table-cell>
              <table:table-cell office:value-type="float" office:value="1.08223667107042">
                <text:p>1.0822366710704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684727264511957">
                <text:p>0.684727264511957</text:p>
              </table:table-cell>
              <table:table-cell office:value-type="float" office:value="1.08780319324861">
                <text:p>1.087803193248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685814264167307">
                <text:p>0.685814264167307</text:p>
              </table:table-cell>
              <table:table-cell office:value-type="float" office:value="1.09473766131612">
                <text:p>1.0947376613161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687533899303412">
                <text:p>0.687533899303412</text:p>
              </table:table-cell>
              <table:table-cell office:value-type="float" office:value="1.09689373297882">
                <text:p>1.096893732978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688087131738949">
                <text:p>0.688087131738949</text:p>
              </table:table-cell>
              <table:table-cell office:value-type="float" office:value="1.09834903807327">
                <text:p>1.0983490380732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687360106575406">
                <text:p>0.687360106575406</text:p>
              </table:table-cell>
              <table:table-cell office:value-type="float" office:value="1.09978979011678">
                <text:p>1.099789790116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686716872001798">
                <text:p>0.686716872001798</text:p>
              </table:table-cell>
              <table:table-cell office:value-type="float" office:value="1.10379189221562">
                <text:p>1.103791892215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686480138064389">
                <text:p>0.686480138064389</text:p>
              </table:table-cell>
              <table:table-cell office:value-type="float" office:value="1.10886508440457">
                <text:p>1.108865084404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686447019852062">
                <text:p>0.686447019852062</text:p>
              </table:table-cell>
              <table:table-cell office:value-type="float" office:value="1.11426292004701">
                <text:p>1.114262920047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687607759737575">
                <text:p>0.687607759737575</text:p>
              </table:table-cell>
              <table:table-cell office:value-type="float" office:value="1.12092516889532">
                <text:p>1.1209251688953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689427334314112">
                <text:p>0.689427334314112</text:p>
              </table:table-cell>
              <table:table-cell office:value-type="float" office:value="1.13034091720637">
                <text:p>1.130340917206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690982258831934">
                <text:p>0.690982258831934</text:p>
              </table:table-cell>
              <table:table-cell office:value-type="float" office:value="1.13489116657089">
                <text:p>1.134891166570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690375753779159">
                <text:p>0.690375753779159</text:p>
              </table:table-cell>
              <table:table-cell office:value-type="float" office:value="1.14038436016834">
                <text:p>1.140384360168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691181247342689">
                <text:p>0.691181247342689</text:p>
              </table:table-cell>
              <table:table-cell office:value-type="float" office:value="1.14580978485934">
                <text:p>1.145809784859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692346357946185">
                <text:p>0.692346357946185</text:p>
              </table:table-cell>
              <table:table-cell office:value-type="float" office:value="1.15118095530343">
                <text:p>1.1511809553034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691778826570114">
                <text:p>0.691778826570114</text:p>
              </table:table-cell>
              <table:table-cell office:value-type="float" office:value="1.15666914575039">
                <text:p>1.1566691457503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691754655325689">
                <text:p>0.691754655325689</text:p>
              </table:table-cell>
              <table:table-cell office:value-type="float" office:value="1.16356399275443">
                <text:p>1.1635639927544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692076692105765">
                <text:p>0.692076692105765</text:p>
              </table:table-cell>
              <table:table-cell office:value-type="float" office:value="1.16742835282689">
                <text:p>1.167428352826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691917829946612">
                <text:p>0.691917829946612</text:p>
              </table:table-cell>
              <table:table-cell office:value-type="float" office:value="1.17075406929862">
                <text:p>1.170754069298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691430812451166">
                <text:p>0.691430812451166</text:p>
              </table:table-cell>
              <table:table-cell office:value-type="float" office:value="1.17430968650037">
                <text:p>1.174309686500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6914710497812">
                <text:p>0.6914710497812</text:p>
              </table:table-cell>
              <table:table-cell office:value-type="float" office:value="1.17680901387779">
                <text:p>1.1768090138777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69225586979982">
                <text:p>0.69225586979982</text:p>
              </table:table-cell>
              <table:table-cell office:value-type="float" office:value="1.18055816511832">
                <text:p>1.1805581651183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691706937475448">
                <text:p>0.691706937475448</text:p>
              </table:table-cell>
              <table:table-cell office:value-type="float" office:value="1.18339544060999">
                <text:p>1.183395440609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69063145225911">
                <text:p>0.69063145225911</text:p>
              </table:table-cell>
              <table:table-cell office:value-type="float" office:value="1.18687398620389">
                <text:p>1.186873986203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68953519360244">
                <text:p>0.68953519360244</text:p>
              </table:table-cell>
              <table:table-cell office:value-type="float" office:value="1.18857667491328">
                <text:p>1.188576674913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689598174999749">
                <text:p>0.689598174999749</text:p>
              </table:table-cell>
              <table:table-cell office:value-type="float" office:value="1.18991671461576">
                <text:p>1.1899167146157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689144500942059">
                <text:p>0.689144500942059</text:p>
              </table:table-cell>
              <table:table-cell office:value-type="float" office:value="1.19216388893302">
                <text:p>1.1921638889330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689499432744233">
                <text:p>0.689499432744233</text:p>
              </table:table-cell>
              <table:table-cell office:value-type="float" office:value="1.19708435530685">
                <text:p>1.197084355306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689482266471089">
                <text:p>0.689482266471089</text:p>
              </table:table-cell>
              <table:table-cell office:value-type="float" office:value="1.19948851175378">
                <text:p>1.199488511753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690137443806378">
                <text:p>0.690137443806378</text:p>
              </table:table-cell>
              <table:table-cell office:value-type="float" office:value="1.20249362663624">
                <text:p>1.202493626636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691068581683586">
                <text:p>0.691068581683586</text:p>
              </table:table-cell>
              <table:table-cell office:value-type="float" office:value="1.20695517685637">
                <text:p>1.206955176856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69011534267526">
                <text:p>0.69011534267526</text:p>
              </table:table-cell>
              <table:table-cell office:value-type="float" office:value="1.21191265211483">
                <text:p>1.211912652114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689527320561639">
                <text:p>0.689527320561639</text:p>
              </table:table-cell>
              <table:table-cell office:value-type="float" office:value="1.21433898013914">
                <text:p>1.214338980139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0.690398544817951">
                <text:p>0.690398544817951</text:p>
              </table:table-cell>
              <table:table-cell office:value-type="float" office:value="1.21564386619981">
                <text:p>1.2156438661998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0.690401775864617">
                <text:p>0.690401775864617</text:p>
              </table:table-cell>
              <table:table-cell office:value-type="float" office:value="1.21648742753782">
                <text:p>1.2164874275378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0.689829416397429">
                <text:p>0.689829416397429</text:p>
              </table:table-cell>
              <table:table-cell office:value-type="float" office:value="1.21654477548466">
                <text:p>1.216544775484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0.68882585907556">
                <text:p>0.68882585907556</text:p>
              </table:table-cell>
              <table:table-cell office:value-type="float" office:value="1.21437932772981">
                <text:p>1.2143793277298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0.689946258493462">
                <text:p>0.689946258493462</text:p>
              </table:table-cell>
              <table:table-cell office:value-type="float" office:value="1.21390220111918">
                <text:p>1.213902201119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0.690387221440442">
                <text:p>0.690387221440442</text:p>
              </table:table-cell>
              <table:table-cell office:value-type="float" office:value="1.21291702526184">
                <text:p>1.212917025261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0.690150015892705">
                <text:p>0.690150015892705</text:p>
              </table:table-cell>
              <table:table-cell office:value-type="float" office:value="1.21376082798219">
                <text:p>1.2137608279821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0.690895574557307">
                <text:p>0.690895574557307</text:p>
              </table:table-cell>
              <table:table-cell office:value-type="float" office:value="1.21784544192459">
                <text:p>1.2178454419245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0.691227998122079">
                <text:p>0.691227998122079</text:p>
              </table:table-cell>
              <table:table-cell office:value-type="float" office:value="1.22481592367556">
                <text:p>1.224815923675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0.692076912170709">
                <text:p>0.692076912170709</text:p>
              </table:table-cell>
              <table:table-cell office:value-type="float" office:value="1.22964093517051">
                <text:p>1.2296409351705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0.692235789066701">
                <text:p>0.692235789066701</text:p>
              </table:table-cell>
              <table:table-cell office:value-type="float" office:value="1.2318445258188">
                <text:p>1.23184452581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0.692541153948311">
                <text:p>0.692541153948311</text:p>
              </table:table-cell>
              <table:table-cell office:value-type="float" office:value="1.23356863375211">
                <text:p>1.233568633752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0.694392113716845">
                <text:p>0.694392113716845</text:p>
              </table:table-cell>
              <table:table-cell office:value-type="float" office:value="1.23645033871893">
                <text:p>1.2364503387189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0.695795650206795">
                <text:p>0.695795650206795</text:p>
              </table:table-cell>
              <table:table-cell office:value-type="float" office:value="1.2434475374594">
                <text:p>1.24344753745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0.695973616034824">
                <text:p>0.695973616034824</text:p>
              </table:table-cell>
              <table:table-cell office:value-type="float" office:value="1.25195645831122">
                <text:p>1.251956458311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0.69429959416019">
                <text:p>0.69429959416019</text:p>
              </table:table-cell>
              <table:table-cell office:value-type="float" office:value="1.25868217674698">
                <text:p>1.258682176746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0.694121304100941">
                <text:p>0.694121304100941</text:p>
              </table:table-cell>
              <table:table-cell office:value-type="float" office:value="1.26515195875309">
                <text:p>1.265151958753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0.695180091059932">
                <text:p>0.695180091059932</text:p>
              </table:table-cell>
              <table:table-cell office:value-type="float" office:value="1.27698319778625">
                <text:p>1.27698319778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0.696135266893518">
                <text:p>0.696135266893518</text:p>
              </table:table-cell>
              <table:table-cell office:value-type="float" office:value="1.28142266813397">
                <text:p>1.2814226681339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0.694017664224583">
                <text:p>0.694017664224583</text:p>
              </table:table-cell>
              <table:table-cell office:value-type="float" office:value="1.28384653669073">
                <text:p>1.2838465366907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0.692696044283368">
                <text:p>0.692696044283368</text:p>
              </table:table-cell>
              <table:table-cell office:value-type="float" office:value="1.28611918243493">
                <text:p>1.286119182434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0.690541811113262">
                <text:p>0.690541811113262</text:p>
              </table:table-cell>
              <table:table-cell office:value-type="float" office:value="1.28666708151967">
                <text:p>1.286667081519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0.687459922413894">
                <text:p>0.687459922413894</text:p>
              </table:table-cell>
              <table:table-cell office:value-type="float" office:value="1.28980041070448">
                <text:p>1.2898004107044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0.686384409947746">
                <text:p>0.686384409947746</text:p>
              </table:table-cell>
              <table:table-cell office:value-type="float" office:value="1.29707784519392">
                <text:p>1.297077845193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0.685511945158613">
                <text:p>0.685511945158613</text:p>
              </table:table-cell>
              <table:table-cell office:value-type="float" office:value="1.30376808369114">
                <text:p>1.3037680836911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0.68647733852754">
                <text:p>0.68647733852754</text:p>
              </table:table-cell>
              <table:table-cell office:value-type="float" office:value="1.31017484729867">
                <text:p>1.310174847298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0.689092565142265">
                <text:p>0.689092565142265</text:p>
              </table:table-cell>
              <table:table-cell office:value-type="float" office:value="1.314620268637">
                <text:p>1.31462026863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0.690834118123321">
                <text:p>0.690834118123321</text:p>
              </table:table-cell>
              <table:table-cell office:value-type="float" office:value="1.32020133867791">
                <text:p>1.320201338677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0.690380322396633">
                <text:p>0.690380322396633</text:p>
              </table:table-cell>
              <table:table-cell office:value-type="float" office:value="1.32699932529113">
                <text:p>1.326999325291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0.690055466541088">
                <text:p>0.690055466541088</text:p>
              </table:table-cell>
              <table:table-cell office:value-type="float" office:value="1.33275372228212">
                <text:p>1.332753722282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0.692753305449974">
                <text:p>0.692753305449974</text:p>
              </table:table-cell>
              <table:table-cell office:value-type="float" office:value="1.33248174061485">
                <text:p>1.3324817406148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0.694550052230865">
                <text:p>0.694550052230865</text:p>
              </table:table-cell>
              <table:table-cell office:value-type="float" office:value="1.33546127103479">
                <text:p>1.3354612710347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0.697199693408961">
                <text:p>0.697199693408961</text:p>
              </table:table-cell>
              <table:table-cell office:value-type="float" office:value="1.34125559449466">
                <text:p>1.3412555944946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0.699923348648785">
                <text:p>0.699923348648785</text:p>
              </table:table-cell>
              <table:table-cell office:value-type="float" office:value="1.34761576582244">
                <text:p>1.347615765822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0.702601534517136">
                <text:p>0.702601534517136</text:p>
              </table:table-cell>
              <table:table-cell office:value-type="float" office:value="1.35158146862933">
                <text:p>1.351581468629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0.702825519171964">
                <text:p>0.702825519171964</text:p>
              </table:table-cell>
              <table:table-cell office:value-type="float" office:value="1.35639898727637">
                <text:p>1.3563989872763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0.705707173890154">
                <text:p>0.705707173890154</text:p>
              </table:table-cell>
              <table:table-cell office:value-type="float" office:value="1.36148884355745">
                <text:p>1.361488843557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0.705785780543213">
                <text:p>0.705785780543213</text:p>
              </table:table-cell>
              <table:table-cell office:value-type="float" office:value="1.36699676213942">
                <text:p>1.366996762139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0.704958289229927">
                <text:p>0.704958289229927</text:p>
              </table:table-cell>
              <table:table-cell office:value-type="float" office:value="1.37367162210423">
                <text:p>1.3736716221042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.704518148397714">
                <text:p>0.704518148397714</text:p>
              </table:table-cell>
              <table:table-cell office:value-type="float" office:value="1.38011672406501">
                <text:p>1.380116724065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0.704283311741323">
                <text:p>0.704283311741323</text:p>
              </table:table-cell>
              <table:table-cell office:value-type="float" office:value="1.3831726996815">
                <text:p>1.383172699681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0.705297158785853">
                <text:p>0.705297158785853</text:p>
              </table:table-cell>
              <table:table-cell office:value-type="float" office:value="1.38615915450287">
                <text:p>1.3861591545028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0.706913542036704">
                <text:p>0.706913542036704</text:p>
              </table:table-cell>
              <table:table-cell office:value-type="float" office:value="1.39474654254968">
                <text:p>1.394746542549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0.707430613512889">
                <text:p>0.707430613512889</text:p>
              </table:table-cell>
              <table:table-cell office:value-type="float" office:value="1.39564756197266">
                <text:p>1.395647561972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0.706845196266649">
                <text:p>0.706845196266649</text:p>
              </table:table-cell>
              <table:table-cell office:value-type="float" office:value="1.3968339434958">
                <text:p>1.396833943495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0.705374830428384">
                <text:p>0.705374830428384</text:p>
              </table:table-cell>
              <table:table-cell office:value-type="float" office:value="1.3974997504023">
                <text:p>1.397499750402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0.705948200768168">
                <text:p>0.705948200768168</text:p>
              </table:table-cell>
              <table:table-cell office:value-type="float" office:value="1.40252475289828">
                <text:p>1.402524752898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0.705353835039556">
                <text:p>0.705353835039556</text:p>
              </table:table-cell>
              <table:table-cell office:value-type="float" office:value="1.40575440733008">
                <text:p>1.4057544073300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0.705100296689161">
                <text:p>0.705100296689161</text:p>
              </table:table-cell>
              <table:table-cell office:value-type="float" office:value="1.40760595416587">
                <text:p>1.4076059541658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0.705295056434133">
                <text:p>0.705295056434133</text:p>
              </table:table-cell>
              <table:table-cell office:value-type="float" office:value="1.41142463146632">
                <text:p>1.4114246314663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0.706752744167664">
                <text:p>0.706752744167664</text:p>
              </table:table-cell>
              <table:table-cell office:value-type="float" office:value="1.4167548295961">
                <text:p>1.41675482959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0.70480042409926">
                <text:p>0.70480042409926</text:p>
              </table:table-cell>
              <table:table-cell office:value-type="float" office:value="1.42202124356429">
                <text:p>1.4220212435642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0.704981857087704">
                <text:p>0.704981857087704</text:p>
              </table:table-cell>
              <table:table-cell office:value-type="float" office:value="1.42604664516373">
                <text:p>1.4260466451637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0.702494250498394">
                <text:p>0.702494250498394</text:p>
              </table:table-cell>
              <table:table-cell office:value-type="float" office:value="1.43119794341798">
                <text:p>1.431197943417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0.701653518519726">
                <text:p>0.701653518519726</text:p>
              </table:table-cell>
              <table:table-cell office:value-type="float" office:value="1.43552232762016">
                <text:p>1.435522327620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0.701544613856617">
                <text:p>0.701544613856617</text:p>
              </table:table-cell>
              <table:table-cell office:value-type="float" office:value="1.43912628801743">
                <text:p>1.4391262880174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0.702941184885433">
                <text:p>0.702941184885433</text:p>
              </table:table-cell>
              <table:table-cell office:value-type="float" office:value="1.44054897862563">
                <text:p>1.440548978625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0.703775020899826">
                <text:p>0.703775020899826</text:p>
              </table:table-cell>
              <table:table-cell office:value-type="float" office:value="1.43967290060408">
                <text:p>1.439672900604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0.701169088872646">
                <text:p>0.701169088872646</text:p>
              </table:table-cell>
              <table:table-cell office:value-type="float" office:value="1.43952617159804">
                <text:p>1.4395261715980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0.699280550693279">
                <text:p>0.699280550693279</text:p>
              </table:table-cell>
              <table:table-cell office:value-type="float" office:value="1.43982478743308">
                <text:p>1.439824787433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0.697948122544837">
                <text:p>0.697948122544837</text:p>
              </table:table-cell>
              <table:table-cell office:value-type="float" office:value="1.44202653955874">
                <text:p>1.442026539558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0.696676795825826">
                <text:p>0.696676795825826</text:p>
              </table:table-cell>
              <table:table-cell office:value-type="float" office:value="1.44439872699335">
                <text:p>1.4443987269933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0.695921481612062">
                <text:p>0.695921481612062</text:p>
              </table:table-cell>
              <table:table-cell office:value-type="float" office:value="1.4467471925536">
                <text:p>1.44674719255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0.696353571143767">
                <text:p>0.696353571143767</text:p>
              </table:table-cell>
              <table:table-cell office:value-type="float" office:value="1.4507412590896">
                <text:p>1.450741259089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0.69689003543233">
                <text:p>0.69689003543233</text:p>
              </table:table-cell>
              <table:table-cell office:value-type="float" office:value="1.45550657377143">
                <text:p>1.4555065737714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0.697471135078006">
                <text:p>0.697471135078006</text:p>
              </table:table-cell>
              <table:table-cell office:value-type="float" office:value="1.45891069170719">
                <text:p>1.4589106917071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0.696881400253048">
                <text:p>0.696881400253048</text:p>
              </table:table-cell>
              <table:table-cell office:value-type="float" office:value="1.46262666953588">
                <text:p>1.4626266695358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0.697895042390868">
                <text:p>0.697895042390868</text:p>
              </table:table-cell>
              <table:table-cell office:value-type="float" office:value="1.46800040284052">
                <text:p>1.468000402840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0.698486185424903">
                <text:p>0.698486185424903</text:p>
              </table:table-cell>
              <table:table-cell office:value-type="float" office:value="1.47176867467419">
                <text:p>1.471768674674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0.699346852025939">
                <text:p>0.699346852025939</text:p>
              </table:table-cell>
              <table:table-cell office:value-type="float" office:value="1.47740186512043">
                <text:p>1.477401865120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0.699104438358">
                <text:p>0.699104438358</text:p>
              </table:table-cell>
              <table:table-cell office:value-type="float" office:value="1.48689014155119">
                <text:p>1.4868901415511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0.699335616196642">
                <text:p>0.699335616196642</text:p>
              </table:table-cell>
              <table:table-cell office:value-type="float" office:value="1.49344981156425">
                <text:p>1.493449811564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0.701557136067734">
                <text:p>0.701557136067734</text:p>
              </table:table-cell>
              <table:table-cell office:value-type="float" office:value="1.49802351016992">
                <text:p>1.498023510169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0.704666046034857">
                <text:p>0.704666046034857</text:p>
              </table:table-cell>
              <table:table-cell office:value-type="float" office:value="1.50255147178953">
                <text:p>1.502551471789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0.704380519177747">
                <text:p>0.704380519177747</text:p>
              </table:table-cell>
              <table:table-cell office:value-type="float" office:value="1.51149654530693">
                <text:p>1.5114965453069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0.704127758762089">
                <text:p>0.704127758762089</text:p>
              </table:table-cell>
              <table:table-cell office:value-type="float" office:value="1.51495300842529">
                <text:p>1.514953008425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0.702290101083971">
                <text:p>0.702290101083971</text:p>
              </table:table-cell>
              <table:table-cell office:value-type="float" office:value="1.52025123953507">
                <text:p>1.520251239535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0.702678964779013">
                <text:p>0.702678964779013</text:p>
              </table:table-cell>
              <table:table-cell office:value-type="float" office:value="1.52202985921519">
                <text:p>1.522029859215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0.703171259100689">
                <text:p>0.703171259100689</text:p>
              </table:table-cell>
              <table:table-cell office:value-type="float" office:value="1.52367230572107">
                <text:p>1.523672305721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0.70231732428746">
                <text:p>0.70231732428746</text:p>
              </table:table-cell>
              <table:table-cell office:value-type="float" office:value="1.52443558266386">
                <text:p>1.524435582663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0.702648236647698">
                <text:p>0.702648236647698</text:p>
              </table:table-cell>
              <table:table-cell office:value-type="float" office:value="1.52712226131998">
                <text:p>1.5271222613199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0.702817326236941">
                <text:p>0.702817326236941</text:p>
              </table:table-cell>
              <table:table-cell office:value-type="float" office:value="1.52832162694208">
                <text:p>1.5283216269420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0.704481460666879">
                <text:p>0.704481460666879</text:p>
              </table:table-cell>
              <table:table-cell office:value-type="float" office:value="1.53058558048398">
                <text:p>1.530585580483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0.70527805575184">
                <text:p>0.70527805575184</text:p>
              </table:table-cell>
              <table:table-cell office:value-type="float" office:value="1.53547203237145">
                <text:p>1.535472032371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0.705789377758424">
                <text:p>0.705789377758424</text:p>
              </table:table-cell>
              <table:table-cell office:value-type="float" office:value="1.5380764957212">
                <text:p>1.53807649572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0.706462965462321">
                <text:p>0.706462965462321</text:p>
              </table:table-cell>
              <table:table-cell office:value-type="float" office:value="1.53792300349126">
                <text:p>1.537923003491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0.704796565896194">
                <text:p>0.704796565896194</text:p>
              </table:table-cell>
              <table:table-cell office:value-type="float" office:value="1.5388899273025">
                <text:p>1.53888992730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0.703795111865139">
                <text:p>0.703795111865139</text:p>
              </table:table-cell>
              <table:table-cell office:value-type="float" office:value="1.54083436136281">
                <text:p>1.5408343613628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0.704608400415909">
                <text:p>0.704608400415909</text:p>
              </table:table-cell>
              <table:table-cell office:value-type="float" office:value="1.54348571924172">
                <text:p>1.5434857192417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0.705085252191566">
                <text:p>0.705085252191566</text:p>
              </table:table-cell>
              <table:table-cell office:value-type="float" office:value="1.54791197316041">
                <text:p>1.547911973160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0.705499188402045">
                <text:p>0.705499188402045</text:p>
              </table:table-cell>
              <table:table-cell office:value-type="float" office:value="1.55302108872293">
                <text:p>1.5530210887229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0.704640274949397">
                <text:p>0.704640274949397</text:p>
              </table:table-cell>
              <table:table-cell office:value-type="float" office:value="1.5569908778357">
                <text:p>1.55699087783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0.70444976739641">
                <text:p>0.70444976739641</text:p>
              </table:table-cell>
              <table:table-cell office:value-type="float" office:value="1.56427811191448">
                <text:p>1.5642781119144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0.704459533288337">
                <text:p>0.704459533288337</text:p>
              </table:table-cell>
              <table:table-cell office:value-type="float" office:value="1.56689620036056">
                <text:p>1.5668962003605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0.704850835391351">
                <text:p>0.704850835391351</text:p>
              </table:table-cell>
              <table:table-cell office:value-type="float" office:value="1.57160459684752">
                <text:p>1.571604596847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0.705224202037438">
                <text:p>0.705224202037438</text:p>
              </table:table-cell>
              <table:table-cell office:value-type="float" office:value="1.57852012982641">
                <text:p>1.578520129826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0.707932916192362">
                <text:p>0.707932916192362</text:p>
              </table:table-cell>
              <table:table-cell office:value-type="float" office:value="1.58059207138529">
                <text:p>1.580592071385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0.706871286145483">
                <text:p>0.706871286145483</text:p>
              </table:table-cell>
              <table:table-cell office:value-type="float" office:value="1.58180107604457">
                <text:p>1.581801076044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0.707504700943603">
                <text:p>0.707504700943603</text:p>
              </table:table-cell>
              <table:table-cell office:value-type="float" office:value="1.58598306528412">
                <text:p>1.585983065284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0.708212080712409">
                <text:p>0.708212080712409</text:p>
              </table:table-cell>
              <table:table-cell office:value-type="float" office:value="1.59161577194472">
                <text:p>1.591615771944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0.706867011698114">
                <text:p>0.706867011698114</text:p>
              </table:table-cell>
              <table:table-cell office:value-type="float" office:value="1.59715122712849">
                <text:p>1.597151227128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0.707087230470022">
                <text:p>0.707087230470022</text:p>
              </table:table-cell>
              <table:table-cell office:value-type="float" office:value="1.60478627223426">
                <text:p>1.604786272234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0.705908474347894">
                <text:p>0.705908474347894</text:p>
              </table:table-cell>
              <table:table-cell office:value-type="float" office:value="1.60906099015708">
                <text:p>1.609060990157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0.70370171027952">
                <text:p>0.70370171027952</text:p>
              </table:table-cell>
              <table:table-cell office:value-type="float" office:value="1.61363704692217">
                <text:p>1.613637046922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0.702815486827519">
                <text:p>0.702815486827519</text:p>
              </table:table-cell>
              <table:table-cell office:value-type="float" office:value="1.6161545226068">
                <text:p>1.616154522606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0.701526462394026">
                <text:p>0.701526462394026</text:p>
              </table:table-cell>
              <table:table-cell office:value-type="float" office:value="1.6217237466115">
                <text:p>1.62172374661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0.701162360560783">
                <text:p>0.701162360560783</text:p>
              </table:table-cell>
              <table:table-cell office:value-type="float" office:value="1.62443508057396">
                <text:p>1.624435080573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0.701146934673807">
                <text:p>0.701146934673807</text:p>
              </table:table-cell>
              <table:table-cell office:value-type="float" office:value="1.62538371222436">
                <text:p>1.625383712224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0.70170100839823">
                <text:p>0.70170100839823</text:p>
              </table:table-cell>
              <table:table-cell office:value-type="float" office:value="1.62716558938783">
                <text:p>1.627165589387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0.701942685572935">
                <text:p>0.701942685572935</text:p>
              </table:table-cell>
              <table:table-cell office:value-type="float" office:value="1.6270477796478">
                <text:p>1.627047779647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0.700614958321949">
                <text:p>0.700614958321949</text:p>
              </table:table-cell>
              <table:table-cell office:value-type="float" office:value="1.62768639276041">
                <text:p>1.6276863927604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0.701804887170102">
                <text:p>0.701804887170102</text:p>
              </table:table-cell>
              <table:table-cell office:value-type="float" office:value="1.62967875960203">
                <text:p>1.629678759602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0.701181688083808">
                <text:p>0.701181688083808</text:p>
              </table:table-cell>
              <table:table-cell office:value-type="float" office:value="1.63443460358496">
                <text:p>1.634434603584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0.701151853184952">
                <text:p>0.701151853184952</text:p>
              </table:table-cell>
              <table:table-cell office:value-type="float" office:value="1.63780040247665">
                <text:p>1.6378004024766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0.701980334653103">
                <text:p>0.701980334653103</text:p>
              </table:table-cell>
              <table:table-cell office:value-type="float" office:value="1.64062874765823">
                <text:p>1.6406287476582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0.701299113983737">
                <text:p>0.701299113983737</text:p>
              </table:table-cell>
              <table:table-cell office:value-type="float" office:value="1.64476300072219">
                <text:p>1.644763000722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0.700419456177233">
                <text:p>0.700419456177233</text:p>
              </table:table-cell>
              <table:table-cell office:value-type="float" office:value="1.6507478031474">
                <text:p>1.65074780314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0.699607730234707">
                <text:p>0.699607730234707</text:p>
              </table:table-cell>
              <table:table-cell office:value-type="float" office:value="1.65350503099828">
                <text:p>1.6535050309982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0.698789259109967">
                <text:p>0.698789259109967</text:p>
              </table:table-cell>
              <table:table-cell office:value-type="float" office:value="1.65513664735496">
                <text:p>1.655136647354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0.698354558008229">
                <text:p>0.698354558008229</text:p>
              </table:table-cell>
              <table:table-cell office:value-type="float" office:value="1.66075919392489">
                <text:p>1.660759193924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0.697574019946943">
                <text:p>0.697574019946943</text:p>
              </table:table-cell>
              <table:table-cell office:value-type="float" office:value="1.66359604643009">
                <text:p>1.6635960464300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0.696675202824397">
                <text:p>0.696675202824397</text:p>
              </table:table-cell>
              <table:table-cell office:value-type="float" office:value="1.66326777827348">
                <text:p>1.663267778273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0.69666815775586">
                <text:p>0.69666815775586</text:p>
              </table:table-cell>
              <table:table-cell office:value-type="float" office:value="1.66510732271297">
                <text:p>1.6651073227129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0.697191188112458">
                <text:p>0.697191188112458</text:p>
              </table:table-cell>
              <table:table-cell office:value-type="float" office:value="1.66830473433432">
                <text:p>1.66830473433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0.695513393878392">
                <text:p>0.695513393878392</text:p>
              </table:table-cell>
              <table:table-cell office:value-type="float" office:value="1.67081523537807">
                <text:p>1.6708152353780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0.693404074917582">
                <text:p>0.693404074917582</text:p>
              </table:table-cell>
              <table:table-cell office:value-type="float" office:value="1.67372972453373">
                <text:p>1.673729724533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0.691489797014256">
                <text:p>0.691489797014256</text:p>
              </table:table-cell>
              <table:table-cell office:value-type="float" office:value="1.67830390269823">
                <text:p>1.678303902698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0.690547749722846">
                <text:p>0.690547749722846</text:p>
              </table:table-cell>
              <table:table-cell office:value-type="float" office:value="1.68076328791367">
                <text:p>1.680763287913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0.69038046965051">
                <text:p>0.69038046965051</text:p>
              </table:table-cell>
              <table:table-cell office:value-type="float" office:value="1.68472488580376">
                <text:p>1.6847248858037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0.690287009781591">
                <text:p>0.690287009781591</text:p>
              </table:table-cell>
              <table:table-cell office:value-type="float" office:value="1.68949528400455">
                <text:p>1.6894952840045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0.690190223333966">
                <text:p>0.690190223333966</text:p>
              </table:table-cell>
              <table:table-cell office:value-type="float" office:value="1.69474318830736">
                <text:p>1.6947431883073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0.691219355583385">
                <text:p>0.691219355583385</text:p>
              </table:table-cell>
              <table:table-cell office:value-type="float" office:value="1.6989799669506">
                <text:p>1.69897996695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0.6921974573862">
                <text:p>0.6921974573862</text:p>
              </table:table-cell>
              <table:table-cell office:value-type="float" office:value="1.7051901672811">
                <text:p>1.705190167281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0.691455740323068">
                <text:p>0.691455740323068</text:p>
              </table:table-cell>
              <table:table-cell office:value-type="float" office:value="1.7115228809929">
                <text:p>1.71152288099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0.690154565819466">
                <text:p>0.690154565819466</text:p>
              </table:table-cell>
              <table:table-cell office:value-type="float" office:value="1.71492489356228">
                <text:p>1.714924893562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0.689778116686368">
                <text:p>0.689778116686368</text:p>
              </table:table-cell>
              <table:table-cell office:value-type="float" office:value="1.71620421605523">
                <text:p>1.716204216055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0.690607608246777">
                <text:p>0.690607608246777</text:p>
              </table:table-cell>
              <table:table-cell office:value-type="float" office:value="1.71729614214865">
                <text:p>1.7172961421486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0.690789654769673">
                <text:p>0.690789654769673</text:p>
              </table:table-cell>
              <table:table-cell office:value-type="float" office:value="1.71948215508614">
                <text:p>1.719482155086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0.691381758221976">
                <text:p>0.691381758221976</text:p>
              </table:table-cell>
              <table:table-cell office:value-type="float" office:value="1.72197483353527">
                <text:p>1.7219748335352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.692337976740839">
                <text:p>0.692337976740839</text:p>
              </table:table-cell>
              <table:table-cell office:value-type="float" office:value="1.72269626167051">
                <text:p>1.7226962616705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0.69180557441704">
                <text:p>0.69180557441704</text:p>
              </table:table-cell>
              <table:table-cell office:value-type="float" office:value="1.72620459317145">
                <text:p>1.726204593171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0.692328463554759">
                <text:p>0.692328463554759</text:p>
              </table:table-cell>
              <table:table-cell office:value-type="float" office:value="1.73039182260206">
                <text:p>1.7303918226020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0.691712871226904">
                <text:p>0.691712871226904</text:p>
              </table:table-cell>
              <table:table-cell office:value-type="float" office:value="1.7367242680124">
                <text:p>1.736724268012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0.691981889700782">
                <text:p>0.691981889700782</text:p>
              </table:table-cell>
              <table:table-cell office:value-type="float" office:value="1.73983321580847">
                <text:p>1.7398332158084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0.692167333961669">
                <text:p>0.692167333961669</text:p>
              </table:table-cell>
              <table:table-cell office:value-type="float" office:value="1.74291875461812">
                <text:p>1.742918754618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0.692421586547978">
                <text:p>0.692421586547978</text:p>
              </table:table-cell>
              <table:table-cell office:value-type="float" office:value="1.74608658199731">
                <text:p>1.7460865819973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0.692109615580458">
                <text:p>0.692109615580458</text:p>
              </table:table-cell>
              <table:table-cell office:value-type="float" office:value="1.74741881962562">
                <text:p>1.747418819625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0.690930706924653">
                <text:p>0.690930706924653</text:p>
              </table:table-cell>
              <table:table-cell office:value-type="float" office:value="1.74675314206766">
                <text:p>1.746753142067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0.691907305895675">
                <text:p>0.691907305895675</text:p>
              </table:table-cell>
              <table:table-cell office:value-type="float" office:value="1.74459173309596">
                <text:p>1.7445917330959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0.693460960109446">
                <text:p>0.693460960109446</text:p>
              </table:table-cell>
              <table:table-cell office:value-type="float" office:value="1.74335271231673">
                <text:p>1.7433527123167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0.693422902232489">
                <text:p>0.693422902232489</text:p>
              </table:table-cell>
              <table:table-cell office:value-type="float" office:value="1.74264049666897">
                <text:p>1.7426404966689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0.694428748116531">
                <text:p>0.694428748116531</text:p>
              </table:table-cell>
              <table:table-cell office:value-type="float" office:value="1.74475255324074">
                <text:p>1.744752553240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0.695652958803864">
                <text:p>0.695652958803864</text:p>
              </table:table-cell>
              <table:table-cell office:value-type="float" office:value="1.74592041232372">
                <text:p>1.7459204123237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0.697321429215826">
                <text:p>0.697321429215826</text:p>
              </table:table-cell>
              <table:table-cell office:value-type="float" office:value="1.74862249852306">
                <text:p>1.7486224985230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0.698222779383598">
                <text:p>0.698222779383598</text:p>
              </table:table-cell>
              <table:table-cell office:value-type="float" office:value="1.75293955222636">
                <text:p>1.7529395522263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0.698669123018333">
                <text:p>0.698669123018333</text:p>
              </table:table-cell>
              <table:table-cell office:value-type="float" office:value="1.75661705325582">
                <text:p>1.7566170532558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0.698900476900932">
                <text:p>0.698900476900932</text:p>
              </table:table-cell>
              <table:table-cell office:value-type="float" office:value="1.75571754938993">
                <text:p>1.755717549389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0.699656926677377">
                <text:p>0.699656926677377</text:p>
              </table:table-cell>
              <table:table-cell office:value-type="float" office:value="1.75798493529954">
                <text:p>1.7579849352995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0.700058126927332">
                <text:p>0.700058126927332</text:p>
              </table:table-cell>
              <table:table-cell office:value-type="float" office:value="1.75948200902346">
                <text:p>1.759482009023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0.700372360472873">
                <text:p>0.700372360472873</text:p>
              </table:table-cell>
              <table:table-cell office:value-type="float" office:value="1.7617401301097">
                <text:p>1.76174013010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0.700186818686327">
                <text:p>0.700186818686327</text:p>
              </table:table-cell>
              <table:table-cell office:value-type="float" office:value="1.7621929042472">
                <text:p>1.76219290424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0.700993715439702">
                <text:p>0.700993715439702</text:p>
              </table:table-cell>
              <table:table-cell office:value-type="float" office:value="1.76667623836262">
                <text:p>1.766676238362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0.701395542991188">
                <text:p>0.701395542991188</text:p>
              </table:table-cell>
              <table:table-cell office:value-type="float" office:value="1.76991856688809">
                <text:p>1.769918566888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0.701297887120747">
                <text:p>0.701297887120747</text:p>
              </table:table-cell>
              <table:table-cell office:value-type="float" office:value="1.77350970379985">
                <text:p>1.7735097037998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0.700072454037086">
                <text:p>0.700072454037086</text:p>
              </table:table-cell>
              <table:table-cell office:value-type="float" office:value="1.77277460676185">
                <text:p>1.772774606761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0.700830926821129">
                <text:p>0.700830926821129</text:p>
              </table:table-cell>
              <table:table-cell office:value-type="float" office:value="1.77225997544833">
                <text:p>1.7722599754483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0.701559104039405">
                <text:p>0.701559104039405</text:p>
              </table:table-cell>
              <table:table-cell office:value-type="float" office:value="1.77125612569385">
                <text:p>1.771256125693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0.702448651338931">
                <text:p>0.702448651338931</text:p>
              </table:table-cell>
              <table:table-cell office:value-type="float" office:value="1.77300302389637">
                <text:p>1.7730030238963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0.701341119842843">
                <text:p>0.701341119842843</text:p>
              </table:table-cell>
              <table:table-cell office:value-type="float" office:value="1.77499130351656">
                <text:p>1.774991303516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70108047617209">
                <text:p>0.70108047617209</text:p>
              </table:table-cell>
              <table:table-cell office:value-type="float" office:value="1.77771758095759">
                <text:p>1.7777175809575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0.700261979102677">
                <text:p>0.700261979102677</text:p>
              </table:table-cell>
              <table:table-cell office:value-type="float" office:value="1.78115252636013">
                <text:p>1.781152526360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0.699734455097091">
                <text:p>0.699734455097091</text:p>
              </table:table-cell>
              <table:table-cell office:value-type="float" office:value="1.78093593780539">
                <text:p>1.7809359378053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0.700889976788158">
                <text:p>0.700889976788158</text:p>
              </table:table-cell>
              <table:table-cell office:value-type="float" office:value="1.78217419747495">
                <text:p>1.7821741974749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0.70147723086643">
                <text:p>0.70147723086643</text:p>
              </table:table-cell>
              <table:table-cell office:value-type="float" office:value="1.78565115679891">
                <text:p>1.7856511567989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0.703553367648675">
                <text:p>0.703553367648675</text:p>
              </table:table-cell>
              <table:table-cell office:value-type="float" office:value="1.78976832944144">
                <text:p>1.789768329441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0.703841254046538">
                <text:p>0.703841254046538</text:p>
              </table:table-cell>
              <table:table-cell office:value-type="float" office:value="1.79231182261762">
                <text:p>1.792311822617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0.703587293802892">
                <text:p>0.703587293802892</text:p>
              </table:table-cell>
              <table:table-cell office:value-type="float" office:value="1.79454495439144">
                <text:p>1.7945449543914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0.703605684430755">
                <text:p>0.703605684430755</text:p>
              </table:table-cell>
              <table:table-cell office:value-type="float" office:value="1.79462767386161">
                <text:p>1.794627673861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0.703158774873269">
                <text:p>0.703158774873269</text:p>
              </table:table-cell>
              <table:table-cell office:value-type="float" office:value="1.795431397123">
                <text:p>1.7954313971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0.702546401098336">
                <text:p>0.702546401098336</text:p>
              </table:table-cell>
              <table:table-cell office:value-type="float" office:value="1.79802502835725">
                <text:p>1.798025028357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0.702264232106509">
                <text:p>0.702264232106509</text:p>
              </table:table-cell>
              <table:table-cell office:value-type="float" office:value="1.80379477807367">
                <text:p>1.803794778073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0.703787044330899">
                <text:p>0.703787044330899</text:p>
              </table:table-cell>
              <table:table-cell office:value-type="float" office:value="1.80870764996507">
                <text:p>1.8087076499650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0.705105817244233">
                <text:p>0.705105817244233</text:p>
              </table:table-cell>
              <table:table-cell office:value-type="float" office:value="1.81437057346542">
                <text:p>1.8143705734654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0.705415870182902">
                <text:p>0.705415870182902</text:p>
              </table:table-cell>
              <table:table-cell office:value-type="float" office:value="1.82063364739178">
                <text:p>1.8206336473917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0.705227383122864">
                <text:p>0.705227383122864</text:p>
              </table:table-cell>
              <table:table-cell office:value-type="float" office:value="1.82010172952251">
                <text:p>1.8201017295225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0.705157565431986">
                <text:p>0.705157565431986</text:p>
              </table:table-cell>
              <table:table-cell office:value-type="float" office:value="1.82057995751031">
                <text:p>1.820579957510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0.705143026814703">
                <text:p>0.705143026814703</text:p>
              </table:table-cell>
              <table:table-cell office:value-type="float" office:value="1.81833160474371">
                <text:p>1.818331604743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0.705412351263538">
                <text:p>0.705412351263538</text:p>
              </table:table-cell>
              <table:table-cell office:value-type="float" office:value="1.81745598100397">
                <text:p>1.8174559810039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0.704879966881337">
                <text:p>0.704879966881337</text:p>
              </table:table-cell>
              <table:table-cell office:value-type="float" office:value="1.81928142119393">
                <text:p>1.8192814211939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0.706175994798731">
                <text:p>0.706175994798731</text:p>
              </table:table-cell>
              <table:table-cell office:value-type="float" office:value="1.82033103122441">
                <text:p>1.820331031224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0.707442103703202">
                <text:p>0.707442103703202</text:p>
              </table:table-cell>
              <table:table-cell office:value-type="float" office:value="1.82197387475832">
                <text:p>1.8219738747583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0.708448863477978">
                <text:p>0.708448863477978</text:p>
              </table:table-cell>
              <table:table-cell office:value-type="float" office:value="1.82315712108537">
                <text:p>1.8231571210853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0.707355754153543">
                <text:p>0.707355754153543</text:p>
              </table:table-cell>
              <table:table-cell office:value-type="float" office:value="1.82603666098563">
                <text:p>1.8260366609856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0.707166811996623">
                <text:p>0.707166811996623</text:p>
              </table:table-cell>
              <table:table-cell office:value-type="float" office:value="1.82859596650692">
                <text:p>1.828595966506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0.705059682883749">
                <text:p>0.705059682883749</text:p>
              </table:table-cell>
              <table:table-cell office:value-type="float" office:value="1.83031000684185">
                <text:p>1.8303100068418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0.70455043943837">
                <text:p>0.70455043943837</text:p>
              </table:table-cell>
              <table:table-cell office:value-type="float" office:value="1.8326039216988">
                <text:p>1.83260392169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0.704135369826595">
                <text:p>0.704135369826595</text:p>
              </table:table-cell>
              <table:table-cell office:value-type="float" office:value="1.83380169200562">
                <text:p>1.833801692005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0.703913804114195">
                <text:p>0.703913804114195</text:p>
              </table:table-cell>
              <table:table-cell office:value-type="float" office:value="1.83575779273263">
                <text:p>1.8357577927326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0.70319877674499">
                <text:p>0.70319877674499</text:p>
              </table:table-cell>
              <table:table-cell office:value-type="float" office:value="1.8365937631924">
                <text:p>1.836593763192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0.701130557093482">
                <text:p>0.701130557093482</text:p>
              </table:table-cell>
              <table:table-cell office:value-type="float" office:value="1.83774395459273">
                <text:p>1.8377439545927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0.700153734281168">
                <text:p>0.700153734281168</text:p>
              </table:table-cell>
              <table:table-cell office:value-type="float" office:value="1.83920258062057">
                <text:p>1.8392025806205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0.698654055674415">
                <text:p>0.698654055674415</text:p>
              </table:table-cell>
              <table:table-cell office:value-type="float" office:value="1.83954071354453">
                <text:p>1.8395407135445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0.696098887666691">
                <text:p>0.696098887666691</text:p>
              </table:table-cell>
              <table:table-cell office:value-type="float" office:value="1.843117137395">
                <text:p>1.8431171373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0.69581743546956">
                <text:p>0.69581743546956</text:p>
              </table:table-cell>
              <table:table-cell office:value-type="float" office:value="1.84483748117256">
                <text:p>1.8448374811725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0.696006912121576">
                <text:p>0.696006912121576</text:p>
              </table:table-cell>
              <table:table-cell office:value-type="float" office:value="1.8475557730275">
                <text:p>1.84755577302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0.695753670309598">
                <text:p>0.695753670309598</text:p>
              </table:table-cell>
              <table:table-cell office:value-type="float" office:value="1.85042349887932">
                <text:p>1.850423498879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0.695199295661838">
                <text:p>0.695199295661838</text:p>
              </table:table-cell>
              <table:table-cell office:value-type="float" office:value="1.85260891906294">
                <text:p>1.852608919062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0.694034536747772">
                <text:p>0.694034536747772</text:p>
              </table:table-cell>
              <table:table-cell office:value-type="float" office:value="1.85211561675756">
                <text:p>1.852115616757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0.692365509209752">
                <text:p>0.692365509209752</text:p>
              </table:table-cell>
              <table:table-cell office:value-type="float" office:value="1.84988478317062">
                <text:p>1.8498847831706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0.690955162102445">
                <text:p>0.690955162102445</text:p>
              </table:table-cell>
              <table:table-cell office:value-type="float" office:value="1.85062835958134">
                <text:p>1.8506283595813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0.691514360481421">
                <text:p>0.691514360481421</text:p>
              </table:table-cell>
              <table:table-cell office:value-type="float" office:value="1.85257662144008">
                <text:p>1.8525766214400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0.692341152360478">
                <text:p>0.692341152360478</text:p>
              </table:table-cell>
              <table:table-cell office:value-type="float" office:value="1.85223267340749">
                <text:p>1.8522326734074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0.691397470566603">
                <text:p>0.691397470566603</text:p>
              </table:table-cell>
              <table:table-cell office:value-type="float" office:value="1.85233103632859">
                <text:p>1.8523310363285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0.692132618667954">
                <text:p>0.692132618667954</text:p>
              </table:table-cell>
              <table:table-cell office:value-type="float" office:value="1.85095058310816">
                <text:p>1.850950583108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0.69380189650812">
                <text:p>0.69380189650812</text:p>
              </table:table-cell>
              <table:table-cell office:value-type="float" office:value="1.85339345822946">
                <text:p>1.8533934582294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0.69265335122725">
                <text:p>0.69265335122725</text:p>
              </table:table-cell>
              <table:table-cell office:value-type="float" office:value="1.85501577364717">
                <text:p>1.855015773647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0.693623369439115">
                <text:p>0.693623369439115</text:p>
              </table:table-cell>
              <table:table-cell office:value-type="float" office:value="1.85755936591069">
                <text:p>1.857559365910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0.69240142145901">
                <text:p>0.69240142145901</text:p>
              </table:table-cell>
              <table:table-cell office:value-type="float" office:value="1.86237086902578">
                <text:p>1.862370869025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0.691651040684934">
                <text:p>0.691651040684934</text:p>
              </table:table-cell>
              <table:table-cell office:value-type="float" office:value="1.86655417787938">
                <text:p>1.866554177879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0.690270244563799">
                <text:p>0.690270244563799</text:p>
              </table:table-cell>
              <table:table-cell office:value-type="float" office:value="1.86736232031112">
                <text:p>1.867362320311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0.689681267608357">
                <text:p>0.689681267608357</text:p>
              </table:table-cell>
              <table:table-cell office:value-type="float" office:value="1.868188697108">
                <text:p>1.8681886971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0.688475511842843">
                <text:p>0.688475511842843</text:p>
              </table:table-cell>
              <table:table-cell office:value-type="float" office:value="1.86894342985523">
                <text:p>1.8689434298552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0.68757531270897">
                <text:p>0.68757531270897</text:p>
              </table:table-cell>
              <table:table-cell office:value-type="float" office:value="1.87121289966627">
                <text:p>1.8712128996662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0.687181041063362">
                <text:p>0.687181041063362</text:p>
              </table:table-cell>
              <table:table-cell office:value-type="float" office:value="1.87281327066961">
                <text:p>1.8728132706696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0.686781957925456">
                <text:p>0.686781957925456</text:p>
              </table:table-cell>
              <table:table-cell office:value-type="float" office:value="1.87588841665144">
                <text:p>1.8758884166514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0.685980314816789">
                <text:p>0.685980314816789</text:p>
              </table:table-cell>
              <table:table-cell office:value-type="float" office:value="1.87712953248492">
                <text:p>1.8771295324849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0.685052070603983">
                <text:p>0.685052070603983</text:p>
              </table:table-cell>
              <table:table-cell office:value-type="float" office:value="1.87513243070846">
                <text:p>1.875132430708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0.685468216564609">
                <text:p>0.685468216564609</text:p>
              </table:table-cell>
              <table:table-cell office:value-type="float" office:value="1.87422726024753">
                <text:p>1.8742272602475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0.686138618011004">
                <text:p>0.686138618011004</text:p>
              </table:table-cell>
              <table:table-cell office:value-type="float" office:value="1.87675081042986">
                <text:p>1.876750810429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0.687736248224336">
                <text:p>0.687736248224336</text:p>
              </table:table-cell>
              <table:table-cell office:value-type="float" office:value="1.87880522013378">
                <text:p>1.878805220133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0.688280269389892">
                <text:p>0.688280269389892</text:p>
              </table:table-cell>
              <table:table-cell office:value-type="float" office:value="1.87969458728729">
                <text:p>1.8796945872872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0.69038051754345">
                <text:p>0.69038051754345</text:p>
              </table:table-cell>
              <table:table-cell office:value-type="float" office:value="1.87813902072476">
                <text:p>1.8781390207247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0.691725870617174">
                <text:p>0.691725870617174</text:p>
              </table:table-cell>
              <table:table-cell office:value-type="float" office:value="1.87890986932348">
                <text:p>1.878909869323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0.693102127269364">
                <text:p>0.693102127269364</text:p>
              </table:table-cell>
              <table:table-cell office:value-type="float" office:value="1.88387077063024">
                <text:p>1.883870770630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0.693383001907451">
                <text:p>0.693383001907451</text:p>
              </table:table-cell>
              <table:table-cell office:value-type="float" office:value="1.88728206292394">
                <text:p>1.887282062923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0.693704692393108">
                <text:p>0.693704692393108</text:p>
              </table:table-cell>
              <table:table-cell office:value-type="float" office:value="1.88887078075624">
                <text:p>1.888870780756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0.694884929419795">
                <text:p>0.694884929419795</text:p>
              </table:table-cell>
              <table:table-cell office:value-type="float" office:value="1.89055350152011">
                <text:p>1.890553501520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0.695260494841316">
                <text:p>0.695260494841316</text:p>
              </table:table-cell>
              <table:table-cell office:value-type="float" office:value="1.8887666105727">
                <text:p>1.888766610572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0.696919877274606">
                <text:p>0.696919877274606</text:p>
              </table:table-cell>
              <table:table-cell office:value-type="float" office:value="1.88973188564345">
                <text:p>1.889731885643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.696947265532577">
                <text:p>0.696947265532577</text:p>
              </table:table-cell>
              <table:table-cell office:value-type="float" office:value="1.88810729405974">
                <text:p>1.8881072940597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0.697072387471845">
                <text:p>0.697072387471845</text:p>
              </table:table-cell>
              <table:table-cell office:value-type="float" office:value="1.88491587629156">
                <text:p>1.884915876291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0.697432744678208">
                <text:p>0.697432744678208</text:p>
              </table:table-cell>
              <table:table-cell office:value-type="float" office:value="1.88309796752864">
                <text:p>1.883097967528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0.697547969470232">
                <text:p>0.697547969470232</text:p>
              </table:table-cell>
              <table:table-cell office:value-type="float" office:value="1.88452015241032">
                <text:p>1.884520152410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0.697568826771867">
                <text:p>0.697568826771867</text:p>
              </table:table-cell>
              <table:table-cell office:value-type="float" office:value="1.88779995088621">
                <text:p>1.8877999508862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0.699394508367162">
                <text:p>0.699394508367162</text:p>
              </table:table-cell>
              <table:table-cell office:value-type="float" office:value="1.888272600728">
                <text:p>1.8882726007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0.698211374094301">
                <text:p>0.698211374094301</text:p>
              </table:table-cell>
              <table:table-cell office:value-type="float" office:value="1.88998511281596">
                <text:p>1.8899851128159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0.699568130785252">
                <text:p>0.699568130785252</text:p>
              </table:table-cell>
              <table:table-cell office:value-type="float" office:value="1.89266420905622">
                <text:p>1.892664209056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0.700378901090302">
                <text:p>0.700378901090302</text:p>
              </table:table-cell>
              <table:table-cell office:value-type="float" office:value="1.89522405345214">
                <text:p>1.895224053452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0.70042372319051">
                <text:p>0.70042372319051</text:p>
              </table:table-cell>
              <table:table-cell office:value-type="float" office:value="1.89764167593132">
                <text:p>1.897641675931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0.700008889932115">
                <text:p>0.700008889932115</text:p>
              </table:table-cell>
              <table:table-cell office:value-type="float" office:value="1.89837954488629">
                <text:p>1.8983795448862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0.701062693248363">
                <text:p>0.701062693248363</text:p>
              </table:table-cell>
              <table:table-cell office:value-type="float" office:value="1.89883236915574">
                <text:p>1.8988323691557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0.702934747880125">
                <text:p>0.702934747880125</text:p>
              </table:table-cell>
              <table:table-cell office:value-type="float" office:value="1.89651071213085">
                <text:p>1.896510712130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0.703405400401324">
                <text:p>0.703405400401324</text:p>
              </table:table-cell>
              <table:table-cell office:value-type="float" office:value="1.89300015046409">
                <text:p>1.893000150464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0.70480211562808">
                <text:p>0.70480211562808</text:p>
              </table:table-cell>
              <table:table-cell office:value-type="float" office:value="1.89274661954768">
                <text:p>1.8927466195476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0.707604840740456">
                <text:p>0.707604840740456</text:p>
              </table:table-cell>
              <table:table-cell office:value-type="float" office:value="1.89524772478078">
                <text:p>1.895247724780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0.707620295601025">
                <text:p>0.707620295601025</text:p>
              </table:table-cell>
              <table:table-cell office:value-type="float" office:value="1.89862401465626">
                <text:p>1.8986240146562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0.70674976640388">
                <text:p>0.70674976640388</text:p>
              </table:table-cell>
              <table:table-cell office:value-type="float" office:value="1.89935999673192">
                <text:p>1.8993599967319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0.70533920304641">
                <text:p>0.70533920304641</text:p>
              </table:table-cell>
              <table:table-cell office:value-type="float" office:value="1.90051565049594">
                <text:p>1.9005156504959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0.705011789663633">
                <text:p>0.705011789663633</text:p>
              </table:table-cell>
              <table:table-cell office:value-type="float" office:value="1.89987114972868">
                <text:p>1.899871149728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0.70442425680101">
                <text:p>0.70442425680101</text:p>
              </table:table-cell>
              <table:table-cell office:value-type="float" office:value="1.8973131161975">
                <text:p>1.897313116197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0.703225084655536">
                <text:p>0.703225084655536</text:p>
              </table:table-cell>
              <table:table-cell office:value-type="float" office:value="1.89650899912003">
                <text:p>1.896508999120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0.703167356101974">
                <text:p>0.703167356101974</text:p>
              </table:table-cell>
              <table:table-cell office:value-type="float" office:value="1.89754390912883">
                <text:p>1.897543909128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0.705159251564523">
                <text:p>0.705159251564523</text:p>
              </table:table-cell>
              <table:table-cell office:value-type="float" office:value="1.89952085098992">
                <text:p>1.8995208509899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0.705131880502165">
                <text:p>0.705131880502165</text:p>
              </table:table-cell>
              <table:table-cell office:value-type="float" office:value="1.90219230914669">
                <text:p>1.902192309146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0.704955561697143">
                <text:p>0.704955561697143</text:p>
              </table:table-cell>
              <table:table-cell office:value-type="float" office:value="1.9064580572881">
                <text:p>1.906458057288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0.705081578599256">
                <text:p>0.705081578599256</text:p>
              </table:table-cell>
              <table:table-cell office:value-type="float" office:value="1.90816270748445">
                <text:p>1.9081627074844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0.704103637307191">
                <text:p>0.704103637307191</text:p>
              </table:table-cell>
              <table:table-cell office:value-type="float" office:value="1.91237055409382">
                <text:p>1.9123705540938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0.704286800222375">
                <text:p>0.704286800222375</text:p>
              </table:table-cell>
              <table:table-cell office:value-type="float" office:value="1.91339610228422">
                <text:p>1.9133961022842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0.703051492357608">
                <text:p>0.703051492357608</text:p>
              </table:table-cell>
              <table:table-cell office:value-type="float" office:value="1.91755625890844">
                <text:p>1.9175562589084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0.70216329953141">
                <text:p>0.70216329953141</text:p>
              </table:table-cell>
              <table:table-cell office:value-type="float" office:value="1.92162013293907">
                <text:p>1.9216201329390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0.700983590934722">
                <text:p>0.700983590934722</text:p>
              </table:table-cell>
              <table:table-cell office:value-type="float" office:value="1.91994239314814">
                <text:p>1.919942393148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0.699787708513747">
                <text:p>0.699787708513747</text:p>
              </table:table-cell>
              <table:table-cell office:value-type="float" office:value="1.91971355745196">
                <text:p>1.9197135574519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0.6997395169632">
                <text:p>0.6997395169632</text:p>
              </table:table-cell>
              <table:table-cell office:value-type="float" office:value="1.92225555231222">
                <text:p>1.9222555523122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0.69969180732816">
                <text:p>0.69969180732816</text:p>
              </table:table-cell>
              <table:table-cell office:value-type="float" office:value="1.92469966345576">
                <text:p>1.924699663455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0.700845359474314">
                <text:p>0.700845359474314</text:p>
              </table:table-cell>
              <table:table-cell office:value-type="float" office:value="1.92630980967835">
                <text:p>1.9263098096783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0.701463488158051">
                <text:p>0.701463488158051</text:p>
              </table:table-cell>
              <table:table-cell office:value-type="float" office:value="1.92823092210788">
                <text:p>1.928230922107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0.701859856512717">
                <text:p>0.701859856512717</text:p>
              </table:table-cell>
              <table:table-cell office:value-type="float" office:value="1.9292611128868">
                <text:p>1.929261112886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0.702404894311226">
                <text:p>0.702404894311226</text:p>
              </table:table-cell>
              <table:table-cell office:value-type="float" office:value="1.93141587017899">
                <text:p>1.931415870178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0.703935062235584">
                <text:p>0.703935062235584</text:p>
              </table:table-cell>
              <table:table-cell office:value-type="float" office:value="1.93331383268932">
                <text:p>1.933313832689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0.705234173151689">
                <text:p>0.705234173151689</text:p>
              </table:table-cell>
              <table:table-cell office:value-type="float" office:value="1.93368657671537">
                <text:p>1.933686576715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0.70492468856303">
                <text:p>0.70492468856303</text:p>
              </table:table-cell>
              <table:table-cell office:value-type="float" office:value="1.93393304428155">
                <text:p>1.933933044281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0.705584420005573">
                <text:p>0.705584420005573</text:p>
              </table:table-cell>
              <table:table-cell office:value-type="float" office:value="1.93459371383873">
                <text:p>1.9345937138387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0.705630025080879">
                <text:p>0.705630025080879</text:p>
              </table:table-cell>
              <table:table-cell office:value-type="float" office:value="1.93574160386084">
                <text:p>1.9357416038608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0.705790219675431">
                <text:p>0.705790219675431</text:p>
              </table:table-cell>
              <table:table-cell office:value-type="float" office:value="1.93891430830416">
                <text:p>1.938914308304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0.705961616841734">
                <text:p>0.705961616841734</text:p>
              </table:table-cell>
              <table:table-cell office:value-type="float" office:value="1.94330294299889">
                <text:p>1.943302942998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0.70718871396003">
                <text:p>0.70718871396003</text:p>
              </table:table-cell>
              <table:table-cell office:value-type="float" office:value="1.9452397765826">
                <text:p>1.94523977658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0.70852173479589">
                <text:p>0.70852173479589</text:p>
              </table:table-cell>
              <table:table-cell office:value-type="float" office:value="1.94738737881678">
                <text:p>1.9473873788167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0.710829488693938">
                <text:p>0.710829488693938</text:p>
              </table:table-cell>
              <table:table-cell office:value-type="float" office:value="1.94964683836194">
                <text:p>1.949646838361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0.712159732012978">
                <text:p>0.712159732012978</text:p>
              </table:table-cell>
              <table:table-cell office:value-type="float" office:value="1.95140036997832">
                <text:p>1.9514003699783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0.711151208897796">
                <text:p>0.711151208897796</text:p>
              </table:table-cell>
              <table:table-cell office:value-type="float" office:value="1.95367208056425">
                <text:p>1.953672080564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0.709287221561293">
                <text:p>0.709287221561293</text:p>
              </table:table-cell>
              <table:table-cell office:value-type="float" office:value="1.95801595677354">
                <text:p>1.9580159567735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0.708179197830528">
                <text:p>0.708179197830528</text:p>
              </table:table-cell>
              <table:table-cell office:value-type="float" office:value="1.95815008292009">
                <text:p>1.958150082920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0.708215461407779">
                <text:p>0.708215461407779</text:p>
              </table:table-cell>
              <table:table-cell office:value-type="float" office:value="1.96130830811828">
                <text:p>1.9613083081182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0.70844513475069">
                <text:p>0.70844513475069</text:p>
              </table:table-cell>
              <table:table-cell office:value-type="float" office:value="1.96071161847972">
                <text:p>1.9607116184797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0.706619942662442">
                <text:p>0.706619942662442</text:p>
              </table:table-cell>
              <table:table-cell office:value-type="float" office:value="1.95654309878615">
                <text:p>1.9565430987861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0.705993872685656">
                <text:p>0.705993872685656</text:p>
              </table:table-cell>
              <table:table-cell office:value-type="float" office:value="1.95384333944008">
                <text:p>1.953843339440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0.704804241126035">
                <text:p>0.704804241126035</text:p>
              </table:table-cell>
              <table:table-cell office:value-type="float" office:value="1.95456806394042">
                <text:p>1.954568063940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0.703985154943731">
                <text:p>0.703985154943731</text:p>
              </table:table-cell>
              <table:table-cell office:value-type="float" office:value="1.95387484231741">
                <text:p>1.953874842317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0.7042344600208">
                <text:p>0.7042344600208</text:p>
              </table:table-cell>
              <table:table-cell office:value-type="float" office:value="1.9524493014414">
                <text:p>1.95244930144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0.705367791096267">
                <text:p>0.705367791096267</text:p>
              </table:table-cell>
              <table:table-cell office:value-type="float" office:value="1.95209147509366">
                <text:p>1.9520914750936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0.704664990378287">
                <text:p>0.704664990378287</text:p>
              </table:table-cell>
              <table:table-cell office:value-type="float" office:value="1.94831130108346">
                <text:p>1.9483113010834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0.704533924890089">
                <text:p>0.704533924890089</text:p>
              </table:table-cell>
              <table:table-cell office:value-type="float" office:value="1.94452263251707">
                <text:p>1.9445226325170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0.704350124102726">
                <text:p>0.704350124102726</text:p>
              </table:table-cell>
              <table:table-cell office:value-type="float" office:value="1.94322026333476">
                <text:p>1.9432202633347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0.704742520297596">
                <text:p>0.704742520297596</text:p>
              </table:table-cell>
              <table:table-cell office:value-type="float" office:value="1.94224959916295">
                <text:p>1.942249599162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0.704275740255911">
                <text:p>0.704275740255911</text:p>
              </table:table-cell>
              <table:table-cell office:value-type="float" office:value="1.94068424602846">
                <text:p>1.9406842460284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0.703158908779277">
                <text:p>0.703158908779277</text:p>
              </table:table-cell>
              <table:table-cell office:value-type="float" office:value="1.93986895286395">
                <text:p>1.939868952863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0.703555065356225">
                <text:p>0.703555065356225</text:p>
              </table:table-cell>
              <table:table-cell office:value-type="float" office:value="1.93952431738937">
                <text:p>1.939524317389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0.703440418657465">
                <text:p>0.703440418657465</text:p>
              </table:table-cell>
              <table:table-cell office:value-type="float" office:value="1.93892907421547">
                <text:p>1.938929074215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0.703028965290562">
                <text:p>0.703028965290562</text:p>
              </table:table-cell>
              <table:table-cell office:value-type="float" office:value="1.93842867236221">
                <text:p>1.9384286723622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0.702771725283046">
                <text:p>0.702771725283046</text:p>
              </table:table-cell>
              <table:table-cell office:value-type="float" office:value="1.93931105230525">
                <text:p>1.939311052305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0.703525258030216">
                <text:p>0.703525258030216</text:p>
              </table:table-cell>
              <table:table-cell office:value-type="float" office:value="1.9429179417822">
                <text:p>1.942917941782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0.702966195926104">
                <text:p>0.702966195926104</text:p>
              </table:table-cell>
              <table:table-cell office:value-type="float" office:value="1.94334170354085">
                <text:p>1.9433417035408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0.703333794240816">
                <text:p>0.703333794240816</text:p>
              </table:table-cell>
              <table:table-cell office:value-type="float" office:value="1.94299919559635">
                <text:p>1.9429991955963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0.703225922136917">
                <text:p>0.703225922136917</text:p>
              </table:table-cell>
              <table:table-cell office:value-type="float" office:value="1.94449025627196">
                <text:p>1.944490256271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0.70365294630317">
                <text:p>0.70365294630317</text:p>
              </table:table-cell>
              <table:table-cell office:value-type="float" office:value="1.94491021857411">
                <text:p>1.944910218574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0.703173793889319">
                <text:p>0.703173793889319</text:p>
              </table:table-cell>
              <table:table-cell office:value-type="float" office:value="1.94572085664811">
                <text:p>1.945720856648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0.703523008331378">
                <text:p>0.703523008331378</text:p>
              </table:table-cell>
              <table:table-cell office:value-type="float" office:value="1.94652680597636">
                <text:p>1.946526805976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0.703301337570098">
                <text:p>0.703301337570098</text:p>
              </table:table-cell>
              <table:table-cell office:value-type="float" office:value="1.94859999945506">
                <text:p>1.948599999455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0.702731346702435">
                <text:p>0.702731346702435</text:p>
              </table:table-cell>
              <table:table-cell office:value-type="float" office:value="1.94860552488424">
                <text:p>1.948605524884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0.702792640830348">
                <text:p>0.702792640830348</text:p>
              </table:table-cell>
              <table:table-cell office:value-type="float" office:value="1.9481194696354">
                <text:p>1.948119469635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0.703552593209923">
                <text:p>0.703552593209923</text:p>
              </table:table-cell>
              <table:table-cell office:value-type="float" office:value="1.94653301178115">
                <text:p>1.946533011781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0.705552154997122">
                <text:p>0.705552154997122</text:p>
              </table:table-cell>
              <table:table-cell office:value-type="float" office:value="1.94858283317849">
                <text:p>1.9485828331784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0.707548621214735">
                <text:p>0.707548621214735</text:p>
              </table:table-cell>
              <table:table-cell office:value-type="float" office:value="1.94797024428332">
                <text:p>1.9479702442833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0.70753765113162">
                <text:p>0.70753765113162</text:p>
              </table:table-cell>
              <table:table-cell office:value-type="float" office:value="1.94662387517382">
                <text:p>1.9466238751738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0.706524992390339">
                <text:p>0.706524992390339</text:p>
              </table:table-cell>
              <table:table-cell office:value-type="float" office:value="1.94484994411439">
                <text:p>1.9448499441143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0.706936377980454">
                <text:p>0.706936377980454</text:p>
              </table:table-cell>
              <table:table-cell office:value-type="float" office:value="1.94290144467325">
                <text:p>1.942901444673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0.707428658036266">
                <text:p>0.707428658036266</text:p>
              </table:table-cell>
              <table:table-cell office:value-type="float" office:value="1.94390100165509">
                <text:p>1.9439010016550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0.708417955270932">
                <text:p>0.708417955270932</text:p>
              </table:table-cell>
              <table:table-cell office:value-type="float" office:value="1.94531913449568">
                <text:p>1.9453191344956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0.709333775718223">
                <text:p>0.709333775718223</text:p>
              </table:table-cell>
              <table:table-cell office:value-type="float" office:value="1.94792476668014">
                <text:p>1.947924766680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0.708546744267347">
                <text:p>0.708546744267347</text:p>
              </table:table-cell>
              <table:table-cell office:value-type="float" office:value="1.94785728371922">
                <text:p>1.947857283719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0.708398213761611">
                <text:p>0.708398213761611</text:p>
              </table:table-cell>
              <table:table-cell office:value-type="float" office:value="1.94744121088202">
                <text:p>1.947441210882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0.707885660195423">
                <text:p>0.707885660195423</text:p>
              </table:table-cell>
              <table:table-cell office:value-type="float" office:value="1.94723150465556">
                <text:p>1.9472315046555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0.708800630753963">
                <text:p>0.708800630753963</text:p>
              </table:table-cell>
              <table:table-cell office:value-type="float" office:value="1.952759189609">
                <text:p>1.95275918960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0.709169669119962">
                <text:p>0.709169669119962</text:p>
              </table:table-cell>
              <table:table-cell office:value-type="float" office:value="1.95480302628434">
                <text:p>1.9548030262843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0.709415250535272">
                <text:p>0.709415250535272</text:p>
              </table:table-cell>
              <table:table-cell office:value-type="float" office:value="1.9552549960215">
                <text:p>1.95525499602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0.708920424629246">
                <text:p>0.708920424629246</text:p>
              </table:table-cell>
              <table:table-cell office:value-type="float" office:value="1.95526766345259">
                <text:p>1.955267663452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0.708871718825321">
                <text:p>0.708871718825321</text:p>
              </table:table-cell>
              <table:table-cell office:value-type="float" office:value="1.95168272875354">
                <text:p>1.951682728753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0.709449668303734">
                <text:p>0.709449668303734</text:p>
              </table:table-cell>
              <table:table-cell office:value-type="float" office:value="1.9517549425619">
                <text:p>1.95175494256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0.709434536700062">
                <text:p>0.709434536700062</text:p>
              </table:table-cell>
              <table:table-cell office:value-type="float" office:value="1.95296910045335">
                <text:p>1.952969100453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708787077779948">
                <text:p>0.708787077779948</text:p>
              </table:table-cell>
              <table:table-cell office:value-type="float" office:value="1.95660396641084">
                <text:p>1.9566039664108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0.709326325646216">
                <text:p>0.709326325646216</text:p>
              </table:table-cell>
              <table:table-cell office:value-type="float" office:value="1.95963051933933">
                <text:p>1.959630519339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0.709796353528995">
                <text:p>0.709796353528995</text:p>
              </table:table-cell>
              <table:table-cell office:value-type="float" office:value="1.95887479385608">
                <text:p>1.95887479385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